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-0-05" table:style-name="ta1">
        <table:shapes>
          <draw:frame draw:z-index="0" draw:style-name="gr1" draw:text-style-name="P1" svg:width="7.3106in" svg:height="5.6157in" svg:x="0.498in" svg:y="0.0417in">
            <draw:object draw:notify-on-update-of-ranges="'euler-0-05'.A1:'euler-0-05'.A1 'euler-0-05'.A2:'euler-0-05'.A731 'euler-0-05'.B1:'euler-0-05'.B1 'euler-0-05'.B2:'euler-0-05'.B731 'euler-0-05'.C1:'euler-0-05'.C1 'euler-0-05'.C2:'euler-0-05'.C731 'euler-0-05'.D1:'euler-0-05'.D1 'euler-0-05'.D2:'euler-0-05'.D7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0437" calcext:value-type="float">
            <text:p>1.0437</text:p>
          </table:table-cell>
          <table:table-cell office:value-type="float" office:value="998.95" calcext:value-type="float">
            <text:p>998.95</text:p>
          </table:table-cell>
          <table:table-cell office:value-type="float" office:value="0.00625" calcext:value-type="float">
            <text:p>0.006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08931" calcext:value-type="float">
            <text:p>1.08931</text:p>
          </table:table-cell>
          <table:table-cell office:value-type="float" office:value="998.898" calcext:value-type="float">
            <text:p>998.898</text:p>
          </table:table-cell>
          <table:table-cell office:value-type="float" office:value="0.0127731" calcext:value-type="float">
            <text:p>0.01277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1369" calcext:value-type="float">
            <text:p>1.1369</text:p>
          </table:table-cell>
          <table:table-cell office:value-type="float" office:value="998.844" calcext:value-type="float">
            <text:p>998.844</text:p>
          </table:table-cell>
          <table:table-cell office:value-type="float" office:value="0.0195813" calcext:value-type="float">
            <text:p>0.01958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8658" calcext:value-type="float">
            <text:p>1.18658</text:p>
          </table:table-cell>
          <table:table-cell office:value-type="float" office:value="998.787" calcext:value-type="float">
            <text:p>998.787</text:p>
          </table:table-cell>
          <table:table-cell office:value-type="float" office:value="0.0266869" calcext:value-type="float">
            <text:p>0.026686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23842" calcext:value-type="float">
            <text:p>1.23842</text:p>
          </table:table-cell>
          <table:table-cell office:value-type="float" office:value="998.727" calcext:value-type="float">
            <text:p>998.727</text:p>
          </table:table-cell>
          <table:table-cell office:value-type="float" office:value="0.0341031" calcext:value-type="float">
            <text:p>0.03410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9252" calcext:value-type="float">
            <text:p>1.29252</text:p>
          </table:table-cell>
          <table:table-cell office:value-type="float" office:value="998.666" calcext:value-type="float">
            <text:p>998.666</text:p>
          </table:table-cell>
          <table:table-cell office:value-type="float" office:value="0.0418432" calcext:value-type="float">
            <text:p>0.04184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34898" calcext:value-type="float">
            <text:p>1.34898</text:p>
          </table:table-cell>
          <table:table-cell office:value-type="float" office:value="998.601" calcext:value-type="float">
            <text:p>998.601</text:p>
          </table:table-cell>
          <table:table-cell office:value-type="float" office:value="0.0499214" calcext:value-type="float">
            <text:p>0.04992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0791" calcext:value-type="float">
            <text:p>1.40791</text:p>
          </table:table-cell>
          <table:table-cell office:value-type="float" office:value="998.534" calcext:value-type="float">
            <text:p>998.534</text:p>
          </table:table-cell>
          <table:table-cell office:value-type="float" office:value="0.0583526" calcext:value-type="float">
            <text:p>0.05835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4694" calcext:value-type="float">
            <text:p>1.4694</text:p>
          </table:table-cell>
          <table:table-cell office:value-type="float" office:value="998.463" calcext:value-type="float">
            <text:p>998.463</text:p>
          </table:table-cell>
          <table:table-cell office:value-type="float" office:value="0.067152" calcext:value-type="float">
            <text:p>0.0671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3357" calcext:value-type="float">
            <text:p>1.53357</text:p>
          </table:table-cell>
          <table:table-cell office:value-type="float" office:value="998.39" calcext:value-type="float">
            <text:p>998.39</text:p>
          </table:table-cell>
          <table:table-cell office:value-type="float" office:value="0.0763357" calcext:value-type="float">
            <text:p>0.076335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60054" calcext:value-type="float">
            <text:p>1.60054</text:p>
          </table:table-cell>
          <table:table-cell office:value-type="float" office:value="998.314" calcext:value-type="float">
            <text:p>998.314</text:p>
          </table:table-cell>
          <table:table-cell office:value-type="float" office:value="0.0859206" calcext:value-type="float">
            <text:p>0.08592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7043" calcext:value-type="float">
            <text:p>1.67043</text:p>
          </table:table-cell>
          <table:table-cell office:value-type="float" office:value="998.234" calcext:value-type="float">
            <text:p>998.234</text:p>
          </table:table-cell>
          <table:table-cell office:value-type="float" office:value="0.0959239" calcext:value-type="float">
            <text:p>0.095923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74336" calcext:value-type="float">
            <text:p>1.74336</text:p>
          </table:table-cell>
          <table:table-cell office:value-type="float" office:value="998.15" calcext:value-type="float">
            <text:p>998.15</text:p>
          </table:table-cell>
          <table:table-cell office:value-type="float" office:value="0.106364" calcext:value-type="float">
            <text:p>0.1063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1948" calcext:value-type="float">
            <text:p>1.81948</text:p>
          </table:table-cell>
          <table:table-cell office:value-type="float" office:value="998.063" calcext:value-type="float">
            <text:p>998.063</text:p>
          </table:table-cell>
          <table:table-cell office:value-type="float" office:value="0.11726" calcext:value-type="float">
            <text:p>0.1172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8989" calcext:value-type="float">
            <text:p>1.8989</text:p>
          </table:table-cell>
          <table:table-cell office:value-type="float" office:value="997.972" calcext:value-type="float">
            <text:p>997.972</text:p>
          </table:table-cell>
          <table:table-cell office:value-type="float" office:value="0.128632" calcext:value-type="float">
            <text:p>0.12863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8179" calcext:value-type="float">
            <text:p>1.98179</text:p>
          </table:table-cell>
          <table:table-cell office:value-type="float" office:value="997.878" calcext:value-type="float">
            <text:p>997.878</text:p>
          </table:table-cell>
          <table:table-cell office:value-type="float" office:value="0.1405" calcext:value-type="float">
            <text:p>0.140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.06828" calcext:value-type="float">
            <text:p>2.06828</text:p>
          </table:table-cell>
          <table:table-cell office:value-type="float" office:value="997.779" calcext:value-type="float">
            <text:p>997.779</text:p>
          </table:table-cell>
          <table:table-cell office:value-type="float" office:value="0.152886" calcext:value-type="float">
            <text:p>0.15288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5854" calcext:value-type="float">
            <text:p>2.15854</text:p>
          </table:table-cell>
          <table:table-cell office:value-type="float" office:value="997.676" calcext:value-type="float">
            <text:p>997.676</text:p>
          </table:table-cell>
          <table:table-cell office:value-type="float" office:value="0.165813" calcext:value-type="float">
            <text:p>0.16581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25272" calcext:value-type="float">
            <text:p>2.25272</text:p>
          </table:table-cell>
          <table:table-cell office:value-type="float" office:value="997.568" calcext:value-type="float">
            <text:p>997.568</text:p>
          </table:table-cell>
          <table:table-cell office:value-type="float" office:value="0.179304" calcext:value-type="float">
            <text:p>0.179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1" calcext:value-type="float">
            <text:p>2.351</text:p>
          </table:table-cell>
          <table:table-cell office:value-type="float" office:value="997.456" calcext:value-type="float">
            <text:p>997.456</text:p>
          </table:table-cell>
          <table:table-cell office:value-type="float" office:value="0.193383" calcext:value-type="float">
            <text:p>0.19338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45356" calcext:value-type="float">
            <text:p>2.45356</text:p>
          </table:table-cell>
          <table:table-cell office:value-type="float" office:value="997.338" calcext:value-type="float">
            <text:p>997.338</text:p>
          </table:table-cell>
          <table:table-cell office:value-type="float" office:value="0.208077" calcext:value-type="float">
            <text:p>0.2080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56058" calcext:value-type="float">
            <text:p>2.56058</text:p>
          </table:table-cell>
          <table:table-cell office:value-type="float" office:value="997.216" calcext:value-type="float">
            <text:p>997.216</text:p>
          </table:table-cell>
          <table:table-cell office:value-type="float" office:value="0.223412" calcext:value-type="float">
            <text:p>0.22341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.67225" calcext:value-type="float">
            <text:p>2.67225</text:p>
          </table:table-cell>
          <table:table-cell office:value-type="float" office:value="997.088" calcext:value-type="float">
            <text:p>997.088</text:p>
          </table:table-cell>
          <table:table-cell office:value-type="float" office:value="0.239415" calcext:value-type="float">
            <text:p>0.23941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78877" calcext:value-type="float">
            <text:p>2.78877</text:p>
          </table:table-cell>
          <table:table-cell office:value-type="float" office:value="996.955" calcext:value-type="float">
            <text:p>996.955</text:p>
          </table:table-cell>
          <table:table-cell office:value-type="float" office:value="0.256117" calcext:value-type="float">
            <text:p>0.25611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.91035" calcext:value-type="float">
            <text:p>2.91035</text:p>
          </table:table-cell>
          <table:table-cell office:value-type="float" office:value="996.816" calcext:value-type="float">
            <text:p>996.816</text:p>
          </table:table-cell>
          <table:table-cell office:value-type="float" office:value="0.273547" calcext:value-type="float">
            <text:p>0.27354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03722" calcext:value-type="float">
            <text:p>3.03722</text:p>
          </table:table-cell>
          <table:table-cell office:value-type="float" office:value="996.671" calcext:value-type="float">
            <text:p>996.671</text:p>
          </table:table-cell>
          <table:table-cell office:value-type="float" office:value="0.291737" calcext:value-type="float">
            <text:p>0.29173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.16959" calcext:value-type="float">
            <text:p>3.16959</text:p>
          </table:table-cell>
          <table:table-cell office:value-type="float" office:value="996.52" calcext:value-type="float">
            <text:p>996.52</text:p>
          </table:table-cell>
          <table:table-cell office:value-type="float" office:value="0.310719" calcext:value-type="float">
            <text:p>0.3107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30771" calcext:value-type="float">
            <text:p>3.30771</text:p>
          </table:table-cell>
          <table:table-cell office:value-type="float" office:value="996.362" calcext:value-type="float">
            <text:p>996.362</text:p>
          </table:table-cell>
          <table:table-cell office:value-type="float" office:value="0.330529" calcext:value-type="float">
            <text:p>0.33052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.45182" calcext:value-type="float">
            <text:p>3.45182</text:p>
          </table:table-cell>
          <table:table-cell office:value-type="float" office:value="996.197" calcext:value-type="float">
            <text:p>996.197</text:p>
          </table:table-cell>
          <table:table-cell office:value-type="float" office:value="0.351202" calcext:value-type="float">
            <text:p>0.3512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60218" calcext:value-type="float">
            <text:p>3.60218</text:p>
          </table:table-cell>
          <table:table-cell office:value-type="float" office:value="996.025" calcext:value-type="float">
            <text:p>996.025</text:p>
          </table:table-cell>
          <table:table-cell office:value-type="float" office:value="0.372776" calcext:value-type="float">
            <text:p>0.37277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.75906" calcext:value-type="float">
            <text:p>3.75906</text:p>
          </table:table-cell>
          <table:table-cell office:value-type="float" office:value="995.846" calcext:value-type="float">
            <text:p>995.846</text:p>
          </table:table-cell>
          <table:table-cell office:value-type="float" office:value="0.39529" calcext:value-type="float">
            <text:p>0.395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92274" calcext:value-type="float">
            <text:p>3.92274</text:p>
          </table:table-cell>
          <table:table-cell office:value-type="float" office:value="995.658" calcext:value-type="float">
            <text:p>995.658</text:p>
          </table:table-cell>
          <table:table-cell office:value-type="float" office:value="0.418784" calcext:value-type="float">
            <text:p>0.41878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.09351" calcext:value-type="float">
            <text:p>4.09351</text:p>
          </table:table-cell>
          <table:table-cell office:value-type="float" office:value="995.463" calcext:value-type="float">
            <text:p>995.463</text:p>
          </table:table-cell>
          <table:table-cell office:value-type="float" office:value="0.443301" calcext:value-type="float">
            <text:p>0.4433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27167" calcext:value-type="float">
            <text:p>4.27167</text:p>
          </table:table-cell>
          <table:table-cell office:value-type="float" office:value="995.259" calcext:value-type="float">
            <text:p>995.259</text:p>
          </table:table-cell>
          <table:table-cell office:value-type="float" office:value="0.468885" calcext:value-type="float">
            <text:p>0.46888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.45754" calcext:value-type="float">
            <text:p>4.45754</text:p>
          </table:table-cell>
          <table:table-cell office:value-type="float" office:value="995.047" calcext:value-type="float">
            <text:p>995.047</text:p>
          </table:table-cell>
          <table:table-cell office:value-type="float" office:value="0.495583" calcext:value-type="float">
            <text:p>0.4955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65145" calcext:value-type="float">
            <text:p>4.65145</text:p>
          </table:table-cell>
          <table:table-cell office:value-type="float" office:value="994.825" calcext:value-type="float">
            <text:p>994.825</text:p>
          </table:table-cell>
          <table:table-cell office:value-type="float" office:value="0.523443" calcext:value-type="float">
            <text:p>0.52344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.85375" calcext:value-type="float">
            <text:p>4.85375</text:p>
          </table:table-cell>
          <table:table-cell office:value-type="float" office:value="994.594" calcext:value-type="float">
            <text:p>994.594</text:p>
          </table:table-cell>
          <table:table-cell office:value-type="float" office:value="0.552515" calcext:value-type="float">
            <text:p>0.5525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.06479" calcext:value-type="float">
            <text:p>5.06479</text:p>
          </table:table-cell>
          <table:table-cell office:value-type="float" office:value="994.352" calcext:value-type="float">
            <text:p>994.352</text:p>
          </table:table-cell>
          <table:table-cell office:value-type="float" office:value="0.58285" calcext:value-type="float">
            <text:p>0.5828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.28495" calcext:value-type="float">
            <text:p>5.28495</text:p>
          </table:table-cell>
          <table:table-cell office:value-type="float" office:value="994.101" calcext:value-type="float">
            <text:p>994.101</text:p>
          </table:table-cell>
          <table:table-cell office:value-type="float" office:value="0.614505" calcext:value-type="float">
            <text:p>0.614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146" calcext:value-type="float">
            <text:p>5.5146</text:p>
          </table:table-cell>
          <table:table-cell office:value-type="float" office:value="993.838" calcext:value-type="float">
            <text:p>993.838</text:p>
          </table:table-cell>
          <table:table-cell office:value-type="float" office:value="0.647536" calcext:value-type="float">
            <text:p>0.64753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5.75417" calcext:value-type="float">
            <text:p>5.75417</text:p>
          </table:table-cell>
          <table:table-cell office:value-type="float" office:value="993.564" calcext:value-type="float">
            <text:p>993.564</text:p>
          </table:table-cell>
          <table:table-cell office:value-type="float" office:value="0.682003" calcext:value-type="float">
            <text:p>0.68200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.00406" calcext:value-type="float">
            <text:p>6.00406</text:p>
          </table:table-cell>
          <table:table-cell office:value-type="float" office:value="993.278" calcext:value-type="float">
            <text:p>993.278</text:p>
          </table:table-cell>
          <table:table-cell office:value-type="float" office:value="0.717966" calcext:value-type="float">
            <text:p>0.71796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6472" calcext:value-type="float">
            <text:p>6.26472</text:p>
          </table:table-cell>
          <table:table-cell office:value-type="float" office:value="992.98" calcext:value-type="float">
            <text:p>992.98</text:p>
          </table:table-cell>
          <table:table-cell office:value-type="float" office:value="0.755492" calcext:value-type="float">
            <text:p>0.7554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366" calcext:value-type="float">
            <text:p>6.5366</text:p>
          </table:table-cell>
          <table:table-cell office:value-type="float" office:value="992.669" calcext:value-type="float">
            <text:p>992.669</text:p>
          </table:table-cell>
          <table:table-cell office:value-type="float" office:value="0.794646" calcext:value-type="float">
            <text:p>0.79464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.82018" calcext:value-type="float">
            <text:p>6.82018</text:p>
          </table:table-cell>
          <table:table-cell office:value-type="float" office:value="992.344" calcext:value-type="float">
            <text:p>992.344</text:p>
          </table:table-cell>
          <table:table-cell office:value-type="float" office:value="0.8355" calcext:value-type="float">
            <text:p>0.835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.11596" calcext:value-type="float">
            <text:p>7.11596</text:p>
          </table:table-cell>
          <table:table-cell office:value-type="float" office:value="992.006" calcext:value-type="float">
            <text:p>992.006</text:p>
          </table:table-cell>
          <table:table-cell office:value-type="float" office:value="0.878126" calcext:value-type="float">
            <text:p>0.87812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7.42444" calcext:value-type="float">
            <text:p>7.42444</text:p>
          </table:table-cell>
          <table:table-cell office:value-type="float" office:value="991.653" calcext:value-type="float">
            <text:p>991.653</text:p>
          </table:table-cell>
          <table:table-cell office:value-type="float" office:value="0.922601" calcext:value-type="float">
            <text:p>0.92260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.74616" calcext:value-type="float">
            <text:p>7.74616</text:p>
          </table:table-cell>
          <table:table-cell office:value-type="float" office:value="991.285" calcext:value-type="float">
            <text:p>991.285</text:p>
          </table:table-cell>
          <table:table-cell office:value-type="float" office:value="0.969003" calcext:value-type="float">
            <text:p>0.96900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.08167" calcext:value-type="float">
            <text:p>8.08167</text:p>
          </table:table-cell>
          <table:table-cell office:value-type="float" office:value="990.901" calcext:value-type="float">
            <text:p>990.901</text:p>
          </table:table-cell>
          <table:table-cell office:value-type="float" office:value="1.01742" calcext:value-type="float">
            <text:p>1.0174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43157" calcext:value-type="float">
            <text:p>8.43157</text:p>
          </table:table-cell>
          <table:table-cell office:value-type="float" office:value="990.501" calcext:value-type="float">
            <text:p>990.501</text:p>
          </table:table-cell>
          <table:table-cell office:value-type="float" office:value="1.06793" calcext:value-type="float">
            <text:p>1.0679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.79645" calcext:value-type="float">
            <text:p>8.79645</text:p>
          </table:table-cell>
          <table:table-cell office:value-type="float" office:value="990.083" calcext:value-type="float">
            <text:p>990.083</text:p>
          </table:table-cell>
          <table:table-cell office:value-type="float" office:value="1.12062" calcext:value-type="float">
            <text:p>1.1206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.17693" calcext:value-type="float">
            <text:p>9.17693</text:p>
          </table:table-cell>
          <table:table-cell office:value-type="float" office:value="989.647" calcext:value-type="float">
            <text:p>989.647</text:p>
          </table:table-cell>
          <table:table-cell office:value-type="float" office:value="1.1756" calcext:value-type="float">
            <text:p>1.1756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9.57367" calcext:value-type="float">
            <text:p>9.57367</text:p>
          </table:table-cell>
          <table:table-cell office:value-type="float" office:value="989.193" calcext:value-type="float">
            <text:p>989.193</text:p>
          </table:table-cell>
          <table:table-cell office:value-type="float" office:value="1.23296" calcext:value-type="float">
            <text:p>1.2329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.98735" calcext:value-type="float">
            <text:p>9.98735</text:p>
          </table:table-cell>
          <table:table-cell office:value-type="float" office:value="988.72" calcext:value-type="float">
            <text:p>988.72</text:p>
          </table:table-cell>
          <table:table-cell office:value-type="float" office:value="1.29279" calcext:value-type="float">
            <text:p>1.2927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0.4187" calcext:value-type="float">
            <text:p>10.4187</text:p>
          </table:table-cell>
          <table:table-cell office:value-type="float" office:value="988.226" calcext:value-type="float">
            <text:p>988.226</text:p>
          </table:table-cell>
          <table:table-cell office:value-type="float" office:value="1.35521" calcext:value-type="float">
            <text:p>1.3552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.8683" calcext:value-type="float">
            <text:p>10.8683</text:p>
          </table:table-cell>
          <table:table-cell office:value-type="float" office:value="987.711" calcext:value-type="float">
            <text:p>987.711</text:p>
          </table:table-cell>
          <table:table-cell office:value-type="float" office:value="1.42033" calcext:value-type="float">
            <text:p>1.4203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1.3372" calcext:value-type="float">
            <text:p>11.3372</text:p>
          </table:table-cell>
          <table:table-cell office:value-type="float" office:value="987.175" calcext:value-type="float">
            <text:p>987.175</text:p>
          </table:table-cell>
          <table:table-cell office:value-type="float" office:value="1.48826" calcext:value-type="float">
            <text:p>1.4882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.8259" calcext:value-type="float">
            <text:p>11.8259</text:p>
          </table:table-cell>
          <table:table-cell office:value-type="float" office:value="986.615" calcext:value-type="float">
            <text:p>986.615</text:p>
          </table:table-cell>
          <table:table-cell office:value-type="float" office:value="1.55912" calcext:value-type="float">
            <text:p>1.55912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2.3354" calcext:value-type="float">
            <text:p>12.3354</text:p>
          </table:table-cell>
          <table:table-cell office:value-type="float" office:value="986.032" calcext:value-type="float">
            <text:p>986.032</text:p>
          </table:table-cell>
          <table:table-cell office:value-type="float" office:value="1.63303" calcext:value-type="float">
            <text:p>1.63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8664" calcext:value-type="float">
            <text:p>12.8664</text:p>
          </table:table-cell>
          <table:table-cell office:value-type="float" office:value="985.423" calcext:value-type="float">
            <text:p>985.423</text:p>
          </table:table-cell>
          <table:table-cell office:value-type="float" office:value="1.71012" calcext:value-type="float">
            <text:p>1.7101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3.4199" calcext:value-type="float">
            <text:p>13.4199</text:p>
          </table:table-cell>
          <table:table-cell office:value-type="float" office:value="984.79" calcext:value-type="float">
            <text:p>984.79</text:p>
          </table:table-cell>
          <table:table-cell office:value-type="float" office:value="1.79054" calcext:value-type="float">
            <text:p>1.7905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3.9969" calcext:value-type="float">
            <text:p>13.9969</text:p>
          </table:table-cell>
          <table:table-cell office:value-type="float" office:value="984.129" calcext:value-type="float">
            <text:p>984.129</text:p>
          </table:table-cell>
          <table:table-cell office:value-type="float" office:value="1.87441" calcext:value-type="float">
            <text:p>1.8744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4.5981" calcext:value-type="float">
            <text:p>14.5981</text:p>
          </table:table-cell>
          <table:table-cell office:value-type="float" office:value="983.44" calcext:value-type="float">
            <text:p>983.44</text:p>
          </table:table-cell>
          <table:table-cell office:value-type="float" office:value="1.96189" calcext:value-type="float">
            <text:p>1.9618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.2247" calcext:value-type="float">
            <text:p>15.2247</text:p>
          </table:table-cell>
          <table:table-cell office:value-type="float" office:value="982.722" calcext:value-type="float">
            <text:p>982.722</text:p>
          </table:table-cell>
          <table:table-cell office:value-type="float" office:value="2.05313" calcext:value-type="float">
            <text:p>2.05313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.8776" calcext:value-type="float">
            <text:p>15.8776</text:p>
          </table:table-cell>
          <table:table-cell office:value-type="float" office:value="981.974" calcext:value-type="float">
            <text:p>981.974</text:p>
          </table:table-cell>
          <table:table-cell office:value-type="float" office:value="2.14829" calcext:value-type="float">
            <text:p>2.1482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6.558" calcext:value-type="float">
            <text:p>16.558</text:p>
          </table:table-cell>
          <table:table-cell office:value-type="float" office:value="981.195" calcext:value-type="float">
            <text:p>981.195</text:p>
          </table:table-cell>
          <table:table-cell office:value-type="float" office:value="2.24752" calcext:value-type="float">
            <text:p>2.24752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7.2668" calcext:value-type="float">
            <text:p>17.2668</text:p>
          </table:table-cell>
          <table:table-cell office:value-type="float" office:value="980.382" calcext:value-type="float">
            <text:p>980.382</text:p>
          </table:table-cell>
          <table:table-cell office:value-type="float" office:value="2.35101" calcext:value-type="float">
            <text:p>2.3510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8.0053" calcext:value-type="float">
            <text:p>18.0053</text:p>
          </table:table-cell>
          <table:table-cell office:value-type="float" office:value="979.536" calcext:value-type="float">
            <text:p>979.536</text:p>
          </table:table-cell>
          <table:table-cell office:value-type="float" office:value="2.45893" calcext:value-type="float">
            <text:p>2.45893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8.7746" calcext:value-type="float">
            <text:p>18.7746</text:p>
          </table:table-cell>
          <table:table-cell office:value-type="float" office:value="978.654" calcext:value-type="float">
            <text:p>978.654</text:p>
          </table:table-cell>
          <table:table-cell office:value-type="float" office:value="2.57146" calcext:value-type="float">
            <text:p>2.571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.5759" calcext:value-type="float">
            <text:p>19.5759</text:p>
          </table:table-cell>
          <table:table-cell office:value-type="float" office:value="977.735" calcext:value-type="float">
            <text:p>977.735</text:p>
          </table:table-cell>
          <table:table-cell office:value-type="float" office:value="2.6888" calcext:value-type="float">
            <text:p>2.688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0.4106" calcext:value-type="float">
            <text:p>20.4106</text:p>
          </table:table-cell>
          <table:table-cell office:value-type="float" office:value="976.778" calcext:value-type="float">
            <text:p>976.778</text:p>
          </table:table-cell>
          <table:table-cell office:value-type="float" office:value="2.81115" calcext:value-type="float">
            <text:p>2.8111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.2799" calcext:value-type="float">
            <text:p>21.2799</text:p>
          </table:table-cell>
          <table:table-cell office:value-type="float" office:value="975.781" calcext:value-type="float">
            <text:p>975.781</text:p>
          </table:table-cell>
          <table:table-cell office:value-type="float" office:value="2.93872" calcext:value-type="float">
            <text:p>2.93872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974.743" calcext:value-type="float">
            <text:p>974.743</text:p>
          </table:table-cell>
          <table:table-cell office:value-type="float" office:value="3.07171" calcext:value-type="float">
            <text:p>3.0717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3.1277" calcext:value-type="float">
            <text:p>23.1277</text:p>
          </table:table-cell>
          <table:table-cell office:value-type="float" office:value="973.662" calcext:value-type="float">
            <text:p>973.662</text:p>
          </table:table-cell>
          <table:table-cell office:value-type="float" office:value="3.21037" calcext:value-type="float">
            <text:p>3.2103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4.109" calcext:value-type="float">
            <text:p>24.109</text:p>
          </table:table-cell>
          <table:table-cell office:value-type="float" office:value="972.536" calcext:value-type="float">
            <text:p>972.536</text:p>
          </table:table-cell>
          <table:table-cell office:value-type="float" office:value="3.35492" calcext:value-type="float">
            <text:p>3.3549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5.1307" calcext:value-type="float">
            <text:p>25.1307</text:p>
          </table:table-cell>
          <table:table-cell office:value-type="float" office:value="971.364" calcext:value-type="float">
            <text:p>971.364</text:p>
          </table:table-cell>
          <table:table-cell office:value-type="float" office:value="3.5056" calcext:value-type="float">
            <text:p>3.5056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6.1942" calcext:value-type="float">
            <text:p>26.1942</text:p>
          </table:table-cell>
          <table:table-cell office:value-type="float" office:value="970.143" calcext:value-type="float">
            <text:p>970.143</text:p>
          </table:table-cell>
          <table:table-cell office:value-type="float" office:value="3.66267" calcext:value-type="float">
            <text:p>3.662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7.3011" calcext:value-type="float">
            <text:p>27.3011</text:p>
          </table:table-cell>
          <table:table-cell office:value-type="float" office:value="968.873" calcext:value-type="float">
            <text:p>968.873</text:p>
          </table:table-cell>
          <table:table-cell office:value-type="float" office:value="3.82638" calcext:value-type="float">
            <text:p>3.8263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8.453" calcext:value-type="float">
            <text:p>28.453</text:p>
          </table:table-cell>
          <table:table-cell office:value-type="float" office:value="967.55" calcext:value-type="float">
            <text:p>967.55</text:p>
          </table:table-cell>
          <table:table-cell office:value-type="float" office:value="3.99701" calcext:value-type="float">
            <text:p>3.99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6517" calcext:value-type="float">
            <text:p>29.6517</text:p>
          </table:table-cell>
          <table:table-cell office:value-type="float" office:value="966.173" calcext:value-type="float">
            <text:p>966.173</text:p>
          </table:table-cell>
          <table:table-cell office:value-type="float" office:value="4.17484" calcext:value-type="float">
            <text:p>4.17484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0.8988" calcext:value-type="float">
            <text:p>30.8988</text:p>
          </table:table-cell>
          <table:table-cell office:value-type="float" office:value="964.741" calcext:value-type="float">
            <text:p>964.741</text:p>
          </table:table-cell>
          <table:table-cell office:value-type="float" office:value="4.36017" calcext:value-type="float">
            <text:p>4.3601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2.1961" calcext:value-type="float">
            <text:p>32.1961</text:p>
          </table:table-cell>
          <table:table-cell office:value-type="float" office:value="963.251" calcext:value-type="float">
            <text:p>963.251</text:p>
          </table:table-cell>
          <table:table-cell office:value-type="float" office:value="4.55328" calcext:value-type="float">
            <text:p>4.5532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3.5455" calcext:value-type="float">
            <text:p>33.5455</text:p>
          </table:table-cell>
          <table:table-cell office:value-type="float" office:value="961.7" calcext:value-type="float">
            <text:p>961.7</text:p>
          </table:table-cell>
          <table:table-cell office:value-type="float" office:value="4.75451" calcext:value-type="float">
            <text:p>4.7545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4.9489" calcext:value-type="float">
            <text:p>34.9489</text:p>
          </table:table-cell>
          <table:table-cell office:value-type="float" office:value="960.087" calcext:value-type="float">
            <text:p>960.087</text:p>
          </table:table-cell>
          <table:table-cell office:value-type="float" office:value="4.96417" calcext:value-type="float">
            <text:p>4.9641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6.4082" calcext:value-type="float">
            <text:p>36.4082</text:p>
          </table:table-cell>
          <table:table-cell office:value-type="float" office:value="958.409" calcext:value-type="float">
            <text:p>958.409</text:p>
          </table:table-cell>
          <table:table-cell office:value-type="float" office:value="5.1826" calcext:value-type="float">
            <text:p>5.182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7.9253" calcext:value-type="float">
            <text:p>37.9253</text:p>
          </table:table-cell>
          <table:table-cell office:value-type="float" office:value="956.665" calcext:value-type="float">
            <text:p>956.665</text:p>
          </table:table-cell>
          <table:table-cell office:value-type="float" office:value="5.41015" calcext:value-type="float">
            <text:p>5.4101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9.5024" calcext:value-type="float">
            <text:p>39.5024</text:p>
          </table:table-cell>
          <table:table-cell office:value-type="float" office:value="954.85" calcext:value-type="float">
            <text:p>954.85</text:p>
          </table:table-cell>
          <table:table-cell office:value-type="float" office:value="5.64719" calcext:value-type="float">
            <text:p>5.6471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1.1415" calcext:value-type="float">
            <text:p>41.1415</text:p>
          </table:table-cell>
          <table:table-cell office:value-type="float" office:value="952.964" calcext:value-type="float">
            <text:p>952.964</text:p>
          </table:table-cell>
          <table:table-cell office:value-type="float" office:value="5.89408" calcext:value-type="float">
            <text:p>5.8940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2.8446" calcext:value-type="float">
            <text:p>42.8446</text:p>
          </table:table-cell>
          <table:table-cell office:value-type="float" office:value="951.004" calcext:value-type="float">
            <text:p>951.004</text:p>
          </table:table-cell>
          <table:table-cell office:value-type="float" office:value="6.15121" calcext:value-type="float">
            <text:p>6.1512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4.6141" calcext:value-type="float">
            <text:p>44.6141</text:p>
          </table:table-cell>
          <table:table-cell office:value-type="float" office:value="948.967" calcext:value-type="float">
            <text:p>948.967</text:p>
          </table:table-cell>
          <table:table-cell office:value-type="float" office:value="6.41899" calcext:value-type="float">
            <text:p>6.41899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6.4522" calcext:value-type="float">
            <text:p>46.4522</text:p>
          </table:table-cell>
          <table:table-cell office:value-type="float" office:value="946.85" calcext:value-type="float">
            <text:p>946.85</text:p>
          </table:table-cell>
          <table:table-cell office:value-type="float" office:value="6.69783" calcext:value-type="float">
            <text:p>6.6978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.361" calcext:value-type="float">
            <text:p>48.361</text:p>
          </table:table-cell>
          <table:table-cell office:value-type="float" office:value="944.651" calcext:value-type="float">
            <text:p>944.651</text:p>
          </table:table-cell>
          <table:table-cell office:value-type="float" office:value="6.98815" calcext:value-type="float">
            <text:p>6.9881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50.3429" calcext:value-type="float">
            <text:p>50.3429</text:p>
          </table:table-cell>
          <table:table-cell office:value-type="float" office:value="942.367" calcext:value-type="float">
            <text:p>942.367</text:p>
          </table:table-cell>
          <table:table-cell office:value-type="float" office:value="7.29041" calcext:value-type="float">
            <text:p>7.2904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2.4004" calcext:value-type="float">
            <text:p>52.4004</text:p>
          </table:table-cell>
          <table:table-cell office:value-type="float" office:value="939.995" calcext:value-type="float">
            <text:p>939.995</text:p>
          </table:table-cell>
          <table:table-cell office:value-type="float" office:value="7.60505" calcext:value-type="float">
            <text:p>7.60505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4.5357" calcext:value-type="float">
            <text:p>54.5357</text:p>
          </table:table-cell>
          <table:table-cell office:value-type="float" office:value="937.532" calcext:value-type="float">
            <text:p>937.532</text:p>
          </table:table-cell>
          <table:table-cell office:value-type="float" office:value="7.93256" calcext:value-type="float">
            <text:p>7.9325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6.7513" calcext:value-type="float">
            <text:p>56.7513</text:p>
          </table:table-cell>
          <table:table-cell office:value-type="float" office:value="934.975" calcext:value-type="float">
            <text:p>934.975</text:p>
          </table:table-cell>
          <table:table-cell office:value-type="float" office:value="8.2734" calcext:value-type="float">
            <text:p>8.273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59.0496" calcext:value-type="float">
            <text:p>59.0496</text:p>
          </table:table-cell>
          <table:table-cell office:value-type="float" office:value="932.322" calcext:value-type="float">
            <text:p>932.322</text:p>
          </table:table-cell>
          <table:table-cell office:value-type="float" office:value="8.6281" calcext:value-type="float">
            <text:p>8.628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1.4332" calcext:value-type="float">
            <text:p>61.4332</text:p>
          </table:table-cell>
          <table:table-cell office:value-type="float" office:value="929.57" calcext:value-type="float">
            <text:p>929.57</text:p>
          </table:table-cell>
          <table:table-cell office:value-type="float" office:value="8.99716" calcext:value-type="float">
            <text:p>8.9971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63.9046" calcext:value-type="float">
            <text:p>63.9046</text:p>
          </table:table-cell>
          <table:table-cell office:value-type="float" office:value="926.714" calcext:value-type="float">
            <text:p>926.714</text:p>
          </table:table-cell>
          <table:table-cell office:value-type="float" office:value="9.38112" calcext:value-type="float">
            <text:p>9.38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4663" calcext:value-type="float">
            <text:p>66.4663</text:p>
          </table:table-cell>
          <table:table-cell office:value-type="float" office:value="923.753" calcext:value-type="float">
            <text:p>923.753</text:p>
          </table:table-cell>
          <table:table-cell office:value-type="float" office:value="9.78052" calcext:value-type="float">
            <text:p>9.78052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69.1208" calcext:value-type="float">
            <text:p>69.1208</text:p>
          </table:table-cell>
          <table:table-cell office:value-type="float" office:value="920.683" calcext:value-type="float">
            <text:p>920.683</text:p>
          </table:table-cell>
          <table:table-cell office:value-type="float" office:value="10.1959" calcext:value-type="float">
            <text:p>10.195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1.8707" calcext:value-type="float">
            <text:p>71.8707</text:p>
          </table:table-cell>
          <table:table-cell office:value-type="float" office:value="917.501" calcext:value-type="float">
            <text:p>917.501</text:p>
          </table:table-cell>
          <table:table-cell office:value-type="float" office:value="10.6279" calcext:value-type="float">
            <text:p>10.6279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74.7186" calcext:value-type="float">
            <text:p>74.7186</text:p>
          </table:table-cell>
          <table:table-cell office:value-type="float" office:value="914.204" calcext:value-type="float">
            <text:p>914.204</text:p>
          </table:table-cell>
          <table:table-cell office:value-type="float" office:value="11.0771" calcext:value-type="float">
            <text:p>11.077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7.667" calcext:value-type="float">
            <text:p>77.667</text:p>
          </table:table-cell>
          <table:table-cell office:value-type="float" office:value="910.789" calcext:value-type="float">
            <text:p>910.789</text:p>
          </table:table-cell>
          <table:table-cell office:value-type="float" office:value="11.5441" calcext:value-type="float">
            <text:p>11.5441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0.7185" calcext:value-type="float">
            <text:p>80.7185</text:p>
          </table:table-cell>
          <table:table-cell office:value-type="float" office:value="907.252" calcext:value-type="float">
            <text:p>907.252</text:p>
          </table:table-cell>
          <table:table-cell office:value-type="float" office:value="12.0295" calcext:value-type="float">
            <text:p>12.029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3.8756" calcext:value-type="float">
            <text:p>83.8756</text:p>
          </table:table-cell>
          <table:table-cell office:value-type="float" office:value="903.59" calcext:value-type="float">
            <text:p>903.59</text:p>
          </table:table-cell>
          <table:table-cell office:value-type="float" office:value="12.534" calcext:value-type="float">
            <text:p>12.53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87.1408" calcext:value-type="float">
            <text:p>87.1408</text:p>
          </table:table-cell>
          <table:table-cell office:value-type="float" office:value="899.801" calcext:value-type="float">
            <text:p>899.801</text:p>
          </table:table-cell>
          <table:table-cell office:value-type="float" office:value="13.0583" calcext:value-type="float">
            <text:p>13.058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0.5167" calcext:value-type="float">
            <text:p>90.5167</text:p>
          </table:table-cell>
          <table:table-cell office:value-type="float" office:value="895.88" calcext:value-type="float">
            <text:p>895.88</text:p>
          </table:table-cell>
          <table:table-cell office:value-type="float" office:value="13.6029" calcext:value-type="float">
            <text:p>13.6029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94.0055" calcext:value-type="float">
            <text:p>94.0055</text:p>
          </table:table-cell>
          <table:table-cell office:value-type="float" office:value="891.826" calcext:value-type="float">
            <text:p>891.826</text:p>
          </table:table-cell>
          <table:table-cell office:value-type="float" office:value="14.1686" calcext:value-type="float">
            <text:p>14.168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7.6098" calcext:value-type="float">
            <text:p>97.6098</text:p>
          </table:table-cell>
          <table:table-cell office:value-type="float" office:value="887.634" calcext:value-type="float">
            <text:p>887.634</text:p>
          </table:table-cell>
          <table:table-cell office:value-type="float" office:value="14.7561" calcext:value-type="float">
            <text:p>14.756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01.332" calcext:value-type="float">
            <text:p>101.332</text:p>
          </table:table-cell>
          <table:table-cell office:value-type="float" office:value="883.302" calcext:value-type="float">
            <text:p>883.302</text:p>
          </table:table-cell>
          <table:table-cell office:value-type="float" office:value="15.3662" calcext:value-type="float">
            <text:p>15.366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5.174" calcext:value-type="float">
            <text:p>105.174</text:p>
          </table:table-cell>
          <table:table-cell office:value-type="float" office:value="878.827" calcext:value-type="float">
            <text:p>878.827</text:p>
          </table:table-cell>
          <table:table-cell office:value-type="float" office:value="15.9995" calcext:value-type="float">
            <text:p>15.9995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874.205" calcext:value-type="float">
            <text:p>874.205</text:p>
          </table:table-cell>
          <table:table-cell office:value-type="float" office:value="16.6569" calcext:value-type="float">
            <text:p>16.656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3.226" calcext:value-type="float">
            <text:p>113.226</text:p>
          </table:table-cell>
          <table:table-cell office:value-type="float" office:value="869.435" calcext:value-type="float">
            <text:p>869.435</text:p>
          </table:table-cell>
          <table:table-cell office:value-type="float" office:value="17.339" calcext:value-type="float">
            <text:p>17.339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17.441" calcext:value-type="float">
            <text:p>117.441</text:p>
          </table:table-cell>
          <table:table-cell office:value-type="float" office:value="864.513" calcext:value-type="float">
            <text:p>864.513</text:p>
          </table:table-cell>
          <table:table-cell office:value-type="float" office:value="18.0466" calcext:value-type="float">
            <text:p>18.046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21.783" calcext:value-type="float">
            <text:p>121.783</text:p>
          </table:table-cell>
          <table:table-cell office:value-type="float" office:value="859.436" calcext:value-type="float">
            <text:p>859.436</text:p>
          </table:table-cell>
          <table:table-cell office:value-type="float" office:value="18.7807" calcext:value-type="float">
            <text:p>18.7807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26.255" calcext:value-type="float">
            <text:p>126.255</text:p>
          </table:table-cell>
          <table:table-cell office:value-type="float" office:value="854.203" calcext:value-type="float">
            <text:p>854.203</text:p>
          </table:table-cell>
          <table:table-cell office:value-type="float" office:value="19.5418" calcext:value-type="float">
            <text:p>19.541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30.859" calcext:value-type="float">
            <text:p>130.859</text:p>
          </table:table-cell>
          <table:table-cell office:value-type="float" office:value="848.81" calcext:value-type="float">
            <text:p>848.81</text:p>
          </table:table-cell>
          <table:table-cell office:value-type="float" office:value="20.3309" calcext:value-type="float">
            <text:p>20.3309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135.595" calcext:value-type="float">
            <text:p>135.595</text:p>
          </table:table-cell>
          <table:table-cell office:value-type="float" office:value="843.257" calcext:value-type="float">
            <text:p>843.257</text:p>
          </table:table-cell>
          <table:table-cell office:value-type="float" office:value="21.1488" calcext:value-type="float">
            <text:p>21.1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.464" calcext:value-type="float">
            <text:p>140.464</text:p>
          </table:table-cell>
          <table:table-cell office:value-type="float" office:value="837.54" calcext:value-type="float">
            <text:p>837.54</text:p>
          </table:table-cell>
          <table:table-cell office:value-type="float" office:value="21.9962" calcext:value-type="float">
            <text:p>21.9962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45.468" calcext:value-type="float">
            <text:p>145.468</text:p>
          </table:table-cell>
          <table:table-cell office:value-type="float" office:value="831.657" calcext:value-type="float">
            <text:p>831.657</text:p>
          </table:table-cell>
          <table:table-cell office:value-type="float" office:value="22.8741" calcext:value-type="float">
            <text:p>22.874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50.608" calcext:value-type="float">
            <text:p>150.608</text:p>
          </table:table-cell>
          <table:table-cell office:value-type="float" office:value="825.608" calcext:value-type="float">
            <text:p>825.608</text:p>
          </table:table-cell>
          <table:table-cell office:value-type="float" office:value="23.7833" calcext:value-type="float">
            <text:p>23.7833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55.884" calcext:value-type="float">
            <text:p>155.884</text:p>
          </table:table-cell>
          <table:table-cell office:value-type="float" office:value="819.391" calcext:value-type="float">
            <text:p>819.391</text:p>
          </table:table-cell>
          <table:table-cell office:value-type="float" office:value="24.7246" calcext:value-type="float">
            <text:p>24.724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61.296" calcext:value-type="float">
            <text:p>161.296</text:p>
          </table:table-cell>
          <table:table-cell office:value-type="float" office:value="813.005" calcext:value-type="float">
            <text:p>813.005</text:p>
          </table:table-cell>
          <table:table-cell office:value-type="float" office:value="25.6989" calcext:value-type="float">
            <text:p>25.698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66.845" calcext:value-type="float">
            <text:p>166.845</text:p>
          </table:table-cell>
          <table:table-cell office:value-type="float" office:value="806.448" calcext:value-type="float">
            <text:p>806.448</text:p>
          </table:table-cell>
          <table:table-cell office:value-type="float" office:value="26.707" calcext:value-type="float">
            <text:p>26.707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72.53" calcext:value-type="float">
            <text:p>172.53</text:p>
          </table:table-cell>
          <table:table-cell office:value-type="float" office:value="799.72" calcext:value-type="float">
            <text:p>799.72</text:p>
          </table:table-cell>
          <table:table-cell office:value-type="float" office:value="27.7498" calcext:value-type="float">
            <text:p>27.749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178.35" calcext:value-type="float">
            <text:p>178.35</text:p>
          </table:table-cell>
          <table:table-cell office:value-type="float" office:value="792.822" calcext:value-type="float">
            <text:p>792.822</text:p>
          </table:table-cell>
          <table:table-cell office:value-type="float" office:value="28.8281" calcext:value-type="float">
            <text:p>28.828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84.306" calcext:value-type="float">
            <text:p>184.306</text:p>
          </table:table-cell>
          <table:table-cell office:value-type="float" office:value="785.752" calcext:value-type="float">
            <text:p>785.752</text:p>
          </table:table-cell>
          <table:table-cell office:value-type="float" office:value="29.9428" calcext:value-type="float">
            <text:p>29.942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190.395" calcext:value-type="float">
            <text:p>190.395</text:p>
          </table:table-cell>
          <table:table-cell office:value-type="float" office:value="778.511" calcext:value-type="float">
            <text:p>778.511</text:p>
          </table:table-cell>
          <table:table-cell office:value-type="float" office:value="31.0947" calcext:value-type="float">
            <text:p>31.094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96.616" calcext:value-type="float">
            <text:p>196.616</text:p>
          </table:table-cell>
          <table:table-cell office:value-type="float" office:value="771.1" calcext:value-type="float">
            <text:p>771.1</text:p>
          </table:table-cell>
          <table:table-cell office:value-type="float" office:value="32.2846" calcext:value-type="float">
            <text:p>32.2846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02.967" calcext:value-type="float">
            <text:p>202.967</text:p>
          </table:table-cell>
          <table:table-cell office:value-type="float" office:value="763.519" calcext:value-type="float">
            <text:p>763.519</text:p>
          </table:table-cell>
          <table:table-cell office:value-type="float" office:value="33.5135" calcext:value-type="float">
            <text:p>33.513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09.447" calcext:value-type="float">
            <text:p>209.447</text:p>
          </table:table-cell>
          <table:table-cell office:value-type="float" office:value="755.771" calcext:value-type="float">
            <text:p>755.771</text:p>
          </table:table-cell>
          <table:table-cell office:value-type="float" office:value="34.782" calcext:value-type="float">
            <text:p>34.78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216.053" calcext:value-type="float">
            <text:p>216.053</text:p>
          </table:table-cell>
          <table:table-cell office:value-type="float" office:value="747.856" calcext:value-type="float">
            <text:p>747.856</text:p>
          </table:table-cell>
          <table:table-cell office:value-type="float" office:value="36.0911" calcext:value-type="float">
            <text:p>36.091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22.782" calcext:value-type="float">
            <text:p>222.782</text:p>
          </table:table-cell>
          <table:table-cell office:value-type="float" office:value="739.777" calcext:value-type="float">
            <text:p>739.777</text:p>
          </table:table-cell>
          <table:table-cell office:value-type="float" office:value="37.4414" calcext:value-type="float">
            <text:p>37.441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29.63" calcext:value-type="float">
            <text:p>229.63</text:p>
          </table:table-cell>
          <table:table-cell office:value-type="float" office:value="731.537" calcext:value-type="float">
            <text:p>731.537</text:p>
          </table:table-cell>
          <table:table-cell office:value-type="float" office:value="38.8338" calcext:value-type="float">
            <text:p>38.833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36.594" calcext:value-type="float">
            <text:p>236.594</text:p>
          </table:table-cell>
          <table:table-cell office:value-type="float" office:value="723.137" calcext:value-type="float">
            <text:p>723.137</text:p>
          </table:table-cell>
          <table:table-cell office:value-type="float" office:value="40.269" calcext:value-type="float">
            <text:p>40.269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43.669" calcext:value-type="float">
            <text:p>243.669</text:p>
          </table:table-cell>
          <table:table-cell office:value-type="float" office:value="714.583" calcext:value-type="float">
            <text:p>714.583</text:p>
          </table:table-cell>
          <table:table-cell office:value-type="float" office:value="41.7477" calcext:value-type="float">
            <text:p>41.747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0.852" calcext:value-type="float">
            <text:p>250.852</text:p>
          </table:table-cell>
          <table:table-cell office:value-type="float" office:value="705.877" calcext:value-type="float">
            <text:p>705.877</text:p>
          </table:table-cell>
          <table:table-cell office:value-type="float" office:value="43.2706" calcext:value-type="float">
            <text:p>43.2706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58.138" calcext:value-type="float">
            <text:p>258.138</text:p>
          </table:table-cell>
          <table:table-cell office:value-type="float" office:value="697.023" calcext:value-type="float">
            <text:p>697.023</text:p>
          </table:table-cell>
          <table:table-cell office:value-type="float" office:value="44.8385" calcext:value-type="float">
            <text:p>44.83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.521" calcext:value-type="float">
            <text:p>265.521</text:p>
          </table:table-cell>
          <table:table-cell office:value-type="float" office:value="688.027" calcext:value-type="float">
            <text:p>688.027</text:p>
          </table:table-cell>
          <table:table-cell office:value-type="float" office:value="46.4518" calcext:value-type="float">
            <text:p>46.4518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72.996" calcext:value-type="float">
            <text:p>272.996</text:p>
          </table:table-cell>
          <table:table-cell office:value-type="float" office:value="678.893" calcext:value-type="float">
            <text:p>678.893</text:p>
          </table:table-cell>
          <table:table-cell office:value-type="float" office:value="48.1113" calcext:value-type="float">
            <text:p>48.111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80.557" calcext:value-type="float">
            <text:p>280.557</text:p>
          </table:table-cell>
          <table:table-cell office:value-type="float" office:value="669.626" calcext:value-type="float">
            <text:p>669.626</text:p>
          </table:table-cell>
          <table:table-cell office:value-type="float" office:value="49.8175" calcext:value-type="float">
            <text:p>49.8175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88.196" calcext:value-type="float">
            <text:p>288.196</text:p>
          </table:table-cell>
          <table:table-cell office:value-type="float" office:value="660.233" calcext:value-type="float">
            <text:p>660.233</text:p>
          </table:table-cell>
          <table:table-cell office:value-type="float" office:value="51.571" calcext:value-type="float">
            <text:p>51.571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5.909" calcext:value-type="float">
            <text:p>295.909</text:p>
          </table:table-cell>
          <table:table-cell office:value-type="float" office:value="650.719" calcext:value-type="float">
            <text:p>650.719</text:p>
          </table:table-cell>
          <table:table-cell office:value-type="float" office:value="53.3723" calcext:value-type="float">
            <text:p>53.3723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03.687" calcext:value-type="float">
            <text:p>303.687</text:p>
          </table:table-cell>
          <table:table-cell office:value-type="float" office:value="641.091" calcext:value-type="float">
            <text:p>641.091</text:p>
          </table:table-cell>
          <table:table-cell office:value-type="float" office:value="55.2217" calcext:value-type="float">
            <text:p>55.22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11.524" calcext:value-type="float">
            <text:p>311.524</text:p>
          </table:table-cell>
          <table:table-cell office:value-type="float" office:value="631.356" calcext:value-type="float">
            <text:p>631.356</text:p>
          </table:table-cell>
          <table:table-cell office:value-type="float" office:value="57.1197" calcext:value-type="float">
            <text:p>57.119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319.411" calcext:value-type="float">
            <text:p>319.411</text:p>
          </table:table-cell>
          <table:table-cell office:value-type="float" office:value="621.522" calcext:value-type="float">
            <text:p>621.522</text:p>
          </table:table-cell>
          <table:table-cell office:value-type="float" office:value="59.0668" calcext:value-type="float">
            <text:p>59.066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27.341" calcext:value-type="float">
            <text:p>327.341</text:p>
          </table:table-cell>
          <table:table-cell office:value-type="float" office:value="611.596" calcext:value-type="float">
            <text:p>611.596</text:p>
          </table:table-cell>
          <table:table-cell office:value-type="float" office:value="61.0631" calcext:value-type="float">
            <text:p>61.0631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335.305" calcext:value-type="float">
            <text:p>335.305</text:p>
          </table:table-cell>
          <table:table-cell office:value-type="float" office:value="601.586" calcext:value-type="float">
            <text:p>601.586</text:p>
          </table:table-cell>
          <table:table-cell office:value-type="float" office:value="63.109" calcext:value-type="float">
            <text:p>63.10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43.295" calcext:value-type="float">
            <text:p>343.295</text:p>
          </table:table-cell>
          <table:table-cell office:value-type="float" office:value="591.5" calcext:value-type="float">
            <text:p>591.5</text:p>
          </table:table-cell>
          <table:table-cell office:value-type="float" office:value="65.2046" calcext:value-type="float">
            <text:p>65.2046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351.302" calcext:value-type="float">
            <text:p>351.302</text:p>
          </table:table-cell>
          <table:table-cell office:value-type="float" office:value="581.348" calcext:value-type="float">
            <text:p>581.348</text:p>
          </table:table-cell>
          <table:table-cell office:value-type="float" office:value="67.3502" calcext:value-type="float">
            <text:p>67.350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59.318" calcext:value-type="float">
            <text:p>359.318</text:p>
          </table:table-cell>
          <table:table-cell office:value-type="float" office:value="571.136" calcext:value-type="float">
            <text:p>571.136</text:p>
          </table:table-cell>
          <table:table-cell office:value-type="float" office:value="69.5458" calcext:value-type="float">
            <text:p>69.5458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367.333" calcext:value-type="float">
            <text:p>367.333</text:p>
          </table:table-cell>
          <table:table-cell office:value-type="float" office:value="560.875" calcext:value-type="float">
            <text:p>560.875</text:p>
          </table:table-cell>
          <table:table-cell office:value-type="float" office:value="71.7916" calcext:value-type="float">
            <text:p>71.791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75.339" calcext:value-type="float">
            <text:p>375.339</text:p>
          </table:table-cell>
          <table:table-cell office:value-type="float" office:value="550.574" calcext:value-type="float">
            <text:p>550.574</text:p>
          </table:table-cell>
          <table:table-cell office:value-type="float" office:value="74.0874" calcext:value-type="float">
            <text:p>74.087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83.326" calcext:value-type="float">
            <text:p>383.326</text:p>
          </table:table-cell>
          <table:table-cell office:value-type="float" office:value="540.241" calcext:value-type="float">
            <text:p>540.241</text:p>
          </table:table-cell>
          <table:table-cell office:value-type="float" office:value="76.4333" calcext:value-type="float">
            <text:p>76.4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91.284" calcext:value-type="float">
            <text:p>391.284</text:p>
          </table:table-cell>
          <table:table-cell office:value-type="float" office:value="529.887" calcext:value-type="float">
            <text:p>529.887</text:p>
          </table:table-cell>
          <table:table-cell office:value-type="float" office:value="78.8291" calcext:value-type="float">
            <text:p>78.8291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99.205" calcext:value-type="float">
            <text:p>399.205</text:p>
          </table:table-cell>
          <table:table-cell office:value-type="float" office:value="519.52" calcext:value-type="float">
            <text:p>519.52</text:p>
          </table:table-cell>
          <table:table-cell office:value-type="float" office:value="81.2746" calcext:value-type="float">
            <text:p>81.274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07.08" calcext:value-type="float">
            <text:p>407.08</text:p>
          </table:table-cell>
          <table:table-cell office:value-type="float" office:value="509.15" calcext:value-type="float">
            <text:p>509.15</text:p>
          </table:table-cell>
          <table:table-cell office:value-type="float" office:value="83.7696" calcext:value-type="float">
            <text:p>83.7696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414.899" calcext:value-type="float">
            <text:p>414.899</text:p>
          </table:table-cell>
          <table:table-cell office:value-type="float" office:value="498.787" calcext:value-type="float">
            <text:p>498.787</text:p>
          </table:table-cell>
          <table:table-cell office:value-type="float" office:value="86.3139" calcext:value-type="float">
            <text:p>86.3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2.653" calcext:value-type="float">
            <text:p>422.653</text:p>
          </table:table-cell>
          <table:table-cell office:value-type="float" office:value="488.44" calcext:value-type="float">
            <text:p>488.44</text:p>
          </table:table-cell>
          <table:table-cell office:value-type="float" office:value="88.907" calcext:value-type="float">
            <text:p>88.907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430.334" calcext:value-type="float">
            <text:p>430.334</text:p>
          </table:table-cell>
          <table:table-cell office:value-type="float" office:value="478.118" calcext:value-type="float">
            <text:p>478.118</text:p>
          </table:table-cell>
          <table:table-cell office:value-type="float" office:value="91.5486" calcext:value-type="float">
            <text:p>91.5486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37.932" calcext:value-type="float">
            <text:p>437.932</text:p>
          </table:table-cell>
          <table:table-cell office:value-type="float" office:value="467.83" calcext:value-type="float">
            <text:p>467.83</text:p>
          </table:table-cell>
          <table:table-cell office:value-type="float" office:value="94.2382" calcext:value-type="float">
            <text:p>94.238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45.439" calcext:value-type="float">
            <text:p>445.439</text:p>
          </table:table-cell>
          <table:table-cell office:value-type="float" office:value="457.586" calcext:value-type="float">
            <text:p>457.586</text:p>
          </table:table-cell>
          <table:table-cell office:value-type="float" office:value="96.9752" calcext:value-type="float">
            <text:p>96.975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52.846" calcext:value-type="float">
            <text:p>452.846</text:p>
          </table:table-cell>
          <table:table-cell office:value-type="float" office:value="447.395" calcext:value-type="float">
            <text:p>447.395</text:p>
          </table:table-cell>
          <table:table-cell office:value-type="float" office:value="99.7592" calcext:value-type="float">
            <text:p>99.7592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60.146" calcext:value-type="float">
            <text:p>460.146</text:p>
          </table:table-cell>
          <table:table-cell office:value-type="float" office:value="437.265" calcext:value-type="float">
            <text:p>437.265</text:p>
          </table:table-cell>
          <table:table-cell office:value-type="float" office:value="102.59" calcext:value-type="float">
            <text:p>102.59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67.33" calcext:value-type="float">
            <text:p>467.33</text:p>
          </table:table-cell>
          <table:table-cell office:value-type="float" office:value="427.205" calcext:value-type="float">
            <text:p>427.205</text:p>
          </table:table-cell>
          <table:table-cell office:value-type="float" office:value="105.465" calcext:value-type="float">
            <text:p>105.46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474.392" calcext:value-type="float">
            <text:p>474.392</text:p>
          </table:table-cell>
          <table:table-cell office:value-type="float" office:value="417.222" calcext:value-type="float">
            <text:p>417.222</text:p>
          </table:table-cell>
          <table:table-cell office:value-type="float" office:value="108.386" calcext:value-type="float">
            <text:p>108.38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81.323" calcext:value-type="float">
            <text:p>481.323</text:p>
          </table:table-cell>
          <table:table-cell office:value-type="float" office:value="407.326" calcext:value-type="float">
            <text:p>407.326</text:p>
          </table:table-cell>
          <table:table-cell office:value-type="float" office:value="111.351" calcext:value-type="float">
            <text:p>111.351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488.117" calcext:value-type="float">
            <text:p>488.117</text:p>
          </table:table-cell>
          <table:table-cell office:value-type="float" office:value="397.523" calcext:value-type="float">
            <text:p>397.523</text:p>
          </table:table-cell>
          <table:table-cell office:value-type="float" office:value="114.359" calcext:value-type="float">
            <text:p>114.359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94.769" calcext:value-type="float">
            <text:p>494.769</text:p>
          </table:table-cell>
          <table:table-cell office:value-type="float" office:value="387.821" calcext:value-type="float">
            <text:p>387.821</text:p>
          </table:table-cell>
          <table:table-cell office:value-type="float" office:value="117.41" calcext:value-type="float">
            <text:p>117.41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501.27" calcext:value-type="float">
            <text:p>501.27</text:p>
          </table:table-cell>
          <table:table-cell office:value-type="float" office:value="378.227" calcext:value-type="float">
            <text:p>378.227</text:p>
          </table:table-cell>
          <table:table-cell office:value-type="float" office:value="120.502" calcext:value-type="float">
            <text:p>120.50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07.617" calcext:value-type="float">
            <text:p>507.617</text:p>
          </table:table-cell>
          <table:table-cell office:value-type="float" office:value="368.747" calcext:value-type="float">
            <text:p>368.747</text:p>
          </table:table-cell>
          <table:table-cell office:value-type="float" office:value="123.635" calcext:value-type="float">
            <text:p>123.63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513.804" calcext:value-type="float">
            <text:p>513.804</text:p>
          </table:table-cell>
          <table:table-cell office:value-type="float" office:value="359.388" calcext:value-type="float">
            <text:p>359.388</text:p>
          </table:table-cell>
          <table:table-cell office:value-type="float" office:value="126.808" calcext:value-type="float">
            <text:p>126.80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19.825" calcext:value-type="float">
            <text:p>519.825</text:p>
          </table:table-cell>
          <table:table-cell office:value-type="float" office:value="350.156" calcext:value-type="float">
            <text:p>350.156</text:p>
          </table:table-cell>
          <table:table-cell office:value-type="float" office:value="130.019" calcext:value-type="float">
            <text:p>130.01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525.677" calcext:value-type="float">
            <text:p>525.677</text:p>
          </table:table-cell>
          <table:table-cell office:value-type="float" office:value="341.055" calcext:value-type="float">
            <text:p>341.055</text:p>
          </table:table-cell>
          <table:table-cell office:value-type="float" office:value="133.268" calcext:value-type="float">
            <text:p>133.26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31.356" calcext:value-type="float">
            <text:p>531.3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136.554" calcext:value-type="float">
            <text:p>136.554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536.858" calcext:value-type="float">
            <text:p>536.858</text:p>
          </table:table-cell>
          <table:table-cell office:value-type="float" office:value="323.267" calcext:value-type="float">
            <text:p>323.267</text:p>
          </table:table-cell>
          <table:table-cell office:value-type="float" office:value="139.875" calcext:value-type="float">
            <text:p>139.875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42.18" calcext:value-type="float">
            <text:p>542.18</text:p>
          </table:table-cell>
          <table:table-cell office:value-type="float" office:value="314.59" calcext:value-type="float">
            <text:p>314.59</text:p>
          </table:table-cell>
          <table:table-cell office:value-type="float" office:value="143.23" calcext:value-type="float">
            <text:p>143.23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547.32" calcext:value-type="float">
            <text:p>547.32</text:p>
          </table:table-cell>
          <table:table-cell office:value-type="float" office:value="306.062" calcext:value-type="float">
            <text:p>306.062</text:p>
          </table:table-cell>
          <table:table-cell office:value-type="float" office:value="146.619" calcext:value-type="float">
            <text:p>146.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2.274" calcext:value-type="float">
            <text:p>552.274</text:p>
          </table:table-cell>
          <table:table-cell office:value-type="float" office:value="297.686" calcext:value-type="float">
            <text:p>297.686</text:p>
          </table:table-cell>
          <table:table-cell office:value-type="float" office:value="150.039" calcext:value-type="float">
            <text:p>150.039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557.043" calcext:value-type="float">
            <text:p>557.043</text:p>
          </table:table-cell>
          <table:table-cell office:value-type="float" office:value="289.466" calcext:value-type="float">
            <text:p>289.466</text:p>
          </table:table-cell>
          <table:table-cell office:value-type="float" office:value="153.491" calcext:value-type="float">
            <text:p>153.49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61.624" calcext:value-type="float">
            <text:p>561.624</text:p>
          </table:table-cell>
          <table:table-cell office:value-type="float" office:value="281.404" calcext:value-type="float">
            <text:p>281.404</text:p>
          </table:table-cell>
          <table:table-cell office:value-type="float" office:value="156.973" calcext:value-type="float">
            <text:p>156.973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566.016" calcext:value-type="float">
            <text:p>566.016</text:p>
          </table:table-cell>
          <table:table-cell office:value-type="float" office:value="273.502" calcext:value-type="float">
            <text:p>273.502</text:p>
          </table:table-cell>
          <table:table-cell office:value-type="float" office:value="160.483" calcext:value-type="float">
            <text:p>160.48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70.218" calcext:value-type="float">
            <text:p>570.218</text:p>
          </table:table-cell>
          <table:table-cell office:value-type="float" office:value="265.761" calcext:value-type="float">
            <text:p>265.761</text:p>
          </table:table-cell>
          <table:table-cell office:value-type="float" office:value="164.02" calcext:value-type="float">
            <text:p>164.0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574.232" calcext:value-type="float">
            <text:p>574.232</text:p>
          </table:table-cell>
          <table:table-cell office:value-type="float" office:value="258.184" calcext:value-type="float">
            <text:p>258.184</text:p>
          </table:table-cell>
          <table:table-cell office:value-type="float" office:value="167.584" calcext:value-type="float">
            <text:p>167.58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78.056" calcext:value-type="float">
            <text:p>578.056</text:p>
          </table:table-cell>
          <table:table-cell office:value-type="float" office:value="250.771" calcext:value-type="float">
            <text:p>250.771</text:p>
          </table:table-cell>
          <table:table-cell office:value-type="float" office:value="171.173" calcext:value-type="float">
            <text:p>171.17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581.691" calcext:value-type="float">
            <text:p>581.691</text:p>
          </table:table-cell>
          <table:table-cell office:value-type="float" office:value="243.523" calcext:value-type="float">
            <text:p>243.523</text:p>
          </table:table-cell>
          <table:table-cell office:value-type="float" office:value="174.786" calcext:value-type="float">
            <text:p>174.78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85.138" calcext:value-type="float">
            <text:p>585.138</text:p>
          </table:table-cell>
          <table:table-cell office:value-type="float" office:value="236.44" calcext:value-type="float">
            <text:p>236.44</text:p>
          </table:table-cell>
          <table:table-cell office:value-type="float" office:value="178.422" calcext:value-type="float">
            <text:p>178.422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588.398" calcext:value-type="float">
            <text:p>588.398</text:p>
          </table:table-cell>
          <table:table-cell office:value-type="float" office:value="229.523" calcext:value-type="float">
            <text:p>229.523</text:p>
          </table:table-cell>
          <table:table-cell office:value-type="float" office:value="182.079" calcext:value-type="float">
            <text:p>182.07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91.473" calcext:value-type="float">
            <text:p>591.473</text:p>
          </table:table-cell>
          <table:table-cell office:value-type="float" office:value="222.77" calcext:value-type="float">
            <text:p>222.77</text:p>
          </table:table-cell>
          <table:table-cell office:value-type="float" office:value="185.756" calcext:value-type="float">
            <text:p>185.756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594.365" calcext:value-type="float">
            <text:p>594.365</text:p>
          </table:table-cell>
          <table:table-cell office:value-type="float" office:value="216.182" calcext:value-type="float">
            <text:p>216.182</text:p>
          </table:table-cell>
          <table:table-cell office:value-type="float" office:value="189.453" calcext:value-type="float">
            <text:p>189.45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97.075" calcext:value-type="float">
            <text:p>597.075</text:p>
          </table:table-cell>
          <table:table-cell office:value-type="float" office:value="209.758" calcext:value-type="float">
            <text:p>209.758</text:p>
          </table:table-cell>
          <table:table-cell office:value-type="float" office:value="193.168" calcext:value-type="float">
            <text:p>193.168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599.605" calcext:value-type="float">
            <text:p>599.605</text:p>
          </table:table-cell>
          <table:table-cell office:value-type="float" office:value="203.496" calcext:value-type="float">
            <text:p>203.496</text:p>
          </table:table-cell>
          <table:table-cell office:value-type="float" office:value="196.899" calcext:value-type="float">
            <text:p>196.89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601.958" calcext:value-type="float">
            <text:p>601.958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200.647" calcext:value-type="float">
            <text:p>200.64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604.137" calcext:value-type="float">
            <text:p>604.137</text:p>
          </table:table-cell>
          <table:table-cell office:value-type="float" office:value="191.454" calcext:value-type="float">
            <text:p>191.454</text:p>
          </table:table-cell>
          <table:table-cell office:value-type="float" office:value="204.409" calcext:value-type="float">
            <text:p>204.40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606.145" calcext:value-type="float">
            <text:p>606.145</text:p>
          </table:table-cell>
          <table:table-cell office:value-type="float" office:value="185.67" calcext:value-type="float">
            <text:p>185.67</text:p>
          </table:table-cell>
          <table:table-cell office:value-type="float" office:value="208.185" calcext:value-type="float">
            <text:p>208.18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607.983" calcext:value-type="float">
            <text:p>607.983</text:p>
          </table:table-cell>
          <table:table-cell office:value-type="float" office:value="180.043" calcext:value-type="float">
            <text:p>180.043</text:p>
          </table:table-cell>
          <table:table-cell office:value-type="float" office:value="211.973" calcext:value-type="float">
            <text:p>211.97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09.657" calcext:value-type="float">
            <text:p>609.657</text:p>
          </table:table-cell>
          <table:table-cell office:value-type="float" office:value="174.57" calcext:value-type="float">
            <text:p>174.57</text:p>
          </table:table-cell>
          <table:table-cell office:value-type="float" office:value="215.773" calcext:value-type="float">
            <text:p>215.773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611.168" calcext:value-type="float">
            <text:p>611.168</text:p>
          </table:table-cell>
          <table:table-cell office:value-type="float" office:value="169.249" calcext:value-type="float">
            <text:p>169.249</text:p>
          </table:table-cell>
          <table:table-cell office:value-type="float" office:value="219.584" calcext:value-type="float">
            <text:p>219.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2.52" calcext:value-type="float">
            <text:p>612.52</text:p>
          </table:table-cell>
          <table:table-cell office:value-type="float" office:value="164.077" calcext:value-type="float">
            <text:p>164.077</text:p>
          </table:table-cell>
          <table:table-cell office:value-type="float" office:value="223.404" calcext:value-type="float">
            <text:p>223.404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613.717" calcext:value-type="float">
            <text:p>613.717</text:p>
          </table:table-cell>
          <table:table-cell office:value-type="float" office:value="159.052" calcext:value-type="float">
            <text:p>159.052</text:p>
          </table:table-cell>
          <table:table-cell office:value-type="float" office:value="227.232" calcext:value-type="float">
            <text:p>227.23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614.761" calcext:value-type="float">
            <text:p>614.761</text:p>
          </table:table-cell>
          <table:table-cell office:value-type="float" office:value="154.171" calcext:value-type="float">
            <text:p>154.171</text:p>
          </table:table-cell>
          <table:table-cell office:value-type="float" office:value="231.067" calcext:value-type="float">
            <text:p>231.067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615.658" calcext:value-type="float">
            <text:p>615.658</text:p>
          </table:table-cell>
          <table:table-cell office:value-type="float" office:value="149.432" calcext:value-type="float">
            <text:p>149.432</text:p>
          </table:table-cell>
          <table:table-cell office:value-type="float" office:value="234.91" calcext:value-type="float">
            <text:p>234.9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16.41" calcext:value-type="float">
            <text:p>616.41</text:p>
          </table:table-cell>
          <table:table-cell office:value-type="float" office:value="144.832" calcext:value-type="float">
            <text:p>144.832</text:p>
          </table:table-cell>
          <table:table-cell office:value-type="float" office:value="238.758" calcext:value-type="float">
            <text:p>238.75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617.021" calcext:value-type="float">
            <text:p>617.021</text:p>
          </table:table-cell>
          <table:table-cell office:value-type="float" office:value="140.368" calcext:value-type="float">
            <text:p>140.368</text:p>
          </table:table-cell>
          <table:table-cell office:value-type="float" office:value="242.61" calcext:value-type="float">
            <text:p>242.6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617.496" calcext:value-type="float">
            <text:p>617.496</text:p>
          </table:table-cell>
          <table:table-cell office:value-type="float" office:value="136.038" calcext:value-type="float">
            <text:p>136.038</text:p>
          </table:table-cell>
          <table:table-cell office:value-type="float" office:value="246.467" calcext:value-type="float">
            <text:p>246.467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617.836" calcext:value-type="float">
            <text:p>617.836</text:p>
          </table:table-cell>
          <table:table-cell office:value-type="float" office:value="131.838" calcext:value-type="float">
            <text:p>131.838</text:p>
          </table:table-cell>
          <table:table-cell office:value-type="float" office:value="250.326" calcext:value-type="float">
            <text:p>250.32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18.048" calcext:value-type="float">
            <text:p>618.048</text:p>
          </table:table-cell>
          <table:table-cell office:value-type="float" office:value="127.765" calcext:value-type="float">
            <text:p>127.765</text:p>
          </table:table-cell>
          <table:table-cell office:value-type="float" office:value="254.187" calcext:value-type="float">
            <text:p>254.187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618.133" calcext:value-type="float">
            <text:p>618.133</text:p>
          </table:table-cell>
          <table:table-cell office:value-type="float" office:value="123.817" calcext:value-type="float">
            <text:p>123.817</text:p>
          </table:table-cell>
          <table:table-cell office:value-type="float" office:value="258.05" calcext:value-type="float">
            <text:p>258.0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618.096" calcext:value-type="float">
            <text:p>618.096</text:p>
          </table:table-cell>
          <table:table-cell office:value-type="float" office:value="119.99" calcext:value-type="float">
            <text:p>119.99</text:p>
          </table:table-cell>
          <table:table-cell office:value-type="float" office:value="261.913" calcext:value-type="float">
            <text:p>261.913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617.942" calcext:value-type="float">
            <text:p>617.942</text:p>
          </table:table-cell>
          <table:table-cell office:value-type="float" office:value="116.282" calcext:value-type="float">
            <text:p>116.282</text:p>
          </table:table-cell>
          <table:table-cell office:value-type="float" office:value="265.777" calcext:value-type="float">
            <text:p>265.77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617.672" calcext:value-type="float">
            <text:p>617.672</text:p>
          </table:table-cell>
          <table:table-cell office:value-type="float" office:value="112.689" calcext:value-type="float">
            <text:p>112.689</text:p>
          </table:table-cell>
          <table:table-cell office:value-type="float" office:value="269.639" calcext:value-type="float">
            <text:p>269.639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617.292" calcext:value-type="float">
            <text:p>617.292</text:p>
          </table:table-cell>
          <table:table-cell office:value-type="float" office:value="109.209" calcext:value-type="float">
            <text:p>109.209</text:p>
          </table:table-cell>
          <table:table-cell office:value-type="float" office:value="273.499" calcext:value-type="float">
            <text:p>273.499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616.805" calcext:value-type="float">
            <text:p>616.805</text:p>
          </table:table-cell>
          <table:table-cell office:value-type="float" office:value="105.838" calcext:value-type="float">
            <text:p>105.838</text:p>
          </table:table-cell>
          <table:table-cell office:value-type="float" office:value="277.357" calcext:value-type="float">
            <text:p>277.35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616.214" calcext:value-type="float">
            <text:p>616.214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281.212" calcext:value-type="float">
            <text:p>281.21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15.523" calcext:value-type="float">
            <text:p>615.523</text:p>
          </table:table-cell>
          <table:table-cell office:value-type="float" office:value="99.4136" calcext:value-type="float">
            <text:p>99.4136</text:p>
          </table:table-cell>
          <table:table-cell office:value-type="float" office:value="285.064" calcext:value-type="float">
            <text:p>285.064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614.735" calcext:value-type="float">
            <text:p>614.735</text:p>
          </table:table-cell>
          <table:table-cell office:value-type="float" office:value="96.3541" calcext:value-type="float">
            <text:p>96.3541</text:p>
          </table:table-cell>
          <table:table-cell office:value-type="float" office:value="288.911" calcext:value-type="float">
            <text:p>288.91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613.855" calcext:value-type="float">
            <text:p>613.855</text:p>
          </table:table-cell>
          <table:table-cell office:value-type="float" office:value="93.3925" calcext:value-type="float">
            <text:p>93.3925</text:p>
          </table:table-cell>
          <table:table-cell office:value-type="float" office:value="292.753" calcext:value-type="float">
            <text:p>292.753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612.885" calcext:value-type="float">
            <text:p>612.885</text:p>
          </table:table-cell>
          <table:table-cell office:value-type="float" office:value="90.526" calcext:value-type="float">
            <text:p>90.526</text:p>
          </table:table-cell>
          <table:table-cell office:value-type="float" office:value="296.589" calcext:value-type="float">
            <text:p>296.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1.828" calcext:value-type="float">
            <text:p>611.828</text:p>
          </table:table-cell>
          <table:table-cell office:value-type="float" office:value="87.7519" calcext:value-type="float">
            <text:p>87.7519</text:p>
          </table:table-cell>
          <table:table-cell office:value-type="float" office:value="300.42" calcext:value-type="float">
            <text:p>300.42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610.689" calcext:value-type="float">
            <text:p>610.689</text:p>
          </table:table-cell>
          <table:table-cell office:value-type="float" office:value="85.0674" calcext:value-type="float">
            <text:p>85.0674</text:p>
          </table:table-cell>
          <table:table-cell office:value-type="float" office:value="304.244" calcext:value-type="float">
            <text:p>304.24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609.469" calcext:value-type="float">
            <text:p>609.469</text:p>
          </table:table-cell>
          <table:table-cell office:value-type="float" office:value="82.47" calcext:value-type="float">
            <text:p>82.47</text:p>
          </table:table-cell>
          <table:table-cell office:value-type="float" office:value="308.061" calcext:value-type="float">
            <text:p>308.061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608.173" calcext:value-type="float">
            <text:p>608.173</text:p>
          </table:table-cell>
          <table:table-cell office:value-type="float" office:value="79.9568" calcext:value-type="float">
            <text:p>79.9568</text:p>
          </table:table-cell>
          <table:table-cell office:value-type="float" office:value="311.87" calcext:value-type="float">
            <text:p>311.8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606.804" calcext:value-type="float">
            <text:p>606.804</text:p>
          </table:table-cell>
          <table:table-cell office:value-type="float" office:value="77.5254" calcext:value-type="float">
            <text:p>77.5254</text:p>
          </table:table-cell>
          <table:table-cell office:value-type="float" office:value="315.671" calcext:value-type="float">
            <text:p>315.67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605.363" calcext:value-type="float">
            <text:p>605.363</text:p>
          </table:table-cell>
          <table:table-cell office:value-type="float" office:value="75.1733" calcext:value-type="float">
            <text:p>75.1733</text:p>
          </table:table-cell>
          <table:table-cell office:value-type="float" office:value="319.463" calcext:value-type="float">
            <text:p>319.46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603.855" calcext:value-type="float">
            <text:p>603.855</text:p>
          </table:table-cell>
          <table:table-cell office:value-type="float" office:value="72.8979" calcext:value-type="float">
            <text:p>72.8979</text:p>
          </table:table-cell>
          <table:table-cell office:value-type="float" office:value="323.247" calcext:value-type="float">
            <text:p>323.247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602.282" calcext:value-type="float">
            <text:p>602.282</text:p>
          </table:table-cell>
          <table:table-cell office:value-type="float" office:value="70.6969" calcext:value-type="float">
            <text:p>70.6969</text:p>
          </table:table-cell>
          <table:table-cell office:value-type="float" office:value="327.021" calcext:value-type="float">
            <text:p>327.021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600.647" calcext:value-type="float">
            <text:p>600.647</text:p>
          </table:table-cell>
          <table:table-cell office:value-type="float" office:value="68.568" calcext:value-type="float">
            <text:p>68.568</text:p>
          </table:table-cell>
          <table:table-cell office:value-type="float" office:value="330.785" calcext:value-type="float">
            <text:p>330.78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598.952" calcext:value-type="float">
            <text:p>598.952</text:p>
          </table:table-cell>
          <table:table-cell office:value-type="float" office:value="66.5087" calcext:value-type="float">
            <text:p>66.5087</text:p>
          </table:table-cell>
          <table:table-cell office:value-type="float" office:value="334.539" calcext:value-type="float">
            <text:p>334.53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97.2" calcext:value-type="float">
            <text:p>597.2</text:p>
          </table:table-cell>
          <table:table-cell office:value-type="float" office:value="64.5169" calcext:value-type="float">
            <text:p>64.5169</text:p>
          </table:table-cell>
          <table:table-cell office:value-type="float" office:value="338.283" calcext:value-type="float">
            <text:p>338.283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595.394" calcext:value-type="float">
            <text:p>595.394</text:p>
          </table:table-cell>
          <table:table-cell office:value-type="float" office:value="62.5905" calcext:value-type="float">
            <text:p>62.5905</text:p>
          </table:table-cell>
          <table:table-cell office:value-type="float" office:value="342.015" calcext:value-type="float">
            <text:p>342.015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93.536" calcext:value-type="float">
            <text:p>593.536</text:p>
          </table:table-cell>
          <table:table-cell office:value-type="float" office:value="60.7272" calcext:value-type="float">
            <text:p>60.7272</text:p>
          </table:table-cell>
          <table:table-cell office:value-type="float" office:value="345.736" calcext:value-type="float">
            <text:p>345.736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591.629" calcext:value-type="float">
            <text:p>591.629</text:p>
          </table:table-cell>
          <table:table-cell office:value-type="float" office:value="58.925" calcext:value-type="float">
            <text:p>58.925</text:p>
          </table:table-cell>
          <table:table-cell office:value-type="float" office:value="349.446" calcext:value-type="float">
            <text:p>349.44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89.674" calcext:value-type="float">
            <text:p>589.674</text:p>
          </table:table-cell>
          <table:table-cell office:value-type="float" office:value="57.1819" calcext:value-type="float">
            <text:p>57.1819</text:p>
          </table:table-cell>
          <table:table-cell office:value-type="float" office:value="353.144" calcext:value-type="float">
            <text:p>353.144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587.675" calcext:value-type="float">
            <text:p>587.675</text:p>
          </table:table-cell>
          <table:table-cell office:value-type="float" office:value="55.4959" calcext:value-type="float">
            <text:p>55.4959</text:p>
          </table:table-cell>
          <table:table-cell office:value-type="float" office:value="356.829" calcext:value-type="float">
            <text:p>356.82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85.633" calcext:value-type="float">
            <text:p>585.633</text:p>
          </table:table-cell>
          <table:table-cell office:value-type="float" office:value="53.8653" calcext:value-type="float">
            <text:p>53.8653</text:p>
          </table:table-cell>
          <table:table-cell office:value-type="float" office:value="360.502" calcext:value-type="float">
            <text:p>360.502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583.55" calcext:value-type="float">
            <text:p>583.55</text:p>
          </table:table-cell>
          <table:table-cell office:value-type="float" office:value="52.288" calcext:value-type="float">
            <text:p>52.288</text:p>
          </table:table-cell>
          <table:table-cell office:value-type="float" office:value="364.162" calcext:value-type="float">
            <text:p>364.162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81.428" calcext:value-type="float">
            <text:p>581.428</text:p>
          </table:table-cell>
          <table:table-cell office:value-type="float" office:value="50.7624" calcext:value-type="float">
            <text:p>50.7624</text:p>
          </table:table-cell>
          <table:table-cell office:value-type="float" office:value="367.81" calcext:value-type="float">
            <text:p>367.81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579.27" calcext:value-type="float">
            <text:p>579.27</text:p>
          </table:table-cell>
          <table:table-cell office:value-type="float" office:value="49.2866" calcext:value-type="float">
            <text:p>49.2866</text:p>
          </table:table-cell>
          <table:table-cell office:value-type="float" office:value="371.444" calcext:value-type="float">
            <text:p>371.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7.077" calcext:value-type="float">
            <text:p>577.077</text:p>
          </table:table-cell>
          <table:table-cell office:value-type="float" office:value="47.8591" calcext:value-type="float">
            <text:p>47.8591</text:p>
          </table:table-cell>
          <table:table-cell office:value-type="float" office:value="375.064" calcext:value-type="float">
            <text:p>375.064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574.851" calcext:value-type="float">
            <text:p>574.851</text:p>
          </table:table-cell>
          <table:table-cell office:value-type="float" office:value="46.4782" calcext:value-type="float">
            <text:p>46.4782</text:p>
          </table:table-cell>
          <table:table-cell office:value-type="float" office:value="378.671" calcext:value-type="float">
            <text:p>378.67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2.594" calcext:value-type="float">
            <text:p>572.594</text:p>
          </table:table-cell>
          <table:table-cell office:value-type="float" office:value="45.1423" calcext:value-type="float">
            <text:p>45.1423</text:p>
          </table:table-cell>
          <table:table-cell office:value-type="float" office:value="382.263" calcext:value-type="float">
            <text:p>382.263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570.308" calcext:value-type="float">
            <text:p>570.308</text:p>
          </table:table-cell>
          <table:table-cell office:value-type="float" office:value="43.8499" calcext:value-type="float">
            <text:p>43.8499</text:p>
          </table:table-cell>
          <table:table-cell office:value-type="float" office:value="385.842" calcext:value-type="float">
            <text:p>385.84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67.994" calcext:value-type="float">
            <text:p>567.994</text:p>
          </table:table-cell>
          <table:table-cell office:value-type="float" office:value="42.5995" calcext:value-type="float">
            <text:p>42.5995</text:p>
          </table:table-cell>
          <table:table-cell office:value-type="float" office:value="389.407" calcext:value-type="float">
            <text:p>389.407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565.654" calcext:value-type="float">
            <text:p>565.654</text:p>
          </table:table-cell>
          <table:table-cell office:value-type="float" office:value="41.3897" calcext:value-type="float">
            <text:p>41.3897</text:p>
          </table:table-cell>
          <table:table-cell office:value-type="float" office:value="392.957" calcext:value-type="float">
            <text:p>392.95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63.289" calcext:value-type="float">
            <text:p>563.289</text:p>
          </table:table-cell>
          <table:table-cell office:value-type="float" office:value="40.2191" calcext:value-type="float">
            <text:p>40.2191</text:p>
          </table:table-cell>
          <table:table-cell office:value-type="float" office:value="396.492" calcext:value-type="float">
            <text:p>396.492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560.901" calcext:value-type="float">
            <text:p>560.901</text:p>
          </table:table-cell>
          <table:table-cell office:value-type="float" office:value="39.0863" calcext:value-type="float">
            <text:p>39.0863</text:p>
          </table:table-cell>
          <table:table-cell office:value-type="float" office:value="400.012" calcext:value-type="float">
            <text:p>400.01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58.492" calcext:value-type="float">
            <text:p>558.492</text:p>
          </table:table-cell>
          <table:table-cell office:value-type="float" office:value="37.9901" calcext:value-type="float">
            <text:p>37.9901</text:p>
          </table:table-cell>
          <table:table-cell office:value-type="float" office:value="403.518" calcext:value-type="float">
            <text:p>403.518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556.062" calcext:value-type="float">
            <text:p>556.062</text:p>
          </table:table-cell>
          <table:table-cell office:value-type="float" office:value="36.9293" calcext:value-type="float">
            <text:p>36.9293</text:p>
          </table:table-cell>
          <table:table-cell office:value-type="float" office:value="407.009" calcext:value-type="float">
            <text:p>407.009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53.613" calcext:value-type="float">
            <text:p>553.613</text:p>
          </table:table-cell>
          <table:table-cell office:value-type="float" office:value="35.9025" calcext:value-type="float">
            <text:p>35.9025</text:p>
          </table:table-cell>
          <table:table-cell office:value-type="float" office:value="410.484" calcext:value-type="float">
            <text:p>410.484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551.147" calcext:value-type="float">
            <text:p>551.147</text:p>
          </table:table-cell>
          <table:table-cell office:value-type="float" office:value="34.9087" calcext:value-type="float">
            <text:p>34.9087</text:p>
          </table:table-cell>
          <table:table-cell office:value-type="float" office:value="413.944" calcext:value-type="float">
            <text:p>413.94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48.664" calcext:value-type="float">
            <text:p>548.664</text:p>
          </table:table-cell>
          <table:table-cell office:value-type="float" office:value="33.9467" calcext:value-type="float">
            <text:p>33.9467</text:p>
          </table:table-cell>
          <table:table-cell office:value-type="float" office:value="417.389" calcext:value-type="float">
            <text:p>417.389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546.167" calcext:value-type="float">
            <text:p>546.167</text:p>
          </table:table-cell>
          <table:table-cell office:value-type="float" office:value="33.0155" calcext:value-type="float">
            <text:p>33.0155</text:p>
          </table:table-cell>
          <table:table-cell office:value-type="float" office:value="420.818" calcext:value-type="float">
            <text:p>420.81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43.655" calcext:value-type="float">
            <text:p>543.655</text:p>
          </table:table-cell>
          <table:table-cell office:value-type="float" office:value="32.1139" calcext:value-type="float">
            <text:p>32.1139</text:p>
          </table:table-cell>
          <table:table-cell office:value-type="float" office:value="424.232" calcext:value-type="float">
            <text:p>424.232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541.13" calcext:value-type="float">
            <text:p>541.13</text:p>
          </table:table-cell>
          <table:table-cell office:value-type="float" office:value="31.2409" calcext:value-type="float">
            <text:p>31.2409</text:p>
          </table:table-cell>
          <table:table-cell office:value-type="float" office:value="427.629" calcext:value-type="float">
            <text:p>427.62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38.593" calcext:value-type="float">
            <text:p>538.593</text:p>
          </table:table-cell>
          <table:table-cell office:value-type="float" office:value="30.3957" calcext:value-type="float">
            <text:p>30.3957</text:p>
          </table:table-cell>
          <table:table-cell office:value-type="float" office:value="431.011" calcext:value-type="float">
            <text:p>431.011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536.045" calcext:value-type="float">
            <text:p>536.045</text:p>
          </table:table-cell>
          <table:table-cell office:value-type="float" office:value="29.5771" calcext:value-type="float">
            <text:p>29.5771</text:p>
          </table:table-cell>
          <table:table-cell office:value-type="float" office:value="434.378" calcext:value-type="float">
            <text:p>434.37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33.488" calcext:value-type="float">
            <text:p>533.488</text:p>
          </table:table-cell>
          <table:table-cell office:value-type="float" office:value="28.7844" calcext:value-type="float">
            <text:p>28.7844</text:p>
          </table:table-cell>
          <table:table-cell office:value-type="float" office:value="437.728" calcext:value-type="float">
            <text:p>437.728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530.921" calcext:value-type="float">
            <text:p>530.921</text:p>
          </table:table-cell>
          <table:table-cell office:value-type="float" office:value="28.0166" calcext:value-type="float">
            <text:p>28.0166</text:p>
          </table:table-cell>
          <table:table-cell office:value-type="float" office:value="441.062" calcext:value-type="float">
            <text:p>441.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8.347" calcext:value-type="float">
            <text:p>528.347</text:p>
          </table:table-cell>
          <table:table-cell office:value-type="float" office:value="27.2728" calcext:value-type="float">
            <text:p>27.2728</text:p>
          </table:table-cell>
          <table:table-cell office:value-type="float" office:value="444.38" calcext:value-type="float">
            <text:p>444.38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525.765" calcext:value-type="float">
            <text:p>525.765</text:p>
          </table:table-cell>
          <table:table-cell office:value-type="float" office:value="26.5524" calcext:value-type="float">
            <text:p>26.5524</text:p>
          </table:table-cell>
          <table:table-cell office:value-type="float" office:value="447.683" calcext:value-type="float">
            <text:p>447.68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23.177" calcext:value-type="float">
            <text:p>523.177</text:p>
          </table:table-cell>
          <table:table-cell office:value-type="float" office:value="25.8544" calcext:value-type="float">
            <text:p>25.8544</text:p>
          </table:table-cell>
          <table:table-cell office:value-type="float" office:value="450.969" calcext:value-type="float">
            <text:p>450.969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520.583" calcext:value-type="float">
            <text:p>520.583</text:p>
          </table:table-cell>
          <table:table-cell office:value-type="float" office:value="25.178" calcext:value-type="float">
            <text:p>25.178</text:p>
          </table:table-cell>
          <table:table-cell office:value-type="float" office:value="454.239" calcext:value-type="float">
            <text:p>454.23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17.985" calcext:value-type="float">
            <text:p>517.985</text:p>
          </table:table-cell>
          <table:table-cell office:value-type="float" office:value="24.5227" calcext:value-type="float">
            <text:p>24.5227</text:p>
          </table:table-cell>
          <table:table-cell office:value-type="float" office:value="457.492" calcext:value-type="float">
            <text:p>457.492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515.383" calcext:value-type="float">
            <text:p>515.383</text:p>
          </table:table-cell>
          <table:table-cell office:value-type="float" office:value="23.8876" calcext:value-type="float">
            <text:p>23.8876</text:p>
          </table:table-cell>
          <table:table-cell office:value-type="float" office:value="460.73" calcext:value-type="float">
            <text:p>460.73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12.777" calcext:value-type="float">
            <text:p>512.777</text:p>
          </table:table-cell>
          <table:table-cell office:value-type="float" office:value="23.272" calcext:value-type="float">
            <text:p>23.272</text:p>
          </table:table-cell>
          <table:table-cell office:value-type="float" office:value="463.951" calcext:value-type="float">
            <text:p>463.951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510.169" calcext:value-type="float">
            <text:p>510.169</text:p>
          </table:table-cell>
          <table:table-cell office:value-type="float" office:value="22.6753" calcext:value-type="float">
            <text:p>22.6753</text:p>
          </table:table-cell>
          <table:table-cell office:value-type="float" office:value="467.156" calcext:value-type="float">
            <text:p>467.15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07.559" calcext:value-type="float">
            <text:p>507.559</text:p>
          </table:table-cell>
          <table:table-cell office:value-type="float" office:value="22.0969" calcext:value-type="float">
            <text:p>22.0969</text:p>
          </table:table-cell>
          <table:table-cell office:value-type="float" office:value="470.344" calcext:value-type="float">
            <text:p>470.344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504.947" calcext:value-type="float">
            <text:p>504.947</text:p>
          </table:table-cell>
          <table:table-cell office:value-type="float" office:value="21.5361" calcext:value-type="float">
            <text:p>21.5361</text:p>
          </table:table-cell>
          <table:table-cell office:value-type="float" office:value="473.516" calcext:value-type="float">
            <text:p>473.51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02.335" calcext:value-type="float">
            <text:p>502.335</text:p>
          </table:table-cell>
          <table:table-cell office:value-type="float" office:value="20.9924" calcext:value-type="float">
            <text:p>20.9924</text:p>
          </table:table-cell>
          <table:table-cell office:value-type="float" office:value="476.672" calcext:value-type="float">
            <text:p>476.672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499.723" calcext:value-type="float">
            <text:p>499.723</text:p>
          </table:table-cell>
          <table:table-cell office:value-type="float" office:value="20.4651" calcext:value-type="float">
            <text:p>20.4651</text:p>
          </table:table-cell>
          <table:table-cell office:value-type="float" office:value="479.812" calcext:value-type="float">
            <text:p>479.81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97.111" calcext:value-type="float">
            <text:p>497.111</text:p>
          </table:table-cell>
          <table:table-cell office:value-type="float" office:value="19.9538" calcext:value-type="float">
            <text:p>19.9538</text:p>
          </table:table-cell>
          <table:table-cell office:value-type="float" office:value="482.935" calcext:value-type="float">
            <text:p>482.935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494.5" calcext:value-type="float">
            <text:p>494.5</text:p>
          </table:table-cell>
          <table:table-cell office:value-type="float" office:value="19.4578" calcext:value-type="float">
            <text:p>19.4578</text:p>
          </table:table-cell>
          <table:table-cell office:value-type="float" office:value="486.042" calcext:value-type="float">
            <text:p>486.04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91.891" calcext:value-type="float">
            <text:p>491.891</text:p>
          </table:table-cell>
          <table:table-cell office:value-type="float" office:value="18.9767" calcext:value-type="float">
            <text:p>18.9767</text:p>
          </table:table-cell>
          <table:table-cell office:value-type="float" office:value="489.133" calcext:value-type="float">
            <text:p>489.133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489.283" calcext:value-type="float">
            <text:p>489.283</text:p>
          </table:table-cell>
          <table:table-cell office:value-type="float" office:value="18.51" calcext:value-type="float">
            <text:p>18.51</text:p>
          </table:table-cell>
          <table:table-cell office:value-type="float" office:value="492.207" calcext:value-type="float">
            <text:p>492.20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6.678" calcext:value-type="float">
            <text:p>486.678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495.265" calcext:value-type="float">
            <text:p>495.265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4.075" calcext:value-type="float">
            <text:p>484.075</text:p>
          </table:table-cell>
          <table:table-cell office:value-type="float" office:value="17.6178" calcext:value-type="float">
            <text:p>17.6178</text:p>
          </table:table-cell>
          <table:table-cell office:value-type="float" office:value="498.307" calcext:value-type="float">
            <text:p>498.30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81.476" calcext:value-type="float">
            <text:p>481.476</text:p>
          </table:table-cell>
          <table:table-cell office:value-type="float" office:value="17.1914" calcext:value-type="float">
            <text:p>17.1914</text:p>
          </table:table-cell>
          <table:table-cell office:value-type="float" office:value="501.332" calcext:value-type="float">
            <text:p>501.332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78.881" calcext:value-type="float">
            <text:p>478.881</text:p>
          </table:table-cell>
          <table:table-cell office:value-type="float" office:value="16.7775" calcext:value-type="float">
            <text:p>16.7775</text:p>
          </table:table-cell>
          <table:table-cell office:value-type="float" office:value="504.341" calcext:value-type="float">
            <text:p>504.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.29" calcext:value-type="float">
            <text:p>476.29</text:p>
          </table:table-cell>
          <table:table-cell office:value-type="float" office:value="16.3758" calcext:value-type="float">
            <text:p>16.3758</text:p>
          </table:table-cell>
          <table:table-cell office:value-type="float" office:value="507.335" calcext:value-type="float">
            <text:p>507.335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73.703" calcext:value-type="float">
            <text:p>473.703</text:p>
          </table:table-cell>
          <table:table-cell office:value-type="float" office:value="15.9858" calcext:value-type="float">
            <text:p>15.9858</text:p>
          </table:table-cell>
          <table:table-cell office:value-type="float" office:value="510.311" calcext:value-type="float">
            <text:p>510.31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71.121" calcext:value-type="float">
            <text:p>471.121</text:p>
          </table:table-cell>
          <table:table-cell office:value-type="float" office:value="15.6072" calcext:value-type="float">
            <text:p>15.6072</text:p>
          </table:table-cell>
          <table:table-cell office:value-type="float" office:value="513.272" calcext:value-type="float">
            <text:p>513.272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468.544" calcext:value-type="float">
            <text:p>468.544</text:p>
          </table:table-cell>
          <table:table-cell office:value-type="float" office:value="15.2395" calcext:value-type="float">
            <text:p>15.2395</text:p>
          </table:table-cell>
          <table:table-cell office:value-type="float" office:value="516.216" calcext:value-type="float">
            <text:p>516.21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65.973" calcext:value-type="float">
            <text:p>465.973</text:p>
          </table:table-cell>
          <table:table-cell office:value-type="float" office:value="14.8825" calcext:value-type="float">
            <text:p>14.8825</text:p>
          </table:table-cell>
          <table:table-cell office:value-type="float" office:value="519.145" calcext:value-type="float">
            <text:p>519.14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463.407" calcext:value-type="float">
            <text:p>463.407</text:p>
          </table:table-cell>
          <table:table-cell office:value-type="float" office:value="14.5358" calcext:value-type="float">
            <text:p>14.5358</text:p>
          </table:table-cell>
          <table:table-cell office:value-type="float" office:value="522.057" calcext:value-type="float">
            <text:p>522.05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60.848" calcext:value-type="float">
            <text:p>460.848</text:p>
          </table:table-cell>
          <table:table-cell office:value-type="float" office:value="14.199" calcext:value-type="float">
            <text:p>14.199</text:p>
          </table:table-cell>
          <table:table-cell office:value-type="float" office:value="524.953" calcext:value-type="float">
            <text:p>524.953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458.294" calcext:value-type="float">
            <text:p>458.294</text:p>
          </table:table-cell>
          <table:table-cell office:value-type="float" office:value="13.8718" calcext:value-type="float">
            <text:p>13.8718</text:p>
          </table:table-cell>
          <table:table-cell office:value-type="float" office:value="527.834" calcext:value-type="float">
            <text:p>527.83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55.748" calcext:value-type="float">
            <text:p>455.748</text:p>
          </table:table-cell>
          <table:table-cell office:value-type="float" office:value="13.5539" calcext:value-type="float">
            <text:p>13.5539</text:p>
          </table:table-cell>
          <table:table-cell office:value-type="float" office:value="530.698" calcext:value-type="float">
            <text:p>530.698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453.208" calcext:value-type="float">
            <text:p>453.208</text:p>
          </table:table-cell>
          <table:table-cell office:value-type="float" office:value="13.2451" calcext:value-type="float">
            <text:p>13.2451</text:p>
          </table:table-cell>
          <table:table-cell office:value-type="float" office:value="533.547" calcext:value-type="float">
            <text:p>533.54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50.676" calcext:value-type="float">
            <text:p>450.676</text:p>
          </table:table-cell>
          <table:table-cell office:value-type="float" office:value="12.9449" calcext:value-type="float">
            <text:p>12.9449</text:p>
          </table:table-cell>
          <table:table-cell office:value-type="float" office:value="536.379" calcext:value-type="float">
            <text:p>536.379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448.151" calcext:value-type="float">
            <text:p>448.151</text:p>
          </table:table-cell>
          <table:table-cell office:value-type="float" office:value="12.6532" calcext:value-type="float">
            <text:p>12.6532</text:p>
          </table:table-cell>
          <table:table-cell office:value-type="float" office:value="539.196" calcext:value-type="float">
            <text:p>539.19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45.634" calcext:value-type="float">
            <text:p>445.634</text:p>
          </table:table-cell>
          <table:table-cell office:value-type="float" office:value="12.3697" calcext:value-type="float">
            <text:p>12.3697</text:p>
          </table:table-cell>
          <table:table-cell office:value-type="float" office:value="541.997" calcext:value-type="float">
            <text:p>541.997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443.124" calcext:value-type="float">
            <text:p>443.124</text:p>
          </table:table-cell>
          <table:table-cell office:value-type="float" office:value="12.0941" calcext:value-type="float">
            <text:p>12.0941</text:p>
          </table:table-cell>
          <table:table-cell office:value-type="float" office:value="544.782" calcext:value-type="float">
            <text:p>544.78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40.622" calcext:value-type="float">
            <text:p>440.622</text:p>
          </table:table-cell>
          <table:table-cell office:value-type="float" office:value="11.8261" calcext:value-type="float">
            <text:p>11.8261</text:p>
          </table:table-cell>
          <table:table-cell office:value-type="float" office:value="547.552" calcext:value-type="float">
            <text:p>547.552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38.129" calcext:value-type="float">
            <text:p>438.129</text:p>
          </table:table-cell>
          <table:table-cell office:value-type="float" office:value="11.5656" calcext:value-type="float">
            <text:p>11.5656</text:p>
          </table:table-cell>
          <table:table-cell office:value-type="float" office:value="550.305" calcext:value-type="float">
            <text:p>550.30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35.644" calcext:value-type="float">
            <text:p>435.644</text:p>
          </table:table-cell>
          <table:table-cell office:value-type="float" office:value="11.3122" calcext:value-type="float">
            <text:p>11.3122</text:p>
          </table:table-cell>
          <table:table-cell office:value-type="float" office:value="553.044" calcext:value-type="float">
            <text:p>553.044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33.168" calcext:value-type="float">
            <text:p>433.168</text:p>
          </table:table-cell>
          <table:table-cell office:value-type="float" office:value="11.0658" calcext:value-type="float">
            <text:p>11.0658</text:p>
          </table:table-cell>
          <table:table-cell office:value-type="float" office:value="555.766" calcext:value-type="float">
            <text:p>555.76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30.7" calcext:value-type="float">
            <text:p>430.7</text:p>
          </table:table-cell>
          <table:table-cell office:value-type="float" office:value="10.8262" calcext:value-type="float">
            <text:p>10.8262</text:p>
          </table:table-cell>
          <table:table-cell office:value-type="float" office:value="558.474" calcext:value-type="float">
            <text:p>558.474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28.241" calcext:value-type="float">
            <text:p>428.241</text:p>
          </table:table-cell>
          <table:table-cell office:value-type="float" office:value="10.593" calcext:value-type="float">
            <text:p>10.593</text:p>
          </table:table-cell>
          <table:table-cell office:value-type="float" office:value="561.166" calcext:value-type="float">
            <text:p>561.1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.792" calcext:value-type="float">
            <text:p>425.792</text:p>
          </table:table-cell>
          <table:table-cell office:value-type="float" office:value="10.3662" calcext:value-type="float">
            <text:p>10.3662</text:p>
          </table:table-cell>
          <table:table-cell office:value-type="float" office:value="563.842" calcext:value-type="float">
            <text:p>563.842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423.351" calcext:value-type="float">
            <text:p>423.351</text:p>
          </table:table-cell>
          <table:table-cell office:value-type="float" office:value="10.1455" calcext:value-type="float">
            <text:p>10.1455</text:p>
          </table:table-cell>
          <table:table-cell office:value-type="float" office:value="566.503" calcext:value-type="float">
            <text:p>566.50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20.92" calcext:value-type="float">
            <text:p>420.92</text:p>
          </table:table-cell>
          <table:table-cell office:value-type="float" office:value="9.93074" calcext:value-type="float">
            <text:p>9.93074</text:p>
          </table:table-cell>
          <table:table-cell office:value-type="float" office:value="569.149" calcext:value-type="float">
            <text:p>569.149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418.498" calcext:value-type="float">
            <text:p>418.498</text:p>
          </table:table-cell>
          <table:table-cell office:value-type="float" office:value="9.72174" calcext:value-type="float">
            <text:p>9.72174</text:p>
          </table:table-cell>
          <table:table-cell office:value-type="float" office:value="571.78" calcext:value-type="float">
            <text:p>571.7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16.086" calcext:value-type="float">
            <text:p>416.086</text:p>
          </table:table-cell>
          <table:table-cell office:value-type="float" office:value="9.51831" calcext:value-type="float">
            <text:p>9.51831</text:p>
          </table:table-cell>
          <table:table-cell office:value-type="float" office:value="574.396" calcext:value-type="float">
            <text:p>574.39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13.684" calcext:value-type="float">
            <text:p>413.684</text:p>
          </table:table-cell>
          <table:table-cell office:value-type="float" office:value="9.32029" calcext:value-type="float">
            <text:p>9.32029</text:p>
          </table:table-cell>
          <table:table-cell office:value-type="float" office:value="576.996" calcext:value-type="float">
            <text:p>576.99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11.291" calcext:value-type="float">
            <text:p>411.291</text:p>
          </table:table-cell>
          <table:table-cell office:value-type="float" office:value="9.12751" calcext:value-type="float">
            <text:p>9.12751</text:p>
          </table:table-cell>
          <table:table-cell office:value-type="float" office:value="579.582" calcext:value-type="float">
            <text:p>579.582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08.908" calcext:value-type="float">
            <text:p>408.908</text:p>
          </table:table-cell>
          <table:table-cell office:value-type="float" office:value="8.93981" calcext:value-type="float">
            <text:p>8.93981</text:p>
          </table:table-cell>
          <table:table-cell office:value-type="float" office:value="582.152" calcext:value-type="float">
            <text:p>582.15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06.535" calcext:value-type="float">
            <text:p>406.535</text:p>
          </table:table-cell>
          <table:table-cell office:value-type="float" office:value="8.75703" calcext:value-type="float">
            <text:p>8.75703</text:p>
          </table:table-cell>
          <table:table-cell office:value-type="float" office:value="584.708" calcext:value-type="float">
            <text:p>584.708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404.172" calcext:value-type="float">
            <text:p>404.172</text:p>
          </table:table-cell>
          <table:table-cell office:value-type="float" office:value="8.57903" calcext:value-type="float">
            <text:p>8.57903</text:p>
          </table:table-cell>
          <table:table-cell office:value-type="float" office:value="587.249" calcext:value-type="float">
            <text:p>587.24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01.819" calcext:value-type="float">
            <text:p>401.819</text:p>
          </table:table-cell>
          <table:table-cell office:value-type="float" office:value="8.40566" calcext:value-type="float">
            <text:p>8.40566</text:p>
          </table:table-cell>
          <table:table-cell office:value-type="float" office:value="589.775" calcext:value-type="float">
            <text:p>589.775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399.477" calcext:value-type="float">
            <text:p>399.477</text:p>
          </table:table-cell>
          <table:table-cell office:value-type="float" office:value="8.23678" calcext:value-type="float">
            <text:p>8.23678</text:p>
          </table:table-cell>
          <table:table-cell office:value-type="float" office:value="592.286" calcext:value-type="float">
            <text:p>592.2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97.145" calcext:value-type="float">
            <text:p>397.145</text:p>
          </table:table-cell>
          <table:table-cell office:value-type="float" office:value="8.07226" calcext:value-type="float">
            <text:p>8.07226</text:p>
          </table:table-cell>
          <table:table-cell office:value-type="float" office:value="594.783" calcext:value-type="float">
            <text:p>594.78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394.823" calcext:value-type="float">
            <text:p>394.823</text:p>
          </table:table-cell>
          <table:table-cell office:value-type="float" office:value="7.91197" calcext:value-type="float">
            <text:p>7.91197</text:p>
          </table:table-cell>
          <table:table-cell office:value-type="float" office:value="597.265" calcext:value-type="float">
            <text:p>597.26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92.511" calcext:value-type="float">
            <text:p>392.511</text:p>
          </table:table-cell>
          <table:table-cell office:value-type="float" office:value="7.75578" calcext:value-type="float">
            <text:p>7.75578</text:p>
          </table:table-cell>
          <table:table-cell office:value-type="float" office:value="599.733" calcext:value-type="float">
            <text:p>599.733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390.21" calcext:value-type="float">
            <text:p>390.21</text:p>
          </table:table-cell>
          <table:table-cell office:value-type="float" office:value="7.60356" calcext:value-type="float">
            <text:p>7.60356</text:p>
          </table:table-cell>
          <table:table-cell office:value-type="float" office:value="602.186" calcext:value-type="float">
            <text:p>602.18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87.92" calcext:value-type="float">
            <text:p>387.92</text:p>
          </table:table-cell>
          <table:table-cell office:value-type="float" office:value="7.45521" calcext:value-type="float">
            <text:p>7.45521</text:p>
          </table:table-cell>
          <table:table-cell office:value-type="float" office:value="604.625" calcext:value-type="float">
            <text:p>604.625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385.64" calcext:value-type="float">
            <text:p>385.64</text:p>
          </table:table-cell>
          <table:table-cell office:value-type="float" office:value="7.31061" calcext:value-type="float">
            <text:p>7.31061</text:p>
          </table:table-cell>
          <table:table-cell office:value-type="float" office:value="607.049" calcext:value-type="float">
            <text:p>607.04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83.371" calcext:value-type="float">
            <text:p>383.371</text:p>
          </table:table-cell>
          <table:table-cell office:value-type="float" office:value="7.16965" calcext:value-type="float">
            <text:p>7.16965</text:p>
          </table:table-cell>
          <table:table-cell office:value-type="float" office:value="609.46" calcext:value-type="float">
            <text:p>609.4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381.112" calcext:value-type="float">
            <text:p>381.112</text:p>
          </table:table-cell>
          <table:table-cell office:value-type="float" office:value="7.03222" calcext:value-type="float">
            <text:p>7.03222</text:p>
          </table:table-cell>
          <table:table-cell office:value-type="float" office:value="611.856" calcext:value-type="float">
            <text:p>611.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8.864" calcext:value-type="float">
            <text:p>378.864</text:p>
          </table:table-cell>
          <table:table-cell office:value-type="float" office:value="6.89821" calcext:value-type="float">
            <text:p>6.89821</text:p>
          </table:table-cell>
          <table:table-cell office:value-type="float" office:value="614.238" calcext:value-type="float">
            <text:p>614.238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376.627" calcext:value-type="float">
            <text:p>376.627</text:p>
          </table:table-cell>
          <table:table-cell office:value-type="float" office:value="6.76754" calcext:value-type="float">
            <text:p>6.76754</text:p>
          </table:table-cell>
          <table:table-cell office:value-type="float" office:value="616.605" calcext:value-type="float">
            <text:p>616.60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74.401" calcext:value-type="float">
            <text:p>374.401</text:p>
          </table:table-cell>
          <table:table-cell office:value-type="float" office:value="6.6401" calcext:value-type="float">
            <text:p>6.6401</text:p>
          </table:table-cell>
          <table:table-cell office:value-type="float" office:value="618.959" calcext:value-type="float">
            <text:p>618.959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372.185" calcext:value-type="float">
            <text:p>372.185</text:p>
          </table:table-cell>
          <table:table-cell office:value-type="float" office:value="6.5158" calcext:value-type="float">
            <text:p>6.5158</text:p>
          </table:table-cell>
          <table:table-cell office:value-type="float" office:value="621.299" calcext:value-type="float">
            <text:p>621.29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69.98" calcext:value-type="float">
            <text:p>369.98</text:p>
          </table:table-cell>
          <table:table-cell office:value-type="float" office:value="6.39454" calcext:value-type="float">
            <text:p>6.39454</text:p>
          </table:table-cell>
          <table:table-cell office:value-type="float" office:value="623.626" calcext:value-type="float">
            <text:p>623.62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367.786" calcext:value-type="float">
            <text:p>367.786</text:p>
          </table:table-cell>
          <table:table-cell office:value-type="float" office:value="6.27625" calcext:value-type="float">
            <text:p>6.27625</text:p>
          </table:table-cell>
          <table:table-cell office:value-type="float" office:value="625.938" calcext:value-type="float">
            <text:p>625.93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65.603" calcext:value-type="float">
            <text:p>365.603</text:p>
          </table:table-cell>
          <table:table-cell office:value-type="float" office:value="6.16083" calcext:value-type="float">
            <text:p>6.16083</text:p>
          </table:table-cell>
          <table:table-cell office:value-type="float" office:value="628.237" calcext:value-type="float">
            <text:p>628.23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363.43" calcext:value-type="float">
            <text:p>363.43</text:p>
          </table:table-cell>
          <table:table-cell office:value-type="float" office:value="6.04821" calcext:value-type="float">
            <text:p>6.04821</text:p>
          </table:table-cell>
          <table:table-cell office:value-type="float" office:value="630.522" calcext:value-type="float">
            <text:p>630.52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61.269" calcext:value-type="float">
            <text:p>361.269</text:p>
          </table:table-cell>
          <table:table-cell office:value-type="float" office:value="5.93831" calcext:value-type="float">
            <text:p>5.93831</text:p>
          </table:table-cell>
          <table:table-cell office:value-type="float" office:value="632.793" calcext:value-type="float">
            <text:p>632.79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359.118" calcext:value-type="float">
            <text:p>359.118</text:p>
          </table:table-cell>
          <table:table-cell office:value-type="float" office:value="5.83104" calcext:value-type="float">
            <text:p>5.83104</text:p>
          </table:table-cell>
          <table:table-cell office:value-type="float" office:value="635.051" calcext:value-type="float">
            <text:p>635.05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56.978" calcext:value-type="float">
            <text:p>356.978</text:p>
          </table:table-cell>
          <table:table-cell office:value-type="float" office:value="5.72634" calcext:value-type="float">
            <text:p>5.72634</text:p>
          </table:table-cell>
          <table:table-cell office:value-type="float" office:value="637.295" calcext:value-type="float">
            <text:p>637.295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354.849" calcext:value-type="float">
            <text:p>354.849</text:p>
          </table:table-cell>
          <table:table-cell office:value-type="float" office:value="5.62413" calcext:value-type="float">
            <text:p>5.62413</text:p>
          </table:table-cell>
          <table:table-cell office:value-type="float" office:value="639.527" calcext:value-type="float">
            <text:p>639.52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52.731" calcext:value-type="float">
            <text:p>352.731</text:p>
          </table:table-cell>
          <table:table-cell office:value-type="float" office:value="5.52434" calcext:value-type="float">
            <text:p>5.52434</text:p>
          </table:table-cell>
          <table:table-cell office:value-type="float" office:value="641.744" calcext:value-type="float">
            <text:p>641.744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350.624" calcext:value-type="float">
            <text:p>350.624</text:p>
          </table:table-cell>
          <table:table-cell office:value-type="float" office:value="5.42691" calcext:value-type="float">
            <text:p>5.42691</text:p>
          </table:table-cell>
          <table:table-cell office:value-type="float" office:value="643.949" calcext:value-type="float">
            <text:p>643.94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48.528" calcext:value-type="float">
            <text:p>348.528</text:p>
          </table:table-cell>
          <table:table-cell office:value-type="float" office:value="5.33177" calcext:value-type="float">
            <text:p>5.33177</text:p>
          </table:table-cell>
          <table:table-cell office:value-type="float" office:value="646.14" calcext:value-type="float">
            <text:p>646.1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346.442" calcext:value-type="float">
            <text:p>346.442</text:p>
          </table:table-cell>
          <table:table-cell office:value-type="float" office:value="5.23886" calcext:value-type="float">
            <text:p>5.23886</text:p>
          </table:table-cell>
          <table:table-cell office:value-type="float" office:value="648.319" calcext:value-type="float">
            <text:p>648.31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44.368" calcext:value-type="float">
            <text:p>344.368</text:p>
          </table:table-cell>
          <table:table-cell office:value-type="float" office:value="5.14811" calcext:value-type="float">
            <text:p>5.14811</text:p>
          </table:table-cell>
          <table:table-cell office:value-type="float" office:value="650.484" calcext:value-type="float">
            <text:p>650.484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342.304" calcext:value-type="float">
            <text:p>342.304</text:p>
          </table:table-cell>
          <table:table-cell office:value-type="float" office:value="5.05947" calcext:value-type="float">
            <text:p>5.05947</text:p>
          </table:table-cell>
          <table:table-cell office:value-type="float" office:value="652.636" calcext:value-type="float">
            <text:p>652.63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340.252" calcext:value-type="float">
            <text:p>340.252</text:p>
          </table:table-cell>
          <table:table-cell office:value-type="float" office:value="4.97288" calcext:value-type="float">
            <text:p>4.97288</text:p>
          </table:table-cell>
          <table:table-cell office:value-type="float" office:value="654.776" calcext:value-type="float">
            <text:p>654.776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338.21" calcext:value-type="float">
            <text:p>338.21</text:p>
          </table:table-cell>
          <table:table-cell office:value-type="float" office:value="4.88827" calcext:value-type="float">
            <text:p>4.88827</text:p>
          </table:table-cell>
          <table:table-cell office:value-type="float" office:value="656.902" calcext:value-type="float">
            <text:p>656.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6.178" calcext:value-type="float">
            <text:p>336.178</text:p>
          </table:table-cell>
          <table:table-cell office:value-type="float" office:value="4.80561" calcext:value-type="float">
            <text:p>4.80561</text:p>
          </table:table-cell>
          <table:table-cell office:value-type="float" office:value="659.016" calcext:value-type="float">
            <text:p>659.016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334.158" calcext:value-type="float">
            <text:p>334.158</text:p>
          </table:table-cell>
          <table:table-cell office:value-type="float" office:value="4.72483" calcext:value-type="float">
            <text:p>4.72483</text:p>
          </table:table-cell>
          <table:table-cell office:value-type="float" office:value="661.117" calcext:value-type="float">
            <text:p>661.11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32.149" calcext:value-type="float">
            <text:p>332.149</text:p>
          </table:table-cell>
          <table:table-cell office:value-type="float" office:value="4.64589" calcext:value-type="float">
            <text:p>4.64589</text:p>
          </table:table-cell>
          <table:table-cell office:value-type="float" office:value="663.206" calcext:value-type="float">
            <text:p>663.20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330.15" calcext:value-type="float">
            <text:p>330.15</text:p>
          </table:table-cell>
          <table:table-cell office:value-type="float" office:value="4.56874" calcext:value-type="float">
            <text:p>4.56874</text:p>
          </table:table-cell>
          <table:table-cell office:value-type="float" office:value="665.282" calcext:value-type="float">
            <text:p>665.282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28.162" calcext:value-type="float">
            <text:p>328.162</text:p>
          </table:table-cell>
          <table:table-cell office:value-type="float" office:value="4.49332" calcext:value-type="float">
            <text:p>4.49332</text:p>
          </table:table-cell>
          <table:table-cell office:value-type="float" office:value="667.345" calcext:value-type="float">
            <text:p>667.34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326.184" calcext:value-type="float">
            <text:p>326.184</text:p>
          </table:table-cell>
          <table:table-cell office:value-type="float" office:value="4.41959" calcext:value-type="float">
            <text:p>4.41959</text:p>
          </table:table-cell>
          <table:table-cell office:value-type="float" office:value="669.396" calcext:value-type="float">
            <text:p>669.39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324.218" calcext:value-type="float">
            <text:p>324.218</text:p>
          </table:table-cell>
          <table:table-cell office:value-type="float" office:value="4.34751" calcext:value-type="float">
            <text:p>4.34751</text:p>
          </table:table-cell>
          <table:table-cell office:value-type="float" office:value="671.435" calcext:value-type="float">
            <text:p>671.435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322.262" calcext:value-type="float">
            <text:p>322.262</text:p>
          </table:table-cell>
          <table:table-cell office:value-type="float" office:value="4.27703" calcext:value-type="float">
            <text:p>4.27703</text:p>
          </table:table-cell>
          <table:table-cell office:value-type="float" office:value="673.461" calcext:value-type="float">
            <text:p>673.46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20.317" calcext:value-type="float">
            <text:p>320.317</text:p>
          </table:table-cell>
          <table:table-cell office:value-type="float" office:value="4.20812" calcext:value-type="float">
            <text:p>4.20812</text:p>
          </table:table-cell>
          <table:table-cell office:value-type="float" office:value="675.475" calcext:value-type="float">
            <text:p>675.475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318.382" calcext:value-type="float">
            <text:p>318.382</text:p>
          </table:table-cell>
          <table:table-cell office:value-type="float" office:value="4.14072" calcext:value-type="float">
            <text:p>4.14072</text:p>
          </table:table-cell>
          <table:table-cell office:value-type="float" office:value="677.477" calcext:value-type="float">
            <text:p>677.47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316.458" calcext:value-type="float">
            <text:p>316.458</text:p>
          </table:table-cell>
          <table:table-cell office:value-type="float" office:value="4.0748" calcext:value-type="float">
            <text:p>4.0748</text:p>
          </table:table-cell>
          <table:table-cell office:value-type="float" office:value="679.467" calcext:value-type="float">
            <text:p>679.467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314.545" calcext:value-type="float">
            <text:p>314.545</text:p>
          </table:table-cell>
          <table:table-cell office:value-type="float" office:value="4.01033" calcext:value-type="float">
            <text:p>4.01033</text:p>
          </table:table-cell>
          <table:table-cell office:value-type="float" office:value="681.445" calcext:value-type="float">
            <text:p>681.44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12.642" calcext:value-type="float">
            <text:p>312.642</text:p>
          </table:table-cell>
          <table:table-cell office:value-type="float" office:value="3.94726" calcext:value-type="float">
            <text:p>3.94726</text:p>
          </table:table-cell>
          <table:table-cell office:value-type="float" office:value="683.411" calcext:value-type="float">
            <text:p>683.411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310.75" calcext:value-type="float">
            <text:p>310.75</text:p>
          </table:table-cell>
          <table:table-cell office:value-type="float" office:value="3.88555" calcext:value-type="float">
            <text:p>3.88555</text:p>
          </table:table-cell>
          <table:table-cell office:value-type="float" office:value="685.365" calcext:value-type="float">
            <text:p>685.36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308.868" calcext:value-type="float">
            <text:p>308.868</text:p>
          </table:table-cell>
          <table:table-cell office:value-type="float" office:value="3.82518" calcext:value-type="float">
            <text:p>3.82518</text:p>
          </table:table-cell>
          <table:table-cell office:value-type="float" office:value="687.307" calcext:value-type="float">
            <text:p>687.30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306.997" calcext:value-type="float">
            <text:p>306.997</text:p>
          </table:table-cell>
          <table:table-cell office:value-type="float" office:value="3.76611" calcext:value-type="float">
            <text:p>3.76611</text:p>
          </table:table-cell>
          <table:table-cell office:value-type="float" office:value="689.237" calcext:value-type="float">
            <text:p>689.23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05.136" calcext:value-type="float">
            <text:p>305.136</text:p>
          </table:table-cell>
          <table:table-cell office:value-type="float" office:value="3.7083" calcext:value-type="float">
            <text:p>3.7083</text:p>
          </table:table-cell>
          <table:table-cell office:value-type="float" office:value="691.156" calcext:value-type="float">
            <text:p>691.156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303.285" calcext:value-type="float">
            <text:p>303.285</text:p>
          </table:table-cell>
          <table:table-cell office:value-type="float" office:value="3.65172" calcext:value-type="float">
            <text:p>3.65172</text:p>
          </table:table-cell>
          <table:table-cell office:value-type="float" office:value="693.063" calcext:value-type="float">
            <text:p>693.06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301.445" calcext:value-type="float">
            <text:p>301.445</text:p>
          </table:table-cell>
          <table:table-cell office:value-type="float" office:value="3.59635" calcext:value-type="float">
            <text:p>3.59635</text:p>
          </table:table-cell>
          <table:table-cell office:value-type="float" office:value="694.959" calcext:value-type="float">
            <text:p>694.959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299.615" calcext:value-type="float">
            <text:p>299.615</text:p>
          </table:table-cell>
          <table:table-cell office:value-type="float" office:value="3.54214" calcext:value-type="float">
            <text:p>3.54214</text:p>
          </table:table-cell>
          <table:table-cell office:value-type="float" office:value="696.843" calcext:value-type="float">
            <text:p>696.8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7.796" calcext:value-type="float">
            <text:p>297.796</text:p>
          </table:table-cell>
          <table:table-cell office:value-type="float" office:value="3.48908" calcext:value-type="float">
            <text:p>3.48908</text:p>
          </table:table-cell>
          <table:table-cell office:value-type="float" office:value="698.715" calcext:value-type="float">
            <text:p>698.715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295.986" calcext:value-type="float">
            <text:p>295.986</text:p>
          </table:table-cell>
          <table:table-cell office:value-type="float" office:value="3.43713" calcext:value-type="float">
            <text:p>3.43713</text:p>
          </table:table-cell>
          <table:table-cell office:value-type="float" office:value="700.577" calcext:value-type="float">
            <text:p>700.577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94.187" calcext:value-type="float">
            <text:p>294.187</text:p>
          </table:table-cell>
          <table:table-cell office:value-type="float" office:value="3.38626" calcext:value-type="float">
            <text:p>3.38626</text:p>
          </table:table-cell>
          <table:table-cell office:value-type="float" office:value="702.427" calcext:value-type="float">
            <text:p>702.427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292.398" calcext:value-type="float">
            <text:p>292.398</text:p>
          </table:table-cell>
          <table:table-cell office:value-type="float" office:value="3.33645" calcext:value-type="float">
            <text:p>3.33645</text:p>
          </table:table-cell>
          <table:table-cell office:value-type="float" office:value="704.265" calcext:value-type="float">
            <text:p>704.26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0.62" calcext:value-type="float">
            <text:p>290.62</text:p>
          </table:table-cell>
          <table:table-cell office:value-type="float" office:value="3.28767" calcext:value-type="float">
            <text:p>3.28767</text:p>
          </table:table-cell>
          <table:table-cell office:value-type="float" office:value="706.093" calcext:value-type="float">
            <text:p>706.09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88.851" calcext:value-type="float">
            <text:p>288.851</text:p>
          </table:table-cell>
          <table:table-cell office:value-type="float" office:value="3.2399" calcext:value-type="float">
            <text:p>3.2399</text:p>
          </table:table-cell>
          <table:table-cell office:value-type="float" office:value="707.909" calcext:value-type="float">
            <text:p>707.90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87.093" calcext:value-type="float">
            <text:p>287.093</text:p>
          </table:table-cell>
          <table:table-cell office:value-type="float" office:value="3.19311" calcext:value-type="float">
            <text:p>3.19311</text:p>
          </table:table-cell>
          <table:table-cell office:value-type="float" office:value="709.714" calcext:value-type="float">
            <text:p>709.714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285.344" calcext:value-type="float">
            <text:p>285.344</text:p>
          </table:table-cell>
          <table:table-cell office:value-type="float" office:value="3.14727" calcext:value-type="float">
            <text:p>3.14727</text:p>
          </table:table-cell>
          <table:table-cell office:value-type="float" office:value="711.509" calcext:value-type="float">
            <text:p>711.50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83.606" calcext:value-type="float">
            <text:p>283.606</text:p>
          </table:table-cell>
          <table:table-cell office:value-type="float" office:value="3.10237" calcext:value-type="float">
            <text:p>3.10237</text:p>
          </table:table-cell>
          <table:table-cell office:value-type="float" office:value="713.292" calcext:value-type="float">
            <text:p>713.292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281.877" calcext:value-type="float">
            <text:p>281.877</text:p>
          </table:table-cell>
          <table:table-cell office:value-type="float" office:value="3.05837" calcext:value-type="float">
            <text:p>3.05837</text:p>
          </table:table-cell>
          <table:table-cell office:value-type="float" office:value="715.065" calcext:value-type="float">
            <text:p>715.06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80.158" calcext:value-type="float">
            <text:p>280.158</text:p>
          </table:table-cell>
          <table:table-cell office:value-type="float" office:value="3.01527" calcext:value-type="float">
            <text:p>3.01527</text:p>
          </table:table-cell>
          <table:table-cell office:value-type="float" office:value="716.826" calcext:value-type="float">
            <text:p>716.82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278.45" calcext:value-type="float">
            <text:p>278.45</text:p>
          </table:table-cell>
          <table:table-cell office:value-type="float" office:value="2.97303" calcext:value-type="float">
            <text:p>2.97303</text:p>
          </table:table-cell>
          <table:table-cell office:value-type="float" office:value="718.577" calcext:value-type="float">
            <text:p>718.57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76.751" calcext:value-type="float">
            <text:p>276.751</text:p>
          </table:table-cell>
          <table:table-cell office:value-type="float" office:value="2.93164" calcext:value-type="float">
            <text:p>2.93164</text:p>
          </table:table-cell>
          <table:table-cell office:value-type="float" office:value="720.318" calcext:value-type="float">
            <text:p>720.318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275.062" calcext:value-type="float">
            <text:p>275.062</text:p>
          </table:table-cell>
          <table:table-cell office:value-type="float" office:value="2.89107" calcext:value-type="float">
            <text:p>2.89107</text:p>
          </table:table-cell>
          <table:table-cell office:value-type="float" office:value="722.047" calcext:value-type="float">
            <text:p>722.04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73.382" calcext:value-type="float">
            <text:p>273.382</text:p>
          </table:table-cell>
          <table:table-cell office:value-type="float" office:value="2.85131" calcext:value-type="float">
            <text:p>2.85131</text:p>
          </table:table-cell>
          <table:table-cell office:value-type="float" office:value="723.766" calcext:value-type="float">
            <text:p>723.76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71.713" calcext:value-type="float">
            <text:p>271.713</text:p>
          </table:table-cell>
          <table:table-cell office:value-type="float" office:value="2.81234" calcext:value-type="float">
            <text:p>2.81234</text:p>
          </table:table-cell>
          <table:table-cell office:value-type="float" office:value="725.475" calcext:value-type="float">
            <text:p>725.47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70.053" calcext:value-type="float">
            <text:p>270.053</text:p>
          </table:table-cell>
          <table:table-cell office:value-type="float" office:value="2.77413" calcext:value-type="float">
            <text:p>2.77413</text:p>
          </table:table-cell>
          <table:table-cell office:value-type="float" office:value="727.173" calcext:value-type="float">
            <text:p>727.17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268.402" calcext:value-type="float">
            <text:p>268.402</text:p>
          </table:table-cell>
          <table:table-cell office:value-type="float" office:value="2.73667" calcext:value-type="float">
            <text:p>2.73667</text:p>
          </table:table-cell>
          <table:table-cell office:value-type="float" office:value="728.861" calcext:value-type="float">
            <text:p>728.86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66.761" calcext:value-type="float">
            <text:p>266.761</text:p>
          </table:table-cell>
          <table:table-cell office:value-type="float" office:value="2.69995" calcext:value-type="float">
            <text:p>2.69995</text:p>
          </table:table-cell>
          <table:table-cell office:value-type="float" office:value="730.539" calcext:value-type="float">
            <text:p>730.539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265.13" calcext:value-type="float">
            <text:p>265.13</text:p>
          </table:table-cell>
          <table:table-cell office:value-type="float" office:value="2.66393" calcext:value-type="float">
            <text:p>2.66393</text:p>
          </table:table-cell>
          <table:table-cell office:value-type="float" office:value="732.206" calcext:value-type="float">
            <text:p>732.2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3.508" calcext:value-type="float">
            <text:p>263.508</text:p>
          </table:table-cell>
          <table:table-cell office:value-type="float" office:value="2.62862" calcext:value-type="float">
            <text:p>2.62862</text:p>
          </table:table-cell>
          <table:table-cell office:value-type="float" office:value="733.863" calcext:value-type="float">
            <text:p>733.863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261.896" calcext:value-type="float">
            <text:p>261.896</text:p>
          </table:table-cell>
          <table:table-cell office:value-type="float" office:value="2.59399" calcext:value-type="float">
            <text:p>2.59399</text:p>
          </table:table-cell>
          <table:table-cell office:value-type="float" office:value="735.51" calcext:value-type="float">
            <text:p>735.5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260.293" calcext:value-type="float">
            <text:p>260.293</text:p>
          </table:table-cell>
          <table:table-cell office:value-type="float" office:value="2.56002" calcext:value-type="float">
            <text:p>2.56002</text:p>
          </table:table-cell>
          <table:table-cell office:value-type="float" office:value="737.147" calcext:value-type="float">
            <text:p>737.147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258.7" calcext:value-type="float">
            <text:p>258.7</text:p>
          </table:table-cell>
          <table:table-cell office:value-type="float" office:value="2.5267" calcext:value-type="float">
            <text:p>2.5267</text:p>
          </table:table-cell>
          <table:table-cell office:value-type="float" office:value="738.774" calcext:value-type="float">
            <text:p>738.77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57.116" calcext:value-type="float">
            <text:p>257.116</text:p>
          </table:table-cell>
          <table:table-cell office:value-type="float" office:value="2.49402" calcext:value-type="float">
            <text:p>2.49402</text:p>
          </table:table-cell>
          <table:table-cell office:value-type="float" office:value="740.39" calcext:value-type="float">
            <text:p>740.3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55.541" calcext:value-type="float">
            <text:p>255.541</text:p>
          </table:table-cell>
          <table:table-cell office:value-type="float" office:value="2.46196" calcext:value-type="float">
            <text:p>2.46196</text:p>
          </table:table-cell>
          <table:table-cell office:value-type="float" office:value="741.997" calcext:value-type="float">
            <text:p>741.99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53.975" calcext:value-type="float">
            <text:p>253.975</text:p>
          </table:table-cell>
          <table:table-cell office:value-type="float" office:value="2.4305" calcext:value-type="float">
            <text:p>2.4305</text:p>
          </table:table-cell>
          <table:table-cell office:value-type="float" office:value="743.595" calcext:value-type="float">
            <text:p>743.595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252.418" calcext:value-type="float">
            <text:p>252.418</text:p>
          </table:table-cell>
          <table:table-cell office:value-type="float" office:value="2.39963" calcext:value-type="float">
            <text:p>2.39963</text:p>
          </table:table-cell>
          <table:table-cell office:value-type="float" office:value="745.182" calcext:value-type="float">
            <text:p>745.18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50.871" calcext:value-type="float">
            <text:p>250.871</text:p>
          </table:table-cell>
          <table:table-cell office:value-type="float" office:value="2.36935" calcext:value-type="float">
            <text:p>2.36935</text:p>
          </table:table-cell>
          <table:table-cell office:value-type="float" office:value="746.76" calcext:value-type="float">
            <text:p>746.76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249.333" calcext:value-type="float">
            <text:p>249.333</text:p>
          </table:table-cell>
          <table:table-cell office:value-type="float" office:value="2.33963" calcext:value-type="float">
            <text:p>2.33963</text:p>
          </table:table-cell>
          <table:table-cell office:value-type="float" office:value="748.327" calcext:value-type="float">
            <text:p>748.32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47.804" calcext:value-type="float">
            <text:p>247.804</text:p>
          </table:table-cell>
          <table:table-cell office:value-type="float" office:value="2.31046" calcext:value-type="float">
            <text:p>2.31046</text:p>
          </table:table-cell>
          <table:table-cell office:value-type="float" office:value="749.886" calcext:value-type="float">
            <text:p>749.886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246.284" calcext:value-type="float">
            <text:p>246.284</text:p>
          </table:table-cell>
          <table:table-cell office:value-type="float" office:value="2.28183" calcext:value-type="float">
            <text:p>2.28183</text:p>
          </table:table-cell>
          <table:table-cell office:value-type="float" office:value="751.435" calcext:value-type="float">
            <text:p>751.43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44.772" calcext:value-type="float">
            <text:p>244.772</text:p>
          </table:table-cell>
          <table:table-cell office:value-type="float" office:value="2.25374" calcext:value-type="float">
            <text:p>2.25374</text:p>
          </table:table-cell>
          <table:table-cell office:value-type="float" office:value="752.974" calcext:value-type="float">
            <text:p>752.974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243.27" calcext:value-type="float">
            <text:p>243.27</text:p>
          </table:table-cell>
          <table:table-cell office:value-type="float" office:value="2.22615" calcext:value-type="float">
            <text:p>2.22615</text:p>
          </table:table-cell>
          <table:table-cell office:value-type="float" office:value="754.504" calcext:value-type="float">
            <text:p>754.50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41.777" calcext:value-type="float">
            <text:p>241.777</text:p>
          </table:table-cell>
          <table:table-cell office:value-type="float" office:value="2.19908" calcext:value-type="float">
            <text:p>2.19908</text:p>
          </table:table-cell>
          <table:table-cell office:value-type="float" office:value="756.024" calcext:value-type="float">
            <text:p>756.02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40.292" calcext:value-type="float">
            <text:p>240.292</text:p>
          </table:table-cell>
          <table:table-cell office:value-type="float" office:value="2.17249" calcext:value-type="float">
            <text:p>2.17249</text:p>
          </table:table-cell>
          <table:table-cell office:value-type="float" office:value="757.535" calcext:value-type="float">
            <text:p>757.53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38.817" calcext:value-type="float">
            <text:p>238.817</text:p>
          </table:table-cell>
          <table:table-cell office:value-type="float" office:value="2.14639" calcext:value-type="float">
            <text:p>2.14639</text:p>
          </table:table-cell>
          <table:table-cell office:value-type="float" office:value="759.037" calcext:value-type="float">
            <text:p>759.037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237.35" calcext:value-type="float">
            <text:p>237.35</text:p>
          </table:table-cell>
          <table:table-cell office:value-type="float" office:value="2.12076" calcext:value-type="float">
            <text:p>2.12076</text:p>
          </table:table-cell>
          <table:table-cell office:value-type="float" office:value="760.53" calcext:value-type="float">
            <text:p>760.53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35.891" calcext:value-type="float">
            <text:p>235.891</text:p>
          </table:table-cell>
          <table:table-cell office:value-type="float" office:value="2.09559" calcext:value-type="float">
            <text:p>2.09559</text:p>
          </table:table-cell>
          <table:table-cell office:value-type="float" office:value="762.013" calcext:value-type="float">
            <text:p>762.013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234.442" calcext:value-type="float">
            <text:p>234.442</text:p>
          </table:table-cell>
          <table:table-cell office:value-type="float" office:value="2.07087" calcext:value-type="float">
            <text:p>2.07087</text:p>
          </table:table-cell>
          <table:table-cell office:value-type="float" office:value="763.487" calcext:value-type="float">
            <text:p>763.4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.001" calcext:value-type="float">
            <text:p>233.001</text:p>
          </table:table-cell>
          <table:table-cell office:value-type="float" office:value="2.0466" calcext:value-type="float">
            <text:p>2.0466</text:p>
          </table:table-cell>
          <table:table-cell office:value-type="float" office:value="764.953" calcext:value-type="float">
            <text:p>764.953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231.568" calcext:value-type="float">
            <text:p>231.568</text:p>
          </table:table-cell>
          <table:table-cell office:value-type="float" office:value="2.02276" calcext:value-type="float">
            <text:p>2.02276</text:p>
          </table:table-cell>
          <table:table-cell office:value-type="float" office:value="766.409" calcext:value-type="float">
            <text:p>766.40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30.144" calcext:value-type="float">
            <text:p>230.144</text:p>
          </table:table-cell>
          <table:table-cell office:value-type="float" office:value="1.99934" calcext:value-type="float">
            <text:p>1.99934</text:p>
          </table:table-cell>
          <table:table-cell office:value-type="float" office:value="767.856" calcext:value-type="float">
            <text:p>767.856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228.729" calcext:value-type="float">
            <text:p>228.729</text:p>
          </table:table-cell>
          <table:table-cell office:value-type="float" office:value="1.97633" calcext:value-type="float">
            <text:p>1.97633</text:p>
          </table:table-cell>
          <table:table-cell office:value-type="float" office:value="769.295" calcext:value-type="float">
            <text:p>769.29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27.322" calcext:value-type="float">
            <text:p>227.322</text:p>
          </table:table-cell>
          <table:table-cell office:value-type="float" office:value="1.95373" calcext:value-type="float">
            <text:p>1.95373</text:p>
          </table:table-cell>
          <table:table-cell office:value-type="float" office:value="770.724" calcext:value-type="float">
            <text:p>770.724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225.924" calcext:value-type="float">
            <text:p>225.924</text:p>
          </table:table-cell>
          <table:table-cell office:value-type="float" office:value="1.93152" calcext:value-type="float">
            <text:p>1.93152</text:p>
          </table:table-cell>
          <table:table-cell office:value-type="float" office:value="772.145" calcext:value-type="float">
            <text:p>772.14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224.533" calcext:value-type="float">
            <text:p>224.533</text:p>
          </table:table-cell>
          <table:table-cell office:value-type="float" office:value="1.9097" calcext:value-type="float">
            <text:p>1.9097</text:p>
          </table:table-cell>
          <table:table-cell office:value-type="float" office:value="773.557" calcext:value-type="float">
            <text:p>773.557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223.151" calcext:value-type="float">
            <text:p>223.151</text:p>
          </table:table-cell>
          <table:table-cell office:value-type="float" office:value="1.88826" calcext:value-type="float">
            <text:p>1.88826</text:p>
          </table:table-cell>
          <table:table-cell office:value-type="float" office:value="774.96" calcext:value-type="float">
            <text:p>774.9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21.778" calcext:value-type="float">
            <text:p>221.778</text:p>
          </table:table-cell>
          <table:table-cell office:value-type="float" office:value="1.86719" calcext:value-type="float">
            <text:p>1.86719</text:p>
          </table:table-cell>
          <table:table-cell office:value-type="float" office:value="776.355" calcext:value-type="float">
            <text:p>776.355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220.412" calcext:value-type="float">
            <text:p>220.412</text:p>
          </table:table-cell>
          <table:table-cell office:value-type="float" office:value="1.84649" calcext:value-type="float">
            <text:p>1.84649</text:p>
          </table:table-cell>
          <table:table-cell office:value-type="float" office:value="777.741" calcext:value-type="float">
            <text:p>777.74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219.055" calcext:value-type="float">
            <text:p>219.055</text:p>
          </table:table-cell>
          <table:table-cell office:value-type="float" office:value="1.82614" calcext:value-type="float">
            <text:p>1.82614</text:p>
          </table:table-cell>
          <table:table-cell office:value-type="float" office:value="779.119" calcext:value-type="float">
            <text:p>779.119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217.706" calcext:value-type="float">
            <text:p>217.706</text:p>
          </table:table-cell>
          <table:table-cell office:value-type="float" office:value="1.80614" calcext:value-type="float">
            <text:p>1.80614</text:p>
          </table:table-cell>
          <table:table-cell office:value-type="float" office:value="780.488" calcext:value-type="float">
            <text:p>780.48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16.365" calcext:value-type="float">
            <text:p>216.365</text:p>
          </table:table-cell>
          <table:table-cell office:value-type="float" office:value="1.78648" calcext:value-type="float">
            <text:p>1.78648</text:p>
          </table:table-cell>
          <table:table-cell office:value-type="float" office:value="781.848" calcext:value-type="float">
            <text:p>781.848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215.032" calcext:value-type="float">
            <text:p>215.032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783.201" calcext:value-type="float">
            <text:p>783.201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13.707" calcext:value-type="float">
            <text:p>213.707</text:p>
          </table:table-cell>
          <table:table-cell office:value-type="float" office:value="1.74815" calcext:value-type="float">
            <text:p>1.74815</text:p>
          </table:table-cell>
          <table:table-cell office:value-type="float" office:value="784.545" calcext:value-type="float">
            <text:p>784.54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212.39" calcext:value-type="float">
            <text:p>212.39</text:p>
          </table:table-cell>
          <table:table-cell office:value-type="float" office:value="1.72947" calcext:value-type="float">
            <text:p>1.72947</text:p>
          </table:table-cell>
          <table:table-cell office:value-type="float" office:value="785.88" calcext:value-type="float">
            <text:p>785.88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11.081" calcext:value-type="float">
            <text:p>211.081</text:p>
          </table:table-cell>
          <table:table-cell office:value-type="float" office:value="1.71111" calcext:value-type="float">
            <text:p>1.71111</text:p>
          </table:table-cell>
          <table:table-cell office:value-type="float" office:value="787.208" calcext:value-type="float">
            <text:p>787.208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209.78" calcext:value-type="float">
            <text:p>209.78</text:p>
          </table:table-cell>
          <table:table-cell office:value-type="float" office:value="1.69305" calcext:value-type="float">
            <text:p>1.69305</text:p>
          </table:table-cell>
          <table:table-cell office:value-type="float" office:value="788.527" calcext:value-type="float">
            <text:p>788.52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08.487" calcext:value-type="float">
            <text:p>208.487</text:p>
          </table:table-cell>
          <table:table-cell office:value-type="float" office:value="1.67529" calcext:value-type="float">
            <text:p>1.67529</text:p>
          </table:table-cell>
          <table:table-cell office:value-type="float" office:value="789.838" calcext:value-type="float">
            <text:p>789.838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207.201" calcext:value-type="float">
            <text:p>207.201</text:p>
          </table:table-cell>
          <table:table-cell office:value-type="float" office:value="1.65782" calcext:value-type="float">
            <text:p>1.65782</text:p>
          </table:table-cell>
          <table:table-cell office:value-type="float" office:value="791.141" calcext:value-type="float">
            <text:p>791.1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.923" calcext:value-type="float">
            <text:p>205.923</text:p>
          </table:table-cell>
          <table:table-cell office:value-type="float" office:value="1.64065" calcext:value-type="float">
            <text:p>1.64065</text:p>
          </table:table-cell>
          <table:table-cell office:value-type="float" office:value="792.436" calcext:value-type="float">
            <text:p>792.436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204.653" calcext:value-type="float">
            <text:p>204.653</text:p>
          </table:table-cell>
          <table:table-cell office:value-type="float" office:value="1.62376" calcext:value-type="float">
            <text:p>1.62376</text:p>
          </table:table-cell>
          <table:table-cell office:value-type="float" office:value="793.723" calcext:value-type="float">
            <text:p>793.72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03.391" calcext:value-type="float">
            <text:p>203.391</text:p>
          </table:table-cell>
          <table:table-cell office:value-type="float" office:value="1.60714" calcext:value-type="float">
            <text:p>1.60714</text:p>
          </table:table-cell>
          <table:table-cell office:value-type="float" office:value="795.002" calcext:value-type="float">
            <text:p>795.002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202.136" calcext:value-type="float">
            <text:p>202.136</text:p>
          </table:table-cell>
          <table:table-cell office:value-type="float" office:value="1.5908" calcext:value-type="float">
            <text:p>1.5908</text:p>
          </table:table-cell>
          <table:table-cell office:value-type="float" office:value="796.274" calcext:value-type="float">
            <text:p>796.27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00.888" calcext:value-type="float">
            <text:p>200.888</text:p>
          </table:table-cell>
          <table:table-cell office:value-type="float" office:value="1.57472" calcext:value-type="float">
            <text:p>1.57472</text:p>
          </table:table-cell>
          <table:table-cell office:value-type="float" office:value="797.537" calcext:value-type="float">
            <text:p>797.537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99.649" calcext:value-type="float">
            <text:p>199.649</text:p>
          </table:table-cell>
          <table:table-cell office:value-type="float" office:value="1.5589" calcext:value-type="float">
            <text:p>1.5589</text:p>
          </table:table-cell>
          <table:table-cell office:value-type="float" office:value="798.792" calcext:value-type="float">
            <text:p>798.792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1.54334" calcext:value-type="float">
            <text:p>1.54334</text:p>
          </table:table-cell>
          <table:table-cell office:value-type="float" office:value="800.04" calcext:value-type="float">
            <text:p>800.04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197.192" calcext:value-type="float">
            <text:p>197.192</text:p>
          </table:table-cell>
          <table:table-cell office:value-type="float" office:value="1.52803" calcext:value-type="float">
            <text:p>1.52803</text:p>
          </table:table-cell>
          <table:table-cell office:value-type="float" office:value="801.28" calcext:value-type="float">
            <text:p>801.2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95.974" calcext:value-type="float">
            <text:p>195.974</text:p>
          </table:table-cell>
          <table:table-cell office:value-type="float" office:value="1.51296" calcext:value-type="float">
            <text:p>1.51296</text:p>
          </table:table-cell>
          <table:table-cell office:value-type="float" office:value="802.513" calcext:value-type="float">
            <text:p>802.513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194.764" calcext:value-type="float">
            <text:p>194.764</text:p>
          </table:table-cell>
          <table:table-cell office:value-type="float" office:value="1.49814" calcext:value-type="float">
            <text:p>1.49814</text:p>
          </table:table-cell>
          <table:table-cell office:value-type="float" office:value="803.738" calcext:value-type="float">
            <text:p>803.73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93.562" calcext:value-type="float">
            <text:p>193.562</text:p>
          </table:table-cell>
          <table:table-cell office:value-type="float" office:value="1.48355" calcext:value-type="float">
            <text:p>1.48355</text:p>
          </table:table-cell>
          <table:table-cell office:value-type="float" office:value="804.955" calcext:value-type="float">
            <text:p>804.955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192.366" calcext:value-type="float">
            <text:p>192.366</text:p>
          </table:table-cell>
          <table:table-cell office:value-type="float" office:value="1.46919" calcext:value-type="float">
            <text:p>1.46919</text:p>
          </table:table-cell>
          <table:table-cell office:value-type="float" office:value="806.165" calcext:value-type="float">
            <text:p>806.16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91.178" calcext:value-type="float">
            <text:p>191.178</text:p>
          </table:table-cell>
          <table:table-cell office:value-type="float" office:value="1.45506" calcext:value-type="float">
            <text:p>1.45506</text:p>
          </table:table-cell>
          <table:table-cell office:value-type="float" office:value="807.367" calcext:value-type="float">
            <text:p>807.367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189.997" calcext:value-type="float">
            <text:p>189.997</text:p>
          </table:table-cell>
          <table:table-cell office:value-type="float" office:value="1.44115" calcext:value-type="float">
            <text:p>1.44115</text:p>
          </table:table-cell>
          <table:table-cell office:value-type="float" office:value="808.562" calcext:value-type="float">
            <text:p>808.56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188.823" calcext:value-type="float">
            <text:p>188.823</text:p>
          </table:table-cell>
          <table:table-cell office:value-type="float" office:value="1.42746" calcext:value-type="float">
            <text:p>1.42746</text:p>
          </table:table-cell>
          <table:table-cell office:value-type="float" office:value="809.749" calcext:value-type="float">
            <text:p>809.74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87.657" calcext:value-type="float">
            <text:p>187.657</text:p>
          </table:table-cell>
          <table:table-cell office:value-type="float" office:value="1.41398" calcext:value-type="float">
            <text:p>1.41398</text:p>
          </table:table-cell>
          <table:table-cell office:value-type="float" office:value="810.929" calcext:value-type="float">
            <text:p>810.92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6.497" calcext:value-type="float">
            <text:p>186.497</text:p>
          </table:table-cell>
          <table:table-cell office:value-type="float" office:value="1.40072" calcext:value-type="float">
            <text:p>1.40072</text:p>
          </table:table-cell>
          <table:table-cell office:value-type="float" office:value="812.102" calcext:value-type="float">
            <text:p>812.102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1.38766" calcext:value-type="float">
            <text:p>1.38766</text:p>
          </table:table-cell>
          <table:table-cell office:value-type="float" office:value="813.268" calcext:value-type="float">
            <text:p>813.26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84.199" calcext:value-type="float">
            <text:p>184.199</text:p>
          </table:table-cell>
          <table:table-cell office:value-type="float" office:value="1.3748" calcext:value-type="float">
            <text:p>1.3748</text:p>
          </table:table-cell>
          <table:table-cell office:value-type="float" office:value="814.426" calcext:value-type="float">
            <text:p>814.426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183.06" calcext:value-type="float">
            <text:p>183.06</text:p>
          </table:table-cell>
          <table:table-cell office:value-type="float" office:value="1.36213" calcext:value-type="float">
            <text:p>1.36213</text:p>
          </table:table-cell>
          <table:table-cell office:value-type="float" office:value="815.578" calcext:value-type="float">
            <text:p>815.5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1.929" calcext:value-type="float">
            <text:p>181.929</text:p>
          </table:table-cell>
          <table:table-cell office:value-type="float" office:value="1.34967" calcext:value-type="float">
            <text:p>1.34967</text:p>
          </table:table-cell>
          <table:table-cell office:value-type="float" office:value="816.722" calcext:value-type="float">
            <text:p>816.722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180.804" calcext:value-type="float">
            <text:p>180.804</text:p>
          </table:table-cell>
          <table:table-cell office:value-type="float" office:value="1.33739" calcext:value-type="float">
            <text:p>1.33739</text:p>
          </table:table-cell>
          <table:table-cell office:value-type="float" office:value="817.859" calcext:value-type="float">
            <text:p>817.85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1.3253" calcext:value-type="float">
            <text:p>1.3253</text:p>
          </table:table-cell>
          <table:table-cell office:value-type="float" office:value="818.989" calcext:value-type="float">
            <text:p>818.989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178.575" calcext:value-type="float">
            <text:p>178.575</text:p>
          </table:table-cell>
          <table:table-cell office:value-type="float" office:value="1.31339" calcext:value-type="float">
            <text:p>1.31339</text:p>
          </table:table-cell>
          <table:table-cell office:value-type="float" office:value="820.112" calcext:value-type="float">
            <text:p>820.11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7.47" calcext:value-type="float">
            <text:p>177.47</text:p>
          </table:table-cell>
          <table:table-cell office:value-type="float" office:value="1.30167" calcext:value-type="float">
            <text:p>1.30167</text:p>
          </table:table-cell>
          <table:table-cell office:value-type="float" office:value="821.228" calcext:value-type="float">
            <text:p>821.228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76.373" calcext:value-type="float">
            <text:p>176.373</text:p>
          </table:table-cell>
          <table:table-cell office:value-type="float" office:value="1.29012" calcext:value-type="float">
            <text:p>1.29012</text:p>
          </table:table-cell>
          <table:table-cell office:value-type="float" office:value="822.337" calcext:value-type="float">
            <text:p>822.33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75.282" calcext:value-type="float">
            <text:p>175.282</text:p>
          </table:table-cell>
          <table:table-cell office:value-type="float" office:value="1.27874" calcext:value-type="float">
            <text:p>1.27874</text:p>
          </table:table-cell>
          <table:table-cell office:value-type="float" office:value="823.439" calcext:value-type="float">
            <text:p>823.439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174.198" calcext:value-type="float">
            <text:p>174.198</text:p>
          </table:table-cell>
          <table:table-cell office:value-type="float" office:value="1.26753" calcext:value-type="float">
            <text:p>1.26753</text:p>
          </table:table-cell>
          <table:table-cell office:value-type="float" office:value="824.535" calcext:value-type="float">
            <text:p>824.53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3.12" calcext:value-type="float">
            <text:p>173.12</text:p>
          </table:table-cell>
          <table:table-cell office:value-type="float" office:value="1.25649" calcext:value-type="float">
            <text:p>1.25649</text:p>
          </table:table-cell>
          <table:table-cell office:value-type="float" office:value="825.624" calcext:value-type="float">
            <text:p>825.624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172.049" calcext:value-type="float">
            <text:p>172.049</text:p>
          </table:table-cell>
          <table:table-cell office:value-type="float" office:value="1.24562" calcext:value-type="float">
            <text:p>1.24562</text:p>
          </table:table-cell>
          <table:table-cell office:value-type="float" office:value="826.706" calcext:value-type="float">
            <text:p>826.70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70.984" calcext:value-type="float">
            <text:p>170.984</text:p>
          </table:table-cell>
          <table:table-cell office:value-type="float" office:value="1.2349" calcext:value-type="float">
            <text:p>1.2349</text:p>
          </table:table-cell>
          <table:table-cell office:value-type="float" office:value="827.781" calcext:value-type="float">
            <text:p>827.781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169.926" calcext:value-type="float">
            <text:p>169.926</text:p>
          </table:table-cell>
          <table:table-cell office:value-type="float" office:value="1.22434" calcext:value-type="float">
            <text:p>1.22434</text:p>
          </table:table-cell>
          <table:table-cell office:value-type="float" office:value="828.85" calcext:value-type="float">
            <text:p>828.8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68.874" calcext:value-type="float">
            <text:p>168.874</text:p>
          </table:table-cell>
          <table:table-cell office:value-type="float" office:value="1.21394" calcext:value-type="float">
            <text:p>1.21394</text:p>
          </table:table-cell>
          <table:table-cell office:value-type="float" office:value="829.912" calcext:value-type="float">
            <text:p>829.912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167.829" calcext:value-type="float">
            <text:p>167.829</text:p>
          </table:table-cell>
          <table:table-cell office:value-type="float" office:value="1.20369" calcext:value-type="float">
            <text:p>1.20369</text:p>
          </table:table-cell>
          <table:table-cell office:value-type="float" office:value="830.967" calcext:value-type="float">
            <text:p>830.96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66.79" calcext:value-type="float">
            <text:p>166.79</text:p>
          </table:table-cell>
          <table:table-cell office:value-type="float" office:value="1.19359" calcext:value-type="float">
            <text:p>1.19359</text:p>
          </table:table-cell>
          <table:table-cell office:value-type="float" office:value="832.016" calcext:value-type="float">
            <text:p>832.016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65.758" calcext:value-type="float">
            <text:p>165.758</text:p>
          </table:table-cell>
          <table:table-cell office:value-type="float" office:value="1.18364" calcext:value-type="float">
            <text:p>1.18364</text:p>
          </table:table-cell>
          <table:table-cell office:value-type="float" office:value="833.058" calcext:value-type="float">
            <text:p>833.05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64.732" calcext:value-type="float">
            <text:p>164.732</text:p>
          </table:table-cell>
          <table:table-cell office:value-type="float" office:value="1.17383" calcext:value-type="float">
            <text:p>1.17383</text:p>
          </table:table-cell>
          <table:table-cell office:value-type="float" office:value="834.094" calcext:value-type="float">
            <text:p>834.094</text:p>
          </table:table-cell>
        </table:table-row>
        <table:table-row table:style-name="ro1">
          <table:table-cell office:value-type="float" office:value="22.85" calcext:value-type="float">
            <text:p>22.85</text:p>
          </table:table-cell>
          <table:table-cell office:value-type="float" office:value="163.712" calcext:value-type="float">
            <text:p>163.712</text:p>
          </table:table-cell>
          <table:table-cell office:value-type="float" office:value="1.16416" calcext:value-type="float">
            <text:p>1.16416</text:p>
          </table:table-cell>
          <table:table-cell office:value-type="float" office:value="835.124" calcext:value-type="float">
            <text:p>835.124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62.698" calcext:value-type="float">
            <text:p>162.698</text:p>
          </table:table-cell>
          <table:table-cell office:value-type="float" office:value="1.15463" calcext:value-type="float">
            <text:p>1.15463</text:p>
          </table:table-cell>
          <table:table-cell office:value-type="float" office:value="836.147" calcext:value-type="float">
            <text:p>836.147</text:p>
          </table:table-cell>
        </table:table-row>
        <table:table-row table:style-name="ro1">
          <table:table-cell office:value-type="float" office:value="22.95" calcext:value-type="float">
            <text:p>22.95</text:p>
          </table:table-cell>
          <table:table-cell office:value-type="float" office:value="161.691" calcext:value-type="float">
            <text:p>161.691</text:p>
          </table:table-cell>
          <table:table-cell office:value-type="float" office:value="1.14523" calcext:value-type="float">
            <text:p>1.14523</text:p>
          </table:table-cell>
          <table:table-cell office:value-type="float" office:value="837.164" calcext:value-type="float">
            <text:p>837.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.689" calcext:value-type="float">
            <text:p>160.689</text:p>
          </table:table-cell>
          <table:table-cell office:value-type="float" office:value="1.13598" calcext:value-type="float">
            <text:p>1.13598</text:p>
          </table:table-cell>
          <table:table-cell office:value-type="float" office:value="838.175" calcext:value-type="float">
            <text:p>838.175</text:p>
          </table:table-cell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159.694" calcext:value-type="float">
            <text:p>159.694</text:p>
          </table:table-cell>
          <table:table-cell office:value-type="float" office:value="1.12685" calcext:value-type="float">
            <text:p>1.12685</text:p>
          </table:table-cell>
          <table:table-cell office:value-type="float" office:value="839.179" calcext:value-type="float">
            <text:p>839.17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158.705" calcext:value-type="float">
            <text:p>158.705</text:p>
          </table:table-cell>
          <table:table-cell office:value-type="float" office:value="1.11785" calcext:value-type="float">
            <text:p>1.11785</text:p>
          </table:table-cell>
          <table:table-cell office:value-type="float" office:value="840.177" calcext:value-type="float">
            <text:p>840.177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157.722" calcext:value-type="float">
            <text:p>157.722</text:p>
          </table:table-cell>
          <table:table-cell office:value-type="float" office:value="1.10898" calcext:value-type="float">
            <text:p>1.10898</text:p>
          </table:table-cell>
          <table:table-cell office:value-type="float" office:value="841.169" calcext:value-type="float">
            <text:p>841.16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1.10024" calcext:value-type="float">
            <text:p>1.10024</text:p>
          </table:table-cell>
          <table:table-cell office:value-type="float" office:value="842.155" calcext:value-type="float">
            <text:p>842.155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155.774" calcext:value-type="float">
            <text:p>155.774</text:p>
          </table:table-cell>
          <table:table-cell office:value-type="float" office:value="1.09161" calcext:value-type="float">
            <text:p>1.09161</text:p>
          </table:table-cell>
          <table:table-cell office:value-type="float" office:value="843.134" calcext:value-type="float">
            <text:p>843.13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54.809" calcext:value-type="float">
            <text:p>154.809</text:p>
          </table:table-cell>
          <table:table-cell office:value-type="float" office:value="1.08311" calcext:value-type="float">
            <text:p>1.08311</text:p>
          </table:table-cell>
          <table:table-cell office:value-type="float" office:value="844.108" calcext:value-type="float">
            <text:p>844.108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153.85" calcext:value-type="float">
            <text:p>153.85</text:p>
          </table:table-cell>
          <table:table-cell office:value-type="float" office:value="1.07473" calcext:value-type="float">
            <text:p>1.07473</text:p>
          </table:table-cell>
          <table:table-cell office:value-type="float" office:value="845.076" calcext:value-type="float">
            <text:p>845.07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2.896" calcext:value-type="float">
            <text:p>152.896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846.037" calcext:value-type="float">
            <text:p>846.037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151.949" calcext:value-type="float">
            <text:p>151.949</text:p>
          </table:table-cell>
          <table:table-cell office:value-type="float" office:value="1.05831" calcext:value-type="float">
            <text:p>1.05831</text:p>
          </table:table-cell>
          <table:table-cell office:value-type="float" office:value="846.993" calcext:value-type="float">
            <text:p>846.99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151.007" calcext:value-type="float">
            <text:p>151.007</text:p>
          </table:table-cell>
          <table:table-cell office:value-type="float" office:value="1.05027" calcext:value-type="float">
            <text:p>1.05027</text:p>
          </table:table-cell>
          <table:table-cell office:value-type="float" office:value="847.942" calcext:value-type="float">
            <text:p>847.942</text:p>
          </table:table-cell>
        </table:table-row>
        <table:table-row table:style-name="ro1">
          <table:table-cell office:value-type="float" office:value="23.55" calcext:value-type="float">
            <text:p>23.55</text:p>
          </table:table-cell>
          <table:table-cell office:value-type="float" office:value="150.072" calcext:value-type="float">
            <text:p>150.072</text:p>
          </table:table-cell>
          <table:table-cell office:value-type="float" office:value="1.04234" calcext:value-type="float">
            <text:p>1.04234</text:p>
          </table:table-cell>
          <table:table-cell office:value-type="float" office:value="848.886" calcext:value-type="float">
            <text:p>848.88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49.141" calcext:value-type="float">
            <text:p>149.141</text:p>
          </table:table-cell>
          <table:table-cell office:value-type="float" office:value="1.03451" calcext:value-type="float">
            <text:p>1.03451</text:p>
          </table:table-cell>
          <table:table-cell office:value-type="float" office:value="849.824" calcext:value-type="float">
            <text:p>849.824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148.217" calcext:value-type="float">
            <text:p>148.217</text:p>
          </table:table-cell>
          <table:table-cell office:value-type="float" office:value="1.0268" calcext:value-type="float">
            <text:p>1.0268</text:p>
          </table:table-cell>
          <table:table-cell office:value-type="float" office:value="850.756" calcext:value-type="float">
            <text:p>850.75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147.298" calcext:value-type="float">
            <text:p>147.298</text:p>
          </table:table-cell>
          <table:table-cell office:value-type="float" office:value="1.01919" calcext:value-type="float">
            <text:p>1.01919</text:p>
          </table:table-cell>
          <table:table-cell office:value-type="float" office:value="851.683" calcext:value-type="float">
            <text:p>851.683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146.385" calcext:value-type="float">
            <text:p>146.385</text:p>
          </table:table-cell>
          <table:table-cell office:value-type="float" office:value="1.01168" calcext:value-type="float">
            <text:p>1.01168</text:p>
          </table:table-cell>
          <table:table-cell office:value-type="float" office:value="852.603" calcext:value-type="float">
            <text:p>852.60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45.478" calcext:value-type="float">
            <text:p>145.478</text:p>
          </table:table-cell>
          <table:table-cell office:value-type="float" office:value="1.00428" calcext:value-type="float">
            <text:p>1.00428</text:p>
          </table:table-cell>
          <table:table-cell office:value-type="float" office:value="853.518" calcext:value-type="float">
            <text:p>853.518</text:p>
          </table:table-cell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144.576" calcext:value-type="float">
            <text:p>144.576</text:p>
          </table:table-cell>
          <table:table-cell office:value-type="float" office:value="0.996975" calcext:value-type="float">
            <text:p>0.996975</text:p>
          </table:table-cell>
          <table:table-cell office:value-type="float" office:value="854.427" calcext:value-type="float">
            <text:p>854.42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143.679" calcext:value-type="float">
            <text:p>143.679</text:p>
          </table:table-cell>
          <table:table-cell office:value-type="float" office:value="0.989768" calcext:value-type="float">
            <text:p>0.989768</text:p>
          </table:table-cell>
          <table:table-cell office:value-type="float" office:value="855.331" calcext:value-type="float">
            <text:p>855.331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142.788" calcext:value-type="float">
            <text:p>142.788</text:p>
          </table:table-cell>
          <table:table-cell office:value-type="float" office:value="0.982658" calcext:value-type="float">
            <text:p>0.982658</text:p>
          </table:table-cell>
          <table:table-cell office:value-type="float" office:value="856.229" calcext:value-type="float">
            <text:p>856.2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.903" calcext:value-type="float">
            <text:p>141.903</text:p>
          </table:table-cell>
          <table:table-cell office:value-type="float" office:value="0.975642" calcext:value-type="float">
            <text:p>0.975642</text:p>
          </table:table-cell>
          <table:table-cell office:value-type="float" office:value="857.121" calcext:value-type="float">
            <text:p>857.121</text:p>
          </table:table-cell>
        </table:table-row>
        <table:table-row table:style-name="ro1">
          <table:table-cell office:value-type="float" office:value="24.05" calcext:value-type="float">
            <text:p>24.05</text:p>
          </table:table-cell>
          <table:table-cell office:value-type="float" office:value="141.023" calcext:value-type="float">
            <text:p>141.023</text:p>
          </table:table-cell>
          <table:table-cell office:value-type="float" office:value="0.96872" calcext:value-type="float">
            <text:p>0.96872</text:p>
          </table:table-cell>
          <table:table-cell office:value-type="float" office:value="858.008" calcext:value-type="float">
            <text:p>858.008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40.148" calcext:value-type="float">
            <text:p>140.148</text:p>
          </table:table-cell>
          <table:table-cell office:value-type="float" office:value="0.961889" calcext:value-type="float">
            <text:p>0.961889</text:p>
          </table:table-cell>
          <table:table-cell office:value-type="float" office:value="858.89" calcext:value-type="float">
            <text:p>858.89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139.279" calcext:value-type="float">
            <text:p>139.279</text:p>
          </table:table-cell>
          <table:table-cell office:value-type="float" office:value="0.955149" calcext:value-type="float">
            <text:p>0.955149</text:p>
          </table:table-cell>
          <table:table-cell office:value-type="float" office:value="859.766" calcext:value-type="float">
            <text:p>859.76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38.415" calcext:value-type="float">
            <text:p>138.415</text:p>
          </table:table-cell>
          <table:table-cell office:value-type="float" office:value="0.948497" calcext:value-type="float">
            <text:p>0.948497</text:p>
          </table:table-cell>
          <table:table-cell office:value-type="float" office:value="860.636" calcext:value-type="float">
            <text:p>860.636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137.557" calcext:value-type="float">
            <text:p>137.557</text:p>
          </table:table-cell>
          <table:table-cell office:value-type="float" office:value="0.941933" calcext:value-type="float">
            <text:p>0.941933</text:p>
          </table:table-cell>
          <table:table-cell office:value-type="float" office:value="861.501" calcext:value-type="float">
            <text:p>861.50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36.704" calcext:value-type="float">
            <text:p>136.704</text:p>
          </table:table-cell>
          <table:table-cell office:value-type="float" office:value="0.935454" calcext:value-type="float">
            <text:p>0.935454</text:p>
          </table:table-cell>
          <table:table-cell office:value-type="float" office:value="862.361" calcext:value-type="float">
            <text:p>862.361</text:p>
          </table:table-cell>
        </table:table-row>
        <table:table-row table:style-name="ro1">
          <table:table-cell office:value-type="float" office:value="24.35" calcext:value-type="float">
            <text:p>24.35</text:p>
          </table:table-cell>
          <table:table-cell office:value-type="float" office:value="135.856" calcext:value-type="float">
            <text:p>135.856</text:p>
          </table:table-cell>
          <table:table-cell office:value-type="float" office:value="0.92906" calcext:value-type="float">
            <text:p>0.92906</text:p>
          </table:table-cell>
          <table:table-cell office:value-type="float" office:value="863.215" calcext:value-type="float">
            <text:p>863.21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35.013" calcext:value-type="float">
            <text:p>135.013</text:p>
          </table:table-cell>
          <table:table-cell office:value-type="float" office:value="0.922749" calcext:value-type="float">
            <text:p>0.922749</text:p>
          </table:table-cell>
          <table:table-cell office:value-type="float" office:value="864.064" calcext:value-type="float">
            <text:p>864.064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float" office:value="134.175" calcext:value-type="float">
            <text:p>134.175</text:p>
          </table:table-cell>
          <table:table-cell office:value-type="float" office:value="0.91652" calcext:value-type="float">
            <text:p>0.91652</text:p>
          </table:table-cell>
          <table:table-cell office:value-type="float" office:value="864.908" calcext:value-type="float">
            <text:p>864.90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33.343" calcext:value-type="float">
            <text:p>133.343</text:p>
          </table:table-cell>
          <table:table-cell office:value-type="float" office:value="0.910372" calcext:value-type="float">
            <text:p>0.910372</text:p>
          </table:table-cell>
          <table:table-cell office:value-type="float" office:value="865.747" calcext:value-type="float">
            <text:p>865.747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132.515" calcext:value-type="float">
            <text:p>132.515</text:p>
          </table:table-cell>
          <table:table-cell office:value-type="float" office:value="0.904302" calcext:value-type="float">
            <text:p>0.904302</text:p>
          </table:table-cell>
          <table:table-cell office:value-type="float" office:value="866.58" calcext:value-type="float">
            <text:p>866.5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31.693" calcext:value-type="float">
            <text:p>131.693</text:p>
          </table:table-cell>
          <table:table-cell office:value-type="float" office:value="0.89831" calcext:value-type="float">
            <text:p>0.89831</text:p>
          </table:table-cell>
          <table:table-cell office:value-type="float" office:value="867.408" calcext:value-type="float">
            <text:p>867.408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130.876" calcext:value-type="float">
            <text:p>130.876</text:p>
          </table:table-cell>
          <table:table-cell office:value-type="float" office:value="0.892395" calcext:value-type="float">
            <text:p>0.892395</text:p>
          </table:table-cell>
          <table:table-cell office:value-type="float" office:value="868.232" calcext:value-type="float">
            <text:p>868.23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30.064" calcext:value-type="float">
            <text:p>130.064</text:p>
          </table:table-cell>
          <table:table-cell office:value-type="float" office:value="0.886556" calcext:value-type="float">
            <text:p>0.886556</text:p>
          </table:table-cell>
          <table:table-cell office:value-type="float" office:value="869.049" calcext:value-type="float">
            <text:p>869.049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129.257" calcext:value-type="float">
            <text:p>129.257</text:p>
          </table:table-cell>
          <table:table-cell office:value-type="float" office:value="0.88079" calcext:value-type="float">
            <text:p>0.88079</text:p>
          </table:table-cell>
          <table:table-cell office:value-type="float" office:value="869.862" calcext:value-type="float">
            <text:p>869.86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28.455" calcext:value-type="float">
            <text:p>128.455</text:p>
          </table:table-cell>
          <table:table-cell office:value-type="float" office:value="0.875098" calcext:value-type="float">
            <text:p>0.875098</text:p>
          </table:table-cell>
          <table:table-cell office:value-type="float" office:value="870.67" calcext:value-type="float">
            <text:p>870.67</text:p>
          </table:table-cell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127.657" calcext:value-type="float">
            <text:p>127.657</text:p>
          </table:table-cell>
          <table:table-cell office:value-type="float" office:value="0.869477" calcext:value-type="float">
            <text:p>0.869477</text:p>
          </table:table-cell>
          <table:table-cell office:value-type="float" office:value="871.473" calcext:value-type="float">
            <text:p>871.47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126.865" calcext:value-type="float">
            <text:p>126.865</text:p>
          </table:table-cell>
          <table:table-cell office:value-type="float" office:value="0.863927" calcext:value-type="float">
            <text:p>0.863927</text:p>
          </table:table-cell>
          <table:table-cell office:value-type="float" office:value="872.271" calcext:value-type="float">
            <text:p>872.271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126.078" calcext:value-type="float">
            <text:p>126.078</text:p>
          </table:table-cell>
          <table:table-cell office:value-type="float" office:value="0.858447" calcext:value-type="float">
            <text:p>0.858447</text:p>
          </table:table-cell>
          <table:table-cell office:value-type="float" office:value="873.064" calcext:value-type="float">
            <text:p>873.0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295" calcext:value-type="float">
            <text:p>125.295</text:p>
          </table:table-cell>
          <table:table-cell office:value-type="float" office:value="0.853036" calcext:value-type="float">
            <text:p>0.853036</text:p>
          </table:table-cell>
          <table:table-cell office:value-type="float" office:value="873.852" calcext:value-type="float">
            <text:p>873.852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 office:value-type="float" office:value="124.517" calcext:value-type="float">
            <text:p>124.517</text:p>
          </table:table-cell>
          <table:table-cell office:value-type="float" office:value="0.847692" calcext:value-type="float">
            <text:p>0.847692</text:p>
          </table:table-cell>
          <table:table-cell office:value-type="float" office:value="874.635" calcext:value-type="float">
            <text:p>874.63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123.744" calcext:value-type="float">
            <text:p>123.744</text:p>
          </table:table-cell>
          <table:table-cell office:value-type="float" office:value="0.842414" calcext:value-type="float">
            <text:p>0.842414</text:p>
          </table:table-cell>
          <table:table-cell office:value-type="float" office:value="875.413" calcext:value-type="float">
            <text:p>875.413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122.976" calcext:value-type="float">
            <text:p>122.976</text:p>
          </table:table-cell>
          <table:table-cell office:value-type="float" office:value="0.837202" calcext:value-type="float">
            <text:p>0.837202</text:p>
          </table:table-cell>
          <table:table-cell office:value-type="float" office:value="876.187" calcext:value-type="float">
            <text:p>876.18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22.213" calcext:value-type="float">
            <text:p>122.213</text:p>
          </table:table-cell>
          <table:table-cell office:value-type="float" office:value="0.832054" calcext:value-type="float">
            <text:p>0.832054</text:p>
          </table:table-cell>
          <table:table-cell office:value-type="float" office:value="876.955" calcext:value-type="float">
            <text:p>876.955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121.454" calcext:value-type="float">
            <text:p>121.454</text:p>
          </table:table-cell>
          <table:table-cell office:value-type="float" office:value="0.82697" calcext:value-type="float">
            <text:p>0.82697</text:p>
          </table:table-cell>
          <table:table-cell office:value-type="float" office:value="877.719" calcext:value-type="float">
            <text:p>877.71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20.7" calcext:value-type="float">
            <text:p>120.7</text:p>
          </table:table-cell>
          <table:table-cell office:value-type="float" office:value="0.821948" calcext:value-type="float">
            <text:p>0.821948</text:p>
          </table:table-cell>
          <table:table-cell office:value-type="float" office:value="878.478" calcext:value-type="float">
            <text:p>878.478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119.951" calcext:value-type="float">
            <text:p>119.951</text:p>
          </table:table-cell>
          <table:table-cell office:value-type="float" office:value="0.816987" calcext:value-type="float">
            <text:p>0.816987</text:p>
          </table:table-cell>
          <table:table-cell office:value-type="float" office:value="879.232" calcext:value-type="float">
            <text:p>879.23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19.206" calcext:value-type="float">
            <text:p>119.206</text:p>
          </table:table-cell>
          <table:table-cell office:value-type="float" office:value="0.812087" calcext:value-type="float">
            <text:p>0.812087</text:p>
          </table:table-cell>
          <table:table-cell office:value-type="float" office:value="879.982" calcext:value-type="float">
            <text:p>879.982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118.466" calcext:value-type="float">
            <text:p>118.466</text:p>
          </table:table-cell>
          <table:table-cell office:value-type="float" office:value="0.807247" calcext:value-type="float">
            <text:p>0.807247</text:p>
          </table:table-cell>
          <table:table-cell office:value-type="float" office:value="880.727" calcext:value-type="float">
            <text:p>880.72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17.73" calcext:value-type="float">
            <text:p>117.73</text:p>
          </table:table-cell>
          <table:table-cell office:value-type="float" office:value="0.802466" calcext:value-type="float">
            <text:p>0.802466</text:p>
          </table:table-cell>
          <table:table-cell office:value-type="float" office:value="881.468" calcext:value-type="float">
            <text:p>881.468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116.999" calcext:value-type="float">
            <text:p>116.999</text:p>
          </table:table-cell>
          <table:table-cell office:value-type="float" office:value="0.797742" calcext:value-type="float">
            <text:p>0.797742</text:p>
          </table:table-cell>
          <table:table-cell office:value-type="float" office:value="882.203" calcext:value-type="float">
            <text:p>882.20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16.272" calcext:value-type="float">
            <text:p>116.272</text:p>
          </table:table-cell>
          <table:table-cell office:value-type="float" office:value="0.793075" calcext:value-type="float">
            <text:p>0.793075</text:p>
          </table:table-cell>
          <table:table-cell office:value-type="float" office:value="882.935" calcext:value-type="float">
            <text:p>882.935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115.55" calcext:value-type="float">
            <text:p>115.55</text:p>
          </table:table-cell>
          <table:table-cell office:value-type="float" office:value="0.788465" calcext:value-type="float">
            <text:p>0.788465</text:p>
          </table:table-cell>
          <table:table-cell office:value-type="float" office:value="883.661" calcext:value-type="float">
            <text:p>883.661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114.833" calcext:value-type="float">
            <text:p>114.833</text:p>
          </table:table-cell>
          <table:table-cell office:value-type="float" office:value="0.783909" calcext:value-type="float">
            <text:p>0.783909</text:p>
          </table:table-cell>
          <table:table-cell office:value-type="float" office:value="884.384" calcext:value-type="float">
            <text:p>884.384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114.119" calcext:value-type="float">
            <text:p>114.119</text:p>
          </table:table-cell>
          <table:table-cell office:value-type="float" office:value="0.779408" calcext:value-type="float">
            <text:p>0.779408</text:p>
          </table:table-cell>
          <table:table-cell office:value-type="float" office:value="885.101" calcext:value-type="float">
            <text:p>885.10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13.411" calcext:value-type="float">
            <text:p>113.411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885.815" calcext:value-type="float">
            <text:p>885.815</text:p>
          </table:table-cell>
        </table:table-row>
        <table:table-row table:style-name="ro1">
          <table:table-cell office:value-type="float" office:value="25.85" calcext:value-type="float">
            <text:p>25.85</text:p>
          </table:table-cell>
          <table:table-cell office:value-type="float" office:value="112.706" calcext:value-type="float">
            <text:p>112.706</text:p>
          </table:table-cell>
          <table:table-cell office:value-type="float" office:value="0.770567" calcext:value-type="float">
            <text:p>0.770567</text:p>
          </table:table-cell>
          <table:table-cell office:value-type="float" office:value="886.523" calcext:value-type="float">
            <text:p>886.523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112.006" calcext:value-type="float">
            <text:p>112.006</text:p>
          </table:table-cell>
          <table:table-cell office:value-type="float" office:value="0.766224" calcext:value-type="float">
            <text:p>0.766224</text:p>
          </table:table-cell>
          <table:table-cell office:value-type="float" office:value="887.228" calcext:value-type="float">
            <text:p>887.228</text:p>
          </table:table-cell>
        </table:table-row>
        <table:table-row table:style-name="ro1">
          <table:table-cell office:value-type="float" office:value="25.95" calcext:value-type="float">
            <text:p>25.95</text:p>
          </table:table-cell>
          <table:table-cell office:value-type="float" office:value="111.31" calcext:value-type="float">
            <text:p>111.31</text:p>
          </table:table-cell>
          <table:table-cell office:value-type="float" office:value="0.761933" calcext:value-type="float">
            <text:p>0.761933</text:p>
          </table:table-cell>
          <table:table-cell office:value-type="float" office:value="887.928" calcext:value-type="float">
            <text:p>887.9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.619" calcext:value-type="float">
            <text:p>110.619</text:p>
          </table:table-cell>
          <table:table-cell office:value-type="float" office:value="0.757693" calcext:value-type="float">
            <text:p>0.757693</text:p>
          </table:table-cell>
          <table:table-cell office:value-type="float" office:value="888.623" calcext:value-type="float">
            <text:p>888.623</text:p>
          </table:table-cell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109.932" calcext:value-type="float">
            <text:p>109.932</text:p>
          </table:table-cell>
          <table:table-cell office:value-type="float" office:value="0.753502" calcext:value-type="float">
            <text:p>0.753502</text:p>
          </table:table-cell>
          <table:table-cell office:value-type="float" office:value="889.315" calcext:value-type="float">
            <text:p>889.31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09.249" calcext:value-type="float">
            <text:p>109.249</text:p>
          </table:table-cell>
          <table:table-cell office:value-type="float" office:value="0.74936" calcext:value-type="float">
            <text:p>0.74936</text:p>
          </table:table-cell>
          <table:table-cell office:value-type="float" office:value="890.002" calcext:value-type="float">
            <text:p>890.002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108.57" calcext:value-type="float">
            <text:p>108.57</text:p>
          </table:table-cell>
          <table:table-cell office:value-type="float" office:value="0.745267" calcext:value-type="float">
            <text:p>0.745267</text:p>
          </table:table-cell>
          <table:table-cell office:value-type="float" office:value="890.685" calcext:value-type="float">
            <text:p>890.68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07.896" calcext:value-type="float">
            <text:p>107.896</text:p>
          </table:table-cell>
          <table:table-cell office:value-type="float" office:value="0.741221" calcext:value-type="float">
            <text:p>0.741221</text:p>
          </table:table-cell>
          <table:table-cell office:value-type="float" office:value="891.363" calcext:value-type="float">
            <text:p>891.36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107.225" calcext:value-type="float">
            <text:p>107.225</text:p>
          </table:table-cell>
          <table:table-cell office:value-type="float" office:value="0.737222" calcext:value-type="float">
            <text:p>0.737222</text:p>
          </table:table-cell>
          <table:table-cell office:value-type="float" office:value="892.038" calcext:value-type="float">
            <text:p>892.03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06.559" calcext:value-type="float">
            <text:p>106.559</text:p>
          </table:table-cell>
          <table:table-cell office:value-type="float" office:value="0.73327" calcext:value-type="float">
            <text:p>0.73327</text:p>
          </table:table-cell>
          <table:table-cell office:value-type="float" office:value="892.708" calcext:value-type="float">
            <text:p>892.708</text:p>
          </table:table-cell>
        </table:table-row>
        <table:table-row table:style-name="ro1">
          <table:table-cell office:value-type="float" office:value="26.35" calcext:value-type="float">
            <text:p>26.35</text:p>
          </table:table-cell>
          <table:table-cell office:value-type="float" office:value="105.897" calcext:value-type="float">
            <text:p>105.897</text:p>
          </table:table-cell>
          <table:table-cell office:value-type="float" office:value="0.729363" calcext:value-type="float">
            <text:p>0.729363</text:p>
          </table:table-cell>
          <table:table-cell office:value-type="float" office:value="893.374" calcext:value-type="float">
            <text:p>893.37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05.239" calcext:value-type="float">
            <text:p>105.239</text:p>
          </table:table-cell>
          <table:table-cell office:value-type="float" office:value="0.725501" calcext:value-type="float">
            <text:p>0.725501</text:p>
          </table:table-cell>
          <table:table-cell office:value-type="float" office:value="894.036" calcext:value-type="float">
            <text:p>894.036</text:p>
          </table:table-cell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0.721684" calcext:value-type="float">
            <text:p>0.721684</text:p>
          </table:table-cell>
          <table:table-cell office:value-type="float" office:value="894.693" calcext:value-type="float">
            <text:p>894.69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103.935" calcext:value-type="float">
            <text:p>103.935</text:p>
          </table:table-cell>
          <table:table-cell office:value-type="float" office:value="0.71791" calcext:value-type="float">
            <text:p>0.71791</text:p>
          </table:table-cell>
          <table:table-cell office:value-type="float" office:value="895.347" calcext:value-type="float">
            <text:p>895.347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103.289" calcext:value-type="float">
            <text:p>103.289</text:p>
          </table:table-cell>
          <table:table-cell office:value-type="float" office:value="0.714179" calcext:value-type="float">
            <text:p>0.714179</text:p>
          </table:table-cell>
          <table:table-cell office:value-type="float" office:value="895.997" calcext:value-type="float">
            <text:p>895.99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02.647" calcext:value-type="float">
            <text:p>102.647</text:p>
          </table:table-cell>
          <table:table-cell office:value-type="float" office:value="0.710491" calcext:value-type="float">
            <text:p>0.710491</text:p>
          </table:table-cell>
          <table:table-cell office:value-type="float" office:value="896.642" calcext:value-type="float">
            <text:p>896.642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102.009" calcext:value-type="float">
            <text:p>102.009</text:p>
          </table:table-cell>
          <table:table-cell office:value-type="float" office:value="0.706844" calcext:value-type="float">
            <text:p>0.706844</text:p>
          </table:table-cell>
          <table:table-cell office:value-type="float" office:value="897.284" calcext:value-type="float">
            <text:p>897.284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101.375" calcext:value-type="float">
            <text:p>101.375</text:p>
          </table:table-cell>
          <table:table-cell office:value-type="float" office:value="0.703239" calcext:value-type="float">
            <text:p>0.703239</text:p>
          </table:table-cell>
          <table:table-cell office:value-type="float" office:value="897.921" calcext:value-type="float">
            <text:p>897.921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100.745" calcext:value-type="float">
            <text:p>100.745</text:p>
          </table:table-cell>
          <table:table-cell office:value-type="float" office:value="0.699674" calcext:value-type="float">
            <text:p>0.699674</text:p>
          </table:table-cell>
          <table:table-cell office:value-type="float" office:value="898.555" calcext:value-type="float">
            <text:p>898.55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00.119" calcext:value-type="float">
            <text:p>100.119</text:p>
          </table:table-cell>
          <table:table-cell office:value-type="float" office:value="0.69615" calcext:value-type="float">
            <text:p>0.69615</text:p>
          </table:table-cell>
          <table:table-cell office:value-type="float" office:value="899.185" calcext:value-type="float">
            <text:p>899.185</text:p>
          </table:table-cell>
        </table:table-row>
        <table:table-row table:style-name="ro1">
          <table:table-cell office:value-type="float" office:value="26.85" calcext:value-type="float">
            <text:p>26.85</text:p>
          </table:table-cell>
          <table:table-cell office:value-type="float" office:value="99.4971" calcext:value-type="float">
            <text:p>99.4971</text:p>
          </table:table-cell>
          <table:table-cell office:value-type="float" office:value="0.692665" calcext:value-type="float">
            <text:p>0.692665</text:p>
          </table:table-cell>
          <table:table-cell office:value-type="float" office:value="899.81" calcext:value-type="float">
            <text:p>899.8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98.8786" calcext:value-type="float">
            <text:p>98.8786</text:p>
          </table:table-cell>
          <table:table-cell office:value-type="float" office:value="0.689219" calcext:value-type="float">
            <text:p>0.689219</text:p>
          </table:table-cell>
          <table:table-cell office:value-type="float" office:value="900.432" calcext:value-type="float">
            <text:p>900.432</text:p>
          </table:table-cell>
        </table:table-row>
        <table:table-row table:style-name="ro1">
          <table:table-cell office:value-type="float" office:value="26.95" calcext:value-type="float">
            <text:p>26.95</text:p>
          </table:table-cell>
          <table:table-cell office:value-type="float" office:value="98.2641" calcext:value-type="float">
            <text:p>98.2641</text:p>
          </table:table-cell>
          <table:table-cell office:value-type="float" office:value="0.685812" calcext:value-type="float">
            <text:p>0.685812</text:p>
          </table:table-cell>
          <table:table-cell office:value-type="float" office:value="901.05" calcext:value-type="float">
            <text:p>901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6533" calcext:value-type="float">
            <text:p>97.6533</text:p>
          </table:table-cell>
          <table:table-cell office:value-type="float" office:value="0.682442" calcext:value-type="float">
            <text:p>0.682442</text:p>
          </table:table-cell>
          <table:table-cell office:value-type="float" office:value="901.664" calcext:value-type="float">
            <text:p>901.664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97.0463" calcext:value-type="float">
            <text:p>97.0463</text:p>
          </table:table-cell>
          <table:table-cell office:value-type="float" office:value="0.67911" calcext:value-type="float">
            <text:p>0.67911</text:p>
          </table:table-cell>
          <table:table-cell office:value-type="float" office:value="902.275" calcext:value-type="float">
            <text:p>902.27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96.443" calcext:value-type="float">
            <text:p>96.443</text:p>
          </table:table-cell>
          <table:table-cell office:value-type="float" office:value="0.675815" calcext:value-type="float">
            <text:p>0.675815</text:p>
          </table:table-cell>
          <table:table-cell office:value-type="float" office:value="902.881" calcext:value-type="float">
            <text:p>902.881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95.8435" calcext:value-type="float">
            <text:p>95.8435</text:p>
          </table:table-cell>
          <table:table-cell office:value-type="float" office:value="0.672556" calcext:value-type="float">
            <text:p>0.672556</text:p>
          </table:table-cell>
          <table:table-cell office:value-type="float" office:value="903.484" calcext:value-type="float">
            <text:p>903.48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95.2477" calcext:value-type="float">
            <text:p>95.2477</text:p>
          </table:table-cell>
          <table:table-cell office:value-type="float" office:value="0.669333" calcext:value-type="float">
            <text:p>0.669333</text:p>
          </table:table-cell>
          <table:table-cell office:value-type="float" office:value="904.083" calcext:value-type="float">
            <text:p>904.083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94.6556" calcext:value-type="float">
            <text:p>94.6556</text:p>
          </table:table-cell>
          <table:table-cell office:value-type="float" office:value="0.666145" calcext:value-type="float">
            <text:p>0.666145</text:p>
          </table:table-cell>
          <table:table-cell office:value-type="float" office:value="904.678" calcext:value-type="float">
            <text:p>904.678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94.0672" calcext:value-type="float">
            <text:p>94.0672</text:p>
          </table:table-cell>
          <table:table-cell office:value-type="float" office:value="0.662992" calcext:value-type="float">
            <text:p>0.662992</text:p>
          </table:table-cell>
          <table:table-cell office:value-type="float" office:value="905.27" calcext:value-type="float">
            <text:p>905.27</text:p>
          </table:table-cell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93.4824" calcext:value-type="float">
            <text:p>93.4824</text:p>
          </table:table-cell>
          <table:table-cell office:value-type="float" office:value="0.659874" calcext:value-type="float">
            <text:p>0.659874</text:p>
          </table:table-cell>
          <table:table-cell office:value-type="float" office:value="905.858" calcext:value-type="float">
            <text:p>905.85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92.9012" calcext:value-type="float">
            <text:p>92.9012</text:p>
          </table:table-cell>
          <table:table-cell office:value-type="float" office:value="0.65679" calcext:value-type="float">
            <text:p>0.65679</text:p>
          </table:table-cell>
          <table:table-cell office:value-type="float" office:value="906.442" calcext:value-type="float">
            <text:p>906.442</text:p>
          </table:table-cell>
        </table:table-row>
        <table:table-row table:style-name="ro1">
          <table:table-cell office:value-type="float" office:value="27.45" calcext:value-type="float">
            <text:p>27.45</text:p>
          </table:table-cell>
          <table:table-cell office:value-type="float" office:value="92.3236" calcext:value-type="float">
            <text:p>92.3236</text:p>
          </table:table-cell>
          <table:table-cell office:value-type="float" office:value="0.653739" calcext:value-type="float">
            <text:p>0.653739</text:p>
          </table:table-cell>
          <table:table-cell office:value-type="float" office:value="907.023" calcext:value-type="float">
            <text:p>907.023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91.7496" calcext:value-type="float">
            <text:p>91.7496</text:p>
          </table:table-cell>
          <table:table-cell office:value-type="float" office:value="0.650721" calcext:value-type="float">
            <text:p>0.650721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float" office:value="27.55" calcext:value-type="float">
            <text:p>27.55</text:p>
          </table:table-cell>
          <table:table-cell office:value-type="float" office:value="91.1792" calcext:value-type="float">
            <text:p>91.1792</text:p>
          </table:table-cell>
          <table:table-cell office:value-type="float" office:value="0.647736" calcext:value-type="float">
            <text:p>0.647736</text:p>
          </table:table-cell>
          <table:table-cell office:value-type="float" office:value="908.173" calcext:value-type="float">
            <text:p>908.17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0.6122" calcext:value-type="float">
            <text:p>90.6122</text:p>
          </table:table-cell>
          <table:table-cell office:value-type="float" office:value="0.644783" calcext:value-type="float">
            <text:p>0.644783</text:p>
          </table:table-cell>
          <table:table-cell office:value-type="float" office:value="908.743" calcext:value-type="float">
            <text:p>908.743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90.0488" calcext:value-type="float">
            <text:p>90.0488</text:p>
          </table:table-cell>
          <table:table-cell office:value-type="float" office:value="0.641862" calcext:value-type="float">
            <text:p>0.641862</text:p>
          </table:table-cell>
          <table:table-cell office:value-type="float" office:value="909.309" calcext:value-type="float">
            <text:p>909.309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89.4889" calcext:value-type="float">
            <text:p>89.4889</text:p>
          </table:table-cell>
          <table:table-cell office:value-type="float" office:value="0.638972" calcext:value-type="float">
            <text:p>0.638972</text:p>
          </table:table-cell>
          <table:table-cell office:value-type="float" office:value="909.872" calcext:value-type="float">
            <text:p>909.872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88.9325" calcext:value-type="float">
            <text:p>88.9325</text:p>
          </table:table-cell>
          <table:table-cell office:value-type="float" office:value="0.636113" calcext:value-type="float">
            <text:p>0.636113</text:p>
          </table:table-cell>
          <table:table-cell office:value-type="float" office:value="910.431" calcext:value-type="float">
            <text:p>910.43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88.3795" calcext:value-type="float">
            <text:p>88.3795</text:p>
          </table:table-cell>
          <table:table-cell office:value-type="float" office:value="0.633284" calcext:value-type="float">
            <text:p>0.633284</text:p>
          </table:table-cell>
          <table:table-cell office:value-type="float" office:value="910.987" calcext:value-type="float">
            <text:p>910.987</text:p>
          </table:table-cell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87.8299" calcext:value-type="float">
            <text:p>87.8299</text:p>
          </table:table-cell>
          <table:table-cell office:value-type="float" office:value="0.630486" calcext:value-type="float">
            <text:p>0.630486</text:p>
          </table:table-cell>
          <table:table-cell office:value-type="float" office:value="911.54" calcext:value-type="float">
            <text:p>911.54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87.2837" calcext:value-type="float">
            <text:p>87.2837</text:p>
          </table:table-cell>
          <table:table-cell office:value-type="float" office:value="0.627717" calcext:value-type="float">
            <text:p>0.627717</text:p>
          </table:table-cell>
          <table:table-cell office:value-type="float" office:value="912.089" calcext:value-type="float">
            <text:p>912.089</text:p>
          </table:table-cell>
        </table:table-row>
        <table:table-row table:style-name="ro1">
          <table:table-cell office:value-type="float" office:value="27.95" calcext:value-type="float">
            <text:p>27.95</text:p>
          </table:table-cell>
          <table:table-cell office:value-type="float" office:value="86.7409" calcext:value-type="float">
            <text:p>86.7409</text:p>
          </table:table-cell>
          <table:table-cell office:value-type="float" office:value="0.624978" calcext:value-type="float">
            <text:p>0.624978</text:p>
          </table:table-cell>
          <table:table-cell office:value-type="float" office:value="912.634" calcext:value-type="float">
            <text:p>912.6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.2015" calcext:value-type="float">
            <text:p>86.2015</text:p>
          </table:table-cell>
          <table:table-cell office:value-type="float" office:value="0.622267" calcext:value-type="float">
            <text:p>0.622267</text:p>
          </table:table-cell>
          <table:table-cell office:value-type="float" office:value="913.176" calcext:value-type="float">
            <text:p>913.176</text:p>
          </table:table-cell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85.6654" calcext:value-type="float">
            <text:p>85.6654</text:p>
          </table:table-cell>
          <table:table-cell office:value-type="float" office:value="0.619585" calcext:value-type="float">
            <text:p>0.619585</text:p>
          </table:table-cell>
          <table:table-cell office:value-type="float" office:value="913.715" calcext:value-type="float">
            <text:p>913.71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85.1327" calcext:value-type="float">
            <text:p>85.1327</text:p>
          </table:table-cell>
          <table:table-cell office:value-type="float" office:value="0.616931" calcext:value-type="float">
            <text:p>0.616931</text:p>
          </table:table-cell>
          <table:table-cell office:value-type="float" office:value="914.25" calcext:value-type="float">
            <text:p>914.25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84.6032" calcext:value-type="float">
            <text:p>84.6032</text:p>
          </table:table-cell>
          <table:table-cell office:value-type="float" office:value="0.614305" calcext:value-type="float">
            <text:p>0.614305</text:p>
          </table:table-cell>
          <table:table-cell office:value-type="float" office:value="914.782" calcext:value-type="float">
            <text:p>914.78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84.0771" calcext:value-type="float">
            <text:p>84.0771</text:p>
          </table:table-cell>
          <table:table-cell office:value-type="float" office:value="0.611706" calcext:value-type="float">
            <text:p>0.611706</text:p>
          </table:table-cell>
          <table:table-cell office:value-type="float" office:value="915.311" calcext:value-type="float">
            <text:p>915.311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83.5542" calcext:value-type="float">
            <text:p>83.5542</text:p>
          </table:table-cell>
          <table:table-cell office:value-type="float" office:value="0.609135" calcext:value-type="float">
            <text:p>0.609135</text:p>
          </table:table-cell>
          <table:table-cell office:value-type="float" office:value="915.837" calcext:value-type="float">
            <text:p>915.837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83.0345" calcext:value-type="float">
            <text:p>83.0345</text:p>
          </table:table-cell>
          <table:table-cell office:value-type="float" office:value="0.60659" calcext:value-type="float">
            <text:p>0.60659</text:p>
          </table:table-cell>
          <table:table-cell office:value-type="float" office:value="916.359" calcext:value-type="float">
            <text:p>916.359</text:p>
          </table:table-cell>
        </table:table-row>
        <table:table-row table:style-name="ro1">
          <table:table-cell office:value-type="float" office:value="28.35" calcext:value-type="float">
            <text:p>28.35</text:p>
          </table:table-cell>
          <table:table-cell office:value-type="float" office:value="82.518" calcext:value-type="float">
            <text:p>82.518</text:p>
          </table:table-cell>
          <table:table-cell office:value-type="float" office:value="0.604072" calcext:value-type="float">
            <text:p>0.604072</text:p>
          </table:table-cell>
          <table:table-cell office:value-type="float" office:value="916.878" calcext:value-type="float">
            <text:p>916.87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82.0048" calcext:value-type="float">
            <text:p>82.0048</text:p>
          </table:table-cell>
          <table:table-cell office:value-type="float" office:value="0.601579" calcext:value-type="float">
            <text:p>0.601579</text:p>
          </table:table-cell>
          <table:table-cell office:value-type="float" office:value="917.394" calcext:value-type="float">
            <text:p>917.394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81.4947" calcext:value-type="float">
            <text:p>81.4947</text:p>
          </table:table-cell>
          <table:table-cell office:value-type="float" office:value="0.599113" calcext:value-type="float">
            <text:p>0.599113</text:p>
          </table:table-cell>
          <table:table-cell office:value-type="float" office:value="917.906" calcext:value-type="float">
            <text:p>917.90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0.9878" calcext:value-type="float">
            <text:p>80.9878</text:p>
          </table:table-cell>
          <table:table-cell office:value-type="float" office:value="0.596672" calcext:value-type="float">
            <text:p>0.596672</text:p>
          </table:table-cell>
          <table:table-cell office:value-type="float" office:value="918.415" calcext:value-type="float">
            <text:p>918.415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80.4841" calcext:value-type="float">
            <text:p>80.4841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918.922" calcext:value-type="float">
            <text:p>918.92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79.9834" calcext:value-type="float">
            <text:p>79.9834</text:p>
          </table:table-cell>
          <table:table-cell office:value-type="float" office:value="0.591864" calcext:value-type="float">
            <text:p>0.591864</text:p>
          </table:table-cell>
          <table:table-cell office:value-type="float" office:value="919.425" calcext:value-type="float">
            <text:p>919.425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79.4859" calcext:value-type="float">
            <text:p>79.4859</text:p>
          </table:table-cell>
          <table:table-cell office:value-type="float" office:value="0.589497" calcext:value-type="float">
            <text:p>0.589497</text:p>
          </table:table-cell>
          <table:table-cell office:value-type="float" office:value="919.925" calcext:value-type="float">
            <text:p>919.92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78.9915" calcext:value-type="float">
            <text:p>78.9915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920.421" calcext:value-type="float">
            <text:p>920.421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78.5001" calcext:value-type="float">
            <text:p>78.5001</text:p>
          </table:table-cell>
          <table:table-cell office:value-type="float" office:value="0.584835" calcext:value-type="float">
            <text:p>0.584835</text:p>
          </table:table-cell>
          <table:table-cell office:value-type="float" office:value="920.915" calcext:value-type="float">
            <text:p>920.91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8.0118" calcext:value-type="float">
            <text:p>78.0118</text:p>
          </table:table-cell>
          <table:table-cell office:value-type="float" office:value="0.58254" calcext:value-type="float">
            <text:p>0.58254</text:p>
          </table:table-cell>
          <table:table-cell office:value-type="float" office:value="921.406" calcext:value-type="float">
            <text:p>921.406</text:p>
          </table:table-cell>
        </table:table-row>
        <table:table-row table:style-name="ro1">
          <table:table-cell office:value-type="float" office:value="28.85" calcext:value-type="float">
            <text:p>28.85</text:p>
          </table:table-cell>
          <table:table-cell office:value-type="float" office:value="77.5265" calcext:value-type="float">
            <text:p>77.5265</text:p>
          </table:table-cell>
          <table:table-cell office:value-type="float" office:value="0.580267" calcext:value-type="float">
            <text:p>0.580267</text:p>
          </table:table-cell>
          <table:table-cell office:value-type="float" office:value="921.893" calcext:value-type="float">
            <text:p>921.89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77.0442" calcext:value-type="float">
            <text:p>77.0442</text:p>
          </table:table-cell>
          <table:table-cell office:value-type="float" office:value="0.578018" calcext:value-type="float">
            <text:p>0.578018</text:p>
          </table:table-cell>
          <table:table-cell office:value-type="float" office:value="922.378" calcext:value-type="float">
            <text:p>922.378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76.5649" calcext:value-type="float">
            <text:p>76.5649</text:p>
          </table:table-cell>
          <table:table-cell office:value-type="float" office:value="0.575792" calcext:value-type="float">
            <text:p>0.575792</text:p>
          </table:table-cell>
          <table:table-cell office:value-type="float" office:value="922.859" calcext:value-type="float">
            <text:p>922.8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.0885" calcext:value-type="float">
            <text:p>76.0885</text:p>
          </table:table-cell>
          <table:table-cell office:value-type="float" office:value="0.573587" calcext:value-type="float">
            <text:p>0.573587</text:p>
          </table:table-cell>
          <table:table-cell office:value-type="float" office:value="923.338" calcext:value-type="float">
            <text:p>923.338</text:p>
          </table:table-cell>
        </table:table-row>
        <table:table-row table:style-name="ro1">
          <table:table-cell office:value-type="float" office:value="29.05" calcext:value-type="float">
            <text:p>29.05</text:p>
          </table:table-cell>
          <table:table-cell office:value-type="float" office:value="75.6152" calcext:value-type="float">
            <text:p>75.6152</text:p>
          </table:table-cell>
          <table:table-cell office:value-type="float" office:value="0.571405" calcext:value-type="float">
            <text:p>0.571405</text:p>
          </table:table-cell>
          <table:table-cell office:value-type="float" office:value="923.813" calcext:value-type="float">
            <text:p>923.813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75.1447" calcext:value-type="float">
            <text:p>75.1447</text:p>
          </table:table-cell>
          <table:table-cell office:value-type="float" office:value="0.569245" calcext:value-type="float">
            <text:p>0.569245</text:p>
          </table:table-cell>
          <table:table-cell office:value-type="float" office:value="924.286" calcext:value-type="float">
            <text:p>924.286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74.6772" calcext:value-type="float">
            <text:p>74.6772</text:p>
          </table:table-cell>
          <table:table-cell office:value-type="float" office:value="0.567106" calcext:value-type="float">
            <text:p>0.567106</text:p>
          </table:table-cell>
          <table:table-cell office:value-type="float" office:value="924.756" calcext:value-type="float">
            <text:p>924.75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74.2126" calcext:value-type="float">
            <text:p>74.2126</text:p>
          </table:table-cell>
          <table:table-cell office:value-type="float" office:value="0.564988" calcext:value-type="float">
            <text:p>0.564988</text:p>
          </table:table-cell>
          <table:table-cell office:value-type="float" office:value="925.222" calcext:value-type="float">
            <text:p>925.222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73.7509" calcext:value-type="float">
            <text:p>73.7509</text:p>
          </table:table-cell>
          <table:table-cell office:value-type="float" office:value="0.562892" calcext:value-type="float">
            <text:p>0.562892</text:p>
          </table:table-cell>
          <table:table-cell office:value-type="float" office:value="925.686" calcext:value-type="float">
            <text:p>925.686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73.292" calcext:value-type="float">
            <text:p>73.292</text:p>
          </table:table-cell>
          <table:table-cell office:value-type="float" office:value="0.560816" calcext:value-type="float">
            <text:p>0.560816</text:p>
          </table:table-cell>
          <table:table-cell office:value-type="float" office:value="926.147" calcext:value-type="float">
            <text:p>926.147</text:p>
          </table:table-cell>
        </table:table-row>
        <table:table-row table:style-name="ro1">
          <table:table-cell office:value-type="float" office:value="29.35" calcext:value-type="float">
            <text:p>29.35</text:p>
          </table:table-cell>
          <table:table-cell office:value-type="float" office:value="72.836" calcext:value-type="float">
            <text:p>72.836</text:p>
          </table:table-cell>
          <table:table-cell office:value-type="float" office:value="0.558761" calcext:value-type="float">
            <text:p>0.558761</text:p>
          </table:table-cell>
          <table:table-cell office:value-type="float" office:value="926.605" calcext:value-type="float">
            <text:p>926.605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2.3828" calcext:value-type="float">
            <text:p>72.3828</text:p>
          </table:table-cell>
          <table:table-cell office:value-type="float" office:value="0.556726" calcext:value-type="float">
            <text:p>0.556726</text:p>
          </table:table-cell>
          <table:table-cell office:value-type="float" office:value="927.06" calcext:value-type="float">
            <text:p>927.06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71.9324" calcext:value-type="float">
            <text:p>71.9324</text:p>
          </table:table-cell>
          <table:table-cell office:value-type="float" office:value="0.554711" calcext:value-type="float">
            <text:p>0.554711</text:p>
          </table:table-cell>
          <table:table-cell office:value-type="float" office:value="927.513" calcext:value-type="float">
            <text:p>927.513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1.4848" calcext:value-type="float">
            <text:p>71.4848</text:p>
          </table:table-cell>
          <table:table-cell office:value-type="float" office:value="0.552716" calcext:value-type="float">
            <text:p>0.552716</text:p>
          </table:table-cell>
          <table:table-cell office:value-type="float" office:value="927.962" calcext:value-type="float">
            <text:p>927.962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71.04" calcext:value-type="float">
            <text:p>71.04</text:p>
          </table:table-cell>
          <table:table-cell office:value-type="float" office:value="0.550741" calcext:value-type="float">
            <text:p>0.550741</text:p>
          </table:table-cell>
          <table:table-cell office:value-type="float" office:value="928.409" calcext:value-type="float">
            <text:p>928.409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70.598" calcext:value-type="float">
            <text:p>70.598</text:p>
          </table:table-cell>
          <table:table-cell office:value-type="float" office:value="0.548785" calcext:value-type="float">
            <text:p>0.548785</text:p>
          </table:table-cell>
          <table:table-cell office:value-type="float" office:value="928.853" calcext:value-type="float">
            <text:p>928.853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70.1587" calcext:value-type="float">
            <text:p>70.1587</text:p>
          </table:table-cell>
          <table:table-cell office:value-type="float" office:value="0.546847" calcext:value-type="float">
            <text:p>0.546847</text:p>
          </table:table-cell>
          <table:table-cell office:value-type="float" office:value="929.294" calcext:value-type="float">
            <text:p>929.294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69.7221" calcext:value-type="float">
            <text:p>69.7221</text:p>
          </table:table-cell>
          <table:table-cell office:value-type="float" office:value="0.544929" calcext:value-type="float">
            <text:p>0.544929</text:p>
          </table:table-cell>
          <table:table-cell office:value-type="float" office:value="929.733" calcext:value-type="float">
            <text:p>929.733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69.2883" calcext:value-type="float">
            <text:p>69.2883</text:p>
          </table:table-cell>
          <table:table-cell office:value-type="float" office:value="0.543029" calcext:value-type="float">
            <text:p>0.543029</text:p>
          </table:table-cell>
          <table:table-cell office:value-type="float" office:value="930.169" calcext:value-type="float">
            <text:p>930.169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68.8571" calcext:value-type="float">
            <text:p>68.8571</text:p>
          </table:table-cell>
          <table:table-cell office:value-type="float" office:value="0.541148" calcext:value-type="float">
            <text:p>0.541148</text:p>
          </table:table-cell>
          <table:table-cell office:value-type="float" office:value="930.602" calcext:value-type="float">
            <text:p>930.602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68.4286" calcext:value-type="float">
            <text:p>68.4286</text:p>
          </table:table-cell>
          <table:table-cell office:value-type="float" office:value="0.539285" calcext:value-type="float">
            <text:p>0.539285</text:p>
          </table:table-cell>
          <table:table-cell office:value-type="float" office:value="931.032" calcext:value-type="float">
            <text:p>931.03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68.0028" calcext:value-type="float">
            <text:p>68.0028</text:p>
          </table:table-cell>
          <table:table-cell office:value-type="float" office:value="0.53744" calcext:value-type="float">
            <text:p>0.53744</text:p>
          </table:table-cell>
          <table:table-cell office:value-type="float" office:value="931.46" calcext:value-type="float">
            <text:p>931.46</text:p>
          </table:table-cell>
        </table:table-row>
        <table:table-row table:style-name="ro1">
          <table:table-cell office:value-type="float" office:value="29.95" calcext:value-type="float">
            <text:p>29.95</text:p>
          </table:table-cell>
          <table:table-cell office:value-type="float" office:value="67.5796" calcext:value-type="float">
            <text:p>67.5796</text:p>
          </table:table-cell>
          <table:table-cell office:value-type="float" office:value="0.535613" calcext:value-type="float">
            <text:p>0.535613</text:p>
          </table:table-cell>
          <table:table-cell office:value-type="float" office:value="931.885" calcext:value-type="float">
            <text:p>931.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59" calcext:value-type="float">
            <text:p>67.159</text:p>
          </table:table-cell>
          <table:table-cell office:value-type="float" office:value="0.533803" calcext:value-type="float">
            <text:p>0.533803</text:p>
          </table:table-cell>
          <table:table-cell office:value-type="float" office:value="932.307" calcext:value-type="float">
            <text:p>932.307</text:p>
          </table:table-cell>
        </table:table-row>
        <table:table-row table:style-name="ro1">
          <table:table-cell office:value-type="float" office:value="30.05" calcext:value-type="float">
            <text:p>30.05</text:p>
          </table:table-cell>
          <table:table-cell office:value-type="float" office:value="66.741" calcext:value-type="float">
            <text:p>66.741</text:p>
          </table:table-cell>
          <table:table-cell office:value-type="float" office:value="0.53201" calcext:value-type="float">
            <text:p>0.53201</text:p>
          </table:table-cell>
          <table:table-cell office:value-type="float" office:value="932.727" calcext:value-type="float">
            <text:p>932.72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66.3257" calcext:value-type="float">
            <text:p>66.3257</text:p>
          </table:table-cell>
          <table:table-cell office:value-type="float" office:value="0.530235" calcext:value-type="float">
            <text:p>0.530235</text:p>
          </table:table-cell>
          <table:table-cell office:value-type="float" office:value="933.144" calcext:value-type="float">
            <text:p>933.144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65.9129" calcext:value-type="float">
            <text:p>65.9129</text:p>
          </table:table-cell>
          <table:table-cell office:value-type="float" office:value="0.528476" calcext:value-type="float">
            <text:p>0.528476</text:p>
          </table:table-cell>
          <table:table-cell office:value-type="float" office:value="933.559" calcext:value-type="float">
            <text:p>933.559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65.5027" calcext:value-type="float">
            <text:p>65.5027</text:p>
          </table:table-cell>
          <table:table-cell office:value-type="float" office:value="0.526735" calcext:value-type="float">
            <text:p>0.526735</text:p>
          </table:table-cell>
          <table:table-cell office:value-type="float" office:value="933.971" calcext:value-type="float">
            <text:p>933.971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65.095" calcext:value-type="float">
            <text:p>65.095</text:p>
          </table:table-cell>
          <table:table-cell office:value-type="float" office:value="0.52501" calcext:value-type="float">
            <text:p>0.52501</text:p>
          </table:table-cell>
          <table:table-cell office:value-type="float" office:value="934.38" calcext:value-type="float">
            <text:p>934.38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64.6899" calcext:value-type="float">
            <text:p>64.6899</text:p>
          </table:table-cell>
          <table:table-cell office:value-type="float" office:value="0.523301" calcext:value-type="float">
            <text:p>0.523301</text:p>
          </table:table-cell>
          <table:table-cell office:value-type="float" office:value="934.787" calcext:value-type="float">
            <text:p>934.787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64.2873" calcext:value-type="float">
            <text:p>64.2873</text:p>
          </table:table-cell>
          <table:table-cell office:value-type="float" office:value="0.521608" calcext:value-type="float">
            <text:p>0.521608</text:p>
          </table:table-cell>
          <table:table-cell office:value-type="float" office:value="935.191" calcext:value-type="float">
            <text:p>935.19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63.8872" calcext:value-type="float">
            <text:p>63.8872</text:p>
          </table:table-cell>
          <table:table-cell office:value-type="float" office:value="0.519932" calcext:value-type="float">
            <text:p>0.519932</text:p>
          </table:table-cell>
          <table:table-cell office:value-type="float" office:value="935.593" calcext:value-type="float">
            <text:p>935.593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63.4895" calcext:value-type="float">
            <text:p>63.4895</text:p>
          </table:table-cell>
          <table:table-cell office:value-type="float" office:value="0.518271" calcext:value-type="float">
            <text:p>0.518271</text:p>
          </table:table-cell>
          <table:table-cell office:value-type="float" office:value="935.992" calcext:value-type="float">
            <text:p>935.99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63.0944" calcext:value-type="float">
            <text:p>63.0944</text:p>
          </table:table-cell>
          <table:table-cell office:value-type="float" office:value="0.516626" calcext:value-type="float">
            <text:p>0.516626</text:p>
          </table:table-cell>
          <table:table-cell office:value-type="float" office:value="936.389" calcext:value-type="float">
            <text:p>936.389</text:p>
          </table:table-cell>
        </table:table-row>
        <table:table-row table:style-name="ro1">
          <table:table-cell office:value-type="float" office:value="30.55" calcext:value-type="float">
            <text:p>30.55</text:p>
          </table:table-cell>
          <table:table-cell office:value-type="float" office:value="62.7017" calcext:value-type="float">
            <text:p>62.7017</text:p>
          </table:table-cell>
          <table:table-cell office:value-type="float" office:value="0.514996" calcext:value-type="float">
            <text:p>0.514996</text:p>
          </table:table-cell>
          <table:table-cell office:value-type="float" office:value="936.783" calcext:value-type="float">
            <text:p>936.78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62.3114" calcext:value-type="float">
            <text:p>62.3114</text:p>
          </table:table-cell>
          <table:table-cell office:value-type="float" office:value="0.513381" calcext:value-type="float">
            <text:p>0.513381</text:p>
          </table:table-cell>
          <table:table-cell office:value-type="float" office:value="937.175" calcext:value-type="float">
            <text:p>937.175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61.9235" calcext:value-type="float">
            <text:p>61.9235</text:p>
          </table:table-cell>
          <table:table-cell office:value-type="float" office:value="0.511782" calcext:value-type="float">
            <text:p>0.511782</text:p>
          </table:table-cell>
          <table:table-cell office:value-type="float" office:value="937.565" calcext:value-type="float">
            <text:p>937.56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61.5381" calcext:value-type="float">
            <text:p>61.5381</text:p>
          </table:table-cell>
          <table:table-cell office:value-type="float" office:value="0.510197" calcext:value-type="float">
            <text:p>0.510197</text:p>
          </table:table-cell>
          <table:table-cell office:value-type="float" office:value="937.952" calcext:value-type="float">
            <text:p>937.95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61.1551" calcext:value-type="float">
            <text:p>61.1551</text:p>
          </table:table-cell>
          <table:table-cell office:value-type="float" office:value="0.508627" calcext:value-type="float">
            <text:p>0.508627</text:p>
          </table:table-cell>
          <table:table-cell office:value-type="float" office:value="938.336" calcext:value-type="float">
            <text:p>938.33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60.7744" calcext:value-type="float">
            <text:p>60.7744</text:p>
          </table:table-cell>
          <table:table-cell office:value-type="float" office:value="0.507072" calcext:value-type="float">
            <text:p>0.507072</text:p>
          </table:table-cell>
          <table:table-cell office:value-type="float" office:value="938.719" calcext:value-type="float">
            <text:p>938.719</text:p>
          </table:table-cell>
        </table:table-row>
        <table:table-row table:style-name="ro1">
          <table:table-cell office:value-type="float" office:value="30.85" calcext:value-type="float">
            <text:p>30.85</text:p>
          </table:table-cell>
          <table:table-cell office:value-type="float" office:value="60.3961" calcext:value-type="float">
            <text:p>60.3961</text:p>
          </table:table-cell>
          <table:table-cell office:value-type="float" office:value="0.505531" calcext:value-type="float">
            <text:p>0.505531</text:p>
          </table:table-cell>
          <table:table-cell office:value-type="float" office:value="939.098" calcext:value-type="float">
            <text:p>939.09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60.0201" calcext:value-type="float">
            <text:p>60.0201</text:p>
          </table:table-cell>
          <table:table-cell office:value-type="float" office:value="0.504005" calcext:value-type="float">
            <text:p>0.504005</text:p>
          </table:table-cell>
          <table:table-cell office:value-type="float" office:value="939.476" calcext:value-type="float">
            <text:p>939.476</text:p>
          </table:table-cell>
        </table:table-row>
        <table:table-row table:style-name="ro1">
          <table:table-cell office:value-type="float" office:value="30.95" calcext:value-type="float">
            <text:p>30.95</text:p>
          </table:table-cell>
          <table:table-cell office:value-type="float" office:value="59.6465" calcext:value-type="float">
            <text:p>59.6465</text:p>
          </table:table-cell>
          <table:table-cell office:value-type="float" office:value="0.502492" calcext:value-type="float">
            <text:p>0.502492</text:p>
          </table:table-cell>
          <table:table-cell office:value-type="float" office:value="939.851" calcext:value-type="float">
            <text:p>939.8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.2752" calcext:value-type="float">
            <text:p>59.2752</text:p>
          </table:table-cell>
          <table:table-cell office:value-type="float" office:value="0.500993" calcext:value-type="float">
            <text:p>0.500993</text:p>
          </table:table-cell>
          <table:table-cell office:value-type="float" office:value="940.224" calcext:value-type="float">
            <text:p>940.224</text:p>
          </table:table-cell>
        </table:table-row>
        <table:table-row table:style-name="ro1">
          <table:table-cell office:value-type="float" office:value="31.05" calcext:value-type="float">
            <text:p>31.05</text:p>
          </table:table-cell>
          <table:table-cell office:value-type="float" office:value="58.9063" calcext:value-type="float">
            <text:p>58.9063</text:p>
          </table:table-cell>
          <table:table-cell office:value-type="float" office:value="0.499509" calcext:value-type="float">
            <text:p>0.499509</text:p>
          </table:table-cell>
          <table:table-cell office:value-type="float" office:value="940.594" calcext:value-type="float">
            <text:p>940.59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8.5396" calcext:value-type="float">
            <text:p>58.5396</text:p>
          </table:table-cell>
          <table:table-cell office:value-type="float" office:value="0.498037" calcext:value-type="float">
            <text:p>0.498037</text:p>
          </table:table-cell>
          <table:table-cell office:value-type="float" office:value="940.962" calcext:value-type="float">
            <text:p>940.962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58.1751" calcext:value-type="float">
            <text:p>58.1751</text:p>
          </table:table-cell>
          <table:table-cell office:value-type="float" office:value="0.49658" calcext:value-type="float">
            <text:p>0.49658</text:p>
          </table:table-cell>
          <table:table-cell office:value-type="float" office:value="941.328" calcext:value-type="float">
            <text:p>941.32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7.813" calcext:value-type="float">
            <text:p>57.813</text:p>
          </table:table-cell>
          <table:table-cell office:value-type="float" office:value="0.495135" calcext:value-type="float">
            <text:p>0.495135</text:p>
          </table:table-cell>
          <table:table-cell office:value-type="float" office:value="941.692" calcext:value-type="float">
            <text:p>941.692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57.4531" calcext:value-type="float">
            <text:p>57.4531</text:p>
          </table:table-cell>
          <table:table-cell office:value-type="float" office:value="0.493704" calcext:value-type="float">
            <text:p>0.493704</text:p>
          </table:table-cell>
          <table:table-cell office:value-type="float" office:value="942.053" calcext:value-type="float">
            <text:p>942.053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7.0954" calcext:value-type="float">
            <text:p>57.0954</text:p>
          </table:table-cell>
          <table:table-cell office:value-type="float" office:value="0.492286" calcext:value-type="float">
            <text:p>0.492286</text:p>
          </table:table-cell>
          <table:table-cell office:value-type="float" office:value="942.412" calcext:value-type="float">
            <text:p>942.412</text:p>
          </table:table-cell>
        </table:table-row>
        <table:table-row table:style-name="ro1">
          <table:table-cell office:value-type="float" office:value="31.35" calcext:value-type="float">
            <text:p>31.35</text:p>
          </table:table-cell>
          <table:table-cell office:value-type="float" office:value="56.74" calcext:value-type="float">
            <text:p>56.74</text:p>
          </table:table-cell>
          <table:table-cell office:value-type="float" office:value="0.49088" calcext:value-type="float">
            <text:p>0.49088</text:p>
          </table:table-cell>
          <table:table-cell office:value-type="float" office:value="942.769" calcext:value-type="float">
            <text:p>942.76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56.3868" calcext:value-type="float">
            <text:p>56.3868</text:p>
          </table:table-cell>
          <table:table-cell office:value-type="float" office:value="0.489488" calcext:value-type="float">
            <text:p>0.489488</text:p>
          </table:table-cell>
          <table:table-cell office:value-type="float" office:value="943.124" calcext:value-type="float">
            <text:p>943.124</text:p>
          </table:table-cell>
        </table:table-row>
        <table:table-row table:style-name="ro1">
          <table:table-cell office:value-type="float" office:value="31.45" calcext:value-type="float">
            <text:p>31.45</text:p>
          </table:table-cell>
          <table:table-cell office:value-type="float" office:value="56.0357" calcext:value-type="float">
            <text:p>56.0357</text:p>
          </table:table-cell>
          <table:table-cell office:value-type="float" office:value="0.488108" calcext:value-type="float">
            <text:p>0.488108</text:p>
          </table:table-cell>
          <table:table-cell office:value-type="float" office:value="943.476" calcext:value-type="float">
            <text:p>943.47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5.6869" calcext:value-type="float">
            <text:p>55.6869</text:p>
          </table:table-cell>
          <table:table-cell office:value-type="float" office:value="0.48674" calcext:value-type="float">
            <text:p>0.48674</text:p>
          </table:table-cell>
          <table:table-cell office:value-type="float" office:value="943.826" calcext:value-type="float">
            <text:p>943.826</text:p>
          </table:table-cell>
        </table:table-row>
        <table:table-row table:style-name="ro1">
          <table:table-cell office:value-type="float" office:value="31.55" calcext:value-type="float">
            <text:p>31.55</text:p>
          </table:table-cell>
          <table:table-cell office:value-type="float" office:value="55.3402" calcext:value-type="float">
            <text:p>55.3402</text:p>
          </table:table-cell>
          <table:table-cell office:value-type="float" office:value="0.485385" calcext:value-type="float">
            <text:p>0.485385</text:p>
          </table:table-cell>
          <table:table-cell office:value-type="float" office:value="944.174" calcext:value-type="float">
            <text:p>944.174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54.9956" calcext:value-type="float">
            <text:p>54.9956</text:p>
          </table:table-cell>
          <table:table-cell office:value-type="float" office:value="0.484042" calcext:value-type="float">
            <text:p>0.484042</text:p>
          </table:table-cell>
          <table:table-cell office:value-type="float" office:value="944.52" calcext:value-type="float">
            <text:p>944.52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54.6533" calcext:value-type="float">
            <text:p>54.6533</text:p>
          </table:table-cell>
          <table:table-cell office:value-type="float" office:value="0.482711" calcext:value-type="float">
            <text:p>0.482711</text:p>
          </table:table-cell>
          <table:table-cell office:value-type="float" office:value="944.864" calcext:value-type="float">
            <text:p>944.86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4.313" calcext:value-type="float">
            <text:p>54.313</text:p>
          </table:table-cell>
          <table:table-cell office:value-type="float" office:value="0.481392" calcext:value-type="float">
            <text:p>0.481392</text:p>
          </table:table-cell>
          <table:table-cell office:value-type="float" office:value="945.206" calcext:value-type="float">
            <text:p>945.206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53.9748" calcext:value-type="float">
            <text:p>53.9748</text:p>
          </table:table-cell>
          <table:table-cell office:value-type="float" office:value="0.480084" calcext:value-type="float">
            <text:p>0.480084</text:p>
          </table:table-cell>
          <table:table-cell office:value-type="float" office:value="945.545" calcext:value-type="float">
            <text:p>945.54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3.6388" calcext:value-type="float">
            <text:p>53.6388</text:p>
          </table:table-cell>
          <table:table-cell office:value-type="float" office:value="0.478789" calcext:value-type="float">
            <text:p>0.478789</text:p>
          </table:table-cell>
          <table:table-cell office:value-type="float" office:value="945.882" calcext:value-type="float">
            <text:p>945.882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53.3048" calcext:value-type="float">
            <text:p>53.3048</text:p>
          </table:table-cell>
          <table:table-cell office:value-type="float" office:value="0.477505" calcext:value-type="float">
            <text:p>0.477505</text:p>
          </table:table-cell>
          <table:table-cell office:value-type="float" office:value="946.218" calcext:value-type="float">
            <text:p>946.21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2.973" calcext:value-type="float">
            <text:p>52.973</text:p>
          </table:table-cell>
          <table:table-cell office:value-type="float" office:value="0.476232" calcext:value-type="float">
            <text:p>0.476232</text:p>
          </table:table-cell>
          <table:table-cell office:value-type="float" office:value="946.551" calcext:value-type="float">
            <text:p>946.551</text:p>
          </table:table-cell>
        </table:table-row>
        <table:table-row table:style-name="ro1">
          <table:table-cell office:value-type="float" office:value="31.95" calcext:value-type="float">
            <text:p>31.95</text:p>
          </table:table-cell>
          <table:table-cell office:value-type="float" office:value="52.6431" calcext:value-type="float">
            <text:p>52.6431</text:p>
          </table:table-cell>
          <table:table-cell office:value-type="float" office:value="0.474971" calcext:value-type="float">
            <text:p>0.474971</text:p>
          </table:table-cell>
          <table:table-cell office:value-type="float" office:value="946.882" calcext:value-type="float">
            <text:p>946.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3154" calcext:value-type="float">
            <text:p>52.3154</text:p>
          </table:table-cell>
          <table:table-cell office:value-type="float" office:value="0.473721" calcext:value-type="float">
            <text:p>0.473721</text:p>
          </table:table-cell>
          <table:table-cell office:value-type="float" office:value="947.211" calcext:value-type="float">
            <text:p>947.211</text:p>
          </table:table-cell>
        </table:table-row>
        <table:table-row table:style-name="ro1">
          <table:table-cell office:value-type="float" office:value="32.05" calcext:value-type="float">
            <text:p>32.05</text:p>
          </table:table-cell>
          <table:table-cell office:value-type="float" office:value="51.9896" calcext:value-type="float">
            <text:p>51.9896</text:p>
          </table:table-cell>
          <table:table-cell office:value-type="float" office:value="0.472481" calcext:value-type="float">
            <text:p>0.472481</text:p>
          </table:table-cell>
          <table:table-cell office:value-type="float" office:value="947.538" calcext:value-type="float">
            <text:p>947.538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1.6659" calcext:value-type="float">
            <text:p>51.6659</text:p>
          </table:table-cell>
          <table:table-cell office:value-type="float" office:value="0.471253" calcext:value-type="float">
            <text:p>0.471253</text:p>
          </table:table-cell>
          <table:table-cell office:value-type="float" office:value="947.863" calcext:value-type="float">
            <text:p>947.863</text:p>
          </table:table-cell>
        </table:table-row>
        <table:table-row table:style-name="ro1">
          <table:table-cell office:value-type="float" office:value="32.15" calcext:value-type="float">
            <text:p>32.15</text:p>
          </table:table-cell>
          <table:table-cell office:value-type="float" office:value="51.3442" calcext:value-type="float">
            <text:p>51.3442</text:p>
          </table:table-cell>
          <table:table-cell office:value-type="float" office:value="0.470036" calcext:value-type="float">
            <text:p>0.470036</text:p>
          </table:table-cell>
          <table:table-cell office:value-type="float" office:value="948.186" calcext:value-type="float">
            <text:p>948.18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1.0245" calcext:value-type="float">
            <text:p>51.0245</text:p>
          </table:table-cell>
          <table:table-cell office:value-type="float" office:value="0.468829" calcext:value-type="float">
            <text:p>0.468829</text:p>
          </table:table-cell>
          <table:table-cell office:value-type="float" office:value="948.507" calcext:value-type="float">
            <text:p>948.507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50.7068" calcext:value-type="float">
            <text:p>50.7068</text:p>
          </table:table-cell>
          <table:table-cell office:value-type="float" office:value="0.467633" calcext:value-type="float">
            <text:p>0.467633</text:p>
          </table:table-cell>
          <table:table-cell office:value-type="float" office:value="948.826" calcext:value-type="float">
            <text:p>948.826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0.3911" calcext:value-type="float">
            <text:p>50.3911</text:p>
          </table:table-cell>
          <table:table-cell office:value-type="float" office:value="0.466447" calcext:value-type="float">
            <text:p>0.466447</text:p>
          </table:table-cell>
          <table:table-cell office:value-type="float" office:value="949.142" calcext:value-type="float">
            <text:p>949.142</text:p>
          </table:table-cell>
        </table:table-row>
        <table:table-row table:style-name="ro1">
          <table:table-cell office:value-type="float" office:value="32.35" calcext:value-type="float">
            <text:p>32.35</text:p>
          </table:table-cell>
          <table:table-cell office:value-type="float" office:value="50.0773" calcext:value-type="float">
            <text:p>50.0773</text:p>
          </table:table-cell>
          <table:table-cell office:value-type="float" office:value="0.465272" calcext:value-type="float">
            <text:p>0.465272</text:p>
          </table:table-cell>
          <table:table-cell office:value-type="float" office:value="949.457" calcext:value-type="float">
            <text:p>949.45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9.7655" calcext:value-type="float">
            <text:p>49.7655</text:p>
          </table:table-cell>
          <table:table-cell office:value-type="float" office:value="0.464107" calcext:value-type="float">
            <text:p>0.464107</text:p>
          </table:table-cell>
          <table:table-cell office:value-type="float" office:value="949.77" calcext:value-type="float">
            <text:p>949.77</text:p>
          </table:table-cell>
        </table:table-row>
        <table:table-row table:style-name="ro1">
          <table:table-cell office:value-type="float" office:value="32.45" calcext:value-type="float">
            <text:p>32.45</text:p>
          </table:table-cell>
          <table:table-cell office:value-type="float" office:value="49.4556" calcext:value-type="float">
            <text:p>49.4556</text:p>
          </table:table-cell>
          <table:table-cell office:value-type="float" office:value="0.462952" calcext:value-type="float">
            <text:p>0.462952</text:p>
          </table:table-cell>
          <table:table-cell office:value-type="float" office:value="950.081" calcext:value-type="float">
            <text:p>950.081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9.1477" calcext:value-type="float">
            <text:p>49.1477</text:p>
          </table:table-cell>
          <table:table-cell office:value-type="float" office:value="0.461808" calcext:value-type="float">
            <text:p>0.461808</text:p>
          </table:table-cell>
          <table:table-cell office:value-type="float" office:value="950.391" calcext:value-type="float">
            <text:p>950.391</text:p>
          </table:table-cell>
        </table:table-row>
        <table:table-row table:style-name="ro1">
          <table:table-cell office:value-type="float" office:value="32.55" calcext:value-type="float">
            <text:p>32.55</text:p>
          </table:table-cell>
          <table:table-cell office:value-type="float" office:value="48.8416" calcext:value-type="float">
            <text:p>48.8416</text:p>
          </table:table-cell>
          <table:table-cell office:value-type="float" office:value="0.460673" calcext:value-type="float">
            <text:p>0.460673</text:p>
          </table:table-cell>
          <table:table-cell office:value-type="float" office:value="950.698" calcext:value-type="float">
            <text:p>950.69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8.5375" calcext:value-type="float">
            <text:p>48.5375</text:p>
          </table:table-cell>
          <table:table-cell office:value-type="float" office:value="0.459548" calcext:value-type="float">
            <text:p>0.459548</text:p>
          </table:table-cell>
          <table:table-cell office:value-type="float" office:value="951.003" calcext:value-type="float">
            <text:p>951.003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float" office:value="48.2353" calcext:value-type="float">
            <text:p>48.2353</text:p>
          </table:table-cell>
          <table:table-cell office:value-type="float" office:value="0.458432" calcext:value-type="float">
            <text:p>0.458432</text:p>
          </table:table-cell>
          <table:table-cell office:value-type="float" office:value="951.306" calcext:value-type="float">
            <text:p>951.30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7.9349" calcext:value-type="float">
            <text:p>47.9349</text:p>
          </table:table-cell>
          <table:table-cell office:value-type="float" office:value="0.457327" calcext:value-type="float">
            <text:p>0.457327</text:p>
          </table:table-cell>
          <table:table-cell office:value-type="float" office:value="951.608" calcext:value-type="float">
            <text:p>951.608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47.6364" calcext:value-type="float">
            <text:p>47.6364</text:p>
          </table:table-cell>
          <table:table-cell office:value-type="float" office:value="0.456231" calcext:value-type="float">
            <text:p>0.456231</text:p>
          </table:table-cell>
          <table:table-cell office:value-type="float" office:value="951.907" calcext:value-type="float">
            <text:p>951.90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7.3398" calcext:value-type="float">
            <text:p>47.3398</text:p>
          </table:table-cell>
          <table:table-cell office:value-type="float" office:value="0.455144" calcext:value-type="float">
            <text:p>0.455144</text:p>
          </table:table-cell>
          <table:table-cell office:value-type="float" office:value="952.205" calcext:value-type="float">
            <text:p>952.205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float" office:value="47.045" calcext:value-type="float">
            <text:p>47.045</text:p>
          </table:table-cell>
          <table:table-cell office:value-type="float" office:value="0.454067" calcext:value-type="float">
            <text:p>0.454067</text:p>
          </table:table-cell>
          <table:table-cell office:value-type="float" office:value="952.501" calcext:value-type="float">
            <text:p>952.501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6.752" calcext:value-type="float">
            <text:p>46.752</text:p>
          </table:table-cell>
          <table:table-cell office:value-type="float" office:value="0.452999" calcext:value-type="float">
            <text:p>0.452999</text:p>
          </table:table-cell>
          <table:table-cell office:value-type="float" office:value="952.795" calcext:value-type="float">
            <text:p>952.795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46.4609" calcext:value-type="float">
            <text:p>46.4609</text:p>
          </table:table-cell>
          <table:table-cell office:value-type="float" office:value="0.45194" calcext:value-type="float">
            <text:p>0.45194</text:p>
          </table:table-cell>
          <table:table-cell office:value-type="float" office:value="953.087" calcext:value-type="float">
            <text:p>953.0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.1715" calcext:value-type="float">
            <text:p>46.1715</text:p>
          </table:table-cell>
          <table:table-cell office:value-type="float" office:value="0.45089" calcext:value-type="float">
            <text:p>0.45089</text:p>
          </table:table-cell>
          <table:table-cell office:value-type="float" office:value="953.378" calcext:value-type="float">
            <text:p>953.378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45.884" calcext:value-type="float">
            <text:p>45.884</text:p>
          </table:table-cell>
          <table:table-cell office:value-type="float" office:value="0.449849" calcext:value-type="float">
            <text:p>0.449849</text:p>
          </table:table-cell>
          <table:table-cell office:value-type="float" office:value="953.666" calcext:value-type="float">
            <text:p>953.666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5.5983" calcext:value-type="float">
            <text:p>45.5983</text:p>
          </table:table-cell>
          <table:table-cell office:value-type="float" office:value="0.448817" calcext:value-type="float">
            <text:p>0.448817</text:p>
          </table:table-cell>
          <table:table-cell office:value-type="float" office:value="953.953" calcext:value-type="float">
            <text:p>953.953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float" office:value="45.3143" calcext:value-type="float">
            <text:p>45.3143</text:p>
          </table:table-cell>
          <table:table-cell office:value-type="float" office:value="0.447794" calcext:value-type="float">
            <text:p>0.447794</text:p>
          </table:table-cell>
          <table:table-cell office:value-type="float" office:value="954.238" calcext:value-type="float">
            <text:p>954.23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5.0321" calcext:value-type="float">
            <text:p>45.0321</text:p>
          </table:table-cell>
          <table:table-cell office:value-type="float" office:value="0.446779" calcext:value-type="float">
            <text:p>0.446779</text:p>
          </table:table-cell>
          <table:table-cell office:value-type="float" office:value="954.521" calcext:value-type="float">
            <text:p>954.521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44.7516" calcext:value-type="float">
            <text:p>44.7516</text:p>
          </table:table-cell>
          <table:table-cell office:value-type="float" office:value="0.445773" calcext:value-type="float">
            <text:p>0.445773</text:p>
          </table:table-cell>
          <table:table-cell office:value-type="float" office:value="954.803" calcext:value-type="float">
            <text:p>954.803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4.4729" calcext:value-type="float">
            <text:p>44.4729</text:p>
          </table:table-cell>
          <table:table-cell office:value-type="float" office:value="0.444776" calcext:value-type="float">
            <text:p>0.444776</text:p>
          </table:table-cell>
          <table:table-cell office:value-type="float" office:value="955.082" calcext:value-type="float">
            <text:p>955.082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44.196" calcext:value-type="float">
            <text:p>44.196</text:p>
          </table:table-cell>
          <table:table-cell office:value-type="float" office:value="0.443787" calcext:value-type="float">
            <text:p>0.443787</text:p>
          </table:table-cell>
          <table:table-cell office:value-type="float" office:value="955.36" calcext:value-type="float">
            <text:p>955.36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3.9207" calcext:value-type="float">
            <text:p>43.9207</text:p>
          </table:table-cell>
          <table:table-cell office:value-type="float" office:value="0.442806" calcext:value-type="float">
            <text:p>0.442806</text:p>
          </table:table-cell>
          <table:table-cell office:value-type="float" office:value="955.636" calcext:value-type="float">
            <text:p>955.636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43.6472" calcext:value-type="float">
            <text:p>43.6472</text:p>
          </table:table-cell>
          <table:table-cell office:value-type="float" office:value="0.441834" calcext:value-type="float">
            <text:p>0.441834</text:p>
          </table:table-cell>
          <table:table-cell office:value-type="float" office:value="955.911" calcext:value-type="float">
            <text:p>955.91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3.3754" calcext:value-type="float">
            <text:p>43.3754</text:p>
          </table:table-cell>
          <table:table-cell office:value-type="float" office:value="0.440869" calcext:value-type="float">
            <text:p>0.440869</text:p>
          </table:table-cell>
          <table:table-cell office:value-type="float" office:value="956.184" calcext:value-type="float">
            <text:p>956.184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43.1052" calcext:value-type="float">
            <text:p>43.1052</text:p>
          </table:table-cell>
          <table:table-cell office:value-type="float" office:value="0.439913" calcext:value-type="float">
            <text:p>0.439913</text:p>
          </table:table-cell>
          <table:table-cell office:value-type="float" office:value="956.455" calcext:value-type="float">
            <text:p>956.45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2.8368" calcext:value-type="float">
            <text:p>42.8368</text:p>
          </table:table-cell>
          <table:table-cell office:value-type="float" office:value="0.438965" calcext:value-type="float">
            <text:p>0.438965</text:p>
          </table:table-cell>
          <table:table-cell office:value-type="float" office:value="956.724" calcext:value-type="float">
            <text:p>956.724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42.57" calcext:value-type="float">
            <text:p>42.57</text:p>
          </table:table-cell>
          <table:table-cell office:value-type="float" office:value="0.438025" calcext:value-type="float">
            <text:p>0.438025</text:p>
          </table:table-cell>
          <table:table-cell office:value-type="float" office:value="956.992" calcext:value-type="float">
            <text:p>956.992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2.3048" calcext:value-type="float">
            <text:p>42.3048</text:p>
          </table:table-cell>
          <table:table-cell office:value-type="float" office:value="0.437093" calcext:value-type="float">
            <text:p>0.437093</text:p>
          </table:table-cell>
          <table:table-cell office:value-type="float" office:value="957.258" calcext:value-type="float">
            <text:p>957.258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42.0414" calcext:value-type="float">
            <text:p>42.0414</text:p>
          </table:table-cell>
          <table:table-cell office:value-type="float" office:value="0.436168" calcext:value-type="float">
            <text:p>0.436168</text:p>
          </table:table-cell>
          <table:table-cell office:value-type="float" office:value="957.522" calcext:value-type="float">
            <text:p>957.52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1.7795" calcext:value-type="float">
            <text:p>41.7795</text:p>
          </table:table-cell>
          <table:table-cell office:value-type="float" office:value="0.435251" calcext:value-type="float">
            <text:p>0.435251</text:p>
          </table:table-cell>
          <table:table-cell office:value-type="float" office:value="957.785" calcext:value-type="float">
            <text:p>957.785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41.5193" calcext:value-type="float">
            <text:p>41.5193</text:p>
          </table:table-cell>
          <table:table-cell office:value-type="float" office:value="0.434342" calcext:value-type="float">
            <text:p>0.434342</text:p>
          </table:table-cell>
          <table:table-cell office:value-type="float" office:value="958.046" calcext:value-type="float">
            <text:p>958.046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1.2607" calcext:value-type="float">
            <text:p>41.2607</text:p>
          </table:table-cell>
          <table:table-cell office:value-type="float" office:value="0.43344" calcext:value-type="float">
            <text:p>0.43344</text:p>
          </table:table-cell>
          <table:table-cell office:value-type="float" office:value="958.306" calcext:value-type="float">
            <text:p>958.306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41.0037" calcext:value-type="float">
            <text:p>41.0037</text:p>
          </table:table-cell>
          <table:table-cell office:value-type="float" office:value="0.432546" calcext:value-type="float">
            <text:p>0.432546</text:p>
          </table:table-cell>
          <table:table-cell office:value-type="float" office:value="958.564" calcext:value-type="float">
            <text:p>958.5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.7483" calcext:value-type="float">
            <text:p>40.7483</text:p>
          </table:table-cell>
          <table:table-cell office:value-type="float" office:value="0.431659" calcext:value-type="float">
            <text:p>0.431659</text:p>
          </table:table-cell>
          <table:table-cell office:value-type="float" office:value="958.82" calcext:value-type="float">
            <text:p>958.82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40.4945" calcext:value-type="float">
            <text:p>40.4945</text:p>
          </table:table-cell>
          <table:table-cell office:value-type="float" office:value="0.43078" calcext:value-type="float">
            <text:p>0.43078</text:p>
          </table:table-cell>
          <table:table-cell office:value-type="float" office:value="959.075" calcext:value-type="float">
            <text:p>959.07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0.2423" calcext:value-type="float">
            <text:p>40.2423</text:p>
          </table:table-cell>
          <table:table-cell office:value-type="float" office:value="0.429908" calcext:value-type="float">
            <text:p>0.429908</text:p>
          </table:table-cell>
          <table:table-cell office:value-type="float" office:value="959.328" calcext:value-type="float">
            <text:p>959.328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39.9917" calcext:value-type="float">
            <text:p>39.9917</text:p>
          </table:table-cell>
          <table:table-cell office:value-type="float" office:value="0.429042" calcext:value-type="float">
            <text:p>0.429042</text:p>
          </table:table-cell>
          <table:table-cell office:value-type="float" office:value="959.579" calcext:value-type="float">
            <text:p>959.57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9.7426" calcext:value-type="float">
            <text:p>39.7426</text:p>
          </table:table-cell>
          <table:table-cell office:value-type="float" office:value="0.428185" calcext:value-type="float">
            <text:p>0.428185</text:p>
          </table:table-cell>
          <table:table-cell office:value-type="float" office:value="959.829" calcext:value-type="float">
            <text:p>959.829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39.4951" calcext:value-type="float">
            <text:p>39.4951</text:p>
          </table:table-cell>
          <table:table-cell office:value-type="float" office:value="0.427334" calcext:value-type="float">
            <text:p>0.427334</text:p>
          </table:table-cell>
          <table:table-cell office:value-type="float" office:value="960.078" calcext:value-type="float">
            <text:p>960.078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39.249" calcext:value-type="float">
            <text:p>39.249</text:p>
          </table:table-cell>
          <table:table-cell office:value-type="float" office:value="0.42649" calcext:value-type="float">
            <text:p>0.42649</text:p>
          </table:table-cell>
          <table:table-cell office:value-type="float" office:value="960.324" calcext:value-type="float">
            <text:p>960.324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39.0046" calcext:value-type="float">
            <text:p>39.0046</text:p>
          </table:table-cell>
          <table:table-cell office:value-type="float" office:value="0.425653" calcext:value-type="float">
            <text:p>0.425653</text:p>
          </table:table-cell>
          <table:table-cell office:value-type="float" office:value="960.57" calcext:value-type="float">
            <text:p>960.5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8.7616" calcext:value-type="float">
            <text:p>38.7616</text:p>
          </table:table-cell>
          <table:table-cell office:value-type="float" office:value="0.424823" calcext:value-type="float">
            <text:p>0.424823</text:p>
          </table:table-cell>
          <table:table-cell office:value-type="float" office:value="960.814" calcext:value-type="float">
            <text:p>960.814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38.5202" calcext:value-type="float">
            <text:p>38.5202</text:p>
          </table:table-cell>
          <table:table-cell office:value-type="float" office:value="0.423999" calcext:value-type="float">
            <text:p>0.423999</text:p>
          </table:table-cell>
          <table:table-cell office:value-type="float" office:value="961.056" calcext:value-type="float">
            <text:p>961.05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38.2803" calcext:value-type="float">
            <text:p>38.2803</text:p>
          </table:table-cell>
          <table:table-cell office:value-type="float" office:value="0.423183" calcext:value-type="float">
            <text:p>0.423183</text:p>
          </table:table-cell>
          <table:table-cell office:value-type="float" office:value="961.297" calcext:value-type="float">
            <text:p>961.297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38.0418" calcext:value-type="float">
            <text:p>38.0418</text:p>
          </table:table-cell>
          <table:table-cell office:value-type="float" office:value="0.422373" calcext:value-type="float">
            <text:p>0.422373</text:p>
          </table:table-cell>
          <table:table-cell office:value-type="float" office:value="961.536" calcext:value-type="float">
            <text:p>961.53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7.8049" calcext:value-type="float">
            <text:p>37.8049</text:p>
          </table:table-cell>
          <table:table-cell office:value-type="float" office:value="0.421569" calcext:value-type="float">
            <text:p>0.421569</text:p>
          </table:table-cell>
          <table:table-cell office:value-type="float" office:value="961.774" calcext:value-type="float">
            <text:p>961.774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37.5694" calcext:value-type="float">
            <text:p>37.5694</text:p>
          </table:table-cell>
          <table:table-cell office:value-type="float" office:value="0.420773" calcext:value-type="float">
            <text:p>0.420773</text:p>
          </table:table-cell>
          <table:table-cell office:value-type="float" office:value="962.01" calcext:value-type="float">
            <text:p>962.0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37.3354" calcext:value-type="float">
            <text:p>37.3354</text:p>
          </table:table-cell>
          <table:table-cell office:value-type="float" office:value="0.419982" calcext:value-type="float">
            <text:p>0.419982</text:p>
          </table:table-cell>
          <table:table-cell office:value-type="float" office:value="962.245" calcext:value-type="float">
            <text:p>962.245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37.1028" calcext:value-type="float">
            <text:p>37.1028</text:p>
          </table:table-cell>
          <table:table-cell office:value-type="float" office:value="0.419198" calcext:value-type="float">
            <text:p>0.419198</text:p>
          </table:table-cell>
          <table:table-cell office:value-type="float" office:value="962.478" calcext:value-type="float">
            <text:p>962.478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6.8717" calcext:value-type="float">
            <text:p>36.8717</text:p>
          </table:table-cell>
          <table:table-cell office:value-type="float" office:value="0.41842" calcext:value-type="float">
            <text:p>0.41842</text:p>
          </table:table-cell>
          <table:table-cell office:value-type="float" office:value="962.71" calcext:value-type="float">
            <text:p>962.71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36.642" calcext:value-type="float">
            <text:p>36.642</text:p>
          </table:table-cell>
          <table:table-cell office:value-type="float" office:value="0.417649" calcext:value-type="float">
            <text:p>0.417649</text:p>
          </table:table-cell>
          <table:table-cell office:value-type="float" office:value="962.94" calcext:value-type="float">
            <text:p>962.94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36.4138" calcext:value-type="float">
            <text:p>36.4138</text:p>
          </table:table-cell>
          <table:table-cell office:value-type="float" office:value="0.416884" calcext:value-type="float">
            <text:p>0.416884</text:p>
          </table:table-cell>
          <table:table-cell office:value-type="float" office:value="963.169" calcext:value-type="float">
            <text:p>963.169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36.1869" calcext:value-type="float">
            <text:p>36.1869</text:p>
          </table:table-cell>
          <table:table-cell office:value-type="float" office:value="0.416125" calcext:value-type="float">
            <text:p>0.416125</text:p>
          </table:table-cell>
          <table:table-cell office:value-type="float" office:value="963.397" calcext:value-type="float">
            <text:p>963.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9615" calcext:value-type="float">
            <text:p>35.9615</text:p>
          </table:table-cell>
          <table:table-cell office:value-type="float" office:value="0.415372" calcext:value-type="float">
            <text:p>0.415372</text:p>
          </table:table-cell>
          <table:table-cell office:value-type="float" office:value="963.623" calcext:value-type="float">
            <text:p>963.623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35.7375" calcext:value-type="float">
            <text:p>35.7375</text:p>
          </table:table-cell>
          <table:table-cell office:value-type="float" office:value="0.414625" calcext:value-type="float">
            <text:p>0.414625</text:p>
          </table:table-cell>
          <table:table-cell office:value-type="float" office:value="963.848" calcext:value-type="float">
            <text:p>963.84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35.5149" calcext:value-type="float">
            <text:p>35.5149</text:p>
          </table:table-cell>
          <table:table-cell office:value-type="float" office:value="0.413884" calcext:value-type="float">
            <text:p>0.413884</text:p>
          </table:table-cell>
          <table:table-cell office:value-type="float" office:value="964.071" calcext:value-type="float">
            <text:p>964.071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35.2937" calcext:value-type="float">
            <text:p>35.2937</text:p>
          </table:table-cell>
          <table:table-cell office:value-type="float" office:value="0.413149" calcext:value-type="float">
            <text:p>0.413149</text:p>
          </table:table-cell>
          <table:table-cell office:value-type="float" office:value="964.293" calcext:value-type="float">
            <text:p>964.29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5.0738" calcext:value-type="float">
            <text:p>35.0738</text:p>
          </table:table-cell>
          <table:table-cell office:value-type="float" office:value="0.41242" calcext:value-type="float">
            <text:p>0.41242</text:p>
          </table:table-cell>
          <table:table-cell office:value-type="float" office:value="964.514" calcext:value-type="float">
            <text:p>964.51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34.8553" calcext:value-type="float">
            <text:p>34.8553</text:p>
          </table:table-cell>
          <table:table-cell office:value-type="float" office:value="0.411697" calcext:value-type="float">
            <text:p>0.411697</text:p>
          </table:table-cell>
          <table:table-cell office:value-type="float" office:value="964.733" calcext:value-type="float">
            <text:p>964.733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34.6382" calcext:value-type="float">
            <text:p>34.6382</text:p>
          </table:table-cell>
          <table:table-cell office:value-type="float" office:value="0.410979" calcext:value-type="float">
            <text:p>0.410979</text:p>
          </table:table-cell>
          <table:table-cell office:value-type="float" office:value="964.951" calcext:value-type="float">
            <text:p>964.951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34.4224" calcext:value-type="float">
            <text:p>34.4224</text:p>
          </table:table-cell>
          <table:table-cell office:value-type="float" office:value="0.410268" calcext:value-type="float">
            <text:p>0.410268</text:p>
          </table:table-cell>
          <table:table-cell office:value-type="float" office:value="965.167" calcext:value-type="float">
            <text:p>965.16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4.208" calcext:value-type="float">
            <text:p>34.208</text:p>
          </table:table-cell>
          <table:table-cell office:value-type="float" office:value="0.409562" calcext:value-type="float">
            <text:p>0.409562</text:p>
          </table:table-cell>
          <table:table-cell office:value-type="float" office:value="965.382" calcext:value-type="float">
            <text:p>965.382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33.9949" calcext:value-type="float">
            <text:p>33.9949</text:p>
          </table:table-cell>
          <table:table-cell office:value-type="float" office:value="0.408861" calcext:value-type="float">
            <text:p>0.408861</text:p>
          </table:table-cell>
          <table:table-cell office:value-type="float" office:value="965.596" calcext:value-type="float">
            <text:p>965.596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33.7831" calcext:value-type="float">
            <text:p>33.7831</text:p>
          </table:table-cell>
          <table:table-cell office:value-type="float" office:value="0.408166" calcext:value-type="float">
            <text:p>0.408166</text:p>
          </table:table-cell>
          <table:table-cell office:value-type="float" office:value="965.809" calcext:value-type="float">
            <text:p>965.809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33.5726" calcext:value-type="float">
            <text:p>33.5726</text:p>
          </table:table-cell>
          <table:table-cell office:value-type="float" office:value="0.407477" calcext:value-type="float">
            <text:p>0.407477</text:p>
          </table:table-cell>
          <table:table-cell office:value-type="float" office:value="966.02" calcext:value-type="float">
            <text:p>966.0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3.3635" calcext:value-type="float">
            <text:p>33.3635</text:p>
          </table:table-cell>
          <table:table-cell office:value-type="float" office:value="0.406793" calcext:value-type="float">
            <text:p>0.406793</text:p>
          </table:table-cell>
          <table:table-cell office:value-type="float" office:value="966.23" calcext:value-type="float">
            <text:p>966.23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33.1557" calcext:value-type="float">
            <text:p>33.1557</text:p>
          </table:table-cell>
          <table:table-cell office:value-type="float" office:value="0.406114" calcext:value-type="float">
            <text:p>0.406114</text:p>
          </table:table-cell>
          <table:table-cell office:value-type="float" office:value="966.438" calcext:value-type="float">
            <text:p>966.438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2.9491" calcext:value-type="float">
            <text:p>32.9491</text:p>
          </table:table-cell>
          <table:table-cell office:value-type="float" office:value="0.405441" calcext:value-type="float">
            <text:p>0.405441</text:p>
          </table:table-cell>
          <table:table-cell office:value-type="float" office:value="966.645" calcext:value-type="float">
            <text:p>966.645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32.7438" calcext:value-type="float">
            <text:p>32.7438</text:p>
          </table:table-cell>
          <table:table-cell office:value-type="float" office:value="0.404773" calcext:value-type="float">
            <text:p>0.404773</text:p>
          </table:table-cell>
          <table:table-cell office:value-type="float" office:value="966.851" calcext:value-type="float">
            <text:p>966.851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0.40411" calcext:value-type="float">
            <text:p>0.40411</text:p>
          </table:table-cell>
          <table:table-cell office:value-type="float" office:value="967.056" calcext:value-type="float">
            <text:p>967.056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32.3371" calcext:value-type="float">
            <text:p>32.3371</text:p>
          </table:table-cell>
          <table:table-cell office:value-type="float" office:value="0.403453" calcext:value-type="float">
            <text:p>0.403453</text:p>
          </table:table-cell>
          <table:table-cell office:value-type="float" office:value="967.259" calcext:value-type="float">
            <text:p>967.259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32.1357" calcext:value-type="float">
            <text:p>32.1357</text:p>
          </table:table-cell>
          <table:table-cell office:value-type="float" office:value="0.4028" calcext:value-type="float">
            <text:p>0.4028</text:p>
          </table:table-cell>
          <table:table-cell office:value-type="float" office:value="967.462" calcext:value-type="float">
            <text:p>967.462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31.9355" calcext:value-type="float">
            <text:p>31.9355</text:p>
          </table:table-cell>
          <table:table-cell office:value-type="float" office:value="0.402153" calcext:value-type="float">
            <text:p>0.402153</text:p>
          </table:table-cell>
          <table:table-cell office:value-type="float" office:value="967.662" calcext:value-type="float">
            <text:p>967.6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.7365" calcext:value-type="float">
            <text:p>31.7365</text:p>
          </table:table-cell>
          <table:table-cell office:value-type="float" office:value="0.401511" calcext:value-type="float">
            <text:p>0.401511</text:p>
          </table:table-cell>
          <table:table-cell office:value-type="float" office:value="967.862" calcext:value-type="float">
            <text:p>967.862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31.5388" calcext:value-type="float">
            <text:p>31.5388</text:p>
          </table:table-cell>
          <table:table-cell office:value-type="float" office:value="0.400874" calcext:value-type="float">
            <text:p>0.400874</text:p>
          </table:table-cell>
          <table:table-cell office:value-type="float" office:value="968.06" calcext:value-type="float">
            <text:p>968.06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31.3423" calcext:value-type="float">
            <text:p>31.3423</text:p>
          </table:table-cell>
          <table:table-cell office:value-type="float" office:value="0.400242" calcext:value-type="float">
            <text:p>0.400242</text:p>
          </table:table-cell>
          <table:table-cell office:value-type="float" office:value="968.257" calcext:value-type="float">
            <text:p>968.257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31.1471" calcext:value-type="float">
            <text:p>31.1471</text:p>
          </table:table-cell>
          <table:table-cell office:value-type="float" office:value="0.399614" calcext:value-type="float">
            <text:p>0.399614</text:p>
          </table:table-cell>
          <table:table-cell office:value-type="float" office:value="968.453" calcext:value-type="float">
            <text:p>968.45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0.953" calcext:value-type="float">
            <text:p>30.953</text:p>
          </table:table-cell>
          <table:table-cell office:value-type="float" office:value="0.398992" calcext:value-type="float">
            <text:p>0.398992</text:p>
          </table:table-cell>
          <table:table-cell office:value-type="float" office:value="968.648" calcext:value-type="float">
            <text:p>968.648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30.7602" calcext:value-type="float">
            <text:p>30.7602</text:p>
          </table:table-cell>
          <table:table-cell office:value-type="float" office:value="0.398375" calcext:value-type="float">
            <text:p>0.398375</text:p>
          </table:table-cell>
          <table:table-cell office:value-type="float" office:value="968.841" calcext:value-type="float">
            <text:p>968.841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30.5685" calcext:value-type="float">
            <text:p>30.5685</text:p>
          </table:table-cell>
          <table:table-cell office:value-type="float" office:value="0.397762" calcext:value-type="float">
            <text:p>0.397762</text:p>
          </table:table-cell>
          <table:table-cell office:value-type="float" office:value="969.034" calcext:value-type="float">
            <text:p>969.034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30.3781" calcext:value-type="float">
            <text:p>30.3781</text:p>
          </table:table-cell>
          <table:table-cell office:value-type="float" office:value="0.397154" calcext:value-type="float">
            <text:p>0.397154</text:p>
          </table:table-cell>
          <table:table-cell office:value-type="float" office:value="969.225" calcext:value-type="float">
            <text:p>969.225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0.1888" calcext:value-type="float">
            <text:p>30.1888</text:p>
          </table:table-cell>
          <table:table-cell office:value-type="float" office:value="0.396551" calcext:value-type="float">
            <text:p>0.396551</text:p>
          </table:table-cell>
          <table:table-cell office:value-type="float" office:value="969.415" calcext:value-type="float">
            <text:p>969.415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30.0008" calcext:value-type="float">
            <text:p>30.0008</text:p>
          </table:table-cell>
          <table:table-cell office:value-type="float" office:value="0.395952" calcext:value-type="float">
            <text:p>0.395952</text:p>
          </table:table-cell>
          <table:table-cell office:value-type="float" office:value="969.603" calcext:value-type="float">
            <text:p>969.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4:21:12.054815445</dc:date>
    <meta:editing-duration>PT4M21S</meta:editing-duration>
    <meta:editing-cycles>1</meta:editing-cycles>
    <meta:document-statistic meta:table-count="1" meta:cell-count="29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7cm" svg:height="14.265cm" xlink:href=".." xlink:type="simple" chart:class="chart:line" chart:style-name="ch1">
        <chart:title svg:x="8.686cm" svg:y="0.421cm" chart:style-name="ch2">
          <text:p>Euler</text:p>
        </chart:title>
        <chart:subtitle svg:x="8.514cm" svg:y="1.485cm" chart:style-name="ch3">
          <text:p>h = 0.05</text:p>
        </chart:subtitle>
        <chart:legend chart:legend-position="end" svg:x="16.988cm" svg:y="6.335cm" style:legend-expansion="high" chart:style-name="ch4"/>
        <chart:plot-area chart:style-name="ch5" table:cell-range-address="'euler-0-05'.A1:'euler-0-05'.D731" chart:data-source-has-labels="both" svg:x="1.382cm" svg:y="2.453cm" svg:width="15.235cm" svg:height="10.546cm">
          <chart:coordinate-region svg:x="2.374cm" svg:y="2.652cm" svg:width="14.243cm" svg:height="9.217cm"/>
          <chart:axis chart:dimension="x" chart:name="primary-x" chart:style-name="ch6" chartooo:axis-type="auto">
            <chartooo:date-scale/>
            <chart:title svg:x="7.725cm" svg:y="13.284cm" chart:style-name="ch7">
              <text:p>Tiempo (en días)</text:p>
            </chart:title>
            <chart:categories table:cell-range-address="'euler-0-05'.A2:'euler-0-05'.A731"/>
          </chart:axis>
          <chart:axis chart:dimension="y" chart:name="primary-y" chart:style-name="ch6">
            <chart:title svg:x="0.451cm" svg:y="9.371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'euler-0-05'.B2:'euler-0-05'.B731" chart:label-cell-address="'euler-0-05'.B1:'euler-0-05'.B1" chart:class="chart:line">
            <chart:data-point chart:repeated="730"/>
          </chart:series>
          <chart:series chart:style-name="ch11" chart:values-cell-range-address="'euler-0-05'.C2:'euler-0-05'.C731" chart:label-cell-address="'euler-0-05'.C1:'euler-0-05'.C1" chart:class="chart:line">
            <chart:data-point chart:repeated="730"/>
          </chart:series>
          <chart:series chart:style-name="ch12" chart:values-cell-range-address="'euler-0-05'.D2:'euler-0-05'.D731" chart:label-cell-address="'euler-0-05'.D1:'euler-0-05'.D1" chart:class="chart:line">
            <chart:data-point chart:repeated="7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'euler-0-05'.B1:'euler-0-05'.B1</svg:desc>
                </draw:g>
              </table:table-cell>
              <table:table-cell office:value-type="string">
                <text:p>S</text:p>
                <draw:g>
                  <svg:desc>'euler-0-05'.C1:'euler-0-05'.C1</svg:desc>
                </draw:g>
              </table:table-cell>
              <table:table-cell office:value-type="string">
                <text:p>R</text:p>
                <draw:g>
                  <svg:desc>'euler-0-05'.D1:'euler-0-05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euler-0-05'.A2:'euler-0-05'.A731</svg:desc>
                </draw:g>
              </table:table-cell>
              <table:table-cell office:value-type="float" office:value="1">
                <text:p>1</text:p>
                <draw:g>
                  <svg:desc>'euler-0-05'.B2:'euler-0-05'.B731</svg:desc>
                </draw:g>
              </table:table-cell>
              <table:table-cell office:value-type="float" office:value="999">
                <text:p>999</text:p>
                <draw:g>
                  <svg:desc>'euler-0-05'.C2:'euler-0-05'.C731</svg:desc>
                </draw:g>
              </table:table-cell>
              <table:table-cell office:value-type="float" office:value="0">
                <text:p>0</text:p>
                <draw:g>
                  <svg:desc>'euler-0-05'.D2:'euler-0-05'.D73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0437">
                <text:p>1.0437</text:p>
              </table:table-cell>
              <table:table-cell office:value-type="float" office:value="998.95">
                <text:p>998.9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08931">
                <text:p>1.08931</text:p>
              </table:table-cell>
              <table:table-cell office:value-type="float" office:value="998.898">
                <text:p>998.898</text:p>
              </table:table-cell>
              <table:table-cell office:value-type="float" office:value="0.0127731">
                <text:p>0.012773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.1369">
                <text:p>1.1369</text:p>
              </table:table-cell>
              <table:table-cell office:value-type="float" office:value="998.844">
                <text:p>998.844</text:p>
              </table:table-cell>
              <table:table-cell office:value-type="float" office:value="0.0195813">
                <text:p>0.019581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18658">
                <text:p>1.18658</text:p>
              </table:table-cell>
              <table:table-cell office:value-type="float" office:value="998.787">
                <text:p>998.787</text:p>
              </table:table-cell>
              <table:table-cell office:value-type="float" office:value="0.0266869">
                <text:p>0.026686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23842">
                <text:p>1.23842</text:p>
              </table:table-cell>
              <table:table-cell office:value-type="float" office:value="998.727">
                <text:p>998.727</text:p>
              </table:table-cell>
              <table:table-cell office:value-type="float" office:value="0.0341031">
                <text:p>0.034103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.29252">
                <text:p>1.29252</text:p>
              </table:table-cell>
              <table:table-cell office:value-type="float" office:value="998.666">
                <text:p>998.666</text:p>
              </table:table-cell>
              <table:table-cell office:value-type="float" office:value="0.0418432">
                <text:p>0.041843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.34898">
                <text:p>1.34898</text:p>
              </table:table-cell>
              <table:table-cell office:value-type="float" office:value="998.601">
                <text:p>998.601</text:p>
              </table:table-cell>
              <table:table-cell office:value-type="float" office:value="0.0499214">
                <text:p>0.04992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40791">
                <text:p>1.40791</text:p>
              </table:table-cell>
              <table:table-cell office:value-type="float" office:value="998.534">
                <text:p>998.534</text:p>
              </table:table-cell>
              <table:table-cell office:value-type="float" office:value="0.0583526">
                <text:p>0.058352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4694">
                <text:p>1.4694</text:p>
              </table:table-cell>
              <table:table-cell office:value-type="float" office:value="998.463">
                <text:p>998.463</text:p>
              </table:table-cell>
              <table:table-cell office:value-type="float" office:value="0.067152">
                <text:p>0.06715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3357">
                <text:p>1.53357</text:p>
              </table:table-cell>
              <table:table-cell office:value-type="float" office:value="998.39">
                <text:p>998.39</text:p>
              </table:table-cell>
              <table:table-cell office:value-type="float" office:value="0.0763357">
                <text:p>0.076335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60054">
                <text:p>1.60054</text:p>
              </table:table-cell>
              <table:table-cell office:value-type="float" office:value="998.314">
                <text:p>998.314</text:p>
              </table:table-cell>
              <table:table-cell office:value-type="float" office:value="0.0859206">
                <text:p>0.08592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67043">
                <text:p>1.67043</text:p>
              </table:table-cell>
              <table:table-cell office:value-type="float" office:value="998.234">
                <text:p>998.234</text:p>
              </table:table-cell>
              <table:table-cell office:value-type="float" office:value="0.0959239">
                <text:p>0.095923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74336">
                <text:p>1.74336</text:p>
              </table:table-cell>
              <table:table-cell office:value-type="float" office:value="998.15">
                <text:p>998.15</text:p>
              </table:table-cell>
              <table:table-cell office:value-type="float" office:value="0.106364">
                <text:p>0.1063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81948">
                <text:p>1.81948</text:p>
              </table:table-cell>
              <table:table-cell office:value-type="float" office:value="998.063">
                <text:p>998.063</text:p>
              </table:table-cell>
              <table:table-cell office:value-type="float" office:value="0.11726">
                <text:p>0.1172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8989">
                <text:p>1.8989</text:p>
              </table:table-cell>
              <table:table-cell office:value-type="float" office:value="997.972">
                <text:p>997.972</text:p>
              </table:table-cell>
              <table:table-cell office:value-type="float" office:value="0.128632">
                <text:p>0.12863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98179">
                <text:p>1.98179</text:p>
              </table:table-cell>
              <table:table-cell office:value-type="float" office:value="997.878">
                <text:p>997.878</text:p>
              </table:table-cell>
              <table:table-cell office:value-type="float" office:value="0.1405">
                <text:p>0.140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.06828">
                <text:p>2.06828</text:p>
              </table:table-cell>
              <table:table-cell office:value-type="float" office:value="997.779">
                <text:p>997.779</text:p>
              </table:table-cell>
              <table:table-cell office:value-type="float" office:value="0.152886">
                <text:p>0.15288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.15854">
                <text:p>2.15854</text:p>
              </table:table-cell>
              <table:table-cell office:value-type="float" office:value="997.676">
                <text:p>997.676</text:p>
              </table:table-cell>
              <table:table-cell office:value-type="float" office:value="0.165813">
                <text:p>0.16581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25272">
                <text:p>2.25272</text:p>
              </table:table-cell>
              <table:table-cell office:value-type="float" office:value="997.568">
                <text:p>997.568</text:p>
              </table:table-cell>
              <table:table-cell office:value-type="float" office:value="0.179304">
                <text:p>0.1793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351">
                <text:p>2.351</text:p>
              </table:table-cell>
              <table:table-cell office:value-type="float" office:value="997.456">
                <text:p>997.456</text:p>
              </table:table-cell>
              <table:table-cell office:value-type="float" office:value="0.193383">
                <text:p>0.193383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.45356">
                <text:p>2.45356</text:p>
              </table:table-cell>
              <table:table-cell office:value-type="float" office:value="997.338">
                <text:p>997.338</text:p>
              </table:table-cell>
              <table:table-cell office:value-type="float" office:value="0.208077">
                <text:p>0.20807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56058">
                <text:p>2.56058</text:p>
              </table:table-cell>
              <table:table-cell office:value-type="float" office:value="997.216">
                <text:p>997.216</text:p>
              </table:table-cell>
              <table:table-cell office:value-type="float" office:value="0.223412">
                <text:p>0.22341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.67225">
                <text:p>2.67225</text:p>
              </table:table-cell>
              <table:table-cell office:value-type="float" office:value="997.088">
                <text:p>997.088</text:p>
              </table:table-cell>
              <table:table-cell office:value-type="float" office:value="0.239415">
                <text:p>0.23941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.78877">
                <text:p>2.78877</text:p>
              </table:table-cell>
              <table:table-cell office:value-type="float" office:value="996.955">
                <text:p>996.955</text:p>
              </table:table-cell>
              <table:table-cell office:value-type="float" office:value="0.256117">
                <text:p>0.256117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.91035">
                <text:p>2.91035</text:p>
              </table:table-cell>
              <table:table-cell office:value-type="float" office:value="996.816">
                <text:p>996.816</text:p>
              </table:table-cell>
              <table:table-cell office:value-type="float" office:value="0.273547">
                <text:p>0.27354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.03722">
                <text:p>3.03722</text:p>
              </table:table-cell>
              <table:table-cell office:value-type="float" office:value="996.671">
                <text:p>996.671</text:p>
              </table:table-cell>
              <table:table-cell office:value-type="float" office:value="0.291737">
                <text:p>0.291737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.16959">
                <text:p>3.16959</text:p>
              </table:table-cell>
              <table:table-cell office:value-type="float" office:value="996.52">
                <text:p>996.52</text:p>
              </table:table-cell>
              <table:table-cell office:value-type="float" office:value="0.310719">
                <text:p>0.31071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.30771">
                <text:p>3.30771</text:p>
              </table:table-cell>
              <table:table-cell office:value-type="float" office:value="996.362">
                <text:p>996.362</text:p>
              </table:table-cell>
              <table:table-cell office:value-type="float" office:value="0.330529">
                <text:p>0.330529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.45182">
                <text:p>3.45182</text:p>
              </table:table-cell>
              <table:table-cell office:value-type="float" office:value="996.197">
                <text:p>996.197</text:p>
              </table:table-cell>
              <table:table-cell office:value-type="float" office:value="0.351202">
                <text:p>0.35120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60218">
                <text:p>3.60218</text:p>
              </table:table-cell>
              <table:table-cell office:value-type="float" office:value="996.025">
                <text:p>996.025</text:p>
              </table:table-cell>
              <table:table-cell office:value-type="float" office:value="0.372776">
                <text:p>0.37277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3.75906">
                <text:p>3.75906</text:p>
              </table:table-cell>
              <table:table-cell office:value-type="float" office:value="995.846">
                <text:p>995.846</text:p>
              </table:table-cell>
              <table:table-cell office:value-type="float" office:value="0.39529">
                <text:p>0.395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3.92274">
                <text:p>3.92274</text:p>
              </table:table-cell>
              <table:table-cell office:value-type="float" office:value="995.658">
                <text:p>995.658</text:p>
              </table:table-cell>
              <table:table-cell office:value-type="float" office:value="0.418784">
                <text:p>0.41878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.09351">
                <text:p>4.09351</text:p>
              </table:table-cell>
              <table:table-cell office:value-type="float" office:value="995.463">
                <text:p>995.463</text:p>
              </table:table-cell>
              <table:table-cell office:value-type="float" office:value="0.443301">
                <text:p>0.44330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.27167">
                <text:p>4.27167</text:p>
              </table:table-cell>
              <table:table-cell office:value-type="float" office:value="995.259">
                <text:p>995.259</text:p>
              </table:table-cell>
              <table:table-cell office:value-type="float" office:value="0.468885">
                <text:p>0.46888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.45754">
                <text:p>4.45754</text:p>
              </table:table-cell>
              <table:table-cell office:value-type="float" office:value="995.047">
                <text:p>995.047</text:p>
              </table:table-cell>
              <table:table-cell office:value-type="float" office:value="0.495583">
                <text:p>0.49558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.65145">
                <text:p>4.65145</text:p>
              </table:table-cell>
              <table:table-cell office:value-type="float" office:value="994.825">
                <text:p>994.825</text:p>
              </table:table-cell>
              <table:table-cell office:value-type="float" office:value="0.523443">
                <text:p>0.52344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4.85375">
                <text:p>4.85375</text:p>
              </table:table-cell>
              <table:table-cell office:value-type="float" office:value="994.594">
                <text:p>994.594</text:p>
              </table:table-cell>
              <table:table-cell office:value-type="float" office:value="0.552515">
                <text:p>0.55251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.06479">
                <text:p>5.06479</text:p>
              </table:table-cell>
              <table:table-cell office:value-type="float" office:value="994.352">
                <text:p>994.352</text:p>
              </table:table-cell>
              <table:table-cell office:value-type="float" office:value="0.58285">
                <text:p>0.5828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.28495">
                <text:p>5.28495</text:p>
              </table:table-cell>
              <table:table-cell office:value-type="float" office:value="994.101">
                <text:p>994.101</text:p>
              </table:table-cell>
              <table:table-cell office:value-type="float" office:value="0.614505">
                <text:p>0.6145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5146">
                <text:p>5.5146</text:p>
              </table:table-cell>
              <table:table-cell office:value-type="float" office:value="993.838">
                <text:p>993.838</text:p>
              </table:table-cell>
              <table:table-cell office:value-type="float" office:value="0.647536">
                <text:p>0.64753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5.75417">
                <text:p>5.75417</text:p>
              </table:table-cell>
              <table:table-cell office:value-type="float" office:value="993.564">
                <text:p>993.564</text:p>
              </table:table-cell>
              <table:table-cell office:value-type="float" office:value="0.682003">
                <text:p>0.68200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.00406">
                <text:p>6.00406</text:p>
              </table:table-cell>
              <table:table-cell office:value-type="float" office:value="993.278">
                <text:p>993.278</text:p>
              </table:table-cell>
              <table:table-cell office:value-type="float" office:value="0.717966">
                <text:p>0.71796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6.26472">
                <text:p>6.26472</text:p>
              </table:table-cell>
              <table:table-cell office:value-type="float" office:value="992.98">
                <text:p>992.98</text:p>
              </table:table-cell>
              <table:table-cell office:value-type="float" office:value="0.755492">
                <text:p>0.75549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6.5366">
                <text:p>6.5366</text:p>
              </table:table-cell>
              <table:table-cell office:value-type="float" office:value="992.669">
                <text:p>992.669</text:p>
              </table:table-cell>
              <table:table-cell office:value-type="float" office:value="0.794646">
                <text:p>0.794646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6.82018">
                <text:p>6.82018</text:p>
              </table:table-cell>
              <table:table-cell office:value-type="float" office:value="992.344">
                <text:p>992.344</text:p>
              </table:table-cell>
              <table:table-cell office:value-type="float" office:value="0.8355">
                <text:p>0.835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7.11596">
                <text:p>7.11596</text:p>
              </table:table-cell>
              <table:table-cell office:value-type="float" office:value="992.006">
                <text:p>992.006</text:p>
              </table:table-cell>
              <table:table-cell office:value-type="float" office:value="0.878126">
                <text:p>0.87812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7.42444">
                <text:p>7.42444</text:p>
              </table:table-cell>
              <table:table-cell office:value-type="float" office:value="991.653">
                <text:p>991.653</text:p>
              </table:table-cell>
              <table:table-cell office:value-type="float" office:value="0.922601">
                <text:p>0.9226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74616">
                <text:p>7.74616</text:p>
              </table:table-cell>
              <table:table-cell office:value-type="float" office:value="991.285">
                <text:p>991.285</text:p>
              </table:table-cell>
              <table:table-cell office:value-type="float" office:value="0.969003">
                <text:p>0.96900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8.08167">
                <text:p>8.08167</text:p>
              </table:table-cell>
              <table:table-cell office:value-type="float" office:value="990.901">
                <text:p>990.901</text:p>
              </table:table-cell>
              <table:table-cell office:value-type="float" office:value="1.01742">
                <text:p>1.0174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.43157">
                <text:p>8.43157</text:p>
              </table:table-cell>
              <table:table-cell office:value-type="float" office:value="990.501">
                <text:p>990.501</text:p>
              </table:table-cell>
              <table:table-cell office:value-type="float" office:value="1.06793">
                <text:p>1.0679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8.79645">
                <text:p>8.79645</text:p>
              </table:table-cell>
              <table:table-cell office:value-type="float" office:value="990.083">
                <text:p>990.083</text:p>
              </table:table-cell>
              <table:table-cell office:value-type="float" office:value="1.12062">
                <text:p>1.1206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9.17693">
                <text:p>9.17693</text:p>
              </table:table-cell>
              <table:table-cell office:value-type="float" office:value="989.647">
                <text:p>989.647</text:p>
              </table:table-cell>
              <table:table-cell office:value-type="float" office:value="1.1756">
                <text:p>1.1756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9.57367">
                <text:p>9.57367</text:p>
              </table:table-cell>
              <table:table-cell office:value-type="float" office:value="989.193">
                <text:p>989.193</text:p>
              </table:table-cell>
              <table:table-cell office:value-type="float" office:value="1.23296">
                <text:p>1.23296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9.98735">
                <text:p>9.98735</text:p>
              </table:table-cell>
              <table:table-cell office:value-type="float" office:value="988.72">
                <text:p>988.72</text:p>
              </table:table-cell>
              <table:table-cell office:value-type="float" office:value="1.29279">
                <text:p>1.29279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0.4187">
                <text:p>10.4187</text:p>
              </table:table-cell>
              <table:table-cell office:value-type="float" office:value="988.226">
                <text:p>988.226</text:p>
              </table:table-cell>
              <table:table-cell office:value-type="float" office:value="1.35521">
                <text:p>1.3552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0.8683">
                <text:p>10.8683</text:p>
              </table:table-cell>
              <table:table-cell office:value-type="float" office:value="987.711">
                <text:p>987.711</text:p>
              </table:table-cell>
              <table:table-cell office:value-type="float" office:value="1.42033">
                <text:p>1.42033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11.3372">
                <text:p>11.3372</text:p>
              </table:table-cell>
              <table:table-cell office:value-type="float" office:value="987.175">
                <text:p>987.175</text:p>
              </table:table-cell>
              <table:table-cell office:value-type="float" office:value="1.48826">
                <text:p>1.4882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1.8259">
                <text:p>11.8259</text:p>
              </table:table-cell>
              <table:table-cell office:value-type="float" office:value="986.615">
                <text:p>986.615</text:p>
              </table:table-cell>
              <table:table-cell office:value-type="float" office:value="1.55912">
                <text:p>1.55912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12.3354">
                <text:p>12.3354</text:p>
              </table:table-cell>
              <table:table-cell office:value-type="float" office:value="986.032">
                <text:p>986.032</text:p>
              </table:table-cell>
              <table:table-cell office:value-type="float" office:value="1.63303">
                <text:p>1.633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8664">
                <text:p>12.8664</text:p>
              </table:table-cell>
              <table:table-cell office:value-type="float" office:value="985.423">
                <text:p>985.423</text:p>
              </table:table-cell>
              <table:table-cell office:value-type="float" office:value="1.71012">
                <text:p>1.71012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3.4199">
                <text:p>13.4199</text:p>
              </table:table-cell>
              <table:table-cell office:value-type="float" office:value="984.79">
                <text:p>984.79</text:p>
              </table:table-cell>
              <table:table-cell office:value-type="float" office:value="1.79054">
                <text:p>1.7905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3.9969">
                <text:p>13.9969</text:p>
              </table:table-cell>
              <table:table-cell office:value-type="float" office:value="984.129">
                <text:p>984.129</text:p>
              </table:table-cell>
              <table:table-cell office:value-type="float" office:value="1.87441">
                <text:p>1.8744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4.5981">
                <text:p>14.5981</text:p>
              </table:table-cell>
              <table:table-cell office:value-type="float" office:value="983.44">
                <text:p>983.44</text:p>
              </table:table-cell>
              <table:table-cell office:value-type="float" office:value="1.96189">
                <text:p>1.9618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.2247">
                <text:p>15.2247</text:p>
              </table:table-cell>
              <table:table-cell office:value-type="float" office:value="982.722">
                <text:p>982.722</text:p>
              </table:table-cell>
              <table:table-cell office:value-type="float" office:value="2.05313">
                <text:p>2.05313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.8776">
                <text:p>15.8776</text:p>
              </table:table-cell>
              <table:table-cell office:value-type="float" office:value="981.974">
                <text:p>981.974</text:p>
              </table:table-cell>
              <table:table-cell office:value-type="float" office:value="2.14829">
                <text:p>2.1482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6.558">
                <text:p>16.558</text:p>
              </table:table-cell>
              <table:table-cell office:value-type="float" office:value="981.195">
                <text:p>981.195</text:p>
              </table:table-cell>
              <table:table-cell office:value-type="float" office:value="2.24752">
                <text:p>2.24752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17.2668">
                <text:p>17.2668</text:p>
              </table:table-cell>
              <table:table-cell office:value-type="float" office:value="980.382">
                <text:p>980.382</text:p>
              </table:table-cell>
              <table:table-cell office:value-type="float" office:value="2.35101">
                <text:p>2.3510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8.0053">
                <text:p>18.0053</text:p>
              </table:table-cell>
              <table:table-cell office:value-type="float" office:value="979.536">
                <text:p>979.536</text:p>
              </table:table-cell>
              <table:table-cell office:value-type="float" office:value="2.45893">
                <text:p>2.45893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18.7746">
                <text:p>18.7746</text:p>
              </table:table-cell>
              <table:table-cell office:value-type="float" office:value="978.654">
                <text:p>978.654</text:p>
              </table:table-cell>
              <table:table-cell office:value-type="float" office:value="2.57146">
                <text:p>2.5714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9.5759">
                <text:p>19.5759</text:p>
              </table:table-cell>
              <table:table-cell office:value-type="float" office:value="977.735">
                <text:p>977.735</text:p>
              </table:table-cell>
              <table:table-cell office:value-type="float" office:value="2.6888">
                <text:p>2.6888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20.4106">
                <text:p>20.4106</text:p>
              </table:table-cell>
              <table:table-cell office:value-type="float" office:value="976.778">
                <text:p>976.778</text:p>
              </table:table-cell>
              <table:table-cell office:value-type="float" office:value="2.81115">
                <text:p>2.8111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1.2799">
                <text:p>21.2799</text:p>
              </table:table-cell>
              <table:table-cell office:value-type="float" office:value="975.781">
                <text:p>975.781</text:p>
              </table:table-cell>
              <table:table-cell office:value-type="float" office:value="2.93872">
                <text:p>2.93872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22.1851">
                <text:p>22.1851</text:p>
              </table:table-cell>
              <table:table-cell office:value-type="float" office:value="974.743">
                <text:p>974.743</text:p>
              </table:table-cell>
              <table:table-cell office:value-type="float" office:value="3.07171">
                <text:p>3.0717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3.1277">
                <text:p>23.1277</text:p>
              </table:table-cell>
              <table:table-cell office:value-type="float" office:value="973.662">
                <text:p>973.662</text:p>
              </table:table-cell>
              <table:table-cell office:value-type="float" office:value="3.21037">
                <text:p>3.21037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24.109">
                <text:p>24.109</text:p>
              </table:table-cell>
              <table:table-cell office:value-type="float" office:value="972.536">
                <text:p>972.536</text:p>
              </table:table-cell>
              <table:table-cell office:value-type="float" office:value="3.35492">
                <text:p>3.3549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5.1307">
                <text:p>25.1307</text:p>
              </table:table-cell>
              <table:table-cell office:value-type="float" office:value="971.364">
                <text:p>971.364</text:p>
              </table:table-cell>
              <table:table-cell office:value-type="float" office:value="3.5056">
                <text:p>3.5056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6.1942">
                <text:p>26.1942</text:p>
              </table:table-cell>
              <table:table-cell office:value-type="float" office:value="970.143">
                <text:p>970.143</text:p>
              </table:table-cell>
              <table:table-cell office:value-type="float" office:value="3.66267">
                <text:p>3.66267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7.3011">
                <text:p>27.3011</text:p>
              </table:table-cell>
              <table:table-cell office:value-type="float" office:value="968.873">
                <text:p>968.873</text:p>
              </table:table-cell>
              <table:table-cell office:value-type="float" office:value="3.82638">
                <text:p>3.82638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8.453">
                <text:p>28.453</text:p>
              </table:table-cell>
              <table:table-cell office:value-type="float" office:value="967.55">
                <text:p>967.55</text:p>
              </table:table-cell>
              <table:table-cell office:value-type="float" office:value="3.99701">
                <text:p>3.997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6517">
                <text:p>29.6517</text:p>
              </table:table-cell>
              <table:table-cell office:value-type="float" office:value="966.173">
                <text:p>966.173</text:p>
              </table:table-cell>
              <table:table-cell office:value-type="float" office:value="4.17484">
                <text:p>4.17484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30.8988">
                <text:p>30.8988</text:p>
              </table:table-cell>
              <table:table-cell office:value-type="float" office:value="964.741">
                <text:p>964.741</text:p>
              </table:table-cell>
              <table:table-cell office:value-type="float" office:value="4.36017">
                <text:p>4.3601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2.1961">
                <text:p>32.1961</text:p>
              </table:table-cell>
              <table:table-cell office:value-type="float" office:value="963.251">
                <text:p>963.251</text:p>
              </table:table-cell>
              <table:table-cell office:value-type="float" office:value="4.55328">
                <text:p>4.55328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33.5455">
                <text:p>33.5455</text:p>
              </table:table-cell>
              <table:table-cell office:value-type="float" office:value="961.7">
                <text:p>961.7</text:p>
              </table:table-cell>
              <table:table-cell office:value-type="float" office:value="4.75451">
                <text:p>4.7545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4.9489">
                <text:p>34.9489</text:p>
              </table:table-cell>
              <table:table-cell office:value-type="float" office:value="960.087">
                <text:p>960.087</text:p>
              </table:table-cell>
              <table:table-cell office:value-type="float" office:value="4.96417">
                <text:p>4.96417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36.4082">
                <text:p>36.4082</text:p>
              </table:table-cell>
              <table:table-cell office:value-type="float" office:value="958.409">
                <text:p>958.409</text:p>
              </table:table-cell>
              <table:table-cell office:value-type="float" office:value="5.1826">
                <text:p>5.1826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7.9253">
                <text:p>37.9253</text:p>
              </table:table-cell>
              <table:table-cell office:value-type="float" office:value="956.665">
                <text:p>956.665</text:p>
              </table:table-cell>
              <table:table-cell office:value-type="float" office:value="5.41015">
                <text:p>5.41015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39.5024">
                <text:p>39.5024</text:p>
              </table:table-cell>
              <table:table-cell office:value-type="float" office:value="954.85">
                <text:p>954.85</text:p>
              </table:table-cell>
              <table:table-cell office:value-type="float" office:value="5.64719">
                <text:p>5.6471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1.1415">
                <text:p>41.1415</text:p>
              </table:table-cell>
              <table:table-cell office:value-type="float" office:value="952.964">
                <text:p>952.964</text:p>
              </table:table-cell>
              <table:table-cell office:value-type="float" office:value="5.89408">
                <text:p>5.8940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42.8446">
                <text:p>42.8446</text:p>
              </table:table-cell>
              <table:table-cell office:value-type="float" office:value="951.004">
                <text:p>951.004</text:p>
              </table:table-cell>
              <table:table-cell office:value-type="float" office:value="6.15121">
                <text:p>6.1512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4.6141">
                <text:p>44.6141</text:p>
              </table:table-cell>
              <table:table-cell office:value-type="float" office:value="948.967">
                <text:p>948.967</text:p>
              </table:table-cell>
              <table:table-cell office:value-type="float" office:value="6.41899">
                <text:p>6.41899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46.4522">
                <text:p>46.4522</text:p>
              </table:table-cell>
              <table:table-cell office:value-type="float" office:value="946.85">
                <text:p>946.85</text:p>
              </table:table-cell>
              <table:table-cell office:value-type="float" office:value="6.69783">
                <text:p>6.69783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8.361">
                <text:p>48.361</text:p>
              </table:table-cell>
              <table:table-cell office:value-type="float" office:value="944.651">
                <text:p>944.651</text:p>
              </table:table-cell>
              <table:table-cell office:value-type="float" office:value="6.98815">
                <text:p>6.9881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50.3429">
                <text:p>50.3429</text:p>
              </table:table-cell>
              <table:table-cell office:value-type="float" office:value="942.367">
                <text:p>942.367</text:p>
              </table:table-cell>
              <table:table-cell office:value-type="float" office:value="7.29041">
                <text:p>7.29041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52.4004">
                <text:p>52.4004</text:p>
              </table:table-cell>
              <table:table-cell office:value-type="float" office:value="939.995">
                <text:p>939.995</text:p>
              </table:table-cell>
              <table:table-cell office:value-type="float" office:value="7.60505">
                <text:p>7.60505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54.5357">
                <text:p>54.5357</text:p>
              </table:table-cell>
              <table:table-cell office:value-type="float" office:value="937.532">
                <text:p>937.532</text:p>
              </table:table-cell>
              <table:table-cell office:value-type="float" office:value="7.93256">
                <text:p>7.9325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6.7513">
                <text:p>56.7513</text:p>
              </table:table-cell>
              <table:table-cell office:value-type="float" office:value="934.975">
                <text:p>934.975</text:p>
              </table:table-cell>
              <table:table-cell office:value-type="float" office:value="8.2734">
                <text:p>8.2734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59.0496">
                <text:p>59.0496</text:p>
              </table:table-cell>
              <table:table-cell office:value-type="float" office:value="932.322">
                <text:p>932.322</text:p>
              </table:table-cell>
              <table:table-cell office:value-type="float" office:value="8.6281">
                <text:p>8.6281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61.4332">
                <text:p>61.4332</text:p>
              </table:table-cell>
              <table:table-cell office:value-type="float" office:value="929.57">
                <text:p>929.57</text:p>
              </table:table-cell>
              <table:table-cell office:value-type="float" office:value="8.99716">
                <text:p>8.9971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63.9046">
                <text:p>63.9046</text:p>
              </table:table-cell>
              <table:table-cell office:value-type="float" office:value="926.714">
                <text:p>926.714</text:p>
              </table:table-cell>
              <table:table-cell office:value-type="float" office:value="9.38112">
                <text:p>9.381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6.4663">
                <text:p>66.4663</text:p>
              </table:table-cell>
              <table:table-cell office:value-type="float" office:value="923.753">
                <text:p>923.753</text:p>
              </table:table-cell>
              <table:table-cell office:value-type="float" office:value="9.78052">
                <text:p>9.78052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69.1208">
                <text:p>69.1208</text:p>
              </table:table-cell>
              <table:table-cell office:value-type="float" office:value="920.683">
                <text:p>920.683</text:p>
              </table:table-cell>
              <table:table-cell office:value-type="float" office:value="10.1959">
                <text:p>10.195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71.8707">
                <text:p>71.8707</text:p>
              </table:table-cell>
              <table:table-cell office:value-type="float" office:value="917.501">
                <text:p>917.501</text:p>
              </table:table-cell>
              <table:table-cell office:value-type="float" office:value="10.6279">
                <text:p>10.6279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74.7186">
                <text:p>74.7186</text:p>
              </table:table-cell>
              <table:table-cell office:value-type="float" office:value="914.204">
                <text:p>914.204</text:p>
              </table:table-cell>
              <table:table-cell office:value-type="float" office:value="11.0771">
                <text:p>11.077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7.667">
                <text:p>77.667</text:p>
              </table:table-cell>
              <table:table-cell office:value-type="float" office:value="910.789">
                <text:p>910.789</text:p>
              </table:table-cell>
              <table:table-cell office:value-type="float" office:value="11.5441">
                <text:p>11.5441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80.7185">
                <text:p>80.7185</text:p>
              </table:table-cell>
              <table:table-cell office:value-type="float" office:value="907.252">
                <text:p>907.252</text:p>
              </table:table-cell>
              <table:table-cell office:value-type="float" office:value="12.0295">
                <text:p>12.0295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83.8756">
                <text:p>83.8756</text:p>
              </table:table-cell>
              <table:table-cell office:value-type="float" office:value="903.59">
                <text:p>903.59</text:p>
              </table:table-cell>
              <table:table-cell office:value-type="float" office:value="12.534">
                <text:p>12.534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87.1408">
                <text:p>87.1408</text:p>
              </table:table-cell>
              <table:table-cell office:value-type="float" office:value="899.801">
                <text:p>899.801</text:p>
              </table:table-cell>
              <table:table-cell office:value-type="float" office:value="13.0583">
                <text:p>13.058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90.5167">
                <text:p>90.5167</text:p>
              </table:table-cell>
              <table:table-cell office:value-type="float" office:value="895.88">
                <text:p>895.88</text:p>
              </table:table-cell>
              <table:table-cell office:value-type="float" office:value="13.6029">
                <text:p>13.6029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94.0055">
                <text:p>94.0055</text:p>
              </table:table-cell>
              <table:table-cell office:value-type="float" office:value="891.826">
                <text:p>891.826</text:p>
              </table:table-cell>
              <table:table-cell office:value-type="float" office:value="14.1686">
                <text:p>14.168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97.6098">
                <text:p>97.6098</text:p>
              </table:table-cell>
              <table:table-cell office:value-type="float" office:value="887.634">
                <text:p>887.634</text:p>
              </table:table-cell>
              <table:table-cell office:value-type="float" office:value="14.7561">
                <text:p>14.7561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101.332">
                <text:p>101.332</text:p>
              </table:table-cell>
              <table:table-cell office:value-type="float" office:value="883.302">
                <text:p>883.302</text:p>
              </table:table-cell>
              <table:table-cell office:value-type="float" office:value="15.3662">
                <text:p>15.366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05.174">
                <text:p>105.174</text:p>
              </table:table-cell>
              <table:table-cell office:value-type="float" office:value="878.827">
                <text:p>878.827</text:p>
              </table:table-cell>
              <table:table-cell office:value-type="float" office:value="15.9995">
                <text:p>15.9995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09.138">
                <text:p>109.138</text:p>
              </table:table-cell>
              <table:table-cell office:value-type="float" office:value="874.205">
                <text:p>874.205</text:p>
              </table:table-cell>
              <table:table-cell office:value-type="float" office:value="16.6569">
                <text:p>16.656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13.226">
                <text:p>113.226</text:p>
              </table:table-cell>
              <table:table-cell office:value-type="float" office:value="869.435">
                <text:p>869.435</text:p>
              </table:table-cell>
              <table:table-cell office:value-type="float" office:value="17.339">
                <text:p>17.339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117.441">
                <text:p>117.441</text:p>
              </table:table-cell>
              <table:table-cell office:value-type="float" office:value="864.513">
                <text:p>864.513</text:p>
              </table:table-cell>
              <table:table-cell office:value-type="float" office:value="18.0466">
                <text:p>18.0466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21.783">
                <text:p>121.783</text:p>
              </table:table-cell>
              <table:table-cell office:value-type="float" office:value="859.436">
                <text:p>859.436</text:p>
              </table:table-cell>
              <table:table-cell office:value-type="float" office:value="18.7807">
                <text:p>18.7807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126.255">
                <text:p>126.255</text:p>
              </table:table-cell>
              <table:table-cell office:value-type="float" office:value="854.203">
                <text:p>854.203</text:p>
              </table:table-cell>
              <table:table-cell office:value-type="float" office:value="19.5418">
                <text:p>19.541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30.859">
                <text:p>130.859</text:p>
              </table:table-cell>
              <table:table-cell office:value-type="float" office:value="848.81">
                <text:p>848.81</text:p>
              </table:table-cell>
              <table:table-cell office:value-type="float" office:value="20.3309">
                <text:p>20.3309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135.595">
                <text:p>135.595</text:p>
              </table:table-cell>
              <table:table-cell office:value-type="float" office:value="843.257">
                <text:p>843.257</text:p>
              </table:table-cell>
              <table:table-cell office:value-type="float" office:value="21.1488">
                <text:p>21.1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0.464">
                <text:p>140.464</text:p>
              </table:table-cell>
              <table:table-cell office:value-type="float" office:value="837.54">
                <text:p>837.54</text:p>
              </table:table-cell>
              <table:table-cell office:value-type="float" office:value="21.9962">
                <text:p>21.9962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45.468">
                <text:p>145.468</text:p>
              </table:table-cell>
              <table:table-cell office:value-type="float" office:value="831.657">
                <text:p>831.657</text:p>
              </table:table-cell>
              <table:table-cell office:value-type="float" office:value="22.8741">
                <text:p>22.8741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50.608">
                <text:p>150.608</text:p>
              </table:table-cell>
              <table:table-cell office:value-type="float" office:value="825.608">
                <text:p>825.608</text:p>
              </table:table-cell>
              <table:table-cell office:value-type="float" office:value="23.7833">
                <text:p>23.7833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55.884">
                <text:p>155.884</text:p>
              </table:table-cell>
              <table:table-cell office:value-type="float" office:value="819.391">
                <text:p>819.391</text:p>
              </table:table-cell>
              <table:table-cell office:value-type="float" office:value="24.7246">
                <text:p>24.7246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61.296">
                <text:p>161.296</text:p>
              </table:table-cell>
              <table:table-cell office:value-type="float" office:value="813.005">
                <text:p>813.005</text:p>
              </table:table-cell>
              <table:table-cell office:value-type="float" office:value="25.6989">
                <text:p>25.6989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66.845">
                <text:p>166.845</text:p>
              </table:table-cell>
              <table:table-cell office:value-type="float" office:value="806.448">
                <text:p>806.448</text:p>
              </table:table-cell>
              <table:table-cell office:value-type="float" office:value="26.707">
                <text:p>26.707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72.53">
                <text:p>172.53</text:p>
              </table:table-cell>
              <table:table-cell office:value-type="float" office:value="799.72">
                <text:p>799.72</text:p>
              </table:table-cell>
              <table:table-cell office:value-type="float" office:value="27.7498">
                <text:p>27.7498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178.35">
                <text:p>178.35</text:p>
              </table:table-cell>
              <table:table-cell office:value-type="float" office:value="792.822">
                <text:p>792.822</text:p>
              </table:table-cell>
              <table:table-cell office:value-type="float" office:value="28.8281">
                <text:p>28.828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84.306">
                <text:p>184.306</text:p>
              </table:table-cell>
              <table:table-cell office:value-type="float" office:value="785.752">
                <text:p>785.752</text:p>
              </table:table-cell>
              <table:table-cell office:value-type="float" office:value="29.9428">
                <text:p>29.9428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190.395">
                <text:p>190.395</text:p>
              </table:table-cell>
              <table:table-cell office:value-type="float" office:value="778.511">
                <text:p>778.511</text:p>
              </table:table-cell>
              <table:table-cell office:value-type="float" office:value="31.0947">
                <text:p>31.094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96.616">
                <text:p>196.616</text:p>
              </table:table-cell>
              <table:table-cell office:value-type="float" office:value="771.1">
                <text:p>771.1</text:p>
              </table:table-cell>
              <table:table-cell office:value-type="float" office:value="32.2846">
                <text:p>32.2846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202.967">
                <text:p>202.967</text:p>
              </table:table-cell>
              <table:table-cell office:value-type="float" office:value="763.519">
                <text:p>763.519</text:p>
              </table:table-cell>
              <table:table-cell office:value-type="float" office:value="33.5135">
                <text:p>33.513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209.447">
                <text:p>209.447</text:p>
              </table:table-cell>
              <table:table-cell office:value-type="float" office:value="755.771">
                <text:p>755.771</text:p>
              </table:table-cell>
              <table:table-cell office:value-type="float" office:value="34.782">
                <text:p>34.782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216.053">
                <text:p>216.053</text:p>
              </table:table-cell>
              <table:table-cell office:value-type="float" office:value="747.856">
                <text:p>747.856</text:p>
              </table:table-cell>
              <table:table-cell office:value-type="float" office:value="36.0911">
                <text:p>36.0911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222.782">
                <text:p>222.782</text:p>
              </table:table-cell>
              <table:table-cell office:value-type="float" office:value="739.777">
                <text:p>739.777</text:p>
              </table:table-cell>
              <table:table-cell office:value-type="float" office:value="37.4414">
                <text:p>37.4414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229.63">
                <text:p>229.63</text:p>
              </table:table-cell>
              <table:table-cell office:value-type="float" office:value="731.537">
                <text:p>731.537</text:p>
              </table:table-cell>
              <table:table-cell office:value-type="float" office:value="38.8338">
                <text:p>38.833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36.594">
                <text:p>236.594</text:p>
              </table:table-cell>
              <table:table-cell office:value-type="float" office:value="723.137">
                <text:p>723.137</text:p>
              </table:table-cell>
              <table:table-cell office:value-type="float" office:value="40.269">
                <text:p>40.269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243.669">
                <text:p>243.669</text:p>
              </table:table-cell>
              <table:table-cell office:value-type="float" office:value="714.583">
                <text:p>714.583</text:p>
              </table:table-cell>
              <table:table-cell office:value-type="float" office:value="41.7477">
                <text:p>41.747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50.852">
                <text:p>250.852</text:p>
              </table:table-cell>
              <table:table-cell office:value-type="float" office:value="705.877">
                <text:p>705.877</text:p>
              </table:table-cell>
              <table:table-cell office:value-type="float" office:value="43.2706">
                <text:p>43.2706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258.138">
                <text:p>258.138</text:p>
              </table:table-cell>
              <table:table-cell office:value-type="float" office:value="697.023">
                <text:p>697.023</text:p>
              </table:table-cell>
              <table:table-cell office:value-type="float" office:value="44.8385">
                <text:p>44.83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5.521">
                <text:p>265.521</text:p>
              </table:table-cell>
              <table:table-cell office:value-type="float" office:value="688.027">
                <text:p>688.027</text:p>
              </table:table-cell>
              <table:table-cell office:value-type="float" office:value="46.4518">
                <text:p>46.4518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272.996">
                <text:p>272.996</text:p>
              </table:table-cell>
              <table:table-cell office:value-type="float" office:value="678.893">
                <text:p>678.893</text:p>
              </table:table-cell>
              <table:table-cell office:value-type="float" office:value="48.1113">
                <text:p>48.1113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280.557">
                <text:p>280.557</text:p>
              </table:table-cell>
              <table:table-cell office:value-type="float" office:value="669.626">
                <text:p>669.626</text:p>
              </table:table-cell>
              <table:table-cell office:value-type="float" office:value="49.8175">
                <text:p>49.8175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288.196">
                <text:p>288.196</text:p>
              </table:table-cell>
              <table:table-cell office:value-type="float" office:value="660.233">
                <text:p>660.233</text:p>
              </table:table-cell>
              <table:table-cell office:value-type="float" office:value="51.571">
                <text:p>51.57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295.909">
                <text:p>295.909</text:p>
              </table:table-cell>
              <table:table-cell office:value-type="float" office:value="650.719">
                <text:p>650.719</text:p>
              </table:table-cell>
              <table:table-cell office:value-type="float" office:value="53.3723">
                <text:p>53.3723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303.687">
                <text:p>303.687</text:p>
              </table:table-cell>
              <table:table-cell office:value-type="float" office:value="641.091">
                <text:p>641.091</text:p>
              </table:table-cell>
              <table:table-cell office:value-type="float" office:value="55.2217">
                <text:p>55.2217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311.524">
                <text:p>311.524</text:p>
              </table:table-cell>
              <table:table-cell office:value-type="float" office:value="631.356">
                <text:p>631.356</text:p>
              </table:table-cell>
              <table:table-cell office:value-type="float" office:value="57.1197">
                <text:p>57.1197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319.411">
                <text:p>319.411</text:p>
              </table:table-cell>
              <table:table-cell office:value-type="float" office:value="621.522">
                <text:p>621.522</text:p>
              </table:table-cell>
              <table:table-cell office:value-type="float" office:value="59.0668">
                <text:p>59.066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327.341">
                <text:p>327.341</text:p>
              </table:table-cell>
              <table:table-cell office:value-type="float" office:value="611.596">
                <text:p>611.596</text:p>
              </table:table-cell>
              <table:table-cell office:value-type="float" office:value="61.0631">
                <text:p>61.0631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335.305">
                <text:p>335.305</text:p>
              </table:table-cell>
              <table:table-cell office:value-type="float" office:value="601.586">
                <text:p>601.586</text:p>
              </table:table-cell>
              <table:table-cell office:value-type="float" office:value="63.109">
                <text:p>63.10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343.295">
                <text:p>343.295</text:p>
              </table:table-cell>
              <table:table-cell office:value-type="float" office:value="591.5">
                <text:p>591.5</text:p>
              </table:table-cell>
              <table:table-cell office:value-type="float" office:value="65.2046">
                <text:p>65.2046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351.302">
                <text:p>351.302</text:p>
              </table:table-cell>
              <table:table-cell office:value-type="float" office:value="581.348">
                <text:p>581.348</text:p>
              </table:table-cell>
              <table:table-cell office:value-type="float" office:value="67.3502">
                <text:p>67.350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359.318">
                <text:p>359.318</text:p>
              </table:table-cell>
              <table:table-cell office:value-type="float" office:value="571.136">
                <text:p>571.136</text:p>
              </table:table-cell>
              <table:table-cell office:value-type="float" office:value="69.5458">
                <text:p>69.5458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367.333">
                <text:p>367.333</text:p>
              </table:table-cell>
              <table:table-cell office:value-type="float" office:value="560.875">
                <text:p>560.875</text:p>
              </table:table-cell>
              <table:table-cell office:value-type="float" office:value="71.7916">
                <text:p>71.791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375.339">
                <text:p>375.339</text:p>
              </table:table-cell>
              <table:table-cell office:value-type="float" office:value="550.574">
                <text:p>550.574</text:p>
              </table:table-cell>
              <table:table-cell office:value-type="float" office:value="74.0874">
                <text:p>74.0874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383.326">
                <text:p>383.326</text:p>
              </table:table-cell>
              <table:table-cell office:value-type="float" office:value="540.241">
                <text:p>540.241</text:p>
              </table:table-cell>
              <table:table-cell office:value-type="float" office:value="76.4333">
                <text:p>76.433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391.284">
                <text:p>391.284</text:p>
              </table:table-cell>
              <table:table-cell office:value-type="float" office:value="529.887">
                <text:p>529.887</text:p>
              </table:table-cell>
              <table:table-cell office:value-type="float" office:value="78.8291">
                <text:p>78.8291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399.205">
                <text:p>399.205</text:p>
              </table:table-cell>
              <table:table-cell office:value-type="float" office:value="519.52">
                <text:p>519.52</text:p>
              </table:table-cell>
              <table:table-cell office:value-type="float" office:value="81.2746">
                <text:p>81.2746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07.08">
                <text:p>407.08</text:p>
              </table:table-cell>
              <table:table-cell office:value-type="float" office:value="509.15">
                <text:p>509.15</text:p>
              </table:table-cell>
              <table:table-cell office:value-type="float" office:value="83.7696">
                <text:p>83.7696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414.899">
                <text:p>414.899</text:p>
              </table:table-cell>
              <table:table-cell office:value-type="float" office:value="498.787">
                <text:p>498.787</text:p>
              </table:table-cell>
              <table:table-cell office:value-type="float" office:value="86.3139">
                <text:p>86.31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2.653">
                <text:p>422.653</text:p>
              </table:table-cell>
              <table:table-cell office:value-type="float" office:value="488.44">
                <text:p>488.44</text:p>
              </table:table-cell>
              <table:table-cell office:value-type="float" office:value="88.907">
                <text:p>88.907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430.334">
                <text:p>430.334</text:p>
              </table:table-cell>
              <table:table-cell office:value-type="float" office:value="478.118">
                <text:p>478.118</text:p>
              </table:table-cell>
              <table:table-cell office:value-type="float" office:value="91.5486">
                <text:p>91.548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37.932">
                <text:p>437.932</text:p>
              </table:table-cell>
              <table:table-cell office:value-type="float" office:value="467.83">
                <text:p>467.83</text:p>
              </table:table-cell>
              <table:table-cell office:value-type="float" office:value="94.2382">
                <text:p>94.2382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445.439">
                <text:p>445.439</text:p>
              </table:table-cell>
              <table:table-cell office:value-type="float" office:value="457.586">
                <text:p>457.586</text:p>
              </table:table-cell>
              <table:table-cell office:value-type="float" office:value="96.9752">
                <text:p>96.975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52.846">
                <text:p>452.846</text:p>
              </table:table-cell>
              <table:table-cell office:value-type="float" office:value="447.395">
                <text:p>447.395</text:p>
              </table:table-cell>
              <table:table-cell office:value-type="float" office:value="99.7592">
                <text:p>99.7592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460.146">
                <text:p>460.146</text:p>
              </table:table-cell>
              <table:table-cell office:value-type="float" office:value="437.265">
                <text:p>437.265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67.33">
                <text:p>467.33</text:p>
              </table:table-cell>
              <table:table-cell office:value-type="float" office:value="427.205">
                <text:p>427.205</text:p>
              </table:table-cell>
              <table:table-cell office:value-type="float" office:value="105.465">
                <text:p>105.465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474.392">
                <text:p>474.392</text:p>
              </table:table-cell>
              <table:table-cell office:value-type="float" office:value="417.222">
                <text:p>417.222</text:p>
              </table:table-cell>
              <table:table-cell office:value-type="float" office:value="108.386">
                <text:p>108.38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81.323">
                <text:p>481.323</text:p>
              </table:table-cell>
              <table:table-cell office:value-type="float" office:value="407.326">
                <text:p>407.326</text:p>
              </table:table-cell>
              <table:table-cell office:value-type="float" office:value="111.351">
                <text:p>111.351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488.117">
                <text:p>488.117</text:p>
              </table:table-cell>
              <table:table-cell office:value-type="float" office:value="397.523">
                <text:p>397.523</text:p>
              </table:table-cell>
              <table:table-cell office:value-type="float" office:value="114.359">
                <text:p>114.35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94.769">
                <text:p>494.769</text:p>
              </table:table-cell>
              <table:table-cell office:value-type="float" office:value="387.821">
                <text:p>387.821</text:p>
              </table:table-cell>
              <table:table-cell office:value-type="float" office:value="117.41">
                <text:p>117.41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501.27">
                <text:p>501.27</text:p>
              </table:table-cell>
              <table:table-cell office:value-type="float" office:value="378.227">
                <text:p>378.227</text:p>
              </table:table-cell>
              <table:table-cell office:value-type="float" office:value="120.502">
                <text:p>120.50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07.617">
                <text:p>507.617</text:p>
              </table:table-cell>
              <table:table-cell office:value-type="float" office:value="368.747">
                <text:p>368.747</text:p>
              </table:table-cell>
              <table:table-cell office:value-type="float" office:value="123.635">
                <text:p>123.635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513.804">
                <text:p>513.804</text:p>
              </table:table-cell>
              <table:table-cell office:value-type="float" office:value="359.388">
                <text:p>359.388</text:p>
              </table:table-cell>
              <table:table-cell office:value-type="float" office:value="126.808">
                <text:p>126.808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519.825">
                <text:p>519.825</text:p>
              </table:table-cell>
              <table:table-cell office:value-type="float" office:value="350.156">
                <text:p>350.156</text:p>
              </table:table-cell>
              <table:table-cell office:value-type="float" office:value="130.019">
                <text:p>130.019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525.677">
                <text:p>525.677</text:p>
              </table:table-cell>
              <table:table-cell office:value-type="float" office:value="341.055">
                <text:p>341.055</text:p>
              </table:table-cell>
              <table:table-cell office:value-type="float" office:value="133.268">
                <text:p>133.26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31.356">
                <text:p>531.356</text:p>
              </table:table-cell>
              <table:table-cell office:value-type="float" office:value="332.09">
                <text:p>332.09</text:p>
              </table:table-cell>
              <table:table-cell office:value-type="float" office:value="136.554">
                <text:p>136.554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536.858">
                <text:p>536.858</text:p>
              </table:table-cell>
              <table:table-cell office:value-type="float" office:value="323.267">
                <text:p>323.267</text:p>
              </table:table-cell>
              <table:table-cell office:value-type="float" office:value="139.875">
                <text:p>139.875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542.18">
                <text:p>542.18</text:p>
              </table:table-cell>
              <table:table-cell office:value-type="float" office:value="314.59">
                <text:p>314.59</text:p>
              </table:table-cell>
              <table:table-cell office:value-type="float" office:value="143.23">
                <text:p>143.23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547.32">
                <text:p>547.32</text:p>
              </table:table-cell>
              <table:table-cell office:value-type="float" office:value="306.062">
                <text:p>306.062</text:p>
              </table:table-cell>
              <table:table-cell office:value-type="float" office:value="146.619">
                <text:p>146.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2.274">
                <text:p>552.274</text:p>
              </table:table-cell>
              <table:table-cell office:value-type="float" office:value="297.686">
                <text:p>297.686</text:p>
              </table:table-cell>
              <table:table-cell office:value-type="float" office:value="150.039">
                <text:p>150.039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557.043">
                <text:p>557.043</text:p>
              </table:table-cell>
              <table:table-cell office:value-type="float" office:value="289.466">
                <text:p>289.466</text:p>
              </table:table-cell>
              <table:table-cell office:value-type="float" office:value="153.491">
                <text:p>153.49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561.624">
                <text:p>561.624</text:p>
              </table:table-cell>
              <table:table-cell office:value-type="float" office:value="281.404">
                <text:p>281.404</text:p>
              </table:table-cell>
              <table:table-cell office:value-type="float" office:value="156.973">
                <text:p>156.973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566.016">
                <text:p>566.016</text:p>
              </table:table-cell>
              <table:table-cell office:value-type="float" office:value="273.502">
                <text:p>273.502</text:p>
              </table:table-cell>
              <table:table-cell office:value-type="float" office:value="160.483">
                <text:p>160.48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570.218">
                <text:p>570.218</text:p>
              </table:table-cell>
              <table:table-cell office:value-type="float" office:value="265.761">
                <text:p>265.761</text:p>
              </table:table-cell>
              <table:table-cell office:value-type="float" office:value="164.02">
                <text:p>164.02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574.232">
                <text:p>574.232</text:p>
              </table:table-cell>
              <table:table-cell office:value-type="float" office:value="258.184">
                <text:p>258.184</text:p>
              </table:table-cell>
              <table:table-cell office:value-type="float" office:value="167.584">
                <text:p>167.58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578.056">
                <text:p>578.056</text:p>
              </table:table-cell>
              <table:table-cell office:value-type="float" office:value="250.771">
                <text:p>250.771</text:p>
              </table:table-cell>
              <table:table-cell office:value-type="float" office:value="171.173">
                <text:p>171.173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581.691">
                <text:p>581.691</text:p>
              </table:table-cell>
              <table:table-cell office:value-type="float" office:value="243.523">
                <text:p>243.523</text:p>
              </table:table-cell>
              <table:table-cell office:value-type="float" office:value="174.786">
                <text:p>174.786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585.138">
                <text:p>585.138</text:p>
              </table:table-cell>
              <table:table-cell office:value-type="float" office:value="236.44">
                <text:p>236.44</text:p>
              </table:table-cell>
              <table:table-cell office:value-type="float" office:value="178.422">
                <text:p>178.422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588.398">
                <text:p>588.398</text:p>
              </table:table-cell>
              <table:table-cell office:value-type="float" office:value="229.523">
                <text:p>229.523</text:p>
              </table:table-cell>
              <table:table-cell office:value-type="float" office:value="182.079">
                <text:p>182.079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91.473">
                <text:p>591.473</text:p>
              </table:table-cell>
              <table:table-cell office:value-type="float" office:value="222.77">
                <text:p>222.77</text:p>
              </table:table-cell>
              <table:table-cell office:value-type="float" office:value="185.756">
                <text:p>185.756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594.365">
                <text:p>594.365</text:p>
              </table:table-cell>
              <table:table-cell office:value-type="float" office:value="216.182">
                <text:p>216.182</text:p>
              </table:table-cell>
              <table:table-cell office:value-type="float" office:value="189.453">
                <text:p>189.45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597.075">
                <text:p>597.075</text:p>
              </table:table-cell>
              <table:table-cell office:value-type="float" office:value="209.758">
                <text:p>209.758</text:p>
              </table:table-cell>
              <table:table-cell office:value-type="float" office:value="193.168">
                <text:p>193.168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599.605">
                <text:p>599.605</text:p>
              </table:table-cell>
              <table:table-cell office:value-type="float" office:value="203.496">
                <text:p>203.496</text:p>
              </table:table-cell>
              <table:table-cell office:value-type="float" office:value="196.899">
                <text:p>196.89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601.958">
                <text:p>601.958</text:p>
              </table:table-cell>
              <table:table-cell office:value-type="float" office:value="197.395">
                <text:p>197.395</text:p>
              </table:table-cell>
              <table:table-cell office:value-type="float" office:value="200.647">
                <text:p>200.647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604.137">
                <text:p>604.137</text:p>
              </table:table-cell>
              <table:table-cell office:value-type="float" office:value="191.454">
                <text:p>191.454</text:p>
              </table:table-cell>
              <table:table-cell office:value-type="float" office:value="204.409">
                <text:p>204.40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606.145">
                <text:p>606.145</text:p>
              </table:table-cell>
              <table:table-cell office:value-type="float" office:value="185.67">
                <text:p>185.67</text:p>
              </table:table-cell>
              <table:table-cell office:value-type="float" office:value="208.185">
                <text:p>208.185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607.983">
                <text:p>607.983</text:p>
              </table:table-cell>
              <table:table-cell office:value-type="float" office:value="180.043">
                <text:p>180.043</text:p>
              </table:table-cell>
              <table:table-cell office:value-type="float" office:value="211.973">
                <text:p>211.973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09.657">
                <text:p>609.657</text:p>
              </table:table-cell>
              <table:table-cell office:value-type="float" office:value="174.57">
                <text:p>174.57</text:p>
              </table:table-cell>
              <table:table-cell office:value-type="float" office:value="215.773">
                <text:p>215.773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611.168">
                <text:p>611.168</text:p>
              </table:table-cell>
              <table:table-cell office:value-type="float" office:value="169.249">
                <text:p>169.249</text:p>
              </table:table-cell>
              <table:table-cell office:value-type="float" office:value="219.584">
                <text:p>219.5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2.52">
                <text:p>612.52</text:p>
              </table:table-cell>
              <table:table-cell office:value-type="float" office:value="164.077">
                <text:p>164.077</text:p>
              </table:table-cell>
              <table:table-cell office:value-type="float" office:value="223.404">
                <text:p>223.404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613.717">
                <text:p>613.717</text:p>
              </table:table-cell>
              <table:table-cell office:value-type="float" office:value="159.052">
                <text:p>159.052</text:p>
              </table:table-cell>
              <table:table-cell office:value-type="float" office:value="227.232">
                <text:p>227.232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614.761">
                <text:p>614.761</text:p>
              </table:table-cell>
              <table:table-cell office:value-type="float" office:value="154.171">
                <text:p>154.171</text:p>
              </table:table-cell>
              <table:table-cell office:value-type="float" office:value="231.067">
                <text:p>231.067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615.658">
                <text:p>615.658</text:p>
              </table:table-cell>
              <table:table-cell office:value-type="float" office:value="149.432">
                <text:p>149.432</text:p>
              </table:table-cell>
              <table:table-cell office:value-type="float" office:value="234.91">
                <text:p>234.9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616.41">
                <text:p>616.41</text:p>
              </table:table-cell>
              <table:table-cell office:value-type="float" office:value="144.832">
                <text:p>144.832</text:p>
              </table:table-cell>
              <table:table-cell office:value-type="float" office:value="238.758">
                <text:p>238.758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617.021">
                <text:p>617.021</text:p>
              </table:table-cell>
              <table:table-cell office:value-type="float" office:value="140.368">
                <text:p>140.368</text:p>
              </table:table-cell>
              <table:table-cell office:value-type="float" office:value="242.61">
                <text:p>242.61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617.496">
                <text:p>617.496</text:p>
              </table:table-cell>
              <table:table-cell office:value-type="float" office:value="136.038">
                <text:p>136.038</text:p>
              </table:table-cell>
              <table:table-cell office:value-type="float" office:value="246.467">
                <text:p>246.467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617.836">
                <text:p>617.836</text:p>
              </table:table-cell>
              <table:table-cell office:value-type="float" office:value="131.838">
                <text:p>131.838</text:p>
              </table:table-cell>
              <table:table-cell office:value-type="float" office:value="250.326">
                <text:p>250.32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618.048">
                <text:p>618.048</text:p>
              </table:table-cell>
              <table:table-cell office:value-type="float" office:value="127.765">
                <text:p>127.765</text:p>
              </table:table-cell>
              <table:table-cell office:value-type="float" office:value="254.187">
                <text:p>254.187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618.133">
                <text:p>618.133</text:p>
              </table:table-cell>
              <table:table-cell office:value-type="float" office:value="123.817">
                <text:p>123.817</text:p>
              </table:table-cell>
              <table:table-cell office:value-type="float" office:value="258.05">
                <text:p>258.0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618.096">
                <text:p>618.096</text:p>
              </table:table-cell>
              <table:table-cell office:value-type="float" office:value="119.99">
                <text:p>119.99</text:p>
              </table:table-cell>
              <table:table-cell office:value-type="float" office:value="261.913">
                <text:p>261.913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617.942">
                <text:p>617.942</text:p>
              </table:table-cell>
              <table:table-cell office:value-type="float" office:value="116.282">
                <text:p>116.282</text:p>
              </table:table-cell>
              <table:table-cell office:value-type="float" office:value="265.777">
                <text:p>265.77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17.672">
                <text:p>617.672</text:p>
              </table:table-cell>
              <table:table-cell office:value-type="float" office:value="112.689">
                <text:p>112.689</text:p>
              </table:table-cell>
              <table:table-cell office:value-type="float" office:value="269.639">
                <text:p>269.639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17.292">
                <text:p>617.292</text:p>
              </table:table-cell>
              <table:table-cell office:value-type="float" office:value="109.209">
                <text:p>109.209</text:p>
              </table:table-cell>
              <table:table-cell office:value-type="float" office:value="273.499">
                <text:p>273.499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16.805">
                <text:p>616.805</text:p>
              </table:table-cell>
              <table:table-cell office:value-type="float" office:value="105.838">
                <text:p>105.838</text:p>
              </table:table-cell>
              <table:table-cell office:value-type="float" office:value="277.357">
                <text:p>277.357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616.214">
                <text:p>616.214</text:p>
              </table:table-cell>
              <table:table-cell office:value-type="float" office:value="102.574">
                <text:p>102.574</text:p>
              </table:table-cell>
              <table:table-cell office:value-type="float" office:value="281.212">
                <text:p>281.2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.523">
                <text:p>615.523</text:p>
              </table:table-cell>
              <table:table-cell office:value-type="float" office:value="99.4136">
                <text:p>99.4136</text:p>
              </table:table-cell>
              <table:table-cell office:value-type="float" office:value="285.064">
                <text:p>285.064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614.735">
                <text:p>614.735</text:p>
              </table:table-cell>
              <table:table-cell office:value-type="float" office:value="96.3541">
                <text:p>96.3541</text:p>
              </table:table-cell>
              <table:table-cell office:value-type="float" office:value="288.911">
                <text:p>288.91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613.855">
                <text:p>613.855</text:p>
              </table:table-cell>
              <table:table-cell office:value-type="float" office:value="93.3925">
                <text:p>93.3925</text:p>
              </table:table-cell>
              <table:table-cell office:value-type="float" office:value="292.753">
                <text:p>292.753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12.885">
                <text:p>612.885</text:p>
              </table:table-cell>
              <table:table-cell office:value-type="float" office:value="90.526">
                <text:p>90.526</text:p>
              </table:table-cell>
              <table:table-cell office:value-type="float" office:value="296.589">
                <text:p>296.5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11.828">
                <text:p>611.828</text:p>
              </table:table-cell>
              <table:table-cell office:value-type="float" office:value="87.7519">
                <text:p>87.7519</text:p>
              </table:table-cell>
              <table:table-cell office:value-type="float" office:value="300.42">
                <text:p>300.4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10.689">
                <text:p>610.689</text:p>
              </table:table-cell>
              <table:table-cell office:value-type="float" office:value="85.0674">
                <text:p>85.0674</text:p>
              </table:table-cell>
              <table:table-cell office:value-type="float" office:value="304.244">
                <text:p>304.24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609.469">
                <text:p>609.469</text:p>
              </table:table-cell>
              <table:table-cell office:value-type="float" office:value="82.47">
                <text:p>82.47</text:p>
              </table:table-cell>
              <table:table-cell office:value-type="float" office:value="308.061">
                <text:p>308.061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608.173">
                <text:p>608.173</text:p>
              </table:table-cell>
              <table:table-cell office:value-type="float" office:value="79.9568">
                <text:p>79.9568</text:p>
              </table:table-cell>
              <table:table-cell office:value-type="float" office:value="311.87">
                <text:p>311.8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06.804">
                <text:p>606.804</text:p>
              </table:table-cell>
              <table:table-cell office:value-type="float" office:value="77.5254">
                <text:p>77.5254</text:p>
              </table:table-cell>
              <table:table-cell office:value-type="float" office:value="315.671">
                <text:p>315.671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05.363">
                <text:p>605.363</text:p>
              </table:table-cell>
              <table:table-cell office:value-type="float" office:value="75.1733">
                <text:p>75.1733</text:p>
              </table:table-cell>
              <table:table-cell office:value-type="float" office:value="319.463">
                <text:p>319.463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603.855">
                <text:p>603.855</text:p>
              </table:table-cell>
              <table:table-cell office:value-type="float" office:value="72.8979">
                <text:p>72.8979</text:p>
              </table:table-cell>
              <table:table-cell office:value-type="float" office:value="323.247">
                <text:p>323.247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02.282">
                <text:p>602.282</text:p>
              </table:table-cell>
              <table:table-cell office:value-type="float" office:value="70.6969">
                <text:p>70.6969</text:p>
              </table:table-cell>
              <table:table-cell office:value-type="float" office:value="327.021">
                <text:p>327.021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00.647">
                <text:p>600.647</text:p>
              </table:table-cell>
              <table:table-cell office:value-type="float" office:value="68.568">
                <text:p>68.568</text:p>
              </table:table-cell>
              <table:table-cell office:value-type="float" office:value="330.785">
                <text:p>330.785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598.952">
                <text:p>598.952</text:p>
              </table:table-cell>
              <table:table-cell office:value-type="float" office:value="66.5087">
                <text:p>66.5087</text:p>
              </table:table-cell>
              <table:table-cell office:value-type="float" office:value="334.539">
                <text:p>334.539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597.2">
                <text:p>597.2</text:p>
              </table:table-cell>
              <table:table-cell office:value-type="float" office:value="64.5169">
                <text:p>64.5169</text:p>
              </table:table-cell>
              <table:table-cell office:value-type="float" office:value="338.283">
                <text:p>338.283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595.394">
                <text:p>595.394</text:p>
              </table:table-cell>
              <table:table-cell office:value-type="float" office:value="62.5905">
                <text:p>62.5905</text:p>
              </table:table-cell>
              <table:table-cell office:value-type="float" office:value="342.015">
                <text:p>342.015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593.536">
                <text:p>593.536</text:p>
              </table:table-cell>
              <table:table-cell office:value-type="float" office:value="60.7272">
                <text:p>60.7272</text:p>
              </table:table-cell>
              <table:table-cell office:value-type="float" office:value="345.736">
                <text:p>345.736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591.629">
                <text:p>591.629</text:p>
              </table:table-cell>
              <table:table-cell office:value-type="float" office:value="58.925">
                <text:p>58.925</text:p>
              </table:table-cell>
              <table:table-cell office:value-type="float" office:value="349.446">
                <text:p>349.44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589.674">
                <text:p>589.674</text:p>
              </table:table-cell>
              <table:table-cell office:value-type="float" office:value="57.1819">
                <text:p>57.1819</text:p>
              </table:table-cell>
              <table:table-cell office:value-type="float" office:value="353.144">
                <text:p>353.144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587.675">
                <text:p>587.675</text:p>
              </table:table-cell>
              <table:table-cell office:value-type="float" office:value="55.4959">
                <text:p>55.4959</text:p>
              </table:table-cell>
              <table:table-cell office:value-type="float" office:value="356.829">
                <text:p>356.82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585.633">
                <text:p>585.633</text:p>
              </table:table-cell>
              <table:table-cell office:value-type="float" office:value="53.8653">
                <text:p>53.8653</text:p>
              </table:table-cell>
              <table:table-cell office:value-type="float" office:value="360.502">
                <text:p>360.502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583.55">
                <text:p>583.55</text:p>
              </table:table-cell>
              <table:table-cell office:value-type="float" office:value="52.288">
                <text:p>52.288</text:p>
              </table:table-cell>
              <table:table-cell office:value-type="float" office:value="364.162">
                <text:p>364.162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581.428">
                <text:p>581.428</text:p>
              </table:table-cell>
              <table:table-cell office:value-type="float" office:value="50.7624">
                <text:p>50.7624</text:p>
              </table:table-cell>
              <table:table-cell office:value-type="float" office:value="367.81">
                <text:p>367.81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579.27">
                <text:p>579.27</text:p>
              </table:table-cell>
              <table:table-cell office:value-type="float" office:value="49.2866">
                <text:p>49.2866</text:p>
              </table:table-cell>
              <table:table-cell office:value-type="float" office:value="371.444">
                <text:p>371.4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7.077">
                <text:p>577.077</text:p>
              </table:table-cell>
              <table:table-cell office:value-type="float" office:value="47.8591">
                <text:p>47.8591</text:p>
              </table:table-cell>
              <table:table-cell office:value-type="float" office:value="375.064">
                <text:p>375.064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574.851">
                <text:p>574.851</text:p>
              </table:table-cell>
              <table:table-cell office:value-type="float" office:value="46.4782">
                <text:p>46.4782</text:p>
              </table:table-cell>
              <table:table-cell office:value-type="float" office:value="378.671">
                <text:p>378.67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572.594">
                <text:p>572.594</text:p>
              </table:table-cell>
              <table:table-cell office:value-type="float" office:value="45.1423">
                <text:p>45.1423</text:p>
              </table:table-cell>
              <table:table-cell office:value-type="float" office:value="382.263">
                <text:p>382.263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570.308">
                <text:p>570.308</text:p>
              </table:table-cell>
              <table:table-cell office:value-type="float" office:value="43.8499">
                <text:p>43.8499</text:p>
              </table:table-cell>
              <table:table-cell office:value-type="float" office:value="385.842">
                <text:p>385.84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567.994">
                <text:p>567.994</text:p>
              </table:table-cell>
              <table:table-cell office:value-type="float" office:value="42.5995">
                <text:p>42.5995</text:p>
              </table:table-cell>
              <table:table-cell office:value-type="float" office:value="389.407">
                <text:p>389.40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65.654">
                <text:p>565.654</text:p>
              </table:table-cell>
              <table:table-cell office:value-type="float" office:value="41.3897">
                <text:p>41.3897</text:p>
              </table:table-cell>
              <table:table-cell office:value-type="float" office:value="392.957">
                <text:p>392.957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563.289">
                <text:p>563.289</text:p>
              </table:table-cell>
              <table:table-cell office:value-type="float" office:value="40.2191">
                <text:p>40.2191</text:p>
              </table:table-cell>
              <table:table-cell office:value-type="float" office:value="396.492">
                <text:p>396.492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560.901">
                <text:p>560.901</text:p>
              </table:table-cell>
              <table:table-cell office:value-type="float" office:value="39.0863">
                <text:p>39.0863</text:p>
              </table:table-cell>
              <table:table-cell office:value-type="float" office:value="400.012">
                <text:p>400.012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558.492">
                <text:p>558.492</text:p>
              </table:table-cell>
              <table:table-cell office:value-type="float" office:value="37.9901">
                <text:p>37.9901</text:p>
              </table:table-cell>
              <table:table-cell office:value-type="float" office:value="403.518">
                <text:p>403.518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556.062">
                <text:p>556.062</text:p>
              </table:table-cell>
              <table:table-cell office:value-type="float" office:value="36.9293">
                <text:p>36.9293</text:p>
              </table:table-cell>
              <table:table-cell office:value-type="float" office:value="407.009">
                <text:p>407.009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53.613">
                <text:p>553.613</text:p>
              </table:table-cell>
              <table:table-cell office:value-type="float" office:value="35.9025">
                <text:p>35.9025</text:p>
              </table:table-cell>
              <table:table-cell office:value-type="float" office:value="410.484">
                <text:p>410.484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551.147">
                <text:p>551.147</text:p>
              </table:table-cell>
              <table:table-cell office:value-type="float" office:value="34.9087">
                <text:p>34.9087</text:p>
              </table:table-cell>
              <table:table-cell office:value-type="float" office:value="413.944">
                <text:p>413.94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548.664">
                <text:p>548.664</text:p>
              </table:table-cell>
              <table:table-cell office:value-type="float" office:value="33.9467">
                <text:p>33.9467</text:p>
              </table:table-cell>
              <table:table-cell office:value-type="float" office:value="417.389">
                <text:p>417.389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546.167">
                <text:p>546.167</text:p>
              </table:table-cell>
              <table:table-cell office:value-type="float" office:value="33.0155">
                <text:p>33.0155</text:p>
              </table:table-cell>
              <table:table-cell office:value-type="float" office:value="420.818">
                <text:p>420.818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543.655">
                <text:p>543.655</text:p>
              </table:table-cell>
              <table:table-cell office:value-type="float" office:value="32.1139">
                <text:p>32.1139</text:p>
              </table:table-cell>
              <table:table-cell office:value-type="float" office:value="424.232">
                <text:p>424.232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541.13">
                <text:p>541.13</text:p>
              </table:table-cell>
              <table:table-cell office:value-type="float" office:value="31.2409">
                <text:p>31.2409</text:p>
              </table:table-cell>
              <table:table-cell office:value-type="float" office:value="427.629">
                <text:p>427.629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538.593">
                <text:p>538.593</text:p>
              </table:table-cell>
              <table:table-cell office:value-type="float" office:value="30.3957">
                <text:p>30.3957</text:p>
              </table:table-cell>
              <table:table-cell office:value-type="float" office:value="431.011">
                <text:p>431.011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536.045">
                <text:p>536.045</text:p>
              </table:table-cell>
              <table:table-cell office:value-type="float" office:value="29.5771">
                <text:p>29.5771</text:p>
              </table:table-cell>
              <table:table-cell office:value-type="float" office:value="434.378">
                <text:p>434.37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533.488">
                <text:p>533.488</text:p>
              </table:table-cell>
              <table:table-cell office:value-type="float" office:value="28.7844">
                <text:p>28.7844</text:p>
              </table:table-cell>
              <table:table-cell office:value-type="float" office:value="437.728">
                <text:p>437.728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530.921">
                <text:p>530.921</text:p>
              </table:table-cell>
              <table:table-cell office:value-type="float" office:value="28.0166">
                <text:p>28.0166</text:p>
              </table:table-cell>
              <table:table-cell office:value-type="float" office:value="441.062">
                <text:p>441.0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28.347">
                <text:p>528.347</text:p>
              </table:table-cell>
              <table:table-cell office:value-type="float" office:value="27.2728">
                <text:p>27.2728</text:p>
              </table:table-cell>
              <table:table-cell office:value-type="float" office:value="444.38">
                <text:p>444.38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525.765">
                <text:p>525.765</text:p>
              </table:table-cell>
              <table:table-cell office:value-type="float" office:value="26.5524">
                <text:p>26.5524</text:p>
              </table:table-cell>
              <table:table-cell office:value-type="float" office:value="447.683">
                <text:p>447.68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523.177">
                <text:p>523.177</text:p>
              </table:table-cell>
              <table:table-cell office:value-type="float" office:value="25.8544">
                <text:p>25.8544</text:p>
              </table:table-cell>
              <table:table-cell office:value-type="float" office:value="450.969">
                <text:p>450.969</text:p>
              </table:table-cell>
            </table:table-row>
            <table:table-row>
              <table:table-cell office:value-type="float" office:value="13.15">
                <text:p>13.15</text:p>
              </table:table-cell>
              <table:table-cell office:value-type="float" office:value="520.583">
                <text:p>520.583</text:p>
              </table:table-cell>
              <table:table-cell office:value-type="float" office:value="25.178">
                <text:p>25.178</text:p>
              </table:table-cell>
              <table:table-cell office:value-type="float" office:value="454.239">
                <text:p>454.23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517.985">
                <text:p>517.985</text:p>
              </table:table-cell>
              <table:table-cell office:value-type="float" office:value="24.5227">
                <text:p>24.5227</text:p>
              </table:table-cell>
              <table:table-cell office:value-type="float" office:value="457.492">
                <text:p>457.492</text:p>
              </table:table-cell>
            </table:table-row>
            <table:table-row>
              <table:table-cell office:value-type="float" office:value="13.25">
                <text:p>13.25</text:p>
              </table:table-cell>
              <table:table-cell office:value-type="float" office:value="515.383">
                <text:p>515.383</text:p>
              </table:table-cell>
              <table:table-cell office:value-type="float" office:value="23.8876">
                <text:p>23.8876</text:p>
              </table:table-cell>
              <table:table-cell office:value-type="float" office:value="460.73">
                <text:p>460.73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512.777">
                <text:p>512.777</text:p>
              </table:table-cell>
              <table:table-cell office:value-type="float" office:value="23.272">
                <text:p>23.272</text:p>
              </table:table-cell>
              <table:table-cell office:value-type="float" office:value="463.951">
                <text:p>463.951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510.169">
                <text:p>510.169</text:p>
              </table:table-cell>
              <table:table-cell office:value-type="float" office:value="22.6753">
                <text:p>22.6753</text:p>
              </table:table-cell>
              <table:table-cell office:value-type="float" office:value="467.156">
                <text:p>467.156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507.559">
                <text:p>507.559</text:p>
              </table:table-cell>
              <table:table-cell office:value-type="float" office:value="22.0969">
                <text:p>22.0969</text:p>
              </table:table-cell>
              <table:table-cell office:value-type="float" office:value="470.344">
                <text:p>470.344</text:p>
              </table:table-cell>
            </table:table-row>
            <table:table-row>
              <table:table-cell office:value-type="float" office:value="13.45">
                <text:p>13.45</text:p>
              </table:table-cell>
              <table:table-cell office:value-type="float" office:value="504.947">
                <text:p>504.947</text:p>
              </table:table-cell>
              <table:table-cell office:value-type="float" office:value="21.5361">
                <text:p>21.5361</text:p>
              </table:table-cell>
              <table:table-cell office:value-type="float" office:value="473.516">
                <text:p>473.516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02.335">
                <text:p>502.335</text:p>
              </table:table-cell>
              <table:table-cell office:value-type="float" office:value="20.9924">
                <text:p>20.9924</text:p>
              </table:table-cell>
              <table:table-cell office:value-type="float" office:value="476.672">
                <text:p>476.672</text:p>
              </table:table-cell>
            </table:table-row>
            <table:table-row>
              <table:table-cell office:value-type="float" office:value="13.55">
                <text:p>13.55</text:p>
              </table:table-cell>
              <table:table-cell office:value-type="float" office:value="499.723">
                <text:p>499.723</text:p>
              </table:table-cell>
              <table:table-cell office:value-type="float" office:value="20.4651">
                <text:p>20.4651</text:p>
              </table:table-cell>
              <table:table-cell office:value-type="float" office:value="479.812">
                <text:p>479.81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497.111">
                <text:p>497.111</text:p>
              </table:table-cell>
              <table:table-cell office:value-type="float" office:value="19.9538">
                <text:p>19.9538</text:p>
              </table:table-cell>
              <table:table-cell office:value-type="float" office:value="482.935">
                <text:p>482.935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494.5">
                <text:p>494.5</text:p>
              </table:table-cell>
              <table:table-cell office:value-type="float" office:value="19.4578">
                <text:p>19.4578</text:p>
              </table:table-cell>
              <table:table-cell office:value-type="float" office:value="486.042">
                <text:p>486.04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91.891">
                <text:p>491.891</text:p>
              </table:table-cell>
              <table:table-cell office:value-type="float" office:value="18.9767">
                <text:p>18.9767</text:p>
              </table:table-cell>
              <table:table-cell office:value-type="float" office:value="489.133">
                <text:p>489.133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489.283">
                <text:p>489.283</text:p>
              </table:table-cell>
              <table:table-cell office:value-type="float" office:value="18.51">
                <text:p>18.51</text:p>
              </table:table-cell>
              <table:table-cell office:value-type="float" office:value="492.207">
                <text:p>492.20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86.678">
                <text:p>486.678</text:p>
              </table:table-cell>
              <table:table-cell office:value-type="float" office:value="18.0572">
                <text:p>18.0572</text:p>
              </table:table-cell>
              <table:table-cell office:value-type="float" office:value="495.265">
                <text:p>495.265</text:p>
              </table:table-cell>
            </table:table-row>
            <table:table-row>
              <table:table-cell office:value-type="float" office:value="13.85">
                <text:p>13.85</text:p>
              </table:table-cell>
              <table:table-cell office:value-type="float" office:value="484.075">
                <text:p>484.075</text:p>
              </table:table-cell>
              <table:table-cell office:value-type="float" office:value="17.6178">
                <text:p>17.6178</text:p>
              </table:table-cell>
              <table:table-cell office:value-type="float" office:value="498.307">
                <text:p>498.307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81.476">
                <text:p>481.476</text:p>
              </table:table-cell>
              <table:table-cell office:value-type="float" office:value="17.1914">
                <text:p>17.1914</text:p>
              </table:table-cell>
              <table:table-cell office:value-type="float" office:value="501.332">
                <text:p>501.332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478.881">
                <text:p>478.881</text:p>
              </table:table-cell>
              <table:table-cell office:value-type="float" office:value="16.7775">
                <text:p>16.7775</text:p>
              </table:table-cell>
              <table:table-cell office:value-type="float" office:value="504.341">
                <text:p>504.3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6.29">
                <text:p>476.29</text:p>
              </table:table-cell>
              <table:table-cell office:value-type="float" office:value="16.3758">
                <text:p>16.3758</text:p>
              </table:table-cell>
              <table:table-cell office:value-type="float" office:value="507.335">
                <text:p>507.335</text:p>
              </table:table-cell>
            </table:table-row>
            <table:table-row>
              <table:table-cell office:value-type="float" office:value="14.05">
                <text:p>14.05</text:p>
              </table:table-cell>
              <table:table-cell office:value-type="float" office:value="473.703">
                <text:p>473.703</text:p>
              </table:table-cell>
              <table:table-cell office:value-type="float" office:value="15.9858">
                <text:p>15.9858</text:p>
              </table:table-cell>
              <table:table-cell office:value-type="float" office:value="510.311">
                <text:p>510.311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71.121">
                <text:p>471.121</text:p>
              </table:table-cell>
              <table:table-cell office:value-type="float" office:value="15.6072">
                <text:p>15.6072</text:p>
              </table:table-cell>
              <table:table-cell office:value-type="float" office:value="513.272">
                <text:p>513.272</text:p>
              </table:table-cell>
            </table:table-row>
            <table:table-row>
              <table:table-cell office:value-type="float" office:value="14.15">
                <text:p>14.15</text:p>
              </table:table-cell>
              <table:table-cell office:value-type="float" office:value="468.544">
                <text:p>468.544</text:p>
              </table:table-cell>
              <table:table-cell office:value-type="float" office:value="15.2395">
                <text:p>15.2395</text:p>
              </table:table-cell>
              <table:table-cell office:value-type="float" office:value="516.216">
                <text:p>516.216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65.973">
                <text:p>465.973</text:p>
              </table:table-cell>
              <table:table-cell office:value-type="float" office:value="14.8825">
                <text:p>14.8825</text:p>
              </table:table-cell>
              <table:table-cell office:value-type="float" office:value="519.145">
                <text:p>519.145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463.407">
                <text:p>463.407</text:p>
              </table:table-cell>
              <table:table-cell office:value-type="float" office:value="14.5358">
                <text:p>14.5358</text:p>
              </table:table-cell>
              <table:table-cell office:value-type="float" office:value="522.057">
                <text:p>522.057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60.848">
                <text:p>460.848</text:p>
              </table:table-cell>
              <table:table-cell office:value-type="float" office:value="14.199">
                <text:p>14.199</text:p>
              </table:table-cell>
              <table:table-cell office:value-type="float" office:value="524.953">
                <text:p>524.953</text:p>
              </table:table-cell>
            </table:table-row>
            <table:table-row>
              <table:table-cell office:value-type="float" office:value="14.35">
                <text:p>14.35</text:p>
              </table:table-cell>
              <table:table-cell office:value-type="float" office:value="458.294">
                <text:p>458.294</text:p>
              </table:table-cell>
              <table:table-cell office:value-type="float" office:value="13.8718">
                <text:p>13.8718</text:p>
              </table:table-cell>
              <table:table-cell office:value-type="float" office:value="527.834">
                <text:p>527.83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55.748">
                <text:p>455.748</text:p>
              </table:table-cell>
              <table:table-cell office:value-type="float" office:value="13.5539">
                <text:p>13.5539</text:p>
              </table:table-cell>
              <table:table-cell office:value-type="float" office:value="530.698">
                <text:p>530.698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453.208">
                <text:p>453.208</text:p>
              </table:table-cell>
              <table:table-cell office:value-type="float" office:value="13.2451">
                <text:p>13.2451</text:p>
              </table:table-cell>
              <table:table-cell office:value-type="float" office:value="533.547">
                <text:p>533.54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50.676">
                <text:p>450.676</text:p>
              </table:table-cell>
              <table:table-cell office:value-type="float" office:value="12.9449">
                <text:p>12.9449</text:p>
              </table:table-cell>
              <table:table-cell office:value-type="float" office:value="536.379">
                <text:p>536.379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448.151">
                <text:p>448.151</text:p>
              </table:table-cell>
              <table:table-cell office:value-type="float" office:value="12.6532">
                <text:p>12.6532</text:p>
              </table:table-cell>
              <table:table-cell office:value-type="float" office:value="539.196">
                <text:p>539.19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45.634">
                <text:p>445.634</text:p>
              </table:table-cell>
              <table:table-cell office:value-type="float" office:value="12.3697">
                <text:p>12.3697</text:p>
              </table:table-cell>
              <table:table-cell office:value-type="float" office:value="541.997">
                <text:p>541.997</text:p>
              </table:table-cell>
            </table:table-row>
            <table:table-row>
              <table:table-cell office:value-type="float" office:value="14.65">
                <text:p>14.65</text:p>
              </table:table-cell>
              <table:table-cell office:value-type="float" office:value="443.124">
                <text:p>443.124</text:p>
              </table:table-cell>
              <table:table-cell office:value-type="float" office:value="12.0941">
                <text:p>12.0941</text:p>
              </table:table-cell>
              <table:table-cell office:value-type="float" office:value="544.782">
                <text:p>544.782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40.622">
                <text:p>440.622</text:p>
              </table:table-cell>
              <table:table-cell office:value-type="float" office:value="11.8261">
                <text:p>11.8261</text:p>
              </table:table-cell>
              <table:table-cell office:value-type="float" office:value="547.552">
                <text:p>547.552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438.129">
                <text:p>438.129</text:p>
              </table:table-cell>
              <table:table-cell office:value-type="float" office:value="11.5656">
                <text:p>11.5656</text:p>
              </table:table-cell>
              <table:table-cell office:value-type="float" office:value="550.305">
                <text:p>550.305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35.644">
                <text:p>435.644</text:p>
              </table:table-cell>
              <table:table-cell office:value-type="float" office:value="11.3122">
                <text:p>11.3122</text:p>
              </table:table-cell>
              <table:table-cell office:value-type="float" office:value="553.044">
                <text:p>553.044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433.168">
                <text:p>433.168</text:p>
              </table:table-cell>
              <table:table-cell office:value-type="float" office:value="11.0658">
                <text:p>11.0658</text:p>
              </table:table-cell>
              <table:table-cell office:value-type="float" office:value="555.766">
                <text:p>555.76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30.7">
                <text:p>430.7</text:p>
              </table:table-cell>
              <table:table-cell office:value-type="float" office:value="10.8262">
                <text:p>10.8262</text:p>
              </table:table-cell>
              <table:table-cell office:value-type="float" office:value="558.474">
                <text:p>558.474</text:p>
              </table:table-cell>
            </table:table-row>
            <table:table-row>
              <table:table-cell office:value-type="float" office:value="14.95">
                <text:p>14.95</text:p>
              </table:table-cell>
              <table:table-cell office:value-type="float" office:value="428.241">
                <text:p>428.241</text:p>
              </table:table-cell>
              <table:table-cell office:value-type="float" office:value="10.593">
                <text:p>10.593</text:p>
              </table:table-cell>
              <table:table-cell office:value-type="float" office:value="561.166">
                <text:p>561.1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5.792">
                <text:p>425.792</text:p>
              </table:table-cell>
              <table:table-cell office:value-type="float" office:value="10.3662">
                <text:p>10.3662</text:p>
              </table:table-cell>
              <table:table-cell office:value-type="float" office:value="563.842">
                <text:p>563.842</text:p>
              </table:table-cell>
            </table:table-row>
            <table:table-row>
              <table:table-cell office:value-type="float" office:value="15.05">
                <text:p>15.05</text:p>
              </table:table-cell>
              <table:table-cell office:value-type="float" office:value="423.351">
                <text:p>423.351</text:p>
              </table:table-cell>
              <table:table-cell office:value-type="float" office:value="10.1455">
                <text:p>10.1455</text:p>
              </table:table-cell>
              <table:table-cell office:value-type="float" office:value="566.503">
                <text:p>566.503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20.92">
                <text:p>420.92</text:p>
              </table:table-cell>
              <table:table-cell office:value-type="float" office:value="9.93074">
                <text:p>9.93074</text:p>
              </table:table-cell>
              <table:table-cell office:value-type="float" office:value="569.149">
                <text:p>569.149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418.498">
                <text:p>418.498</text:p>
              </table:table-cell>
              <table:table-cell office:value-type="float" office:value="9.72174">
                <text:p>9.72174</text:p>
              </table:table-cell>
              <table:table-cell office:value-type="float" office:value="571.78">
                <text:p>571.7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16.086">
                <text:p>416.086</text:p>
              </table:table-cell>
              <table:table-cell office:value-type="float" office:value="9.51831">
                <text:p>9.51831</text:p>
              </table:table-cell>
              <table:table-cell office:value-type="float" office:value="574.396">
                <text:p>574.396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413.684">
                <text:p>413.684</text:p>
              </table:table-cell>
              <table:table-cell office:value-type="float" office:value="9.32029">
                <text:p>9.32029</text:p>
              </table:table-cell>
              <table:table-cell office:value-type="float" office:value="576.996">
                <text:p>576.99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11.291">
                <text:p>411.291</text:p>
              </table:table-cell>
              <table:table-cell office:value-type="float" office:value="9.12751">
                <text:p>9.12751</text:p>
              </table:table-cell>
              <table:table-cell office:value-type="float" office:value="579.582">
                <text:p>579.582</text:p>
              </table:table-cell>
            </table:table-row>
            <table:table-row>
              <table:table-cell office:value-type="float" office:value="15.35">
                <text:p>15.35</text:p>
              </table:table-cell>
              <table:table-cell office:value-type="float" office:value="408.908">
                <text:p>408.908</text:p>
              </table:table-cell>
              <table:table-cell office:value-type="float" office:value="8.93981">
                <text:p>8.93981</text:p>
              </table:table-cell>
              <table:table-cell office:value-type="float" office:value="582.152">
                <text:p>582.152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06.535">
                <text:p>406.535</text:p>
              </table:table-cell>
              <table:table-cell office:value-type="float" office:value="8.75703">
                <text:p>8.75703</text:p>
              </table:table-cell>
              <table:table-cell office:value-type="float" office:value="584.708">
                <text:p>584.708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404.172">
                <text:p>404.172</text:p>
              </table:table-cell>
              <table:table-cell office:value-type="float" office:value="8.57903">
                <text:p>8.57903</text:p>
              </table:table-cell>
              <table:table-cell office:value-type="float" office:value="587.249">
                <text:p>587.24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01.819">
                <text:p>401.819</text:p>
              </table:table-cell>
              <table:table-cell office:value-type="float" office:value="8.40566">
                <text:p>8.40566</text:p>
              </table:table-cell>
              <table:table-cell office:value-type="float" office:value="589.775">
                <text:p>589.775</text:p>
              </table:table-cell>
            </table:table-row>
            <table:table-row>
              <table:table-cell office:value-type="float" office:value="15.55">
                <text:p>15.55</text:p>
              </table:table-cell>
              <table:table-cell office:value-type="float" office:value="399.477">
                <text:p>399.477</text:p>
              </table:table-cell>
              <table:table-cell office:value-type="float" office:value="8.23678">
                <text:p>8.23678</text:p>
              </table:table-cell>
              <table:table-cell office:value-type="float" office:value="592.286">
                <text:p>592.28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397.145">
                <text:p>397.145</text:p>
              </table:table-cell>
              <table:table-cell office:value-type="float" office:value="8.07226">
                <text:p>8.07226</text:p>
              </table:table-cell>
              <table:table-cell office:value-type="float" office:value="594.783">
                <text:p>594.783</text:p>
              </table:table-cell>
            </table:table-row>
            <table:table-row>
              <table:table-cell office:value-type="float" office:value="15.65">
                <text:p>15.65</text:p>
              </table:table-cell>
              <table:table-cell office:value-type="float" office:value="394.823">
                <text:p>394.823</text:p>
              </table:table-cell>
              <table:table-cell office:value-type="float" office:value="7.91197">
                <text:p>7.91197</text:p>
              </table:table-cell>
              <table:table-cell office:value-type="float" office:value="597.265">
                <text:p>597.265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392.511">
                <text:p>392.511</text:p>
              </table:table-cell>
              <table:table-cell office:value-type="float" office:value="7.75578">
                <text:p>7.75578</text:p>
              </table:table-cell>
              <table:table-cell office:value-type="float" office:value="599.733">
                <text:p>599.733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390.21">
                <text:p>390.21</text:p>
              </table:table-cell>
              <table:table-cell office:value-type="float" office:value="7.60356">
                <text:p>7.60356</text:p>
              </table:table-cell>
              <table:table-cell office:value-type="float" office:value="602.186">
                <text:p>602.186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87.92">
                <text:p>387.92</text:p>
              </table:table-cell>
              <table:table-cell office:value-type="float" office:value="7.45521">
                <text:p>7.45521</text:p>
              </table:table-cell>
              <table:table-cell office:value-type="float" office:value="604.625">
                <text:p>604.625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385.64">
                <text:p>385.64</text:p>
              </table:table-cell>
              <table:table-cell office:value-type="float" office:value="7.31061">
                <text:p>7.31061</text:p>
              </table:table-cell>
              <table:table-cell office:value-type="float" office:value="607.049">
                <text:p>607.04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383.371">
                <text:p>383.371</text:p>
              </table:table-cell>
              <table:table-cell office:value-type="float" office:value="7.16965">
                <text:p>7.16965</text:p>
              </table:table-cell>
              <table:table-cell office:value-type="float" office:value="609.46">
                <text:p>609.46</text:p>
              </table:table-cell>
            </table:table-row>
            <table:table-row>
              <table:table-cell office:value-type="float" office:value="15.95">
                <text:p>15.95</text:p>
              </table:table-cell>
              <table:table-cell office:value-type="float" office:value="381.112">
                <text:p>381.112</text:p>
              </table:table-cell>
              <table:table-cell office:value-type="float" office:value="7.03222">
                <text:p>7.03222</text:p>
              </table:table-cell>
              <table:table-cell office:value-type="float" office:value="611.856">
                <text:p>611.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78.864">
                <text:p>378.864</text:p>
              </table:table-cell>
              <table:table-cell office:value-type="float" office:value="6.89821">
                <text:p>6.89821</text:p>
              </table:table-cell>
              <table:table-cell office:value-type="float" office:value="614.238">
                <text:p>614.238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376.627">
                <text:p>376.627</text:p>
              </table:table-cell>
              <table:table-cell office:value-type="float" office:value="6.76754">
                <text:p>6.76754</text:p>
              </table:table-cell>
              <table:table-cell office:value-type="float" office:value="616.605">
                <text:p>616.605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374.401">
                <text:p>374.401</text:p>
              </table:table-cell>
              <table:table-cell office:value-type="float" office:value="6.6401">
                <text:p>6.6401</text:p>
              </table:table-cell>
              <table:table-cell office:value-type="float" office:value="618.959">
                <text:p>618.959</text:p>
              </table:table-cell>
            </table:table-row>
            <table:table-row>
              <table:table-cell office:value-type="float" office:value="16.15">
                <text:p>16.15</text:p>
              </table:table-cell>
              <table:table-cell office:value-type="float" office:value="372.185">
                <text:p>372.185</text:p>
              </table:table-cell>
              <table:table-cell office:value-type="float" office:value="6.5158">
                <text:p>6.5158</text:p>
              </table:table-cell>
              <table:table-cell office:value-type="float" office:value="621.299">
                <text:p>621.29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369.98">
                <text:p>369.98</text:p>
              </table:table-cell>
              <table:table-cell office:value-type="float" office:value="6.39454">
                <text:p>6.39454</text:p>
              </table:table-cell>
              <table:table-cell office:value-type="float" office:value="623.626">
                <text:p>623.626</text:p>
              </table:table-cell>
            </table:table-row>
            <table:table-row>
              <table:table-cell office:value-type="float" office:value="16.25">
                <text:p>16.25</text:p>
              </table:table-cell>
              <table:table-cell office:value-type="float" office:value="367.786">
                <text:p>367.786</text:p>
              </table:table-cell>
              <table:table-cell office:value-type="float" office:value="6.27625">
                <text:p>6.27625</text:p>
              </table:table-cell>
              <table:table-cell office:value-type="float" office:value="625.938">
                <text:p>625.938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365.603">
                <text:p>365.603</text:p>
              </table:table-cell>
              <table:table-cell office:value-type="float" office:value="6.16083">
                <text:p>6.16083</text:p>
              </table:table-cell>
              <table:table-cell office:value-type="float" office:value="628.237">
                <text:p>628.237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363.43">
                <text:p>363.43</text:p>
              </table:table-cell>
              <table:table-cell office:value-type="float" office:value="6.04821">
                <text:p>6.04821</text:p>
              </table:table-cell>
              <table:table-cell office:value-type="float" office:value="630.522">
                <text:p>630.522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361.269">
                <text:p>361.269</text:p>
              </table:table-cell>
              <table:table-cell office:value-type="float" office:value="5.93831">
                <text:p>5.93831</text:p>
              </table:table-cell>
              <table:table-cell office:value-type="float" office:value="632.793">
                <text:p>632.793</text:p>
              </table:table-cell>
            </table:table-row>
            <table:table-row>
              <table:table-cell office:value-type="float" office:value="16.45">
                <text:p>16.45</text:p>
              </table:table-cell>
              <table:table-cell office:value-type="float" office:value="359.118">
                <text:p>359.118</text:p>
              </table:table-cell>
              <table:table-cell office:value-type="float" office:value="5.83104">
                <text:p>5.83104</text:p>
              </table:table-cell>
              <table:table-cell office:value-type="float" office:value="635.051">
                <text:p>635.051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56.978">
                <text:p>356.978</text:p>
              </table:table-cell>
              <table:table-cell office:value-type="float" office:value="5.72634">
                <text:p>5.72634</text:p>
              </table:table-cell>
              <table:table-cell office:value-type="float" office:value="637.295">
                <text:p>637.295</text:p>
              </table:table-cell>
            </table:table-row>
            <table:table-row>
              <table:table-cell office:value-type="float" office:value="16.55">
                <text:p>16.55</text:p>
              </table:table-cell>
              <table:table-cell office:value-type="float" office:value="354.849">
                <text:p>354.849</text:p>
              </table:table-cell>
              <table:table-cell office:value-type="float" office:value="5.62413">
                <text:p>5.62413</text:p>
              </table:table-cell>
              <table:table-cell office:value-type="float" office:value="639.527">
                <text:p>639.52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352.731">
                <text:p>352.731</text:p>
              </table:table-cell>
              <table:table-cell office:value-type="float" office:value="5.52434">
                <text:p>5.52434</text:p>
              </table:table-cell>
              <table:table-cell office:value-type="float" office:value="641.744">
                <text:p>641.744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350.624">
                <text:p>350.624</text:p>
              </table:table-cell>
              <table:table-cell office:value-type="float" office:value="5.42691">
                <text:p>5.42691</text:p>
              </table:table-cell>
              <table:table-cell office:value-type="float" office:value="643.949">
                <text:p>643.94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348.528">
                <text:p>348.528</text:p>
              </table:table-cell>
              <table:table-cell office:value-type="float" office:value="5.33177">
                <text:p>5.33177</text:p>
              </table:table-cell>
              <table:table-cell office:value-type="float" office:value="646.14">
                <text:p>646.14</text:p>
              </table:table-cell>
            </table:table-row>
            <table:table-row>
              <table:table-cell office:value-type="float" office:value="16.75">
                <text:p>16.75</text:p>
              </table:table-cell>
              <table:table-cell office:value-type="float" office:value="346.442">
                <text:p>346.442</text:p>
              </table:table-cell>
              <table:table-cell office:value-type="float" office:value="5.23886">
                <text:p>5.23886</text:p>
              </table:table-cell>
              <table:table-cell office:value-type="float" office:value="648.319">
                <text:p>648.31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344.368">
                <text:p>344.368</text:p>
              </table:table-cell>
              <table:table-cell office:value-type="float" office:value="5.14811">
                <text:p>5.14811</text:p>
              </table:table-cell>
              <table:table-cell office:value-type="float" office:value="650.484">
                <text:p>650.484</text:p>
              </table:table-cell>
            </table:table-row>
            <table:table-row>
              <table:table-cell office:value-type="float" office:value="16.85">
                <text:p>16.85</text:p>
              </table:table-cell>
              <table:table-cell office:value-type="float" office:value="342.304">
                <text:p>342.304</text:p>
              </table:table-cell>
              <table:table-cell office:value-type="float" office:value="5.05947">
                <text:p>5.05947</text:p>
              </table:table-cell>
              <table:table-cell office:value-type="float" office:value="652.636">
                <text:p>652.636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340.252">
                <text:p>340.252</text:p>
              </table:table-cell>
              <table:table-cell office:value-type="float" office:value="4.97288">
                <text:p>4.97288</text:p>
              </table:table-cell>
              <table:table-cell office:value-type="float" office:value="654.776">
                <text:p>654.776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338.21">
                <text:p>338.21</text:p>
              </table:table-cell>
              <table:table-cell office:value-type="float" office:value="4.88827">
                <text:p>4.88827</text:p>
              </table:table-cell>
              <table:table-cell office:value-type="float" office:value="656.902">
                <text:p>656.9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6.178">
                <text:p>336.178</text:p>
              </table:table-cell>
              <table:table-cell office:value-type="float" office:value="4.80561">
                <text:p>4.80561</text:p>
              </table:table-cell>
              <table:table-cell office:value-type="float" office:value="659.016">
                <text:p>659.016</text:p>
              </table:table-cell>
            </table:table-row>
            <table:table-row>
              <table:table-cell office:value-type="float" office:value="17.05">
                <text:p>17.05</text:p>
              </table:table-cell>
              <table:table-cell office:value-type="float" office:value="334.158">
                <text:p>334.158</text:p>
              </table:table-cell>
              <table:table-cell office:value-type="float" office:value="4.72483">
                <text:p>4.72483</text:p>
              </table:table-cell>
              <table:table-cell office:value-type="float" office:value="661.117">
                <text:p>661.11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332.149">
                <text:p>332.149</text:p>
              </table:table-cell>
              <table:table-cell office:value-type="float" office:value="4.64589">
                <text:p>4.64589</text:p>
              </table:table-cell>
              <table:table-cell office:value-type="float" office:value="663.206">
                <text:p>663.206</text:p>
              </table:table-cell>
            </table:table-row>
            <table:table-row>
              <table:table-cell office:value-type="float" office:value="17.15">
                <text:p>17.15</text:p>
              </table:table-cell>
              <table:table-cell office:value-type="float" office:value="330.15">
                <text:p>330.15</text:p>
              </table:table-cell>
              <table:table-cell office:value-type="float" office:value="4.56874">
                <text:p>4.56874</text:p>
              </table:table-cell>
              <table:table-cell office:value-type="float" office:value="665.282">
                <text:p>665.282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328.162">
                <text:p>328.162</text:p>
              </table:table-cell>
              <table:table-cell office:value-type="float" office:value="4.49332">
                <text:p>4.49332</text:p>
              </table:table-cell>
              <table:table-cell office:value-type="float" office:value="667.345">
                <text:p>667.345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326.184">
                <text:p>326.184</text:p>
              </table:table-cell>
              <table:table-cell office:value-type="float" office:value="4.41959">
                <text:p>4.41959</text:p>
              </table:table-cell>
              <table:table-cell office:value-type="float" office:value="669.396">
                <text:p>669.396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324.218">
                <text:p>324.218</text:p>
              </table:table-cell>
              <table:table-cell office:value-type="float" office:value="4.34751">
                <text:p>4.34751</text:p>
              </table:table-cell>
              <table:table-cell office:value-type="float" office:value="671.435">
                <text:p>671.435</text:p>
              </table:table-cell>
            </table:table-row>
            <table:table-row>
              <table:table-cell office:value-type="float" office:value="17.35">
                <text:p>17.35</text:p>
              </table:table-cell>
              <table:table-cell office:value-type="float" office:value="322.262">
                <text:p>322.262</text:p>
              </table:table-cell>
              <table:table-cell office:value-type="float" office:value="4.27703">
                <text:p>4.27703</text:p>
              </table:table-cell>
              <table:table-cell office:value-type="float" office:value="673.461">
                <text:p>673.461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320.317">
                <text:p>320.317</text:p>
              </table:table-cell>
              <table:table-cell office:value-type="float" office:value="4.20812">
                <text:p>4.20812</text:p>
              </table:table-cell>
              <table:table-cell office:value-type="float" office:value="675.475">
                <text:p>675.475</text:p>
              </table:table-cell>
            </table:table-row>
            <table:table-row>
              <table:table-cell office:value-type="float" office:value="17.45">
                <text:p>17.45</text:p>
              </table:table-cell>
              <table:table-cell office:value-type="float" office:value="318.382">
                <text:p>318.382</text:p>
              </table:table-cell>
              <table:table-cell office:value-type="float" office:value="4.14072">
                <text:p>4.14072</text:p>
              </table:table-cell>
              <table:table-cell office:value-type="float" office:value="677.477">
                <text:p>677.47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16.458">
                <text:p>316.458</text:p>
              </table:table-cell>
              <table:table-cell office:value-type="float" office:value="4.0748">
                <text:p>4.0748</text:p>
              </table:table-cell>
              <table:table-cell office:value-type="float" office:value="679.467">
                <text:p>679.467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314.545">
                <text:p>314.545</text:p>
              </table:table-cell>
              <table:table-cell office:value-type="float" office:value="4.01033">
                <text:p>4.01033</text:p>
              </table:table-cell>
              <table:table-cell office:value-type="float" office:value="681.445">
                <text:p>681.445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312.642">
                <text:p>312.642</text:p>
              </table:table-cell>
              <table:table-cell office:value-type="float" office:value="3.94726">
                <text:p>3.94726</text:p>
              </table:table-cell>
              <table:table-cell office:value-type="float" office:value="683.411">
                <text:p>683.411</text:p>
              </table:table-cell>
            </table:table-row>
            <table:table-row>
              <table:table-cell office:value-type="float" office:value="17.65">
                <text:p>17.65</text:p>
              </table:table-cell>
              <table:table-cell office:value-type="float" office:value="310.75">
                <text:p>310.75</text:p>
              </table:table-cell>
              <table:table-cell office:value-type="float" office:value="3.88555">
                <text:p>3.88555</text:p>
              </table:table-cell>
              <table:table-cell office:value-type="float" office:value="685.365">
                <text:p>685.36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308.868">
                <text:p>308.868</text:p>
              </table:table-cell>
              <table:table-cell office:value-type="float" office:value="3.82518">
                <text:p>3.82518</text:p>
              </table:table-cell>
              <table:table-cell office:value-type="float" office:value="687.307">
                <text:p>687.307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306.997">
                <text:p>306.997</text:p>
              </table:table-cell>
              <table:table-cell office:value-type="float" office:value="3.76611">
                <text:p>3.76611</text:p>
              </table:table-cell>
              <table:table-cell office:value-type="float" office:value="689.237">
                <text:p>689.237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305.136">
                <text:p>305.136</text:p>
              </table:table-cell>
              <table:table-cell office:value-type="float" office:value="3.7083">
                <text:p>3.7083</text:p>
              </table:table-cell>
              <table:table-cell office:value-type="float" office:value="691.156">
                <text:p>691.156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303.285">
                <text:p>303.285</text:p>
              </table:table-cell>
              <table:table-cell office:value-type="float" office:value="3.65172">
                <text:p>3.65172</text:p>
              </table:table-cell>
              <table:table-cell office:value-type="float" office:value="693.063">
                <text:p>693.06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301.445">
                <text:p>301.445</text:p>
              </table:table-cell>
              <table:table-cell office:value-type="float" office:value="3.59635">
                <text:p>3.59635</text:p>
              </table:table-cell>
              <table:table-cell office:value-type="float" office:value="694.959">
                <text:p>694.959</text:p>
              </table:table-cell>
            </table:table-row>
            <table:table-row>
              <table:table-cell office:value-type="float" office:value="17.95">
                <text:p>17.95</text:p>
              </table:table-cell>
              <table:table-cell office:value-type="float" office:value="299.615">
                <text:p>299.615</text:p>
              </table:table-cell>
              <table:table-cell office:value-type="float" office:value="3.54214">
                <text:p>3.54214</text:p>
              </table:table-cell>
              <table:table-cell office:value-type="float" office:value="696.843">
                <text:p>696.8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7.796">
                <text:p>297.796</text:p>
              </table:table-cell>
              <table:table-cell office:value-type="float" office:value="3.48908">
                <text:p>3.48908</text:p>
              </table:table-cell>
              <table:table-cell office:value-type="float" office:value="698.715">
                <text:p>698.715</text:p>
              </table:table-cell>
            </table:table-row>
            <table:table-row>
              <table:table-cell office:value-type="float" office:value="18.05">
                <text:p>18.05</text:p>
              </table:table-cell>
              <table:table-cell office:value-type="float" office:value="295.986">
                <text:p>295.986</text:p>
              </table:table-cell>
              <table:table-cell office:value-type="float" office:value="3.43713">
                <text:p>3.43713</text:p>
              </table:table-cell>
              <table:table-cell office:value-type="float" office:value="700.577">
                <text:p>700.577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294.187">
                <text:p>294.187</text:p>
              </table:table-cell>
              <table:table-cell office:value-type="float" office:value="3.38626">
                <text:p>3.38626</text:p>
              </table:table-cell>
              <table:table-cell office:value-type="float" office:value="702.427">
                <text:p>702.427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292.398">
                <text:p>292.398</text:p>
              </table:table-cell>
              <table:table-cell office:value-type="float" office:value="3.33645">
                <text:p>3.33645</text:p>
              </table:table-cell>
              <table:table-cell office:value-type="float" office:value="704.265">
                <text:p>704.26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290.62">
                <text:p>290.62</text:p>
              </table:table-cell>
              <table:table-cell office:value-type="float" office:value="3.28767">
                <text:p>3.28767</text:p>
              </table:table-cell>
              <table:table-cell office:value-type="float" office:value="706.093">
                <text:p>706.093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288.851">
                <text:p>288.851</text:p>
              </table:table-cell>
              <table:table-cell office:value-type="float" office:value="3.2399">
                <text:p>3.2399</text:p>
              </table:table-cell>
              <table:table-cell office:value-type="float" office:value="707.909">
                <text:p>707.909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287.093">
                <text:p>287.093</text:p>
              </table:table-cell>
              <table:table-cell office:value-type="float" office:value="3.19311">
                <text:p>3.19311</text:p>
              </table:table-cell>
              <table:table-cell office:value-type="float" office:value="709.714">
                <text:p>709.714</text:p>
              </table:table-cell>
            </table:table-row>
            <table:table-row>
              <table:table-cell office:value-type="float" office:value="18.35">
                <text:p>18.35</text:p>
              </table:table-cell>
              <table:table-cell office:value-type="float" office:value="285.344">
                <text:p>285.344</text:p>
              </table:table-cell>
              <table:table-cell office:value-type="float" office:value="3.14727">
                <text:p>3.14727</text:p>
              </table:table-cell>
              <table:table-cell office:value-type="float" office:value="711.509">
                <text:p>711.509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283.606">
                <text:p>283.606</text:p>
              </table:table-cell>
              <table:table-cell office:value-type="float" office:value="3.10237">
                <text:p>3.10237</text:p>
              </table:table-cell>
              <table:table-cell office:value-type="float" office:value="713.292">
                <text:p>713.292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281.877">
                <text:p>281.877</text:p>
              </table:table-cell>
              <table:table-cell office:value-type="float" office:value="3.05837">
                <text:p>3.05837</text:p>
              </table:table-cell>
              <table:table-cell office:value-type="float" office:value="715.065">
                <text:p>715.06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80.158">
                <text:p>280.158</text:p>
              </table:table-cell>
              <table:table-cell office:value-type="float" office:value="3.01527">
                <text:p>3.01527</text:p>
              </table:table-cell>
              <table:table-cell office:value-type="float" office:value="716.826">
                <text:p>716.826</text:p>
              </table:table-cell>
            </table:table-row>
            <table:table-row>
              <table:table-cell office:value-type="float" office:value="18.55">
                <text:p>18.55</text:p>
              </table:table-cell>
              <table:table-cell office:value-type="float" office:value="278.45">
                <text:p>278.45</text:p>
              </table:table-cell>
              <table:table-cell office:value-type="float" office:value="2.97303">
                <text:p>2.97303</text:p>
              </table:table-cell>
              <table:table-cell office:value-type="float" office:value="718.577">
                <text:p>718.577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276.751">
                <text:p>276.751</text:p>
              </table:table-cell>
              <table:table-cell office:value-type="float" office:value="2.93164">
                <text:p>2.93164</text:p>
              </table:table-cell>
              <table:table-cell office:value-type="float" office:value="720.318">
                <text:p>720.318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275.062">
                <text:p>275.062</text:p>
              </table:table-cell>
              <table:table-cell office:value-type="float" office:value="2.89107">
                <text:p>2.89107</text:p>
              </table:table-cell>
              <table:table-cell office:value-type="float" office:value="722.047">
                <text:p>722.047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273.382">
                <text:p>273.382</text:p>
              </table:table-cell>
              <table:table-cell office:value-type="float" office:value="2.85131">
                <text:p>2.85131</text:p>
              </table:table-cell>
              <table:table-cell office:value-type="float" office:value="723.766">
                <text:p>723.766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271.713">
                <text:p>271.713</text:p>
              </table:table-cell>
              <table:table-cell office:value-type="float" office:value="2.81234">
                <text:p>2.81234</text:p>
              </table:table-cell>
              <table:table-cell office:value-type="float" office:value="725.475">
                <text:p>725.475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270.053">
                <text:p>270.053</text:p>
              </table:table-cell>
              <table:table-cell office:value-type="float" office:value="2.77413">
                <text:p>2.77413</text:p>
              </table:table-cell>
              <table:table-cell office:value-type="float" office:value="727.173">
                <text:p>727.173</text:p>
              </table:table-cell>
            </table:table-row>
            <table:table-row>
              <table:table-cell office:value-type="float" office:value="18.85">
                <text:p>18.85</text:p>
              </table:table-cell>
              <table:table-cell office:value-type="float" office:value="268.402">
                <text:p>268.402</text:p>
              </table:table-cell>
              <table:table-cell office:value-type="float" office:value="2.73667">
                <text:p>2.73667</text:p>
              </table:table-cell>
              <table:table-cell office:value-type="float" office:value="728.861">
                <text:p>728.861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266.761">
                <text:p>266.761</text:p>
              </table:table-cell>
              <table:table-cell office:value-type="float" office:value="2.69995">
                <text:p>2.69995</text:p>
              </table:table-cell>
              <table:table-cell office:value-type="float" office:value="730.539">
                <text:p>730.539</text:p>
              </table:table-cell>
            </table:table-row>
            <table:table-row>
              <table:table-cell office:value-type="float" office:value="18.95">
                <text:p>18.95</text:p>
              </table:table-cell>
              <table:table-cell office:value-type="float" office:value="265.13">
                <text:p>265.13</text:p>
              </table:table-cell>
              <table:table-cell office:value-type="float" office:value="2.66393">
                <text:p>2.66393</text:p>
              </table:table-cell>
              <table:table-cell office:value-type="float" office:value="732.206">
                <text:p>732.2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3.508">
                <text:p>263.508</text:p>
              </table:table-cell>
              <table:table-cell office:value-type="float" office:value="2.62862">
                <text:p>2.62862</text:p>
              </table:table-cell>
              <table:table-cell office:value-type="float" office:value="733.863">
                <text:p>733.863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261.896">
                <text:p>261.896</text:p>
              </table:table-cell>
              <table:table-cell office:value-type="float" office:value="2.59399">
                <text:p>2.59399</text:p>
              </table:table-cell>
              <table:table-cell office:value-type="float" office:value="735.51">
                <text:p>735.5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260.293">
                <text:p>260.293</text:p>
              </table:table-cell>
              <table:table-cell office:value-type="float" office:value="2.56002">
                <text:p>2.56002</text:p>
              </table:table-cell>
              <table:table-cell office:value-type="float" office:value="737.147">
                <text:p>737.147</text:p>
              </table:table-cell>
            </table:table-row>
            <table:table-row>
              <table:table-cell office:value-type="float" office:value="19.15">
                <text:p>19.15</text:p>
              </table:table-cell>
              <table:table-cell office:value-type="float" office:value="258.7">
                <text:p>258.7</text:p>
              </table:table-cell>
              <table:table-cell office:value-type="float" office:value="2.5267">
                <text:p>2.5267</text:p>
              </table:table-cell>
              <table:table-cell office:value-type="float" office:value="738.774">
                <text:p>738.77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257.116">
                <text:p>257.116</text:p>
              </table:table-cell>
              <table:table-cell office:value-type="float" office:value="2.49402">
                <text:p>2.49402</text:p>
              </table:table-cell>
              <table:table-cell office:value-type="float" office:value="740.39">
                <text:p>740.39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255.541">
                <text:p>255.541</text:p>
              </table:table-cell>
              <table:table-cell office:value-type="float" office:value="2.46196">
                <text:p>2.46196</text:p>
              </table:table-cell>
              <table:table-cell office:value-type="float" office:value="741.997">
                <text:p>741.997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253.975">
                <text:p>253.975</text:p>
              </table:table-cell>
              <table:table-cell office:value-type="float" office:value="2.4305">
                <text:p>2.4305</text:p>
              </table:table-cell>
              <table:table-cell office:value-type="float" office:value="743.595">
                <text:p>743.595</text:p>
              </table:table-cell>
            </table:table-row>
            <table:table-row>
              <table:table-cell office:value-type="float" office:value="19.35">
                <text:p>19.35</text:p>
              </table:table-cell>
              <table:table-cell office:value-type="float" office:value="252.418">
                <text:p>252.418</text:p>
              </table:table-cell>
              <table:table-cell office:value-type="float" office:value="2.39963">
                <text:p>2.39963</text:p>
              </table:table-cell>
              <table:table-cell office:value-type="float" office:value="745.182">
                <text:p>745.182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250.871">
                <text:p>250.871</text:p>
              </table:table-cell>
              <table:table-cell office:value-type="float" office:value="2.36935">
                <text:p>2.36935</text:p>
              </table:table-cell>
              <table:table-cell office:value-type="float" office:value="746.76">
                <text:p>746.76</text:p>
              </table:table-cell>
            </table:table-row>
            <table:table-row>
              <table:table-cell office:value-type="float" office:value="19.45">
                <text:p>19.45</text:p>
              </table:table-cell>
              <table:table-cell office:value-type="float" office:value="249.333">
                <text:p>249.333</text:p>
              </table:table-cell>
              <table:table-cell office:value-type="float" office:value="2.33963">
                <text:p>2.33963</text:p>
              </table:table-cell>
              <table:table-cell office:value-type="float" office:value="748.327">
                <text:p>748.32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47.804">
                <text:p>247.804</text:p>
              </table:table-cell>
              <table:table-cell office:value-type="float" office:value="2.31046">
                <text:p>2.31046</text:p>
              </table:table-cell>
              <table:table-cell office:value-type="float" office:value="749.886">
                <text:p>749.886</text:p>
              </table:table-cell>
            </table:table-row>
            <table:table-row>
              <table:table-cell office:value-type="float" office:value="19.55">
                <text:p>19.55</text:p>
              </table:table-cell>
              <table:table-cell office:value-type="float" office:value="246.284">
                <text:p>246.284</text:p>
              </table:table-cell>
              <table:table-cell office:value-type="float" office:value="2.28183">
                <text:p>2.28183</text:p>
              </table:table-cell>
              <table:table-cell office:value-type="float" office:value="751.435">
                <text:p>751.435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244.772">
                <text:p>244.772</text:p>
              </table:table-cell>
              <table:table-cell office:value-type="float" office:value="2.25374">
                <text:p>2.25374</text:p>
              </table:table-cell>
              <table:table-cell office:value-type="float" office:value="752.974">
                <text:p>752.974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243.27">
                <text:p>243.27</text:p>
              </table:table-cell>
              <table:table-cell office:value-type="float" office:value="2.22615">
                <text:p>2.22615</text:p>
              </table:table-cell>
              <table:table-cell office:value-type="float" office:value="754.504">
                <text:p>754.504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241.777">
                <text:p>241.777</text:p>
              </table:table-cell>
              <table:table-cell office:value-type="float" office:value="2.19908">
                <text:p>2.19908</text:p>
              </table:table-cell>
              <table:table-cell office:value-type="float" office:value="756.024">
                <text:p>756.024</text:p>
              </table:table-cell>
            </table:table-row>
            <table:table-row>
              <table:table-cell office:value-type="float" office:value="19.75">
                <text:p>19.75</text:p>
              </table:table-cell>
              <table:table-cell office:value-type="float" office:value="240.292">
                <text:p>240.292</text:p>
              </table:table-cell>
              <table:table-cell office:value-type="float" office:value="2.17249">
                <text:p>2.17249</text:p>
              </table:table-cell>
              <table:table-cell office:value-type="float" office:value="757.535">
                <text:p>757.535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238.817">
                <text:p>238.817</text:p>
              </table:table-cell>
              <table:table-cell office:value-type="float" office:value="2.14639">
                <text:p>2.14639</text:p>
              </table:table-cell>
              <table:table-cell office:value-type="float" office:value="759.037">
                <text:p>759.037</text:p>
              </table:table-cell>
            </table:table-row>
            <table:table-row>
              <table:table-cell office:value-type="float" office:value="19.85">
                <text:p>19.85</text:p>
              </table:table-cell>
              <table:table-cell office:value-type="float" office:value="237.35">
                <text:p>237.35</text:p>
              </table:table-cell>
              <table:table-cell office:value-type="float" office:value="2.12076">
                <text:p>2.12076</text:p>
              </table:table-cell>
              <table:table-cell office:value-type="float" office:value="760.53">
                <text:p>760.53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235.891">
                <text:p>235.891</text:p>
              </table:table-cell>
              <table:table-cell office:value-type="float" office:value="2.09559">
                <text:p>2.09559</text:p>
              </table:table-cell>
              <table:table-cell office:value-type="float" office:value="762.013">
                <text:p>762.013</text:p>
              </table:table-cell>
            </table:table-row>
            <table:table-row>
              <table:table-cell office:value-type="float" office:value="19.95">
                <text:p>19.95</text:p>
              </table:table-cell>
              <table:table-cell office:value-type="float" office:value="234.442">
                <text:p>234.442</text:p>
              </table:table-cell>
              <table:table-cell office:value-type="float" office:value="2.07087">
                <text:p>2.07087</text:p>
              </table:table-cell>
              <table:table-cell office:value-type="float" office:value="763.487">
                <text:p>763.4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.001">
                <text:p>233.001</text:p>
              </table:table-cell>
              <table:table-cell office:value-type="float" office:value="2.0466">
                <text:p>2.0466</text:p>
              </table:table-cell>
              <table:table-cell office:value-type="float" office:value="764.953">
                <text:p>764.953</text:p>
              </table:table-cell>
            </table:table-row>
            <table:table-row>
              <table:table-cell office:value-type="float" office:value="20.05">
                <text:p>20.05</text:p>
              </table:table-cell>
              <table:table-cell office:value-type="float" office:value="231.568">
                <text:p>231.568</text:p>
              </table:table-cell>
              <table:table-cell office:value-type="float" office:value="2.02276">
                <text:p>2.02276</text:p>
              </table:table-cell>
              <table:table-cell office:value-type="float" office:value="766.409">
                <text:p>766.409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230.144">
                <text:p>230.144</text:p>
              </table:table-cell>
              <table:table-cell office:value-type="float" office:value="1.99934">
                <text:p>1.99934</text:p>
              </table:table-cell>
              <table:table-cell office:value-type="float" office:value="767.856">
                <text:p>767.856</text:p>
              </table:table-cell>
            </table:table-row>
            <table:table-row>
              <table:table-cell office:value-type="float" office:value="20.15">
                <text:p>20.15</text:p>
              </table:table-cell>
              <table:table-cell office:value-type="float" office:value="228.729">
                <text:p>228.729</text:p>
              </table:table-cell>
              <table:table-cell office:value-type="float" office:value="1.97633">
                <text:p>1.97633</text:p>
              </table:table-cell>
              <table:table-cell office:value-type="float" office:value="769.295">
                <text:p>769.295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227.322">
                <text:p>227.322</text:p>
              </table:table-cell>
              <table:table-cell office:value-type="float" office:value="1.95373">
                <text:p>1.95373</text:p>
              </table:table-cell>
              <table:table-cell office:value-type="float" office:value="770.724">
                <text:p>770.724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225.924">
                <text:p>225.924</text:p>
              </table:table-cell>
              <table:table-cell office:value-type="float" office:value="1.93152">
                <text:p>1.93152</text:p>
              </table:table-cell>
              <table:table-cell office:value-type="float" office:value="772.145">
                <text:p>772.14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24.533">
                <text:p>224.533</text:p>
              </table:table-cell>
              <table:table-cell office:value-type="float" office:value="1.9097">
                <text:p>1.9097</text:p>
              </table:table-cell>
              <table:table-cell office:value-type="float" office:value="773.557">
                <text:p>773.557</text:p>
              </table:table-cell>
            </table:table-row>
            <table:table-row>
              <table:table-cell office:value-type="float" office:value="20.35">
                <text:p>20.35</text:p>
              </table:table-cell>
              <table:table-cell office:value-type="float" office:value="223.151">
                <text:p>223.151</text:p>
              </table:table-cell>
              <table:table-cell office:value-type="float" office:value="1.88826">
                <text:p>1.88826</text:p>
              </table:table-cell>
              <table:table-cell office:value-type="float" office:value="774.96">
                <text:p>774.9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21.778">
                <text:p>221.778</text:p>
              </table:table-cell>
              <table:table-cell office:value-type="float" office:value="1.86719">
                <text:p>1.86719</text:p>
              </table:table-cell>
              <table:table-cell office:value-type="float" office:value="776.355">
                <text:p>776.355</text:p>
              </table:table-cell>
            </table:table-row>
            <table:table-row>
              <table:table-cell office:value-type="float" office:value="20.45">
                <text:p>20.45</text:p>
              </table:table-cell>
              <table:table-cell office:value-type="float" office:value="220.412">
                <text:p>220.412</text:p>
              </table:table-cell>
              <table:table-cell office:value-type="float" office:value="1.84649">
                <text:p>1.84649</text:p>
              </table:table-cell>
              <table:table-cell office:value-type="float" office:value="777.741">
                <text:p>777.74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19.055">
                <text:p>219.055</text:p>
              </table:table-cell>
              <table:table-cell office:value-type="float" office:value="1.82614">
                <text:p>1.82614</text:p>
              </table:table-cell>
              <table:table-cell office:value-type="float" office:value="779.119">
                <text:p>779.119</text:p>
              </table:table-cell>
            </table:table-row>
            <table:table-row>
              <table:table-cell office:value-type="float" office:value="20.55">
                <text:p>20.55</text:p>
              </table:table-cell>
              <table:table-cell office:value-type="float" office:value="217.706">
                <text:p>217.706</text:p>
              </table:table-cell>
              <table:table-cell office:value-type="float" office:value="1.80614">
                <text:p>1.80614</text:p>
              </table:table-cell>
              <table:table-cell office:value-type="float" office:value="780.488">
                <text:p>780.488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16.365">
                <text:p>216.365</text:p>
              </table:table-cell>
              <table:table-cell office:value-type="float" office:value="1.78648">
                <text:p>1.78648</text:p>
              </table:table-cell>
              <table:table-cell office:value-type="float" office:value="781.848">
                <text:p>781.848</text:p>
              </table:table-cell>
            </table:table-row>
            <table:table-row>
              <table:table-cell office:value-type="float" office:value="20.65">
                <text:p>20.65</text:p>
              </table:table-cell>
              <table:table-cell office:value-type="float" office:value="215.032">
                <text:p>215.032</text:p>
              </table:table-cell>
              <table:table-cell office:value-type="float" office:value="1.76715">
                <text:p>1.76715</text:p>
              </table:table-cell>
              <table:table-cell office:value-type="float" office:value="783.201">
                <text:p>783.20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13.707">
                <text:p>213.707</text:p>
              </table:table-cell>
              <table:table-cell office:value-type="float" office:value="1.74815">
                <text:p>1.74815</text:p>
              </table:table-cell>
              <table:table-cell office:value-type="float" office:value="784.545">
                <text:p>784.545</text:p>
              </table:table-cell>
            </table:table-row>
            <table:table-row>
              <table:table-cell office:value-type="float" office:value="20.75">
                <text:p>20.75</text:p>
              </table:table-cell>
              <table:table-cell office:value-type="float" office:value="212.39">
                <text:p>212.39</text:p>
              </table:table-cell>
              <table:table-cell office:value-type="float" office:value="1.72947">
                <text:p>1.72947</text:p>
              </table:table-cell>
              <table:table-cell office:value-type="float" office:value="785.88">
                <text:p>785.88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11.081">
                <text:p>211.081</text:p>
              </table:table-cell>
              <table:table-cell office:value-type="float" office:value="1.71111">
                <text:p>1.71111</text:p>
              </table:table-cell>
              <table:table-cell office:value-type="float" office:value="787.208">
                <text:p>787.208</text:p>
              </table:table-cell>
            </table:table-row>
            <table:table-row>
              <table:table-cell office:value-type="float" office:value="20.85">
                <text:p>20.85</text:p>
              </table:table-cell>
              <table:table-cell office:value-type="float" office:value="209.78">
                <text:p>209.78</text:p>
              </table:table-cell>
              <table:table-cell office:value-type="float" office:value="1.69305">
                <text:p>1.69305</text:p>
              </table:table-cell>
              <table:table-cell office:value-type="float" office:value="788.527">
                <text:p>788.52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208.487">
                <text:p>208.487</text:p>
              </table:table-cell>
              <table:table-cell office:value-type="float" office:value="1.67529">
                <text:p>1.67529</text:p>
              </table:table-cell>
              <table:table-cell office:value-type="float" office:value="789.838">
                <text:p>789.838</text:p>
              </table:table-cell>
            </table:table-row>
            <table:table-row>
              <table:table-cell office:value-type="float" office:value="20.95">
                <text:p>20.95</text:p>
              </table:table-cell>
              <table:table-cell office:value-type="float" office:value="207.201">
                <text:p>207.201</text:p>
              </table:table-cell>
              <table:table-cell office:value-type="float" office:value="1.65782">
                <text:p>1.65782</text:p>
              </table:table-cell>
              <table:table-cell office:value-type="float" office:value="791.141">
                <text:p>791.1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5.923">
                <text:p>205.923</text:p>
              </table:table-cell>
              <table:table-cell office:value-type="float" office:value="1.64065">
                <text:p>1.64065</text:p>
              </table:table-cell>
              <table:table-cell office:value-type="float" office:value="792.436">
                <text:p>792.436</text:p>
              </table:table-cell>
            </table:table-row>
            <table:table-row>
              <table:table-cell office:value-type="float" office:value="21.05">
                <text:p>21.05</text:p>
              </table:table-cell>
              <table:table-cell office:value-type="float" office:value="204.653">
                <text:p>204.653</text:p>
              </table:table-cell>
              <table:table-cell office:value-type="float" office:value="1.62376">
                <text:p>1.62376</text:p>
              </table:table-cell>
              <table:table-cell office:value-type="float" office:value="793.723">
                <text:p>793.723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203.391">
                <text:p>203.391</text:p>
              </table:table-cell>
              <table:table-cell office:value-type="float" office:value="1.60714">
                <text:p>1.60714</text:p>
              </table:table-cell>
              <table:table-cell office:value-type="float" office:value="795.002">
                <text:p>795.002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202.136">
                <text:p>202.136</text:p>
              </table:table-cell>
              <table:table-cell office:value-type="float" office:value="1.5908">
                <text:p>1.5908</text:p>
              </table:table-cell>
              <table:table-cell office:value-type="float" office:value="796.274">
                <text:p>796.274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200.888">
                <text:p>200.888</text:p>
              </table:table-cell>
              <table:table-cell office:value-type="float" office:value="1.57472">
                <text:p>1.57472</text:p>
              </table:table-cell>
              <table:table-cell office:value-type="float" office:value="797.537">
                <text:p>797.537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199.649">
                <text:p>199.649</text:p>
              </table:table-cell>
              <table:table-cell office:value-type="float" office:value="1.5589">
                <text:p>1.5589</text:p>
              </table:table-cell>
              <table:table-cell office:value-type="float" office:value="798.792">
                <text:p>798.792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198.416">
                <text:p>198.416</text:p>
              </table:table-cell>
              <table:table-cell office:value-type="float" office:value="1.54334">
                <text:p>1.54334</text:p>
              </table:table-cell>
              <table:table-cell office:value-type="float" office:value="800.04">
                <text:p>800.04</text:p>
              </table:table-cell>
            </table:table-row>
            <table:table-row>
              <table:table-cell office:value-type="float" office:value="21.35">
                <text:p>21.35</text:p>
              </table:table-cell>
              <table:table-cell office:value-type="float" office:value="197.192">
                <text:p>197.192</text:p>
              </table:table-cell>
              <table:table-cell office:value-type="float" office:value="1.52803">
                <text:p>1.52803</text:p>
              </table:table-cell>
              <table:table-cell office:value-type="float" office:value="801.28">
                <text:p>801.28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95.974">
                <text:p>195.974</text:p>
              </table:table-cell>
              <table:table-cell office:value-type="float" office:value="1.51296">
                <text:p>1.51296</text:p>
              </table:table-cell>
              <table:table-cell office:value-type="float" office:value="802.513">
                <text:p>802.513</text:p>
              </table:table-cell>
            </table:table-row>
            <table:table-row>
              <table:table-cell office:value-type="float" office:value="21.45">
                <text:p>21.45</text:p>
              </table:table-cell>
              <table:table-cell office:value-type="float" office:value="194.764">
                <text:p>194.764</text:p>
              </table:table-cell>
              <table:table-cell office:value-type="float" office:value="1.49814">
                <text:p>1.49814</text:p>
              </table:table-cell>
              <table:table-cell office:value-type="float" office:value="803.738">
                <text:p>803.738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93.562">
                <text:p>193.562</text:p>
              </table:table-cell>
              <table:table-cell office:value-type="float" office:value="1.48355">
                <text:p>1.48355</text:p>
              </table:table-cell>
              <table:table-cell office:value-type="float" office:value="804.955">
                <text:p>804.955</text:p>
              </table:table-cell>
            </table:table-row>
            <table:table-row>
              <table:table-cell office:value-type="float" office:value="21.55">
                <text:p>21.55</text:p>
              </table:table-cell>
              <table:table-cell office:value-type="float" office:value="192.366">
                <text:p>192.366</text:p>
              </table:table-cell>
              <table:table-cell office:value-type="float" office:value="1.46919">
                <text:p>1.46919</text:p>
              </table:table-cell>
              <table:table-cell office:value-type="float" office:value="806.165">
                <text:p>806.16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91.178">
                <text:p>191.178</text:p>
              </table:table-cell>
              <table:table-cell office:value-type="float" office:value="1.45506">
                <text:p>1.45506</text:p>
              </table:table-cell>
              <table:table-cell office:value-type="float" office:value="807.367">
                <text:p>807.367</text:p>
              </table:table-cell>
            </table:table-row>
            <table:table-row>
              <table:table-cell office:value-type="float" office:value="21.65">
                <text:p>21.65</text:p>
              </table:table-cell>
              <table:table-cell office:value-type="float" office:value="189.997">
                <text:p>189.997</text:p>
              </table:table-cell>
              <table:table-cell office:value-type="float" office:value="1.44115">
                <text:p>1.44115</text:p>
              </table:table-cell>
              <table:table-cell office:value-type="float" office:value="808.562">
                <text:p>808.562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188.823">
                <text:p>188.823</text:p>
              </table:table-cell>
              <table:table-cell office:value-type="float" office:value="1.42746">
                <text:p>1.42746</text:p>
              </table:table-cell>
              <table:table-cell office:value-type="float" office:value="809.749">
                <text:p>809.749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187.657">
                <text:p>187.657</text:p>
              </table:table-cell>
              <table:table-cell office:value-type="float" office:value="1.41398">
                <text:p>1.41398</text:p>
              </table:table-cell>
              <table:table-cell office:value-type="float" office:value="810.929">
                <text:p>810.929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6.497">
                <text:p>186.497</text:p>
              </table:table-cell>
              <table:table-cell office:value-type="float" office:value="1.40072">
                <text:p>1.40072</text:p>
              </table:table-cell>
              <table:table-cell office:value-type="float" office:value="812.102">
                <text:p>812.102</text:p>
              </table:table-cell>
            </table:table-row>
            <table:table-row>
              <table:table-cell office:value-type="float" office:value="21.85">
                <text:p>21.85</text:p>
              </table:table-cell>
              <table:table-cell office:value-type="float" office:value="185.344">
                <text:p>185.344</text:p>
              </table:table-cell>
              <table:table-cell office:value-type="float" office:value="1.38766">
                <text:p>1.38766</text:p>
              </table:table-cell>
              <table:table-cell office:value-type="float" office:value="813.268">
                <text:p>813.268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184.199">
                <text:p>184.199</text:p>
              </table:table-cell>
              <table:table-cell office:value-type="float" office:value="1.3748">
                <text:p>1.3748</text:p>
              </table:table-cell>
              <table:table-cell office:value-type="float" office:value="814.426">
                <text:p>814.426</text:p>
              </table:table-cell>
            </table:table-row>
            <table:table-row>
              <table:table-cell office:value-type="float" office:value="21.95">
                <text:p>21.95</text:p>
              </table:table-cell>
              <table:table-cell office:value-type="float" office:value="183.06">
                <text:p>183.06</text:p>
              </table:table-cell>
              <table:table-cell office:value-type="float" office:value="1.36213">
                <text:p>1.36213</text:p>
              </table:table-cell>
              <table:table-cell office:value-type="float" office:value="815.578">
                <text:p>815.5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1.929">
                <text:p>181.929</text:p>
              </table:table-cell>
              <table:table-cell office:value-type="float" office:value="1.34967">
                <text:p>1.34967</text:p>
              </table:table-cell>
              <table:table-cell office:value-type="float" office:value="816.722">
                <text:p>816.722</text:p>
              </table:table-cell>
            </table:table-row>
            <table:table-row>
              <table:table-cell office:value-type="float" office:value="22.05">
                <text:p>22.05</text:p>
              </table:table-cell>
              <table:table-cell office:value-type="float" office:value="180.804">
                <text:p>180.804</text:p>
              </table:table-cell>
              <table:table-cell office:value-type="float" office:value="1.33739">
                <text:p>1.33739</text:p>
              </table:table-cell>
              <table:table-cell office:value-type="float" office:value="817.859">
                <text:p>817.859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179.686">
                <text:p>179.686</text:p>
              </table:table-cell>
              <table:table-cell office:value-type="float" office:value="1.3253">
                <text:p>1.3253</text:p>
              </table:table-cell>
              <table:table-cell office:value-type="float" office:value="818.989">
                <text:p>818.989</text:p>
              </table:table-cell>
            </table:table-row>
            <table:table-row>
              <table:table-cell office:value-type="float" office:value="22.15">
                <text:p>22.15</text:p>
              </table:table-cell>
              <table:table-cell office:value-type="float" office:value="178.575">
                <text:p>178.575</text:p>
              </table:table-cell>
              <table:table-cell office:value-type="float" office:value="1.31339">
                <text:p>1.31339</text:p>
              </table:table-cell>
              <table:table-cell office:value-type="float" office:value="820.112">
                <text:p>820.112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77.47">
                <text:p>177.47</text:p>
              </table:table-cell>
              <table:table-cell office:value-type="float" office:value="1.30167">
                <text:p>1.30167</text:p>
              </table:table-cell>
              <table:table-cell office:value-type="float" office:value="821.228">
                <text:p>821.228</text:p>
              </table:table-cell>
            </table:table-row>
            <table:table-row>
              <table:table-cell office:value-type="float" office:value="22.25">
                <text:p>22.25</text:p>
              </table:table-cell>
              <table:table-cell office:value-type="float" office:value="176.373">
                <text:p>176.373</text:p>
              </table:table-cell>
              <table:table-cell office:value-type="float" office:value="1.29012">
                <text:p>1.29012</text:p>
              </table:table-cell>
              <table:table-cell office:value-type="float" office:value="822.337">
                <text:p>822.337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175.282">
                <text:p>175.282</text:p>
              </table:table-cell>
              <table:table-cell office:value-type="float" office:value="1.27874">
                <text:p>1.27874</text:p>
              </table:table-cell>
              <table:table-cell office:value-type="float" office:value="823.439">
                <text:p>823.439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174.198">
                <text:p>174.198</text:p>
              </table:table-cell>
              <table:table-cell office:value-type="float" office:value="1.26753">
                <text:p>1.26753</text:p>
              </table:table-cell>
              <table:table-cell office:value-type="float" office:value="824.535">
                <text:p>824.53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3.12">
                <text:p>173.12</text:p>
              </table:table-cell>
              <table:table-cell office:value-type="float" office:value="1.25649">
                <text:p>1.25649</text:p>
              </table:table-cell>
              <table:table-cell office:value-type="float" office:value="825.624">
                <text:p>825.624</text:p>
              </table:table-cell>
            </table:table-row>
            <table:table-row>
              <table:table-cell office:value-type="float" office:value="22.45">
                <text:p>22.45</text:p>
              </table:table-cell>
              <table:table-cell office:value-type="float" office:value="172.049">
                <text:p>172.049</text:p>
              </table:table-cell>
              <table:table-cell office:value-type="float" office:value="1.24562">
                <text:p>1.24562</text:p>
              </table:table-cell>
              <table:table-cell office:value-type="float" office:value="826.706">
                <text:p>826.7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170.984">
                <text:p>170.984</text:p>
              </table:table-cell>
              <table:table-cell office:value-type="float" office:value="1.2349">
                <text:p>1.2349</text:p>
              </table:table-cell>
              <table:table-cell office:value-type="float" office:value="827.781">
                <text:p>827.781</text:p>
              </table:table-cell>
            </table:table-row>
            <table:table-row>
              <table:table-cell office:value-type="float" office:value="22.55">
                <text:p>22.55</text:p>
              </table:table-cell>
              <table:table-cell office:value-type="float" office:value="169.926">
                <text:p>169.926</text:p>
              </table:table-cell>
              <table:table-cell office:value-type="float" office:value="1.22434">
                <text:p>1.22434</text:p>
              </table:table-cell>
              <table:table-cell office:value-type="float" office:value="828.85">
                <text:p>828.85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68.874">
                <text:p>168.874</text:p>
              </table:table-cell>
              <table:table-cell office:value-type="float" office:value="1.21394">
                <text:p>1.21394</text:p>
              </table:table-cell>
              <table:table-cell office:value-type="float" office:value="829.912">
                <text:p>829.912</text:p>
              </table:table-cell>
            </table:table-row>
            <table:table-row>
              <table:table-cell office:value-type="float" office:value="22.65">
                <text:p>22.65</text:p>
              </table:table-cell>
              <table:table-cell office:value-type="float" office:value="167.829">
                <text:p>167.829</text:p>
              </table:table-cell>
              <table:table-cell office:value-type="float" office:value="1.20369">
                <text:p>1.20369</text:p>
              </table:table-cell>
              <table:table-cell office:value-type="float" office:value="830.967">
                <text:p>830.96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166.79">
                <text:p>166.79</text:p>
              </table:table-cell>
              <table:table-cell office:value-type="float" office:value="1.19359">
                <text:p>1.19359</text:p>
              </table:table-cell>
              <table:table-cell office:value-type="float" office:value="832.016">
                <text:p>832.016</text:p>
              </table:table-cell>
            </table:table-row>
            <table:table-row>
              <table:table-cell office:value-type="float" office:value="22.75">
                <text:p>22.75</text:p>
              </table:table-cell>
              <table:table-cell office:value-type="float" office:value="165.758">
                <text:p>165.758</text:p>
              </table:table-cell>
              <table:table-cell office:value-type="float" office:value="1.18364">
                <text:p>1.18364</text:p>
              </table:table-cell>
              <table:table-cell office:value-type="float" office:value="833.058">
                <text:p>833.058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64.732">
                <text:p>164.732</text:p>
              </table:table-cell>
              <table:table-cell office:value-type="float" office:value="1.17383">
                <text:p>1.17383</text:p>
              </table:table-cell>
              <table:table-cell office:value-type="float" office:value="834.094">
                <text:p>834.094</text:p>
              </table:table-cell>
            </table:table-row>
            <table:table-row>
              <table:table-cell office:value-type="float" office:value="22.85">
                <text:p>22.85</text:p>
              </table:table-cell>
              <table:table-cell office:value-type="float" office:value="163.712">
                <text:p>163.712</text:p>
              </table:table-cell>
              <table:table-cell office:value-type="float" office:value="1.16416">
                <text:p>1.16416</text:p>
              </table:table-cell>
              <table:table-cell office:value-type="float" office:value="835.124">
                <text:p>835.124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162.698">
                <text:p>162.698</text:p>
              </table:table-cell>
              <table:table-cell office:value-type="float" office:value="1.15463">
                <text:p>1.15463</text:p>
              </table:table-cell>
              <table:table-cell office:value-type="float" office:value="836.147">
                <text:p>836.147</text:p>
              </table:table-cell>
            </table:table-row>
            <table:table-row>
              <table:table-cell office:value-type="float" office:value="22.95">
                <text:p>22.95</text:p>
              </table:table-cell>
              <table:table-cell office:value-type="float" office:value="161.691">
                <text:p>161.691</text:p>
              </table:table-cell>
              <table:table-cell office:value-type="float" office:value="1.14523">
                <text:p>1.14523</text:p>
              </table:table-cell>
              <table:table-cell office:value-type="float" office:value="837.164">
                <text:p>837.1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60.689">
                <text:p>160.689</text:p>
              </table:table-cell>
              <table:table-cell office:value-type="float" office:value="1.13598">
                <text:p>1.13598</text:p>
              </table:table-cell>
              <table:table-cell office:value-type="float" office:value="838.175">
                <text:p>838.175</text:p>
              </table:table-cell>
            </table:table-row>
            <table:table-row>
              <table:table-cell office:value-type="float" office:value="23.05">
                <text:p>23.05</text:p>
              </table:table-cell>
              <table:table-cell office:value-type="float" office:value="159.694">
                <text:p>159.694</text:p>
              </table:table-cell>
              <table:table-cell office:value-type="float" office:value="1.12685">
                <text:p>1.12685</text:p>
              </table:table-cell>
              <table:table-cell office:value-type="float" office:value="839.179">
                <text:p>839.179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158.705">
                <text:p>158.705</text:p>
              </table:table-cell>
              <table:table-cell office:value-type="float" office:value="1.11785">
                <text:p>1.11785</text:p>
              </table:table-cell>
              <table:table-cell office:value-type="float" office:value="840.177">
                <text:p>840.177</text:p>
              </table:table-cell>
            </table:table-row>
            <table:table-row>
              <table:table-cell office:value-type="float" office:value="23.15">
                <text:p>23.15</text:p>
              </table:table-cell>
              <table:table-cell office:value-type="float" office:value="157.722">
                <text:p>157.722</text:p>
              </table:table-cell>
              <table:table-cell office:value-type="float" office:value="1.10898">
                <text:p>1.10898</text:p>
              </table:table-cell>
              <table:table-cell office:value-type="float" office:value="841.169">
                <text:p>841.169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56.745">
                <text:p>156.745</text:p>
              </table:table-cell>
              <table:table-cell office:value-type="float" office:value="1.10024">
                <text:p>1.10024</text:p>
              </table:table-cell>
              <table:table-cell office:value-type="float" office:value="842.155">
                <text:p>842.155</text:p>
              </table:table-cell>
            </table:table-row>
            <table:table-row>
              <table:table-cell office:value-type="float" office:value="23.25">
                <text:p>23.25</text:p>
              </table:table-cell>
              <table:table-cell office:value-type="float" office:value="155.774">
                <text:p>155.774</text:p>
              </table:table-cell>
              <table:table-cell office:value-type="float" office:value="1.09161">
                <text:p>1.09161</text:p>
              </table:table-cell>
              <table:table-cell office:value-type="float" office:value="843.134">
                <text:p>843.134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154.809">
                <text:p>154.809</text:p>
              </table:table-cell>
              <table:table-cell office:value-type="float" office:value="1.08311">
                <text:p>1.08311</text:p>
              </table:table-cell>
              <table:table-cell office:value-type="float" office:value="844.108">
                <text:p>844.108</text:p>
              </table:table-cell>
            </table:table-row>
            <table:table-row>
              <table:table-cell office:value-type="float" office:value="23.35">
                <text:p>23.35</text:p>
              </table:table-cell>
              <table:table-cell office:value-type="float" office:value="153.85">
                <text:p>153.85</text:p>
              </table:table-cell>
              <table:table-cell office:value-type="float" office:value="1.07473">
                <text:p>1.07473</text:p>
              </table:table-cell>
              <table:table-cell office:value-type="float" office:value="845.076">
                <text:p>845.076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52.896">
                <text:p>152.896</text:p>
              </table:table-cell>
              <table:table-cell office:value-type="float" office:value="1.06646">
                <text:p>1.06646</text:p>
              </table:table-cell>
              <table:table-cell office:value-type="float" office:value="846.037">
                <text:p>846.037</text:p>
              </table:table-cell>
            </table:table-row>
            <table:table-row>
              <table:table-cell office:value-type="float" office:value="23.45">
                <text:p>23.45</text:p>
              </table:table-cell>
              <table:table-cell office:value-type="float" office:value="151.949">
                <text:p>151.949</text:p>
              </table:table-cell>
              <table:table-cell office:value-type="float" office:value="1.05831">
                <text:p>1.05831</text:p>
              </table:table-cell>
              <table:table-cell office:value-type="float" office:value="846.993">
                <text:p>846.99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51.007">
                <text:p>151.007</text:p>
              </table:table-cell>
              <table:table-cell office:value-type="float" office:value="1.05027">
                <text:p>1.05027</text:p>
              </table:table-cell>
              <table:table-cell office:value-type="float" office:value="847.942">
                <text:p>847.942</text:p>
              </table:table-cell>
            </table:table-row>
            <table:table-row>
              <table:table-cell office:value-type="float" office:value="23.55">
                <text:p>23.55</text:p>
              </table:table-cell>
              <table:table-cell office:value-type="float" office:value="150.072">
                <text:p>150.072</text:p>
              </table:table-cell>
              <table:table-cell office:value-type="float" office:value="1.04234">
                <text:p>1.04234</text:p>
              </table:table-cell>
              <table:table-cell office:value-type="float" office:value="848.886">
                <text:p>848.886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49.141">
                <text:p>149.141</text:p>
              </table:table-cell>
              <table:table-cell office:value-type="float" office:value="1.03451">
                <text:p>1.03451</text:p>
              </table:table-cell>
              <table:table-cell office:value-type="float" office:value="849.824">
                <text:p>849.824</text:p>
              </table:table-cell>
            </table:table-row>
            <table:table-row>
              <table:table-cell office:value-type="float" office:value="23.65">
                <text:p>23.65</text:p>
              </table:table-cell>
              <table:table-cell office:value-type="float" office:value="148.217">
                <text:p>148.217</text:p>
              </table:table-cell>
              <table:table-cell office:value-type="float" office:value="1.0268">
                <text:p>1.0268</text:p>
              </table:table-cell>
              <table:table-cell office:value-type="float" office:value="850.756">
                <text:p>850.756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147.298">
                <text:p>147.298</text:p>
              </table:table-cell>
              <table:table-cell office:value-type="float" office:value="1.01919">
                <text:p>1.01919</text:p>
              </table:table-cell>
              <table:table-cell office:value-type="float" office:value="851.683">
                <text:p>851.683</text:p>
              </table:table-cell>
            </table:table-row>
            <table:table-row>
              <table:table-cell office:value-type="float" office:value="23.75">
                <text:p>23.75</text:p>
              </table:table-cell>
              <table:table-cell office:value-type="float" office:value="146.385">
                <text:p>146.385</text:p>
              </table:table-cell>
              <table:table-cell office:value-type="float" office:value="1.01168">
                <text:p>1.01168</text:p>
              </table:table-cell>
              <table:table-cell office:value-type="float" office:value="852.603">
                <text:p>852.603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45.478">
                <text:p>145.478</text:p>
              </table:table-cell>
              <table:table-cell office:value-type="float" office:value="1.00428">
                <text:p>1.00428</text:p>
              </table:table-cell>
              <table:table-cell office:value-type="float" office:value="853.518">
                <text:p>853.518</text:p>
              </table:table-cell>
            </table:table-row>
            <table:table-row>
              <table:table-cell office:value-type="float" office:value="23.85">
                <text:p>23.85</text:p>
              </table:table-cell>
              <table:table-cell office:value-type="float" office:value="144.576">
                <text:p>144.576</text:p>
              </table:table-cell>
              <table:table-cell office:value-type="float" office:value="0.996975">
                <text:p>0.996975</text:p>
              </table:table-cell>
              <table:table-cell office:value-type="float" office:value="854.427">
                <text:p>854.427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143.679">
                <text:p>143.679</text:p>
              </table:table-cell>
              <table:table-cell office:value-type="float" office:value="0.989768">
                <text:p>0.989768</text:p>
              </table:table-cell>
              <table:table-cell office:value-type="float" office:value="855.331">
                <text:p>855.331</text:p>
              </table:table-cell>
            </table:table-row>
            <table:table-row>
              <table:table-cell office:value-type="float" office:value="23.95">
                <text:p>23.95</text:p>
              </table:table-cell>
              <table:table-cell office:value-type="float" office:value="142.788">
                <text:p>142.788</text:p>
              </table:table-cell>
              <table:table-cell office:value-type="float" office:value="0.982658">
                <text:p>0.982658</text:p>
              </table:table-cell>
              <table:table-cell office:value-type="float" office:value="856.229">
                <text:p>856.2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1.903">
                <text:p>141.903</text:p>
              </table:table-cell>
              <table:table-cell office:value-type="float" office:value="0.975642">
                <text:p>0.975642</text:p>
              </table:table-cell>
              <table:table-cell office:value-type="float" office:value="857.121">
                <text:p>857.121</text:p>
              </table:table-cell>
            </table:table-row>
            <table:table-row>
              <table:table-cell office:value-type="float" office:value="24.05">
                <text:p>24.05</text:p>
              </table:table-cell>
              <table:table-cell office:value-type="float" office:value="141.023">
                <text:p>141.023</text:p>
              </table:table-cell>
              <table:table-cell office:value-type="float" office:value="0.96872">
                <text:p>0.96872</text:p>
              </table:table-cell>
              <table:table-cell office:value-type="float" office:value="858.008">
                <text:p>858.008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140.148">
                <text:p>140.148</text:p>
              </table:table-cell>
              <table:table-cell office:value-type="float" office:value="0.961889">
                <text:p>0.961889</text:p>
              </table:table-cell>
              <table:table-cell office:value-type="float" office:value="858.89">
                <text:p>858.89</text:p>
              </table:table-cell>
            </table:table-row>
            <table:table-row>
              <table:table-cell office:value-type="float" office:value="24.15">
                <text:p>24.15</text:p>
              </table:table-cell>
              <table:table-cell office:value-type="float" office:value="139.279">
                <text:p>139.279</text:p>
              </table:table-cell>
              <table:table-cell office:value-type="float" office:value="0.955149">
                <text:p>0.955149</text:p>
              </table:table-cell>
              <table:table-cell office:value-type="float" office:value="859.766">
                <text:p>859.76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38.415">
                <text:p>138.415</text:p>
              </table:table-cell>
              <table:table-cell office:value-type="float" office:value="0.948497">
                <text:p>0.948497</text:p>
              </table:table-cell>
              <table:table-cell office:value-type="float" office:value="860.636">
                <text:p>860.636</text:p>
              </table:table-cell>
            </table:table-row>
            <table:table-row>
              <table:table-cell office:value-type="float" office:value="24.25">
                <text:p>24.25</text:p>
              </table:table-cell>
              <table:table-cell office:value-type="float" office:value="137.557">
                <text:p>137.557</text:p>
              </table:table-cell>
              <table:table-cell office:value-type="float" office:value="0.941933">
                <text:p>0.941933</text:p>
              </table:table-cell>
              <table:table-cell office:value-type="float" office:value="861.501">
                <text:p>861.501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136.704">
                <text:p>136.704</text:p>
              </table:table-cell>
              <table:table-cell office:value-type="float" office:value="0.935454">
                <text:p>0.935454</text:p>
              </table:table-cell>
              <table:table-cell office:value-type="float" office:value="862.361">
                <text:p>862.361</text:p>
              </table:table-cell>
            </table:table-row>
            <table:table-row>
              <table:table-cell office:value-type="float" office:value="24.35">
                <text:p>24.35</text:p>
              </table:table-cell>
              <table:table-cell office:value-type="float" office:value="135.856">
                <text:p>135.856</text:p>
              </table:table-cell>
              <table:table-cell office:value-type="float" office:value="0.92906">
                <text:p>0.92906</text:p>
              </table:table-cell>
              <table:table-cell office:value-type="float" office:value="863.215">
                <text:p>863.215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35.013">
                <text:p>135.013</text:p>
              </table:table-cell>
              <table:table-cell office:value-type="float" office:value="0.922749">
                <text:p>0.922749</text:p>
              </table:table-cell>
              <table:table-cell office:value-type="float" office:value="864.064">
                <text:p>864.064</text:p>
              </table:table-cell>
            </table:table-row>
            <table:table-row>
              <table:table-cell office:value-type="float" office:value="24.45">
                <text:p>24.45</text:p>
              </table:table-cell>
              <table:table-cell office:value-type="float" office:value="134.175">
                <text:p>134.175</text:p>
              </table:table-cell>
              <table:table-cell office:value-type="float" office:value="0.91652">
                <text:p>0.91652</text:p>
              </table:table-cell>
              <table:table-cell office:value-type="float" office:value="864.908">
                <text:p>864.90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133.343">
                <text:p>133.343</text:p>
              </table:table-cell>
              <table:table-cell office:value-type="float" office:value="0.910372">
                <text:p>0.910372</text:p>
              </table:table-cell>
              <table:table-cell office:value-type="float" office:value="865.747">
                <text:p>865.747</text:p>
              </table:table-cell>
            </table:table-row>
            <table:table-row>
              <table:table-cell office:value-type="float" office:value="24.55">
                <text:p>24.55</text:p>
              </table:table-cell>
              <table:table-cell office:value-type="float" office:value="132.515">
                <text:p>132.515</text:p>
              </table:table-cell>
              <table:table-cell office:value-type="float" office:value="0.904302">
                <text:p>0.904302</text:p>
              </table:table-cell>
              <table:table-cell office:value-type="float" office:value="866.58">
                <text:p>866.58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31.693">
                <text:p>131.693</text:p>
              </table:table-cell>
              <table:table-cell office:value-type="float" office:value="0.89831">
                <text:p>0.89831</text:p>
              </table:table-cell>
              <table:table-cell office:value-type="float" office:value="867.408">
                <text:p>867.408</text:p>
              </table:table-cell>
            </table:table-row>
            <table:table-row>
              <table:table-cell office:value-type="float" office:value="24.65">
                <text:p>24.65</text:p>
              </table:table-cell>
              <table:table-cell office:value-type="float" office:value="130.876">
                <text:p>130.876</text:p>
              </table:table-cell>
              <table:table-cell office:value-type="float" office:value="0.892395">
                <text:p>0.892395</text:p>
              </table:table-cell>
              <table:table-cell office:value-type="float" office:value="868.232">
                <text:p>868.232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130.064">
                <text:p>130.064</text:p>
              </table:table-cell>
              <table:table-cell office:value-type="float" office:value="0.886556">
                <text:p>0.886556</text:p>
              </table:table-cell>
              <table:table-cell office:value-type="float" office:value="869.049">
                <text:p>869.049</text:p>
              </table:table-cell>
            </table:table-row>
            <table:table-row>
              <table:table-cell office:value-type="float" office:value="24.75">
                <text:p>24.75</text:p>
              </table:table-cell>
              <table:table-cell office:value-type="float" office:value="129.257">
                <text:p>129.257</text:p>
              </table:table-cell>
              <table:table-cell office:value-type="float" office:value="0.88079">
                <text:p>0.88079</text:p>
              </table:table-cell>
              <table:table-cell office:value-type="float" office:value="869.862">
                <text:p>869.862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28.455">
                <text:p>128.455</text:p>
              </table:table-cell>
              <table:table-cell office:value-type="float" office:value="0.875098">
                <text:p>0.875098</text:p>
              </table:table-cell>
              <table:table-cell office:value-type="float" office:value="870.67">
                <text:p>870.67</text:p>
              </table:table-cell>
            </table:table-row>
            <table:table-row>
              <table:table-cell office:value-type="float" office:value="24.85">
                <text:p>24.85</text:p>
              </table:table-cell>
              <table:table-cell office:value-type="float" office:value="127.657">
                <text:p>127.657</text:p>
              </table:table-cell>
              <table:table-cell office:value-type="float" office:value="0.869477">
                <text:p>0.869477</text:p>
              </table:table-cell>
              <table:table-cell office:value-type="float" office:value="871.473">
                <text:p>871.473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126.865">
                <text:p>126.865</text:p>
              </table:table-cell>
              <table:table-cell office:value-type="float" office:value="0.863927">
                <text:p>0.863927</text:p>
              </table:table-cell>
              <table:table-cell office:value-type="float" office:value="872.271">
                <text:p>872.271</text:p>
              </table:table-cell>
            </table:table-row>
            <table:table-row>
              <table:table-cell office:value-type="float" office:value="24.95">
                <text:p>24.95</text:p>
              </table:table-cell>
              <table:table-cell office:value-type="float" office:value="126.078">
                <text:p>126.078</text:p>
              </table:table-cell>
              <table:table-cell office:value-type="float" office:value="0.858447">
                <text:p>0.858447</text:p>
              </table:table-cell>
              <table:table-cell office:value-type="float" office:value="873.064">
                <text:p>873.0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5.295">
                <text:p>125.295</text:p>
              </table:table-cell>
              <table:table-cell office:value-type="float" office:value="0.853036">
                <text:p>0.853036</text:p>
              </table:table-cell>
              <table:table-cell office:value-type="float" office:value="873.852">
                <text:p>873.852</text:p>
              </table:table-cell>
            </table:table-row>
            <table:table-row>
              <table:table-cell office:value-type="float" office:value="25.05">
                <text:p>25.05</text:p>
              </table:table-cell>
              <table:table-cell office:value-type="float" office:value="124.517">
                <text:p>124.517</text:p>
              </table:table-cell>
              <table:table-cell office:value-type="float" office:value="0.847692">
                <text:p>0.847692</text:p>
              </table:table-cell>
              <table:table-cell office:value-type="float" office:value="874.635">
                <text:p>874.63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123.744">
                <text:p>123.744</text:p>
              </table:table-cell>
              <table:table-cell office:value-type="float" office:value="0.842414">
                <text:p>0.842414</text:p>
              </table:table-cell>
              <table:table-cell office:value-type="float" office:value="875.413">
                <text:p>875.413</text:p>
              </table:table-cell>
            </table:table-row>
            <table:table-row>
              <table:table-cell office:value-type="float" office:value="25.15">
                <text:p>25.15</text:p>
              </table:table-cell>
              <table:table-cell office:value-type="float" office:value="122.976">
                <text:p>122.976</text:p>
              </table:table-cell>
              <table:table-cell office:value-type="float" office:value="0.837202">
                <text:p>0.837202</text:p>
              </table:table-cell>
              <table:table-cell office:value-type="float" office:value="876.187">
                <text:p>876.187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22.213">
                <text:p>122.213</text:p>
              </table:table-cell>
              <table:table-cell office:value-type="float" office:value="0.832054">
                <text:p>0.832054</text:p>
              </table:table-cell>
              <table:table-cell office:value-type="float" office:value="876.955">
                <text:p>876.955</text:p>
              </table:table-cell>
            </table:table-row>
            <table:table-row>
              <table:table-cell office:value-type="float" office:value="25.25">
                <text:p>25.25</text:p>
              </table:table-cell>
              <table:table-cell office:value-type="float" office:value="121.454">
                <text:p>121.454</text:p>
              </table:table-cell>
              <table:table-cell office:value-type="float" office:value="0.82697">
                <text:p>0.82697</text:p>
              </table:table-cell>
              <table:table-cell office:value-type="float" office:value="877.719">
                <text:p>877.719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120.7">
                <text:p>120.7</text:p>
              </table:table-cell>
              <table:table-cell office:value-type="float" office:value="0.821948">
                <text:p>0.821948</text:p>
              </table:table-cell>
              <table:table-cell office:value-type="float" office:value="878.478">
                <text:p>878.478</text:p>
              </table:table-cell>
            </table:table-row>
            <table:table-row>
              <table:table-cell office:value-type="float" office:value="25.35">
                <text:p>25.35</text:p>
              </table:table-cell>
              <table:table-cell office:value-type="float" office:value="119.951">
                <text:p>119.951</text:p>
              </table:table-cell>
              <table:table-cell office:value-type="float" office:value="0.816987">
                <text:p>0.816987</text:p>
              </table:table-cell>
              <table:table-cell office:value-type="float" office:value="879.232">
                <text:p>879.232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19.206">
                <text:p>119.206</text:p>
              </table:table-cell>
              <table:table-cell office:value-type="float" office:value="0.812087">
                <text:p>0.812087</text:p>
              </table:table-cell>
              <table:table-cell office:value-type="float" office:value="879.982">
                <text:p>879.982</text:p>
              </table:table-cell>
            </table:table-row>
            <table:table-row>
              <table:table-cell office:value-type="float" office:value="25.45">
                <text:p>25.45</text:p>
              </table:table-cell>
              <table:table-cell office:value-type="float" office:value="118.466">
                <text:p>118.466</text:p>
              </table:table-cell>
              <table:table-cell office:value-type="float" office:value="0.807247">
                <text:p>0.807247</text:p>
              </table:table-cell>
              <table:table-cell office:value-type="float" office:value="880.727">
                <text:p>880.72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17.73">
                <text:p>117.73</text:p>
              </table:table-cell>
              <table:table-cell office:value-type="float" office:value="0.802466">
                <text:p>0.802466</text:p>
              </table:table-cell>
              <table:table-cell office:value-type="float" office:value="881.468">
                <text:p>881.468</text:p>
              </table:table-cell>
            </table:table-row>
            <table:table-row>
              <table:table-cell office:value-type="float" office:value="25.55">
                <text:p>25.55</text:p>
              </table:table-cell>
              <table:table-cell office:value-type="float" office:value="116.999">
                <text:p>116.999</text:p>
              </table:table-cell>
              <table:table-cell office:value-type="float" office:value="0.797742">
                <text:p>0.797742</text:p>
              </table:table-cell>
              <table:table-cell office:value-type="float" office:value="882.203">
                <text:p>882.203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16.272">
                <text:p>116.272</text:p>
              </table:table-cell>
              <table:table-cell office:value-type="float" office:value="0.793075">
                <text:p>0.793075</text:p>
              </table:table-cell>
              <table:table-cell office:value-type="float" office:value="882.935">
                <text:p>882.935</text:p>
              </table:table-cell>
            </table:table-row>
            <table:table-row>
              <table:table-cell office:value-type="float" office:value="25.65">
                <text:p>25.65</text:p>
              </table:table-cell>
              <table:table-cell office:value-type="float" office:value="115.55">
                <text:p>115.55</text:p>
              </table:table-cell>
              <table:table-cell office:value-type="float" office:value="0.788465">
                <text:p>0.788465</text:p>
              </table:table-cell>
              <table:table-cell office:value-type="float" office:value="883.661">
                <text:p>883.661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114.833">
                <text:p>114.833</text:p>
              </table:table-cell>
              <table:table-cell office:value-type="float" office:value="0.783909">
                <text:p>0.783909</text:p>
              </table:table-cell>
              <table:table-cell office:value-type="float" office:value="884.384">
                <text:p>884.384</text:p>
              </table:table-cell>
            </table:table-row>
            <table:table-row>
              <table:table-cell office:value-type="float" office:value="25.75">
                <text:p>25.75</text:p>
              </table:table-cell>
              <table:table-cell office:value-type="float" office:value="114.119">
                <text:p>114.119</text:p>
              </table:table-cell>
              <table:table-cell office:value-type="float" office:value="0.779408">
                <text:p>0.779408</text:p>
              </table:table-cell>
              <table:table-cell office:value-type="float" office:value="885.101">
                <text:p>885.101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13.411">
                <text:p>113.411</text:p>
              </table:table-cell>
              <table:table-cell office:value-type="float" office:value="0.774961">
                <text:p>0.774961</text:p>
              </table:table-cell>
              <table:table-cell office:value-type="float" office:value="885.815">
                <text:p>885.815</text:p>
              </table:table-cell>
            </table:table-row>
            <table:table-row>
              <table:table-cell office:value-type="float" office:value="25.85">
                <text:p>25.85</text:p>
              </table:table-cell>
              <table:table-cell office:value-type="float" office:value="112.706">
                <text:p>112.706</text:p>
              </table:table-cell>
              <table:table-cell office:value-type="float" office:value="0.770567">
                <text:p>0.770567</text:p>
              </table:table-cell>
              <table:table-cell office:value-type="float" office:value="886.523">
                <text:p>886.523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112.006">
                <text:p>112.006</text:p>
              </table:table-cell>
              <table:table-cell office:value-type="float" office:value="0.766224">
                <text:p>0.766224</text:p>
              </table:table-cell>
              <table:table-cell office:value-type="float" office:value="887.228">
                <text:p>887.228</text:p>
              </table:table-cell>
            </table:table-row>
            <table:table-row>
              <table:table-cell office:value-type="float" office:value="25.95">
                <text:p>25.95</text:p>
              </table:table-cell>
              <table:table-cell office:value-type="float" office:value="111.31">
                <text:p>111.31</text:p>
              </table:table-cell>
              <table:table-cell office:value-type="float" office:value="0.761933">
                <text:p>0.761933</text:p>
              </table:table-cell>
              <table:table-cell office:value-type="float" office:value="887.928">
                <text:p>887.9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0.619">
                <text:p>110.619</text:p>
              </table:table-cell>
              <table:table-cell office:value-type="float" office:value="0.757693">
                <text:p>0.757693</text:p>
              </table:table-cell>
              <table:table-cell office:value-type="float" office:value="888.623">
                <text:p>888.623</text:p>
              </table:table-cell>
            </table:table-row>
            <table:table-row>
              <table:table-cell office:value-type="float" office:value="26.05">
                <text:p>26.05</text:p>
              </table:table-cell>
              <table:table-cell office:value-type="float" office:value="109.932">
                <text:p>109.932</text:p>
              </table:table-cell>
              <table:table-cell office:value-type="float" office:value="0.753502">
                <text:p>0.753502</text:p>
              </table:table-cell>
              <table:table-cell office:value-type="float" office:value="889.315">
                <text:p>889.315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109.249">
                <text:p>109.249</text:p>
              </table:table-cell>
              <table:table-cell office:value-type="float" office:value="0.74936">
                <text:p>0.74936</text:p>
              </table:table-cell>
              <table:table-cell office:value-type="float" office:value="890.002">
                <text:p>890.002</text:p>
              </table:table-cell>
            </table:table-row>
            <table:table-row>
              <table:table-cell office:value-type="float" office:value="26.15">
                <text:p>26.15</text:p>
              </table:table-cell>
              <table:table-cell office:value-type="float" office:value="108.57">
                <text:p>108.57</text:p>
              </table:table-cell>
              <table:table-cell office:value-type="float" office:value="0.745267">
                <text:p>0.745267</text:p>
              </table:table-cell>
              <table:table-cell office:value-type="float" office:value="890.685">
                <text:p>890.685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07.896">
                <text:p>107.896</text:p>
              </table:table-cell>
              <table:table-cell office:value-type="float" office:value="0.741221">
                <text:p>0.741221</text:p>
              </table:table-cell>
              <table:table-cell office:value-type="float" office:value="891.363">
                <text:p>891.363</text:p>
              </table:table-cell>
            </table:table-row>
            <table:table-row>
              <table:table-cell office:value-type="float" office:value="26.25">
                <text:p>26.25</text:p>
              </table:table-cell>
              <table:table-cell office:value-type="float" office:value="107.225">
                <text:p>107.225</text:p>
              </table:table-cell>
              <table:table-cell office:value-type="float" office:value="0.737222">
                <text:p>0.737222</text:p>
              </table:table-cell>
              <table:table-cell office:value-type="float" office:value="892.038">
                <text:p>892.038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106.559">
                <text:p>106.559</text:p>
              </table:table-cell>
              <table:table-cell office:value-type="float" office:value="0.73327">
                <text:p>0.73327</text:p>
              </table:table-cell>
              <table:table-cell office:value-type="float" office:value="892.708">
                <text:p>892.708</text:p>
              </table:table-cell>
            </table:table-row>
            <table:table-row>
              <table:table-cell office:value-type="float" office:value="26.35">
                <text:p>26.35</text:p>
              </table:table-cell>
              <table:table-cell office:value-type="float" office:value="105.897">
                <text:p>105.897</text:p>
              </table:table-cell>
              <table:table-cell office:value-type="float" office:value="0.729363">
                <text:p>0.729363</text:p>
              </table:table-cell>
              <table:table-cell office:value-type="float" office:value="893.374">
                <text:p>893.374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05.239">
                <text:p>105.239</text:p>
              </table:table-cell>
              <table:table-cell office:value-type="float" office:value="0.725501">
                <text:p>0.725501</text:p>
              </table:table-cell>
              <table:table-cell office:value-type="float" office:value="894.036">
                <text:p>894.036</text:p>
              </table:table-cell>
            </table:table-row>
            <table:table-row>
              <table:table-cell office:value-type="float" office:value="26.45">
                <text:p>26.45</text:p>
              </table:table-cell>
              <table:table-cell office:value-type="float" office:value="104.585">
                <text:p>104.585</text:p>
              </table:table-cell>
              <table:table-cell office:value-type="float" office:value="0.721684">
                <text:p>0.721684</text:p>
              </table:table-cell>
              <table:table-cell office:value-type="float" office:value="894.693">
                <text:p>894.69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103.935">
                <text:p>103.935</text:p>
              </table:table-cell>
              <table:table-cell office:value-type="float" office:value="0.71791">
                <text:p>0.71791</text:p>
              </table:table-cell>
              <table:table-cell office:value-type="float" office:value="895.347">
                <text:p>895.347</text:p>
              </table:table-cell>
            </table:table-row>
            <table:table-row>
              <table:table-cell office:value-type="float" office:value="26.55">
                <text:p>26.55</text:p>
              </table:table-cell>
              <table:table-cell office:value-type="float" office:value="103.289">
                <text:p>103.289</text:p>
              </table:table-cell>
              <table:table-cell office:value-type="float" office:value="0.714179">
                <text:p>0.714179</text:p>
              </table:table-cell>
              <table:table-cell office:value-type="float" office:value="895.997">
                <text:p>895.997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02.647">
                <text:p>102.647</text:p>
              </table:table-cell>
              <table:table-cell office:value-type="float" office:value="0.710491">
                <text:p>0.710491</text:p>
              </table:table-cell>
              <table:table-cell office:value-type="float" office:value="896.642">
                <text:p>896.642</text:p>
              </table:table-cell>
            </table:table-row>
            <table:table-row>
              <table:table-cell office:value-type="float" office:value="26.65">
                <text:p>26.65</text:p>
              </table:table-cell>
              <table:table-cell office:value-type="float" office:value="102.009">
                <text:p>102.009</text:p>
              </table:table-cell>
              <table:table-cell office:value-type="float" office:value="0.706844">
                <text:p>0.706844</text:p>
              </table:table-cell>
              <table:table-cell office:value-type="float" office:value="897.284">
                <text:p>897.284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101.375">
                <text:p>101.375</text:p>
              </table:table-cell>
              <table:table-cell office:value-type="float" office:value="0.703239">
                <text:p>0.703239</text:p>
              </table:table-cell>
              <table:table-cell office:value-type="float" office:value="897.921">
                <text:p>897.921</text:p>
              </table:table-cell>
            </table:table-row>
            <table:table-row>
              <table:table-cell office:value-type="float" office:value="26.75">
                <text:p>26.75</text:p>
              </table:table-cell>
              <table:table-cell office:value-type="float" office:value="100.745">
                <text:p>100.745</text:p>
              </table:table-cell>
              <table:table-cell office:value-type="float" office:value="0.699674">
                <text:p>0.699674</text:p>
              </table:table-cell>
              <table:table-cell office:value-type="float" office:value="898.555">
                <text:p>898.555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00.119">
                <text:p>100.119</text:p>
              </table:table-cell>
              <table:table-cell office:value-type="float" office:value="0.69615">
                <text:p>0.69615</text:p>
              </table:table-cell>
              <table:table-cell office:value-type="float" office:value="899.185">
                <text:p>899.185</text:p>
              </table:table-cell>
            </table:table-row>
            <table:table-row>
              <table:table-cell office:value-type="float" office:value="26.85">
                <text:p>26.85</text:p>
              </table:table-cell>
              <table:table-cell office:value-type="float" office:value="99.4971">
                <text:p>99.4971</text:p>
              </table:table-cell>
              <table:table-cell office:value-type="float" office:value="0.692665">
                <text:p>0.692665</text:p>
              </table:table-cell>
              <table:table-cell office:value-type="float" office:value="899.81">
                <text:p>899.81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98.8786">
                <text:p>98.8786</text:p>
              </table:table-cell>
              <table:table-cell office:value-type="float" office:value="0.689219">
                <text:p>0.689219</text:p>
              </table:table-cell>
              <table:table-cell office:value-type="float" office:value="900.432">
                <text:p>900.432</text:p>
              </table:table-cell>
            </table:table-row>
            <table:table-row>
              <table:table-cell office:value-type="float" office:value="26.95">
                <text:p>26.95</text:p>
              </table:table-cell>
              <table:table-cell office:value-type="float" office:value="98.2641">
                <text:p>98.2641</text:p>
              </table:table-cell>
              <table:table-cell office:value-type="float" office:value="0.685812">
                <text:p>0.685812</text:p>
              </table:table-cell>
              <table:table-cell office:value-type="float" office:value="901.05">
                <text:p>901.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7.6533">
                <text:p>97.6533</text:p>
              </table:table-cell>
              <table:table-cell office:value-type="float" office:value="0.682442">
                <text:p>0.682442</text:p>
              </table:table-cell>
              <table:table-cell office:value-type="float" office:value="901.664">
                <text:p>901.664</text:p>
              </table:table-cell>
            </table:table-row>
            <table:table-row>
              <table:table-cell office:value-type="float" office:value="27.05">
                <text:p>27.05</text:p>
              </table:table-cell>
              <table:table-cell office:value-type="float" office:value="97.0463">
                <text:p>97.0463</text:p>
              </table:table-cell>
              <table:table-cell office:value-type="float" office:value="0.67911">
                <text:p>0.67911</text:p>
              </table:table-cell>
              <table:table-cell office:value-type="float" office:value="902.275">
                <text:p>902.27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96.443">
                <text:p>96.443</text:p>
              </table:table-cell>
              <table:table-cell office:value-type="float" office:value="0.675815">
                <text:p>0.675815</text:p>
              </table:table-cell>
              <table:table-cell office:value-type="float" office:value="902.881">
                <text:p>902.881</text:p>
              </table:table-cell>
            </table:table-row>
            <table:table-row>
              <table:table-cell office:value-type="float" office:value="27.15">
                <text:p>27.15</text:p>
              </table:table-cell>
              <table:table-cell office:value-type="float" office:value="95.8435">
                <text:p>95.8435</text:p>
              </table:table-cell>
              <table:table-cell office:value-type="float" office:value="0.672556">
                <text:p>0.672556</text:p>
              </table:table-cell>
              <table:table-cell office:value-type="float" office:value="903.484">
                <text:p>903.48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95.2477">
                <text:p>95.2477</text:p>
              </table:table-cell>
              <table:table-cell office:value-type="float" office:value="0.669333">
                <text:p>0.669333</text:p>
              </table:table-cell>
              <table:table-cell office:value-type="float" office:value="904.083">
                <text:p>904.083</text:p>
              </table:table-cell>
            </table:table-row>
            <table:table-row>
              <table:table-cell office:value-type="float" office:value="27.25">
                <text:p>27.25</text:p>
              </table:table-cell>
              <table:table-cell office:value-type="float" office:value="94.6556">
                <text:p>94.6556</text:p>
              </table:table-cell>
              <table:table-cell office:value-type="float" office:value="0.666145">
                <text:p>0.666145</text:p>
              </table:table-cell>
              <table:table-cell office:value-type="float" office:value="904.678">
                <text:p>904.678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94.0672">
                <text:p>94.0672</text:p>
              </table:table-cell>
              <table:table-cell office:value-type="float" office:value="0.662992">
                <text:p>0.662992</text:p>
              </table:table-cell>
              <table:table-cell office:value-type="float" office:value="905.27">
                <text:p>905.27</text:p>
              </table:table-cell>
            </table:table-row>
            <table:table-row>
              <table:table-cell office:value-type="float" office:value="27.35">
                <text:p>27.35</text:p>
              </table:table-cell>
              <table:table-cell office:value-type="float" office:value="93.4824">
                <text:p>93.4824</text:p>
              </table:table-cell>
              <table:table-cell office:value-type="float" office:value="0.659874">
                <text:p>0.659874</text:p>
              </table:table-cell>
              <table:table-cell office:value-type="float" office:value="905.858">
                <text:p>905.858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92.9012">
                <text:p>92.9012</text:p>
              </table:table-cell>
              <table:table-cell office:value-type="float" office:value="0.65679">
                <text:p>0.65679</text:p>
              </table:table-cell>
              <table:table-cell office:value-type="float" office:value="906.442">
                <text:p>906.442</text:p>
              </table:table-cell>
            </table:table-row>
            <table:table-row>
              <table:table-cell office:value-type="float" office:value="27.45">
                <text:p>27.45</text:p>
              </table:table-cell>
              <table:table-cell office:value-type="float" office:value="92.3236">
                <text:p>92.3236</text:p>
              </table:table-cell>
              <table:table-cell office:value-type="float" office:value="0.653739">
                <text:p>0.653739</text:p>
              </table:table-cell>
              <table:table-cell office:value-type="float" office:value="907.023">
                <text:p>907.02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91.7496">
                <text:p>91.7496</text:p>
              </table:table-cell>
              <table:table-cell office:value-type="float" office:value="0.650721">
                <text:p>0.650721</text:p>
              </table:table-cell>
              <table:table-cell office:value-type="float" office:value="907.6">
                <text:p>907.6</text:p>
              </table:table-cell>
            </table:table-row>
            <table:table-row>
              <table:table-cell office:value-type="float" office:value="27.55">
                <text:p>27.55</text:p>
              </table:table-cell>
              <table:table-cell office:value-type="float" office:value="91.1792">
                <text:p>91.1792</text:p>
              </table:table-cell>
              <table:table-cell office:value-type="float" office:value="0.647736">
                <text:p>0.647736</text:p>
              </table:table-cell>
              <table:table-cell office:value-type="float" office:value="908.173">
                <text:p>908.173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90.6122">
                <text:p>90.6122</text:p>
              </table:table-cell>
              <table:table-cell office:value-type="float" office:value="0.644783">
                <text:p>0.644783</text:p>
              </table:table-cell>
              <table:table-cell office:value-type="float" office:value="908.743">
                <text:p>908.743</text:p>
              </table:table-cell>
            </table:table-row>
            <table:table-row>
              <table:table-cell office:value-type="float" office:value="27.65">
                <text:p>27.65</text:p>
              </table:table-cell>
              <table:table-cell office:value-type="float" office:value="90.0488">
                <text:p>90.0488</text:p>
              </table:table-cell>
              <table:table-cell office:value-type="float" office:value="0.641862">
                <text:p>0.641862</text:p>
              </table:table-cell>
              <table:table-cell office:value-type="float" office:value="909.309">
                <text:p>909.309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89.4889">
                <text:p>89.4889</text:p>
              </table:table-cell>
              <table:table-cell office:value-type="float" office:value="0.638972">
                <text:p>0.638972</text:p>
              </table:table-cell>
              <table:table-cell office:value-type="float" office:value="909.872">
                <text:p>909.872</text:p>
              </table:table-cell>
            </table:table-row>
            <table:table-row>
              <table:table-cell office:value-type="float" office:value="27.75">
                <text:p>27.75</text:p>
              </table:table-cell>
              <table:table-cell office:value-type="float" office:value="88.9325">
                <text:p>88.9325</text:p>
              </table:table-cell>
              <table:table-cell office:value-type="float" office:value="0.636113">
                <text:p>0.636113</text:p>
              </table:table-cell>
              <table:table-cell office:value-type="float" office:value="910.431">
                <text:p>910.431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88.3795">
                <text:p>88.3795</text:p>
              </table:table-cell>
              <table:table-cell office:value-type="float" office:value="0.633284">
                <text:p>0.633284</text:p>
              </table:table-cell>
              <table:table-cell office:value-type="float" office:value="910.987">
                <text:p>910.987</text:p>
              </table:table-cell>
            </table:table-row>
            <table:table-row>
              <table:table-cell office:value-type="float" office:value="27.85">
                <text:p>27.85</text:p>
              </table:table-cell>
              <table:table-cell office:value-type="float" office:value="87.8299">
                <text:p>87.8299</text:p>
              </table:table-cell>
              <table:table-cell office:value-type="float" office:value="0.630486">
                <text:p>0.630486</text:p>
              </table:table-cell>
              <table:table-cell office:value-type="float" office:value="911.54">
                <text:p>911.54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87.2837">
                <text:p>87.2837</text:p>
              </table:table-cell>
              <table:table-cell office:value-type="float" office:value="0.627717">
                <text:p>0.627717</text:p>
              </table:table-cell>
              <table:table-cell office:value-type="float" office:value="912.089">
                <text:p>912.089</text:p>
              </table:table-cell>
            </table:table-row>
            <table:table-row>
              <table:table-cell office:value-type="float" office:value="27.95">
                <text:p>27.95</text:p>
              </table:table-cell>
              <table:table-cell office:value-type="float" office:value="86.7409">
                <text:p>86.7409</text:p>
              </table:table-cell>
              <table:table-cell office:value-type="float" office:value="0.624978">
                <text:p>0.624978</text:p>
              </table:table-cell>
              <table:table-cell office:value-type="float" office:value="912.634">
                <text:p>912.6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.2015">
                <text:p>86.2015</text:p>
              </table:table-cell>
              <table:table-cell office:value-type="float" office:value="0.622267">
                <text:p>0.622267</text:p>
              </table:table-cell>
              <table:table-cell office:value-type="float" office:value="913.176">
                <text:p>913.176</text:p>
              </table:table-cell>
            </table:table-row>
            <table:table-row>
              <table:table-cell office:value-type="float" office:value="28.05">
                <text:p>28.05</text:p>
              </table:table-cell>
              <table:table-cell office:value-type="float" office:value="85.6654">
                <text:p>85.6654</text:p>
              </table:table-cell>
              <table:table-cell office:value-type="float" office:value="0.619585">
                <text:p>0.619585</text:p>
              </table:table-cell>
              <table:table-cell office:value-type="float" office:value="913.715">
                <text:p>913.715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85.1327">
                <text:p>85.1327</text:p>
              </table:table-cell>
              <table:table-cell office:value-type="float" office:value="0.616931">
                <text:p>0.616931</text:p>
              </table:table-cell>
              <table:table-cell office:value-type="float" office:value="914.25">
                <text:p>914.25</text:p>
              </table:table-cell>
            </table:table-row>
            <table:table-row>
              <table:table-cell office:value-type="float" office:value="28.15">
                <text:p>28.15</text:p>
              </table:table-cell>
              <table:table-cell office:value-type="float" office:value="84.6032">
                <text:p>84.6032</text:p>
              </table:table-cell>
              <table:table-cell office:value-type="float" office:value="0.614305">
                <text:p>0.614305</text:p>
              </table:table-cell>
              <table:table-cell office:value-type="float" office:value="914.782">
                <text:p>914.782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84.0771">
                <text:p>84.0771</text:p>
              </table:table-cell>
              <table:table-cell office:value-type="float" office:value="0.611706">
                <text:p>0.611706</text:p>
              </table:table-cell>
              <table:table-cell office:value-type="float" office:value="915.311">
                <text:p>915.311</text:p>
              </table:table-cell>
            </table:table-row>
            <table:table-row>
              <table:table-cell office:value-type="float" office:value="28.25">
                <text:p>28.25</text:p>
              </table:table-cell>
              <table:table-cell office:value-type="float" office:value="83.5542">
                <text:p>83.5542</text:p>
              </table:table-cell>
              <table:table-cell office:value-type="float" office:value="0.609135">
                <text:p>0.609135</text:p>
              </table:table-cell>
              <table:table-cell office:value-type="float" office:value="915.837">
                <text:p>915.837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83.0345">
                <text:p>83.0345</text:p>
              </table:table-cell>
              <table:table-cell office:value-type="float" office:value="0.60659">
                <text:p>0.60659</text:p>
              </table:table-cell>
              <table:table-cell office:value-type="float" office:value="916.359">
                <text:p>916.359</text:p>
              </table:table-cell>
            </table:table-row>
            <table:table-row>
              <table:table-cell office:value-type="float" office:value="28.35">
                <text:p>28.35</text:p>
              </table:table-cell>
              <table:table-cell office:value-type="float" office:value="82.518">
                <text:p>82.518</text:p>
              </table:table-cell>
              <table:table-cell office:value-type="float" office:value="0.604072">
                <text:p>0.604072</text:p>
              </table:table-cell>
              <table:table-cell office:value-type="float" office:value="916.878">
                <text:p>916.878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82.0048">
                <text:p>82.0048</text:p>
              </table:table-cell>
              <table:table-cell office:value-type="float" office:value="0.601579">
                <text:p>0.601579</text:p>
              </table:table-cell>
              <table:table-cell office:value-type="float" office:value="917.394">
                <text:p>917.394</text:p>
              </table:table-cell>
            </table:table-row>
            <table:table-row>
              <table:table-cell office:value-type="float" office:value="28.45">
                <text:p>28.45</text:p>
              </table:table-cell>
              <table:table-cell office:value-type="float" office:value="81.4947">
                <text:p>81.4947</text:p>
              </table:table-cell>
              <table:table-cell office:value-type="float" office:value="0.599113">
                <text:p>0.599113</text:p>
              </table:table-cell>
              <table:table-cell office:value-type="float" office:value="917.906">
                <text:p>917.90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.9878">
                <text:p>80.9878</text:p>
              </table:table-cell>
              <table:table-cell office:value-type="float" office:value="0.596672">
                <text:p>0.596672</text:p>
              </table:table-cell>
              <table:table-cell office:value-type="float" office:value="918.415">
                <text:p>918.415</text:p>
              </table:table-cell>
            </table:table-row>
            <table:table-row>
              <table:table-cell office:value-type="float" office:value="28.55">
                <text:p>28.55</text:p>
              </table:table-cell>
              <table:table-cell office:value-type="float" office:value="80.4841">
                <text:p>80.4841</text:p>
              </table:table-cell>
              <table:table-cell office:value-type="float" office:value="0.594255">
                <text:p>0.594255</text:p>
              </table:table-cell>
              <table:table-cell office:value-type="float" office:value="918.922">
                <text:p>918.922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79.9834">
                <text:p>79.9834</text:p>
              </table:table-cell>
              <table:table-cell office:value-type="float" office:value="0.591864">
                <text:p>0.591864</text:p>
              </table:table-cell>
              <table:table-cell office:value-type="float" office:value="919.425">
                <text:p>919.425</text:p>
              </table:table-cell>
            </table:table-row>
            <table:table-row>
              <table:table-cell office:value-type="float" office:value="28.65">
                <text:p>28.65</text:p>
              </table:table-cell>
              <table:table-cell office:value-type="float" office:value="79.4859">
                <text:p>79.4859</text:p>
              </table:table-cell>
              <table:table-cell office:value-type="float" office:value="0.589497">
                <text:p>0.589497</text:p>
              </table:table-cell>
              <table:table-cell office:value-type="float" office:value="919.925">
                <text:p>919.925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78.9915">
                <text:p>78.9915</text:p>
              </table:table-cell>
              <table:table-cell office:value-type="float" office:value="0.587154">
                <text:p>0.587154</text:p>
              </table:table-cell>
              <table:table-cell office:value-type="float" office:value="920.421">
                <text:p>920.421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78.5001">
                <text:p>78.5001</text:p>
              </table:table-cell>
              <table:table-cell office:value-type="float" office:value="0.584835">
                <text:p>0.584835</text:p>
              </table:table-cell>
              <table:table-cell office:value-type="float" office:value="920.915">
                <text:p>920.915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78.0118">
                <text:p>78.0118</text:p>
              </table:table-cell>
              <table:table-cell office:value-type="float" office:value="0.58254">
                <text:p>0.58254</text:p>
              </table:table-cell>
              <table:table-cell office:value-type="float" office:value="921.406">
                <text:p>921.406</text:p>
              </table:table-cell>
            </table:table-row>
            <table:table-row>
              <table:table-cell office:value-type="float" office:value="28.85">
                <text:p>28.85</text:p>
              </table:table-cell>
              <table:table-cell office:value-type="float" office:value="77.5265">
                <text:p>77.5265</text:p>
              </table:table-cell>
              <table:table-cell office:value-type="float" office:value="0.580267">
                <text:p>0.580267</text:p>
              </table:table-cell>
              <table:table-cell office:value-type="float" office:value="921.893">
                <text:p>921.893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77.0442">
                <text:p>77.0442</text:p>
              </table:table-cell>
              <table:table-cell office:value-type="float" office:value="0.578018">
                <text:p>0.578018</text:p>
              </table:table-cell>
              <table:table-cell office:value-type="float" office:value="922.378">
                <text:p>922.378</text:p>
              </table:table-cell>
            </table:table-row>
            <table:table-row>
              <table:table-cell office:value-type="float" office:value="28.95">
                <text:p>28.95</text:p>
              </table:table-cell>
              <table:table-cell office:value-type="float" office:value="76.5649">
                <text:p>76.5649</text:p>
              </table:table-cell>
              <table:table-cell office:value-type="float" office:value="0.575792">
                <text:p>0.575792</text:p>
              </table:table-cell>
              <table:table-cell office:value-type="float" office:value="922.859">
                <text:p>922.8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6.0885">
                <text:p>76.0885</text:p>
              </table:table-cell>
              <table:table-cell office:value-type="float" office:value="0.573587">
                <text:p>0.573587</text:p>
              </table:table-cell>
              <table:table-cell office:value-type="float" office:value="923.338">
                <text:p>923.338</text:p>
              </table:table-cell>
            </table:table-row>
            <table:table-row>
              <table:table-cell office:value-type="float" office:value="29.05">
                <text:p>29.05</text:p>
              </table:table-cell>
              <table:table-cell office:value-type="float" office:value="75.6152">
                <text:p>75.6152</text:p>
              </table:table-cell>
              <table:table-cell office:value-type="float" office:value="0.571405">
                <text:p>0.571405</text:p>
              </table:table-cell>
              <table:table-cell office:value-type="float" office:value="923.813">
                <text:p>923.813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75.1447">
                <text:p>75.1447</text:p>
              </table:table-cell>
              <table:table-cell office:value-type="float" office:value="0.569245">
                <text:p>0.569245</text:p>
              </table:table-cell>
              <table:table-cell office:value-type="float" office:value="924.286">
                <text:p>924.286</text:p>
              </table:table-cell>
            </table:table-row>
            <table:table-row>
              <table:table-cell office:value-type="float" office:value="29.15">
                <text:p>29.15</text:p>
              </table:table-cell>
              <table:table-cell office:value-type="float" office:value="74.6772">
                <text:p>74.6772</text:p>
              </table:table-cell>
              <table:table-cell office:value-type="float" office:value="0.567106">
                <text:p>0.567106</text:p>
              </table:table-cell>
              <table:table-cell office:value-type="float" office:value="924.756">
                <text:p>924.756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74.2126">
                <text:p>74.2126</text:p>
              </table:table-cell>
              <table:table-cell office:value-type="float" office:value="0.564988">
                <text:p>0.564988</text:p>
              </table:table-cell>
              <table:table-cell office:value-type="float" office:value="925.222">
                <text:p>925.222</text:p>
              </table:table-cell>
            </table:table-row>
            <table:table-row>
              <table:table-cell office:value-type="float" office:value="29.25">
                <text:p>29.25</text:p>
              </table:table-cell>
              <table:table-cell office:value-type="float" office:value="73.7509">
                <text:p>73.7509</text:p>
              </table:table-cell>
              <table:table-cell office:value-type="float" office:value="0.562892">
                <text:p>0.562892</text:p>
              </table:table-cell>
              <table:table-cell office:value-type="float" office:value="925.686">
                <text:p>925.686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73.292">
                <text:p>73.292</text:p>
              </table:table-cell>
              <table:table-cell office:value-type="float" office:value="0.560816">
                <text:p>0.560816</text:p>
              </table:table-cell>
              <table:table-cell office:value-type="float" office:value="926.147">
                <text:p>926.147</text:p>
              </table:table-cell>
            </table:table-row>
            <table:table-row>
              <table:table-cell office:value-type="float" office:value="29.35">
                <text:p>29.35</text:p>
              </table:table-cell>
              <table:table-cell office:value-type="float" office:value="72.836">
                <text:p>72.836</text:p>
              </table:table-cell>
              <table:table-cell office:value-type="float" office:value="0.558761">
                <text:p>0.558761</text:p>
              </table:table-cell>
              <table:table-cell office:value-type="float" office:value="926.605">
                <text:p>926.605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72.3828">
                <text:p>72.3828</text:p>
              </table:table-cell>
              <table:table-cell office:value-type="float" office:value="0.556726">
                <text:p>0.556726</text:p>
              </table:table-cell>
              <table:table-cell office:value-type="float" office:value="927.06">
                <text:p>927.06</text:p>
              </table:table-cell>
            </table:table-row>
            <table:table-row>
              <table:table-cell office:value-type="float" office:value="29.45">
                <text:p>29.45</text:p>
              </table:table-cell>
              <table:table-cell office:value-type="float" office:value="71.9324">
                <text:p>71.9324</text:p>
              </table:table-cell>
              <table:table-cell office:value-type="float" office:value="0.554711">
                <text:p>0.554711</text:p>
              </table:table-cell>
              <table:table-cell office:value-type="float" office:value="927.513">
                <text:p>927.51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71.4848">
                <text:p>71.4848</text:p>
              </table:table-cell>
              <table:table-cell office:value-type="float" office:value="0.552716">
                <text:p>0.552716</text:p>
              </table:table-cell>
              <table:table-cell office:value-type="float" office:value="927.962">
                <text:p>927.962</text:p>
              </table:table-cell>
            </table:table-row>
            <table:table-row>
              <table:table-cell office:value-type="float" office:value="29.55">
                <text:p>29.55</text:p>
              </table:table-cell>
              <table:table-cell office:value-type="float" office:value="71.04">
                <text:p>71.04</text:p>
              </table:table-cell>
              <table:table-cell office:value-type="float" office:value="0.550741">
                <text:p>0.550741</text:p>
              </table:table-cell>
              <table:table-cell office:value-type="float" office:value="928.409">
                <text:p>928.409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70.598">
                <text:p>70.598</text:p>
              </table:table-cell>
              <table:table-cell office:value-type="float" office:value="0.548785">
                <text:p>0.548785</text:p>
              </table:table-cell>
              <table:table-cell office:value-type="float" office:value="928.853">
                <text:p>928.853</text:p>
              </table:table-cell>
            </table:table-row>
            <table:table-row>
              <table:table-cell office:value-type="float" office:value="29.65">
                <text:p>29.65</text:p>
              </table:table-cell>
              <table:table-cell office:value-type="float" office:value="70.1587">
                <text:p>70.1587</text:p>
              </table:table-cell>
              <table:table-cell office:value-type="float" office:value="0.546847">
                <text:p>0.546847</text:p>
              </table:table-cell>
              <table:table-cell office:value-type="float" office:value="929.294">
                <text:p>929.294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69.7221">
                <text:p>69.7221</text:p>
              </table:table-cell>
              <table:table-cell office:value-type="float" office:value="0.544929">
                <text:p>0.544929</text:p>
              </table:table-cell>
              <table:table-cell office:value-type="float" office:value="929.733">
                <text:p>929.733</text:p>
              </table:table-cell>
            </table:table-row>
            <table:table-row>
              <table:table-cell office:value-type="float" office:value="29.75">
                <text:p>29.75</text:p>
              </table:table-cell>
              <table:table-cell office:value-type="float" office:value="69.2883">
                <text:p>69.2883</text:p>
              </table:table-cell>
              <table:table-cell office:value-type="float" office:value="0.543029">
                <text:p>0.543029</text:p>
              </table:table-cell>
              <table:table-cell office:value-type="float" office:value="930.169">
                <text:p>930.169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68.8571">
                <text:p>68.8571</text:p>
              </table:table-cell>
              <table:table-cell office:value-type="float" office:value="0.541148">
                <text:p>0.541148</text:p>
              </table:table-cell>
              <table:table-cell office:value-type="float" office:value="930.602">
                <text:p>930.602</text:p>
              </table:table-cell>
            </table:table-row>
            <table:table-row>
              <table:table-cell office:value-type="float" office:value="29.85">
                <text:p>29.85</text:p>
              </table:table-cell>
              <table:table-cell office:value-type="float" office:value="68.4286">
                <text:p>68.4286</text:p>
              </table:table-cell>
              <table:table-cell office:value-type="float" office:value="0.539285">
                <text:p>0.539285</text:p>
              </table:table-cell>
              <table:table-cell office:value-type="float" office:value="931.032">
                <text:p>931.032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68.0028">
                <text:p>68.0028</text:p>
              </table:table-cell>
              <table:table-cell office:value-type="float" office:value="0.53744">
                <text:p>0.53744</text:p>
              </table:table-cell>
              <table:table-cell office:value-type="float" office:value="931.46">
                <text:p>931.46</text:p>
              </table:table-cell>
            </table:table-row>
            <table:table-row>
              <table:table-cell office:value-type="float" office:value="29.95">
                <text:p>29.95</text:p>
              </table:table-cell>
              <table:table-cell office:value-type="float" office:value="67.5796">
                <text:p>67.5796</text:p>
              </table:table-cell>
              <table:table-cell office:value-type="float" office:value="0.535613">
                <text:p>0.535613</text:p>
              </table:table-cell>
              <table:table-cell office:value-type="float" office:value="931.885">
                <text:p>931.8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.159">
                <text:p>67.159</text:p>
              </table:table-cell>
              <table:table-cell office:value-type="float" office:value="0.533803">
                <text:p>0.533803</text:p>
              </table:table-cell>
              <table:table-cell office:value-type="float" office:value="932.307">
                <text:p>932.307</text:p>
              </table:table-cell>
            </table:table-row>
            <table:table-row>
              <table:table-cell office:value-type="float" office:value="30.05">
                <text:p>30.05</text:p>
              </table:table-cell>
              <table:table-cell office:value-type="float" office:value="66.741">
                <text:p>66.741</text:p>
              </table:table-cell>
              <table:table-cell office:value-type="float" office:value="0.53201">
                <text:p>0.53201</text:p>
              </table:table-cell>
              <table:table-cell office:value-type="float" office:value="932.727">
                <text:p>932.727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66.3257">
                <text:p>66.3257</text:p>
              </table:table-cell>
              <table:table-cell office:value-type="float" office:value="0.530235">
                <text:p>0.530235</text:p>
              </table:table-cell>
              <table:table-cell office:value-type="float" office:value="933.144">
                <text:p>933.144</text:p>
              </table:table-cell>
            </table:table-row>
            <table:table-row>
              <table:table-cell office:value-type="float" office:value="30.15">
                <text:p>30.15</text:p>
              </table:table-cell>
              <table:table-cell office:value-type="float" office:value="65.9129">
                <text:p>65.9129</text:p>
              </table:table-cell>
              <table:table-cell office:value-type="float" office:value="0.528476">
                <text:p>0.528476</text:p>
              </table:table-cell>
              <table:table-cell office:value-type="float" office:value="933.559">
                <text:p>933.559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65.5027">
                <text:p>65.5027</text:p>
              </table:table-cell>
              <table:table-cell office:value-type="float" office:value="0.526735">
                <text:p>0.526735</text:p>
              </table:table-cell>
              <table:table-cell office:value-type="float" office:value="933.971">
                <text:p>933.971</text:p>
              </table:table-cell>
            </table:table-row>
            <table:table-row>
              <table:table-cell office:value-type="float" office:value="30.25">
                <text:p>30.25</text:p>
              </table:table-cell>
              <table:table-cell office:value-type="float" office:value="65.095">
                <text:p>65.095</text:p>
              </table:table-cell>
              <table:table-cell office:value-type="float" office:value="0.52501">
                <text:p>0.52501</text:p>
              </table:table-cell>
              <table:table-cell office:value-type="float" office:value="934.38">
                <text:p>934.38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64.6899">
                <text:p>64.6899</text:p>
              </table:table-cell>
              <table:table-cell office:value-type="float" office:value="0.523301">
                <text:p>0.523301</text:p>
              </table:table-cell>
              <table:table-cell office:value-type="float" office:value="934.787">
                <text:p>934.787</text:p>
              </table:table-cell>
            </table:table-row>
            <table:table-row>
              <table:table-cell office:value-type="float" office:value="30.35">
                <text:p>30.35</text:p>
              </table:table-cell>
              <table:table-cell office:value-type="float" office:value="64.2873">
                <text:p>64.2873</text:p>
              </table:table-cell>
              <table:table-cell office:value-type="float" office:value="0.521608">
                <text:p>0.521608</text:p>
              </table:table-cell>
              <table:table-cell office:value-type="float" office:value="935.191">
                <text:p>935.191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63.8872">
                <text:p>63.8872</text:p>
              </table:table-cell>
              <table:table-cell office:value-type="float" office:value="0.519932">
                <text:p>0.519932</text:p>
              </table:table-cell>
              <table:table-cell office:value-type="float" office:value="935.593">
                <text:p>935.593</text:p>
              </table:table-cell>
            </table:table-row>
            <table:table-row>
              <table:table-cell office:value-type="float" office:value="30.45">
                <text:p>30.45</text:p>
              </table:table-cell>
              <table:table-cell office:value-type="float" office:value="63.4895">
                <text:p>63.4895</text:p>
              </table:table-cell>
              <table:table-cell office:value-type="float" office:value="0.518271">
                <text:p>0.518271</text:p>
              </table:table-cell>
              <table:table-cell office:value-type="float" office:value="935.992">
                <text:p>935.99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63.0944">
                <text:p>63.0944</text:p>
              </table:table-cell>
              <table:table-cell office:value-type="float" office:value="0.516626">
                <text:p>0.516626</text:p>
              </table:table-cell>
              <table:table-cell office:value-type="float" office:value="936.389">
                <text:p>936.389</text:p>
              </table:table-cell>
            </table:table-row>
            <table:table-row>
              <table:table-cell office:value-type="float" office:value="30.55">
                <text:p>30.55</text:p>
              </table:table-cell>
              <table:table-cell office:value-type="float" office:value="62.7017">
                <text:p>62.7017</text:p>
              </table:table-cell>
              <table:table-cell office:value-type="float" office:value="0.514996">
                <text:p>0.514996</text:p>
              </table:table-cell>
              <table:table-cell office:value-type="float" office:value="936.783">
                <text:p>936.783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62.3114">
                <text:p>62.3114</text:p>
              </table:table-cell>
              <table:table-cell office:value-type="float" office:value="0.513381">
                <text:p>0.513381</text:p>
              </table:table-cell>
              <table:table-cell office:value-type="float" office:value="937.175">
                <text:p>937.175</text:p>
              </table:table-cell>
            </table:table-row>
            <table:table-row>
              <table:table-cell office:value-type="float" office:value="30.65">
                <text:p>30.65</text:p>
              </table:table-cell>
              <table:table-cell office:value-type="float" office:value="61.9235">
                <text:p>61.9235</text:p>
              </table:table-cell>
              <table:table-cell office:value-type="float" office:value="0.511782">
                <text:p>0.511782</text:p>
              </table:table-cell>
              <table:table-cell office:value-type="float" office:value="937.565">
                <text:p>937.565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61.5381">
                <text:p>61.5381</text:p>
              </table:table-cell>
              <table:table-cell office:value-type="float" office:value="0.510197">
                <text:p>0.510197</text:p>
              </table:table-cell>
              <table:table-cell office:value-type="float" office:value="937.952">
                <text:p>937.952</text:p>
              </table:table-cell>
            </table:table-row>
            <table:table-row>
              <table:table-cell office:value-type="float" office:value="30.75">
                <text:p>30.75</text:p>
              </table:table-cell>
              <table:table-cell office:value-type="float" office:value="61.1551">
                <text:p>61.1551</text:p>
              </table:table-cell>
              <table:table-cell office:value-type="float" office:value="0.508627">
                <text:p>0.508627</text:p>
              </table:table-cell>
              <table:table-cell office:value-type="float" office:value="938.336">
                <text:p>938.336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60.7744">
                <text:p>60.7744</text:p>
              </table:table-cell>
              <table:table-cell office:value-type="float" office:value="0.507072">
                <text:p>0.507072</text:p>
              </table:table-cell>
              <table:table-cell office:value-type="float" office:value="938.719">
                <text:p>938.719</text:p>
              </table:table-cell>
            </table:table-row>
            <table:table-row>
              <table:table-cell office:value-type="float" office:value="30.85">
                <text:p>30.85</text:p>
              </table:table-cell>
              <table:table-cell office:value-type="float" office:value="60.3961">
                <text:p>60.3961</text:p>
              </table:table-cell>
              <table:table-cell office:value-type="float" office:value="0.505531">
                <text:p>0.505531</text:p>
              </table:table-cell>
              <table:table-cell office:value-type="float" office:value="939.098">
                <text:p>939.098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60.0201">
                <text:p>60.0201</text:p>
              </table:table-cell>
              <table:table-cell office:value-type="float" office:value="0.504005">
                <text:p>0.504005</text:p>
              </table:table-cell>
              <table:table-cell office:value-type="float" office:value="939.476">
                <text:p>939.476</text:p>
              </table:table-cell>
            </table:table-row>
            <table:table-row>
              <table:table-cell office:value-type="float" office:value="30.95">
                <text:p>30.95</text:p>
              </table:table-cell>
              <table:table-cell office:value-type="float" office:value="59.6465">
                <text:p>59.6465</text:p>
              </table:table-cell>
              <table:table-cell office:value-type="float" office:value="0.502492">
                <text:p>0.502492</text:p>
              </table:table-cell>
              <table:table-cell office:value-type="float" office:value="939.851">
                <text:p>939.8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.2752">
                <text:p>59.2752</text:p>
              </table:table-cell>
              <table:table-cell office:value-type="float" office:value="0.500993">
                <text:p>0.500993</text:p>
              </table:table-cell>
              <table:table-cell office:value-type="float" office:value="940.224">
                <text:p>940.224</text:p>
              </table:table-cell>
            </table:table-row>
            <table:table-row>
              <table:table-cell office:value-type="float" office:value="31.05">
                <text:p>31.05</text:p>
              </table:table-cell>
              <table:table-cell office:value-type="float" office:value="58.9063">
                <text:p>58.9063</text:p>
              </table:table-cell>
              <table:table-cell office:value-type="float" office:value="0.499509">
                <text:p>0.499509</text:p>
              </table:table-cell>
              <table:table-cell office:value-type="float" office:value="940.594">
                <text:p>940.594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58.5396">
                <text:p>58.5396</text:p>
              </table:table-cell>
              <table:table-cell office:value-type="float" office:value="0.498037">
                <text:p>0.498037</text:p>
              </table:table-cell>
              <table:table-cell office:value-type="float" office:value="940.962">
                <text:p>940.962</text:p>
              </table:table-cell>
            </table:table-row>
            <table:table-row>
              <table:table-cell office:value-type="float" office:value="31.15">
                <text:p>31.15</text:p>
              </table:table-cell>
              <table:table-cell office:value-type="float" office:value="58.1751">
                <text:p>58.1751</text:p>
              </table:table-cell>
              <table:table-cell office:value-type="float" office:value="0.49658">
                <text:p>0.49658</text:p>
              </table:table-cell>
              <table:table-cell office:value-type="float" office:value="941.328">
                <text:p>941.328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57.813">
                <text:p>57.813</text:p>
              </table:table-cell>
              <table:table-cell office:value-type="float" office:value="0.495135">
                <text:p>0.495135</text:p>
              </table:table-cell>
              <table:table-cell office:value-type="float" office:value="941.692">
                <text:p>941.692</text:p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57.4531">
                <text:p>57.4531</text:p>
              </table:table-cell>
              <table:table-cell office:value-type="float" office:value="0.493704">
                <text:p>0.493704</text:p>
              </table:table-cell>
              <table:table-cell office:value-type="float" office:value="942.053">
                <text:p>942.053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57.0954">
                <text:p>57.0954</text:p>
              </table:table-cell>
              <table:table-cell office:value-type="float" office:value="0.492286">
                <text:p>0.492286</text:p>
              </table:table-cell>
              <table:table-cell office:value-type="float" office:value="942.412">
                <text:p>942.412</text:p>
              </table:table-cell>
            </table:table-row>
            <table:table-row>
              <table:table-cell office:value-type="float" office:value="31.35">
                <text:p>31.35</text:p>
              </table:table-cell>
              <table:table-cell office:value-type="float" office:value="56.74">
                <text:p>56.74</text:p>
              </table:table-cell>
              <table:table-cell office:value-type="float" office:value="0.49088">
                <text:p>0.49088</text:p>
              </table:table-cell>
              <table:table-cell office:value-type="float" office:value="942.769">
                <text:p>942.769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56.3868">
                <text:p>56.3868</text:p>
              </table:table-cell>
              <table:table-cell office:value-type="float" office:value="0.489488">
                <text:p>0.489488</text:p>
              </table:table-cell>
              <table:table-cell office:value-type="float" office:value="943.124">
                <text:p>943.124</text:p>
              </table:table-cell>
            </table:table-row>
            <table:table-row>
              <table:table-cell office:value-type="float" office:value="31.45">
                <text:p>31.45</text:p>
              </table:table-cell>
              <table:table-cell office:value-type="float" office:value="56.0357">
                <text:p>56.0357</text:p>
              </table:table-cell>
              <table:table-cell office:value-type="float" office:value="0.488108">
                <text:p>0.488108</text:p>
              </table:table-cell>
              <table:table-cell office:value-type="float" office:value="943.476">
                <text:p>943.476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5.6869">
                <text:p>55.6869</text:p>
              </table:table-cell>
              <table:table-cell office:value-type="float" office:value="0.48674">
                <text:p>0.48674</text:p>
              </table:table-cell>
              <table:table-cell office:value-type="float" office:value="943.826">
                <text:p>943.826</text:p>
              </table:table-cell>
            </table:table-row>
            <table:table-row>
              <table:table-cell office:value-type="float" office:value="31.55">
                <text:p>31.55</text:p>
              </table:table-cell>
              <table:table-cell office:value-type="float" office:value="55.3402">
                <text:p>55.3402</text:p>
              </table:table-cell>
              <table:table-cell office:value-type="float" office:value="0.485385">
                <text:p>0.485385</text:p>
              </table:table-cell>
              <table:table-cell office:value-type="float" office:value="944.174">
                <text:p>944.174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54.9956">
                <text:p>54.9956</text:p>
              </table:table-cell>
              <table:table-cell office:value-type="float" office:value="0.484042">
                <text:p>0.484042</text:p>
              </table:table-cell>
              <table:table-cell office:value-type="float" office:value="944.52">
                <text:p>944.52</text:p>
              </table:table-cell>
            </table:table-row>
            <table:table-row>
              <table:table-cell office:value-type="float" office:value="31.65">
                <text:p>31.65</text:p>
              </table:table-cell>
              <table:table-cell office:value-type="float" office:value="54.6533">
                <text:p>54.6533</text:p>
              </table:table-cell>
              <table:table-cell office:value-type="float" office:value="0.482711">
                <text:p>0.482711</text:p>
              </table:table-cell>
              <table:table-cell office:value-type="float" office:value="944.864">
                <text:p>944.864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54.313">
                <text:p>54.313</text:p>
              </table:table-cell>
              <table:table-cell office:value-type="float" office:value="0.481392">
                <text:p>0.481392</text:p>
              </table:table-cell>
              <table:table-cell office:value-type="float" office:value="945.206">
                <text:p>945.206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53.9748">
                <text:p>53.9748</text:p>
              </table:table-cell>
              <table:table-cell office:value-type="float" office:value="0.480084">
                <text:p>0.480084</text:p>
              </table:table-cell>
              <table:table-cell office:value-type="float" office:value="945.545">
                <text:p>945.545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53.6388">
                <text:p>53.6388</text:p>
              </table:table-cell>
              <table:table-cell office:value-type="float" office:value="0.478789">
                <text:p>0.478789</text:p>
              </table:table-cell>
              <table:table-cell office:value-type="float" office:value="945.882">
                <text:p>945.882</text:p>
              </table:table-cell>
            </table:table-row>
            <table:table-row>
              <table:table-cell office:value-type="float" office:value="31.85">
                <text:p>31.85</text:p>
              </table:table-cell>
              <table:table-cell office:value-type="float" office:value="53.3048">
                <text:p>53.3048</text:p>
              </table:table-cell>
              <table:table-cell office:value-type="float" office:value="0.477505">
                <text:p>0.477505</text:p>
              </table:table-cell>
              <table:table-cell office:value-type="float" office:value="946.218">
                <text:p>946.218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52.973">
                <text:p>52.973</text:p>
              </table:table-cell>
              <table:table-cell office:value-type="float" office:value="0.476232">
                <text:p>0.476232</text:p>
              </table:table-cell>
              <table:table-cell office:value-type="float" office:value="946.551">
                <text:p>946.551</text:p>
              </table:table-cell>
            </table:table-row>
            <table:table-row>
              <table:table-cell office:value-type="float" office:value="31.95">
                <text:p>31.95</text:p>
              </table:table-cell>
              <table:table-cell office:value-type="float" office:value="52.6431">
                <text:p>52.6431</text:p>
              </table:table-cell>
              <table:table-cell office:value-type="float" office:value="0.474971">
                <text:p>0.474971</text:p>
              </table:table-cell>
              <table:table-cell office:value-type="float" office:value="946.882">
                <text:p>946.8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2.3154">
                <text:p>52.3154</text:p>
              </table:table-cell>
              <table:table-cell office:value-type="float" office:value="0.473721">
                <text:p>0.473721</text:p>
              </table:table-cell>
              <table:table-cell office:value-type="float" office:value="947.211">
                <text:p>947.211</text:p>
              </table:table-cell>
            </table:table-row>
            <table:table-row>
              <table:table-cell office:value-type="float" office:value="32.05">
                <text:p>32.05</text:p>
              </table:table-cell>
              <table:table-cell office:value-type="float" office:value="51.9896">
                <text:p>51.9896</text:p>
              </table:table-cell>
              <table:table-cell office:value-type="float" office:value="0.472481">
                <text:p>0.472481</text:p>
              </table:table-cell>
              <table:table-cell office:value-type="float" office:value="947.538">
                <text:p>947.53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51.6659">
                <text:p>51.6659</text:p>
              </table:table-cell>
              <table:table-cell office:value-type="float" office:value="0.471253">
                <text:p>0.471253</text:p>
              </table:table-cell>
              <table:table-cell office:value-type="float" office:value="947.863">
                <text:p>947.863</text:p>
              </table:table-cell>
            </table:table-row>
            <table:table-row>
              <table:table-cell office:value-type="float" office:value="32.15">
                <text:p>32.15</text:p>
              </table:table-cell>
              <table:table-cell office:value-type="float" office:value="51.3442">
                <text:p>51.3442</text:p>
              </table:table-cell>
              <table:table-cell office:value-type="float" office:value="0.470036">
                <text:p>0.470036</text:p>
              </table:table-cell>
              <table:table-cell office:value-type="float" office:value="948.186">
                <text:p>948.186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51.0245">
                <text:p>51.0245</text:p>
              </table:table-cell>
              <table:table-cell office:value-type="float" office:value="0.468829">
                <text:p>0.468829</text:p>
              </table:table-cell>
              <table:table-cell office:value-type="float" office:value="948.507">
                <text:p>948.507</text:p>
              </table:table-cell>
            </table:table-row>
            <table:table-row>
              <table:table-cell office:value-type="float" office:value="32.25">
                <text:p>32.25</text:p>
              </table:table-cell>
              <table:table-cell office:value-type="float" office:value="50.7068">
                <text:p>50.7068</text:p>
              </table:table-cell>
              <table:table-cell office:value-type="float" office:value="0.467633">
                <text:p>0.467633</text:p>
              </table:table-cell>
              <table:table-cell office:value-type="float" office:value="948.826">
                <text:p>948.826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50.3911">
                <text:p>50.3911</text:p>
              </table:table-cell>
              <table:table-cell office:value-type="float" office:value="0.466447">
                <text:p>0.466447</text:p>
              </table:table-cell>
              <table:table-cell office:value-type="float" office:value="949.142">
                <text:p>949.142</text:p>
              </table:table-cell>
            </table:table-row>
            <table:table-row>
              <table:table-cell office:value-type="float" office:value="32.35">
                <text:p>32.35</text:p>
              </table:table-cell>
              <table:table-cell office:value-type="float" office:value="50.0773">
                <text:p>50.0773</text:p>
              </table:table-cell>
              <table:table-cell office:value-type="float" office:value="0.465272">
                <text:p>0.465272</text:p>
              </table:table-cell>
              <table:table-cell office:value-type="float" office:value="949.457">
                <text:p>949.457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9.7655">
                <text:p>49.7655</text:p>
              </table:table-cell>
              <table:table-cell office:value-type="float" office:value="0.464107">
                <text:p>0.464107</text:p>
              </table:table-cell>
              <table:table-cell office:value-type="float" office:value="949.77">
                <text:p>949.77</text:p>
              </table:table-cell>
            </table:table-row>
            <table:table-row>
              <table:table-cell office:value-type="float" office:value="32.45">
                <text:p>32.45</text:p>
              </table:table-cell>
              <table:table-cell office:value-type="float" office:value="49.4556">
                <text:p>49.4556</text:p>
              </table:table-cell>
              <table:table-cell office:value-type="float" office:value="0.462952">
                <text:p>0.462952</text:p>
              </table:table-cell>
              <table:table-cell office:value-type="float" office:value="950.081">
                <text:p>950.08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9.1477">
                <text:p>49.1477</text:p>
              </table:table-cell>
              <table:table-cell office:value-type="float" office:value="0.461808">
                <text:p>0.461808</text:p>
              </table:table-cell>
              <table:table-cell office:value-type="float" office:value="950.391">
                <text:p>950.391</text:p>
              </table:table-cell>
            </table:table-row>
            <table:table-row>
              <table:table-cell office:value-type="float" office:value="32.55">
                <text:p>32.55</text:p>
              </table:table-cell>
              <table:table-cell office:value-type="float" office:value="48.8416">
                <text:p>48.8416</text:p>
              </table:table-cell>
              <table:table-cell office:value-type="float" office:value="0.460673">
                <text:p>0.460673</text:p>
              </table:table-cell>
              <table:table-cell office:value-type="float" office:value="950.698">
                <text:p>950.698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8.5375">
                <text:p>48.5375</text:p>
              </table:table-cell>
              <table:table-cell office:value-type="float" office:value="0.459548">
                <text:p>0.459548</text:p>
              </table:table-cell>
              <table:table-cell office:value-type="float" office:value="951.003">
                <text:p>951.003</text:p>
              </table:table-cell>
            </table:table-row>
            <table:table-row>
              <table:table-cell office:value-type="float" office:value="32.65">
                <text:p>32.65</text:p>
              </table:table-cell>
              <table:table-cell office:value-type="float" office:value="48.2353">
                <text:p>48.2353</text:p>
              </table:table-cell>
              <table:table-cell office:value-type="float" office:value="0.458432">
                <text:p>0.458432</text:p>
              </table:table-cell>
              <table:table-cell office:value-type="float" office:value="951.306">
                <text:p>951.306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7.9349">
                <text:p>47.9349</text:p>
              </table:table-cell>
              <table:table-cell office:value-type="float" office:value="0.457327">
                <text:p>0.457327</text:p>
              </table:table-cell>
              <table:table-cell office:value-type="float" office:value="951.608">
                <text:p>951.608</text:p>
              </table:table-cell>
            </table:table-row>
            <table:table-row>
              <table:table-cell office:value-type="float" office:value="32.75">
                <text:p>32.75</text:p>
              </table:table-cell>
              <table:table-cell office:value-type="float" office:value="47.6364">
                <text:p>47.6364</text:p>
              </table:table-cell>
              <table:table-cell office:value-type="float" office:value="0.456231">
                <text:p>0.456231</text:p>
              </table:table-cell>
              <table:table-cell office:value-type="float" office:value="951.907">
                <text:p>951.90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7.3398">
                <text:p>47.3398</text:p>
              </table:table-cell>
              <table:table-cell office:value-type="float" office:value="0.455144">
                <text:p>0.455144</text:p>
              </table:table-cell>
              <table:table-cell office:value-type="float" office:value="952.205">
                <text:p>952.205</text:p>
              </table:table-cell>
            </table:table-row>
            <table:table-row>
              <table:table-cell office:value-type="float" office:value="32.85">
                <text:p>32.85</text:p>
              </table:table-cell>
              <table:table-cell office:value-type="float" office:value="47.045">
                <text:p>47.045</text:p>
              </table:table-cell>
              <table:table-cell office:value-type="float" office:value="0.454067">
                <text:p>0.454067</text:p>
              </table:table-cell>
              <table:table-cell office:value-type="float" office:value="952.501">
                <text:p>952.501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6.752">
                <text:p>46.752</text:p>
              </table:table-cell>
              <table:table-cell office:value-type="float" office:value="0.452999">
                <text:p>0.452999</text:p>
              </table:table-cell>
              <table:table-cell office:value-type="float" office:value="952.795">
                <text:p>952.795</text:p>
              </table:table-cell>
            </table:table-row>
            <table:table-row>
              <table:table-cell office:value-type="float" office:value="32.95">
                <text:p>32.95</text:p>
              </table:table-cell>
              <table:table-cell office:value-type="float" office:value="46.4609">
                <text:p>46.4609</text:p>
              </table:table-cell>
              <table:table-cell office:value-type="float" office:value="0.45194">
                <text:p>0.45194</text:p>
              </table:table-cell>
              <table:table-cell office:value-type="float" office:value="953.087">
                <text:p>953.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6.1715">
                <text:p>46.1715</text:p>
              </table:table-cell>
              <table:table-cell office:value-type="float" office:value="0.45089">
                <text:p>0.45089</text:p>
              </table:table-cell>
              <table:table-cell office:value-type="float" office:value="953.378">
                <text:p>953.378</text:p>
              </table:table-cell>
            </table:table-row>
            <table:table-row>
              <table:table-cell office:value-type="float" office:value="33.05">
                <text:p>33.05</text:p>
              </table:table-cell>
              <table:table-cell office:value-type="float" office:value="45.884">
                <text:p>45.884</text:p>
              </table:table-cell>
              <table:table-cell office:value-type="float" office:value="0.449849">
                <text:p>0.449849</text:p>
              </table:table-cell>
              <table:table-cell office:value-type="float" office:value="953.666">
                <text:p>953.666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5.5983">
                <text:p>45.5983</text:p>
              </table:table-cell>
              <table:table-cell office:value-type="float" office:value="0.448817">
                <text:p>0.448817</text:p>
              </table:table-cell>
              <table:table-cell office:value-type="float" office:value="953.953">
                <text:p>953.953</text:p>
              </table:table-cell>
            </table:table-row>
            <table:table-row>
              <table:table-cell office:value-type="float" office:value="33.15">
                <text:p>33.15</text:p>
              </table:table-cell>
              <table:table-cell office:value-type="float" office:value="45.3143">
                <text:p>45.3143</text:p>
              </table:table-cell>
              <table:table-cell office:value-type="float" office:value="0.447794">
                <text:p>0.447794</text:p>
              </table:table-cell>
              <table:table-cell office:value-type="float" office:value="954.238">
                <text:p>954.238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5.0321">
                <text:p>45.0321</text:p>
              </table:table-cell>
              <table:table-cell office:value-type="float" office:value="0.446779">
                <text:p>0.446779</text:p>
              </table:table-cell>
              <table:table-cell office:value-type="float" office:value="954.521">
                <text:p>954.521</text:p>
              </table:table-cell>
            </table:table-row>
            <table:table-row>
              <table:table-cell office:value-type="float" office:value="33.25">
                <text:p>33.25</text:p>
              </table:table-cell>
              <table:table-cell office:value-type="float" office:value="44.7516">
                <text:p>44.7516</text:p>
              </table:table-cell>
              <table:table-cell office:value-type="float" office:value="0.445773">
                <text:p>0.445773</text:p>
              </table:table-cell>
              <table:table-cell office:value-type="float" office:value="954.803">
                <text:p>954.803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44.4729">
                <text:p>44.4729</text:p>
              </table:table-cell>
              <table:table-cell office:value-type="float" office:value="0.444776">
                <text:p>0.444776</text:p>
              </table:table-cell>
              <table:table-cell office:value-type="float" office:value="955.082">
                <text:p>955.082</text:p>
              </table:table-cell>
            </table:table-row>
            <table:table-row>
              <table:table-cell office:value-type="float" office:value="33.35">
                <text:p>33.35</text:p>
              </table:table-cell>
              <table:table-cell office:value-type="float" office:value="44.196">
                <text:p>44.196</text:p>
              </table:table-cell>
              <table:table-cell office:value-type="float" office:value="0.443787">
                <text:p>0.443787</text:p>
              </table:table-cell>
              <table:table-cell office:value-type="float" office:value="955.36">
                <text:p>955.36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43.9207">
                <text:p>43.9207</text:p>
              </table:table-cell>
              <table:table-cell office:value-type="float" office:value="0.442806">
                <text:p>0.442806</text:p>
              </table:table-cell>
              <table:table-cell office:value-type="float" office:value="955.636">
                <text:p>955.636</text:p>
              </table:table-cell>
            </table:table-row>
            <table:table-row>
              <table:table-cell office:value-type="float" office:value="33.45">
                <text:p>33.45</text:p>
              </table:table-cell>
              <table:table-cell office:value-type="float" office:value="43.6472">
                <text:p>43.6472</text:p>
              </table:table-cell>
              <table:table-cell office:value-type="float" office:value="0.441834">
                <text:p>0.441834</text:p>
              </table:table-cell>
              <table:table-cell office:value-type="float" office:value="955.911">
                <text:p>955.911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3.3754">
                <text:p>43.3754</text:p>
              </table:table-cell>
              <table:table-cell office:value-type="float" office:value="0.440869">
                <text:p>0.440869</text:p>
              </table:table-cell>
              <table:table-cell office:value-type="float" office:value="956.184">
                <text:p>956.184</text:p>
              </table:table-cell>
            </table:table-row>
            <table:table-row>
              <table:table-cell office:value-type="float" office:value="33.55">
                <text:p>33.55</text:p>
              </table:table-cell>
              <table:table-cell office:value-type="float" office:value="43.1052">
                <text:p>43.1052</text:p>
              </table:table-cell>
              <table:table-cell office:value-type="float" office:value="0.439913">
                <text:p>0.439913</text:p>
              </table:table-cell>
              <table:table-cell office:value-type="float" office:value="956.455">
                <text:p>956.455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42.8368">
                <text:p>42.8368</text:p>
              </table:table-cell>
              <table:table-cell office:value-type="float" office:value="0.438965">
                <text:p>0.438965</text:p>
              </table:table-cell>
              <table:table-cell office:value-type="float" office:value="956.724">
                <text:p>956.724</text:p>
              </table:table-cell>
            </table:table-row>
            <table:table-row>
              <table:table-cell office:value-type="float" office:value="33.65">
                <text:p>33.65</text:p>
              </table:table-cell>
              <table:table-cell office:value-type="float" office:value="42.57">
                <text:p>42.57</text:p>
              </table:table-cell>
              <table:table-cell office:value-type="float" office:value="0.438025">
                <text:p>0.438025</text:p>
              </table:table-cell>
              <table:table-cell office:value-type="float" office:value="956.992">
                <text:p>956.992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42.3048">
                <text:p>42.3048</text:p>
              </table:table-cell>
              <table:table-cell office:value-type="float" office:value="0.437093">
                <text:p>0.437093</text:p>
              </table:table-cell>
              <table:table-cell office:value-type="float" office:value="957.258">
                <text:p>957.258</text:p>
              </table:table-cell>
            </table:table-row>
            <table:table-row>
              <table:table-cell office:value-type="float" office:value="33.75">
                <text:p>33.75</text:p>
              </table:table-cell>
              <table:table-cell office:value-type="float" office:value="42.0414">
                <text:p>42.0414</text:p>
              </table:table-cell>
              <table:table-cell office:value-type="float" office:value="0.436168">
                <text:p>0.436168</text:p>
              </table:table-cell>
              <table:table-cell office:value-type="float" office:value="957.522">
                <text:p>957.522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41.7795">
                <text:p>41.7795</text:p>
              </table:table-cell>
              <table:table-cell office:value-type="float" office:value="0.435251">
                <text:p>0.435251</text:p>
              </table:table-cell>
              <table:table-cell office:value-type="float" office:value="957.785">
                <text:p>957.785</text:p>
              </table:table-cell>
            </table:table-row>
            <table:table-row>
              <table:table-cell office:value-type="float" office:value="33.85">
                <text:p>33.85</text:p>
              </table:table-cell>
              <table:table-cell office:value-type="float" office:value="41.5193">
                <text:p>41.5193</text:p>
              </table:table-cell>
              <table:table-cell office:value-type="float" office:value="0.434342">
                <text:p>0.434342</text:p>
              </table:table-cell>
              <table:table-cell office:value-type="float" office:value="958.046">
                <text:p>958.046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41.2607">
                <text:p>41.2607</text:p>
              </table:table-cell>
              <table:table-cell office:value-type="float" office:value="0.43344">
                <text:p>0.43344</text:p>
              </table:table-cell>
              <table:table-cell office:value-type="float" office:value="958.306">
                <text:p>958.306</text:p>
              </table:table-cell>
            </table:table-row>
            <table:table-row>
              <table:table-cell office:value-type="float" office:value="33.95">
                <text:p>33.95</text:p>
              </table:table-cell>
              <table:table-cell office:value-type="float" office:value="41.0037">
                <text:p>41.0037</text:p>
              </table:table-cell>
              <table:table-cell office:value-type="float" office:value="0.432546">
                <text:p>0.432546</text:p>
              </table:table-cell>
              <table:table-cell office:value-type="float" office:value="958.564">
                <text:p>958.5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.7483">
                <text:p>40.7483</text:p>
              </table:table-cell>
              <table:table-cell office:value-type="float" office:value="0.431659">
                <text:p>0.431659</text:p>
              </table:table-cell>
              <table:table-cell office:value-type="float" office:value="958.82">
                <text:p>958.82</text:p>
              </table:table-cell>
            </table:table-row>
            <table:table-row>
              <table:table-cell office:value-type="float" office:value="34.05">
                <text:p>34.05</text:p>
              </table:table-cell>
              <table:table-cell office:value-type="float" office:value="40.4945">
                <text:p>40.4945</text:p>
              </table:table-cell>
              <table:table-cell office:value-type="float" office:value="0.43078">
                <text:p>0.43078</text:p>
              </table:table-cell>
              <table:table-cell office:value-type="float" office:value="959.075">
                <text:p>959.075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40.2423">
                <text:p>40.2423</text:p>
              </table:table-cell>
              <table:table-cell office:value-type="float" office:value="0.429908">
                <text:p>0.429908</text:p>
              </table:table-cell>
              <table:table-cell office:value-type="float" office:value="959.328">
                <text:p>959.328</text:p>
              </table:table-cell>
            </table:table-row>
            <table:table-row>
              <table:table-cell office:value-type="float" office:value="34.15">
                <text:p>34.15</text:p>
              </table:table-cell>
              <table:table-cell office:value-type="float" office:value="39.9917">
                <text:p>39.9917</text:p>
              </table:table-cell>
              <table:table-cell office:value-type="float" office:value="0.429042">
                <text:p>0.429042</text:p>
              </table:table-cell>
              <table:table-cell office:value-type="float" office:value="959.579">
                <text:p>959.579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39.7426">
                <text:p>39.7426</text:p>
              </table:table-cell>
              <table:table-cell office:value-type="float" office:value="0.428185">
                <text:p>0.428185</text:p>
              </table:table-cell>
              <table:table-cell office:value-type="float" office:value="959.829">
                <text:p>959.829</text:p>
              </table:table-cell>
            </table:table-row>
            <table:table-row>
              <table:table-cell office:value-type="float" office:value="34.25">
                <text:p>34.25</text:p>
              </table:table-cell>
              <table:table-cell office:value-type="float" office:value="39.4951">
                <text:p>39.4951</text:p>
              </table:table-cell>
              <table:table-cell office:value-type="float" office:value="0.427334">
                <text:p>0.427334</text:p>
              </table:table-cell>
              <table:table-cell office:value-type="float" office:value="960.078">
                <text:p>960.078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39.249">
                <text:p>39.249</text:p>
              </table:table-cell>
              <table:table-cell office:value-type="float" office:value="0.42649">
                <text:p>0.42649</text:p>
              </table:table-cell>
              <table:table-cell office:value-type="float" office:value="960.324">
                <text:p>960.324</text:p>
              </table:table-cell>
            </table:table-row>
            <table:table-row>
              <table:table-cell office:value-type="float" office:value="34.35">
                <text:p>34.35</text:p>
              </table:table-cell>
              <table:table-cell office:value-type="float" office:value="39.0046">
                <text:p>39.0046</text:p>
              </table:table-cell>
              <table:table-cell office:value-type="float" office:value="0.425653">
                <text:p>0.425653</text:p>
              </table:table-cell>
              <table:table-cell office:value-type="float" office:value="960.57">
                <text:p>960.57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38.7616">
                <text:p>38.7616</text:p>
              </table:table-cell>
              <table:table-cell office:value-type="float" office:value="0.424823">
                <text:p>0.424823</text:p>
              </table:table-cell>
              <table:table-cell office:value-type="float" office:value="960.814">
                <text:p>960.814</text:p>
              </table:table-cell>
            </table:table-row>
            <table:table-row>
              <table:table-cell office:value-type="float" office:value="34.45">
                <text:p>34.45</text:p>
              </table:table-cell>
              <table:table-cell office:value-type="float" office:value="38.5202">
                <text:p>38.5202</text:p>
              </table:table-cell>
              <table:table-cell office:value-type="float" office:value="0.423999">
                <text:p>0.423999</text:p>
              </table:table-cell>
              <table:table-cell office:value-type="float" office:value="961.056">
                <text:p>961.05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8.2803">
                <text:p>38.2803</text:p>
              </table:table-cell>
              <table:table-cell office:value-type="float" office:value="0.423183">
                <text:p>0.423183</text:p>
              </table:table-cell>
              <table:table-cell office:value-type="float" office:value="961.297">
                <text:p>961.297</text:p>
              </table:table-cell>
            </table:table-row>
            <table:table-row>
              <table:table-cell office:value-type="float" office:value="34.55">
                <text:p>34.55</text:p>
              </table:table-cell>
              <table:table-cell office:value-type="float" office:value="38.0418">
                <text:p>38.0418</text:p>
              </table:table-cell>
              <table:table-cell office:value-type="float" office:value="0.422373">
                <text:p>0.422373</text:p>
              </table:table-cell>
              <table:table-cell office:value-type="float" office:value="961.536">
                <text:p>961.536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37.8049">
                <text:p>37.8049</text:p>
              </table:table-cell>
              <table:table-cell office:value-type="float" office:value="0.421569">
                <text:p>0.421569</text:p>
              </table:table-cell>
              <table:table-cell office:value-type="float" office:value="961.774">
                <text:p>961.774</text:p>
              </table:table-cell>
            </table:table-row>
            <table:table-row>
              <table:table-cell office:value-type="float" office:value="34.65">
                <text:p>34.65</text:p>
              </table:table-cell>
              <table:table-cell office:value-type="float" office:value="37.5694">
                <text:p>37.5694</text:p>
              </table:table-cell>
              <table:table-cell office:value-type="float" office:value="0.420773">
                <text:p>0.420773</text:p>
              </table:table-cell>
              <table:table-cell office:value-type="float" office:value="962.01">
                <text:p>962.01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37.3354">
                <text:p>37.3354</text:p>
              </table:table-cell>
              <table:table-cell office:value-type="float" office:value="0.419982">
                <text:p>0.419982</text:p>
              </table:table-cell>
              <table:table-cell office:value-type="float" office:value="962.245">
                <text:p>962.245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37.1028">
                <text:p>37.1028</text:p>
              </table:table-cell>
              <table:table-cell office:value-type="float" office:value="0.419198">
                <text:p>0.419198</text:p>
              </table:table-cell>
              <table:table-cell office:value-type="float" office:value="962.478">
                <text:p>962.478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36.8717">
                <text:p>36.8717</text:p>
              </table:table-cell>
              <table:table-cell office:value-type="float" office:value="0.41842">
                <text:p>0.41842</text:p>
              </table:table-cell>
              <table:table-cell office:value-type="float" office:value="962.71">
                <text:p>962.71</text:p>
              </table:table-cell>
            </table:table-row>
            <table:table-row>
              <table:table-cell office:value-type="float" office:value="34.85">
                <text:p>34.85</text:p>
              </table:table-cell>
              <table:table-cell office:value-type="float" office:value="36.642">
                <text:p>36.642</text:p>
              </table:table-cell>
              <table:table-cell office:value-type="float" office:value="0.417649">
                <text:p>0.417649</text:p>
              </table:table-cell>
              <table:table-cell office:value-type="float" office:value="962.94">
                <text:p>962.94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36.4138">
                <text:p>36.4138</text:p>
              </table:table-cell>
              <table:table-cell office:value-type="float" office:value="0.416884">
                <text:p>0.416884</text:p>
              </table:table-cell>
              <table:table-cell office:value-type="float" office:value="963.169">
                <text:p>963.169</text:p>
              </table:table-cell>
            </table:table-row>
            <table:table-row>
              <table:table-cell office:value-type="float" office:value="34.95">
                <text:p>34.95</text:p>
              </table:table-cell>
              <table:table-cell office:value-type="float" office:value="36.1869">
                <text:p>36.1869</text:p>
              </table:table-cell>
              <table:table-cell office:value-type="float" office:value="0.416125">
                <text:p>0.416125</text:p>
              </table:table-cell>
              <table:table-cell office:value-type="float" office:value="963.397">
                <text:p>963.3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.9615">
                <text:p>35.9615</text:p>
              </table:table-cell>
              <table:table-cell office:value-type="float" office:value="0.415372">
                <text:p>0.415372</text:p>
              </table:table-cell>
              <table:table-cell office:value-type="float" office:value="963.623">
                <text:p>963.623</text:p>
              </table:table-cell>
            </table:table-row>
            <table:table-row>
              <table:table-cell office:value-type="float" office:value="35.05">
                <text:p>35.05</text:p>
              </table:table-cell>
              <table:table-cell office:value-type="float" office:value="35.7375">
                <text:p>35.7375</text:p>
              </table:table-cell>
              <table:table-cell office:value-type="float" office:value="0.414625">
                <text:p>0.414625</text:p>
              </table:table-cell>
              <table:table-cell office:value-type="float" office:value="963.848">
                <text:p>963.848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35.5149">
                <text:p>35.5149</text:p>
              </table:table-cell>
              <table:table-cell office:value-type="float" office:value="0.413884">
                <text:p>0.413884</text:p>
              </table:table-cell>
              <table:table-cell office:value-type="float" office:value="964.071">
                <text:p>964.071</text:p>
              </table:table-cell>
            </table:table-row>
            <table:table-row>
              <table:table-cell office:value-type="float" office:value="35.15">
                <text:p>35.15</text:p>
              </table:table-cell>
              <table:table-cell office:value-type="float" office:value="35.2937">
                <text:p>35.2937</text:p>
              </table:table-cell>
              <table:table-cell office:value-type="float" office:value="0.413149">
                <text:p>0.413149</text:p>
              </table:table-cell>
              <table:table-cell office:value-type="float" office:value="964.293">
                <text:p>964.293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35.0738">
                <text:p>35.0738</text:p>
              </table:table-cell>
              <table:table-cell office:value-type="float" office:value="0.41242">
                <text:p>0.41242</text:p>
              </table:table-cell>
              <table:table-cell office:value-type="float" office:value="964.514">
                <text:p>964.514</text:p>
              </table:table-cell>
            </table:table-row>
            <table:table-row>
              <table:table-cell office:value-type="float" office:value="35.25">
                <text:p>35.25</text:p>
              </table:table-cell>
              <table:table-cell office:value-type="float" office:value="34.8553">
                <text:p>34.8553</text:p>
              </table:table-cell>
              <table:table-cell office:value-type="float" office:value="0.411697">
                <text:p>0.411697</text:p>
              </table:table-cell>
              <table:table-cell office:value-type="float" office:value="964.733">
                <text:p>964.733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34.6382">
                <text:p>34.6382</text:p>
              </table:table-cell>
              <table:table-cell office:value-type="float" office:value="0.410979">
                <text:p>0.410979</text:p>
              </table:table-cell>
              <table:table-cell office:value-type="float" office:value="964.951">
                <text:p>964.951</text:p>
              </table:table-cell>
            </table:table-row>
            <table:table-row>
              <table:table-cell office:value-type="float" office:value="35.35">
                <text:p>35.35</text:p>
              </table:table-cell>
              <table:table-cell office:value-type="float" office:value="34.4224">
                <text:p>34.4224</text:p>
              </table:table-cell>
              <table:table-cell office:value-type="float" office:value="0.410268">
                <text:p>0.410268</text:p>
              </table:table-cell>
              <table:table-cell office:value-type="float" office:value="965.167">
                <text:p>965.16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34.208">
                <text:p>34.208</text:p>
              </table:table-cell>
              <table:table-cell office:value-type="float" office:value="0.409562">
                <text:p>0.409562</text:p>
              </table:table-cell>
              <table:table-cell office:value-type="float" office:value="965.382">
                <text:p>965.382</text:p>
              </table:table-cell>
            </table:table-row>
            <table:table-row>
              <table:table-cell office:value-type="float" office:value="35.45">
                <text:p>35.45</text:p>
              </table:table-cell>
              <table:table-cell office:value-type="float" office:value="33.9949">
                <text:p>33.9949</text:p>
              </table:table-cell>
              <table:table-cell office:value-type="float" office:value="0.408861">
                <text:p>0.408861</text:p>
              </table:table-cell>
              <table:table-cell office:value-type="float" office:value="965.596">
                <text:p>965.59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3.7831">
                <text:p>33.7831</text:p>
              </table:table-cell>
              <table:table-cell office:value-type="float" office:value="0.408166">
                <text:p>0.408166</text:p>
              </table:table-cell>
              <table:table-cell office:value-type="float" office:value="965.809">
                <text:p>965.809</text:p>
              </table:table-cell>
            </table:table-row>
            <table:table-row>
              <table:table-cell office:value-type="float" office:value="35.55">
                <text:p>35.55</text:p>
              </table:table-cell>
              <table:table-cell office:value-type="float" office:value="33.5726">
                <text:p>33.5726</text:p>
              </table:table-cell>
              <table:table-cell office:value-type="float" office:value="0.407477">
                <text:p>0.407477</text:p>
              </table:table-cell>
              <table:table-cell office:value-type="float" office:value="966.02">
                <text:p>966.02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33.3635">
                <text:p>33.3635</text:p>
              </table:table-cell>
              <table:table-cell office:value-type="float" office:value="0.406793">
                <text:p>0.406793</text:p>
              </table:table-cell>
              <table:table-cell office:value-type="float" office:value="966.23">
                <text:p>966.23</text:p>
              </table:table-cell>
            </table:table-row>
            <table:table-row>
              <table:table-cell office:value-type="float" office:value="35.65">
                <text:p>35.65</text:p>
              </table:table-cell>
              <table:table-cell office:value-type="float" office:value="33.1557">
                <text:p>33.1557</text:p>
              </table:table-cell>
              <table:table-cell office:value-type="float" office:value="0.406114">
                <text:p>0.406114</text:p>
              </table:table-cell>
              <table:table-cell office:value-type="float" office:value="966.438">
                <text:p>966.438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32.9491">
                <text:p>32.9491</text:p>
              </table:table-cell>
              <table:table-cell office:value-type="float" office:value="0.405441">
                <text:p>0.405441</text:p>
              </table:table-cell>
              <table:table-cell office:value-type="float" office:value="966.645">
                <text:p>966.645</text:p>
              </table:table-cell>
            </table:table-row>
            <table:table-row>
              <table:table-cell office:value-type="float" office:value="35.75">
                <text:p>35.75</text:p>
              </table:table-cell>
              <table:table-cell office:value-type="float" office:value="32.7438">
                <text:p>32.7438</text:p>
              </table:table-cell>
              <table:table-cell office:value-type="float" office:value="0.404773">
                <text:p>0.404773</text:p>
              </table:table-cell>
              <table:table-cell office:value-type="float" office:value="966.851">
                <text:p>966.851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32.5399">
                <text:p>32.5399</text:p>
              </table:table-cell>
              <table:table-cell office:value-type="float" office:value="0.40411">
                <text:p>0.40411</text:p>
              </table:table-cell>
              <table:table-cell office:value-type="float" office:value="967.056">
                <text:p>967.056</text:p>
              </table:table-cell>
            </table:table-row>
            <table:table-row>
              <table:table-cell office:value-type="float" office:value="35.85">
                <text:p>35.85</text:p>
              </table:table-cell>
              <table:table-cell office:value-type="float" office:value="32.3371">
                <text:p>32.3371</text:p>
              </table:table-cell>
              <table:table-cell office:value-type="float" office:value="0.403453">
                <text:p>0.403453</text:p>
              </table:table-cell>
              <table:table-cell office:value-type="float" office:value="967.259">
                <text:p>967.259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32.1357">
                <text:p>32.1357</text:p>
              </table:table-cell>
              <table:table-cell office:value-type="float" office:value="0.4028">
                <text:p>0.4028</text:p>
              </table:table-cell>
              <table:table-cell office:value-type="float" office:value="967.462">
                <text:p>967.462</text:p>
              </table:table-cell>
            </table:table-row>
            <table:table-row>
              <table:table-cell office:value-type="float" office:value="35.95">
                <text:p>35.95</text:p>
              </table:table-cell>
              <table:table-cell office:value-type="float" office:value="31.9355">
                <text:p>31.9355</text:p>
              </table:table-cell>
              <table:table-cell office:value-type="float" office:value="0.402153">
                <text:p>0.402153</text:p>
              </table:table-cell>
              <table:table-cell office:value-type="float" office:value="967.662">
                <text:p>967.6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.7365">
                <text:p>31.7365</text:p>
              </table:table-cell>
              <table:table-cell office:value-type="float" office:value="0.401511">
                <text:p>0.401511</text:p>
              </table:table-cell>
              <table:table-cell office:value-type="float" office:value="967.862">
                <text:p>967.862</text:p>
              </table:table-cell>
            </table:table-row>
            <table:table-row>
              <table:table-cell office:value-type="float" office:value="36.05">
                <text:p>36.05</text:p>
              </table:table-cell>
              <table:table-cell office:value-type="float" office:value="31.5388">
                <text:p>31.5388</text:p>
              </table:table-cell>
              <table:table-cell office:value-type="float" office:value="0.400874">
                <text:p>0.400874</text:p>
              </table:table-cell>
              <table:table-cell office:value-type="float" office:value="968.06">
                <text:p>968.06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31.3423">
                <text:p>31.3423</text:p>
              </table:table-cell>
              <table:table-cell office:value-type="float" office:value="0.400242">
                <text:p>0.400242</text:p>
              </table:table-cell>
              <table:table-cell office:value-type="float" office:value="968.257">
                <text:p>968.257</text:p>
              </table:table-cell>
            </table:table-row>
            <table:table-row>
              <table:table-cell office:value-type="float" office:value="36.15">
                <text:p>36.15</text:p>
              </table:table-cell>
              <table:table-cell office:value-type="float" office:value="31.1471">
                <text:p>31.1471</text:p>
              </table:table-cell>
              <table:table-cell office:value-type="float" office:value="0.399614">
                <text:p>0.399614</text:p>
              </table:table-cell>
              <table:table-cell office:value-type="float" office:value="968.453">
                <text:p>968.453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30.953">
                <text:p>30.953</text:p>
              </table:table-cell>
              <table:table-cell office:value-type="float" office:value="0.398992">
                <text:p>0.398992</text:p>
              </table:table-cell>
              <table:table-cell office:value-type="float" office:value="968.648">
                <text:p>968.648</text:p>
              </table:table-cell>
            </table:table-row>
            <table:table-row>
              <table:table-cell office:value-type="float" office:value="36.25">
                <text:p>36.25</text:p>
              </table:table-cell>
              <table:table-cell office:value-type="float" office:value="30.7602">
                <text:p>30.7602</text:p>
              </table:table-cell>
              <table:table-cell office:value-type="float" office:value="0.398375">
                <text:p>0.398375</text:p>
              </table:table-cell>
              <table:table-cell office:value-type="float" office:value="968.841">
                <text:p>968.841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30.5685">
                <text:p>30.5685</text:p>
              </table:table-cell>
              <table:table-cell office:value-type="float" office:value="0.397762">
                <text:p>0.397762</text:p>
              </table:table-cell>
              <table:table-cell office:value-type="float" office:value="969.034">
                <text:p>969.034</text:p>
              </table:table-cell>
            </table:table-row>
            <table:table-row>
              <table:table-cell office:value-type="float" office:value="36.35">
                <text:p>36.35</text:p>
              </table:table-cell>
              <table:table-cell office:value-type="float" office:value="30.3781">
                <text:p>30.3781</text:p>
              </table:table-cell>
              <table:table-cell office:value-type="float" office:value="0.397154">
                <text:p>0.397154</text:p>
              </table:table-cell>
              <table:table-cell office:value-type="float" office:value="969.225">
                <text:p>969.225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30.1888">
                <text:p>30.1888</text:p>
              </table:table-cell>
              <table:table-cell office:value-type="float" office:value="0.396551">
                <text:p>0.396551</text:p>
              </table:table-cell>
              <table:table-cell office:value-type="float" office:value="969.415">
                <text:p>969.415</text:p>
              </table:table-cell>
            </table:table-row>
            <table:table-row>
              <table:table-cell office:value-type="float" office:value="36.45">
                <text:p>36.45</text:p>
              </table:table-cell>
              <table:table-cell office:value-type="float" office:value="30.0008">
                <text:p>30.0008</text:p>
              </table:table-cell>
              <table:table-cell office:value-type="float" office:value="0.395952">
                <text:p>0.395952</text:p>
              </table:table-cell>
              <table:table-cell office:value-type="float" office:value="969.603">
                <text:p>969.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